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2" svg:font-family="Tahoma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734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11.972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0.727cm"/>
    </style:style>
    <style:style style:name="co8" style:family="table-column">
      <style:table-column-properties fo:break-before="auto" style:column-width="5.202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2.321cm"/>
    </style:style>
    <style:style style:name="co14" style:family="table-column">
      <style:table-column-properties fo:break-before="auto" style:column-width="1.706cm"/>
    </style:style>
    <style:style style:name="co15" style:family="table-column">
      <style:table-column-properties fo:break-before="auto" style:column-width="0.335cm"/>
    </style:style>
    <style:style style:name="co16" style:family="table-column">
      <style:table-column-properties fo:break-before="page" style:column-width="0.335cm"/>
    </style:style>
    <style:style style:name="co17" style:family="table-column">
      <style:table-column-properties fo:break-before="auto" style:column-width="1.819cm"/>
    </style:style>
    <style:style style:name="co18" style:family="table-column">
      <style:table-column-properties fo:break-before="auto" style:column-width="0.923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993cm"/>
    </style:style>
    <style:style style:name="co21" style:family="table-column">
      <style:table-column-properties fo:break-before="auto" style:column-width="2.154cm"/>
    </style:style>
    <style:style style:name="co22" style:family="table-column">
      <style:table-column-properties fo:break-before="auto" style:column-width="0.755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42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88cm" fo:break-before="auto" style:use-optimal-row-height="false"/>
    </style:style>
    <style:style style:name="ro13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1.111cm" fo:break-before="auto" style:use-optimal-row-height="false"/>
    </style:style>
    <style:style style:name="ro15" style:family="table-row">
      <style:table-row-properties style:row-height="2.011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1.164cm" fo:break-before="auto" style:use-optimal-row-height="false"/>
    </style:style>
    <style:style style:name="ro19" style:family="table-row">
      <style:table-row-properties style:row-height="0.926cm" fo:break-before="auto" style:use-optimal-row-height="false"/>
    </style:style>
    <style:style style:name="ro20" style:family="table-row">
      <style:table-row-properties style:row-height="1.323cm" fo:break-before="auto" style:use-optimal-row-height="false"/>
    </style:style>
    <style:style style:name="ro21" style:family="table-row">
      <style:table-row-properties style:row-height="0.688cm" fo:break-before="auto" style:use-optimal-row-height="false"/>
    </style:style>
    <style:style style:name="ro22" style:family="table-row">
      <style:table-row-properties style:row-height="0.635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794cm" fo:break-before="auto" style:use-optimal-row-height="false"/>
    </style:style>
    <style:style style:name="ro25" style:family="table-row">
      <style:table-row-properties style:row-height="1.349cm" fo:break-before="auto" style:use-optimal-row-height="false"/>
    </style:style>
    <style:style style:name="ta1" style:family="table" style:master-page-name="PageStyle_5f_Main_20_Page">
      <style:table-properties table:display="true" style:writing-mode="lr-tb"/>
    </style:style>
    <style:style style:name="ta2" style:family="table" style:master-page-name="PageStyle_5f_Annual_20_Breakdown">
      <style:table-properties table:display="true" style:writing-mode="lr-tb" tableooo:tab-color="#ffff99"/>
    </style:style>
    <style:style style:name="ta3" style:family="table" style:master-page-name="PageStyle_5f_Monthly_20_Budget_20_Breakdown">
      <style:table-properties table:display="true" style:writing-mode="lr-tb" tableooo:tab-color="#ffff99"/>
    </style:style>
    <style:style style:name="ta4" style:family="table" style:master-page-name="PageStyle_5f_Monthly_20_Goal_20_Chart">
      <style:table-properties table:display="true" style:writing-mode="lr-tb" tableooo:tab-color="#ffff99"/>
    </style:style>
    <style:style style:name="ta5" style:family="table" style:master-page-name="PageStyle_5f_Actual_20_Expenditures">
      <style:table-properties table:display="true" style:writing-mode="lr-tb" tableooo:tab-color="#ffff99"/>
    </style:style>
    <style:style style:name="ta6" style:family="table" style:master-page-name="PageStyle_5f_Budget_20_vs._20_Actual">
      <style:table-properties table:display="true" style:writing-mode="lr-tb" tableooo:tab-color="#ffff99"/>
    </style:style>
    <style:style style:name="ta7" style:family="table" style:master-page-name="PageStyle_5f_January_20_Summary">
      <style:table-properties table:display="true" style:writing-mode="lr-tb" tableooo:tab-color="#ffff99"/>
    </style:style>
    <style:style style:name="ta8" style:family="table" style:master-page-name="PageStyle_5f_February_20_Summary">
      <style:table-properties table:display="true" style:writing-mode="lr-tb" tableooo:tab-color="#ffff99"/>
    </style:style>
    <style:style style:name="ta9" style:family="table" style:master-page-name="PageStyle_5f_March_20_Summary">
      <style:table-properties table:display="true" style:writing-mode="lr-tb" tableooo:tab-color="#ffff99"/>
    </style:style>
    <style:style style:name="ta10" style:family="table" style:master-page-name="PageStyle_5f_April_20_Summary">
      <style:table-properties table:display="true" style:writing-mode="lr-tb" tableooo:tab-color="#ffff99"/>
    </style:style>
    <style:style style:name="ta11" style:family="table" style:master-page-name="PageStyle_5f_May_20_Summary">
      <style:table-properties table:display="true" style:writing-mode="lr-tb" tableooo:tab-color="#ffff99"/>
    </style:style>
    <style:style style:name="ta12" style:family="table" style:master-page-name="PageStyle_5f_June_20_Summary">
      <style:table-properties table:display="true" style:writing-mode="lr-tb" tableooo:tab-color="#ffff99"/>
    </style:style>
    <style:style style:name="ta13" style:family="table" style:master-page-name="PageStyle_5f_July_20_Summary">
      <style:table-properties table:display="true" style:writing-mode="lr-tb" tableooo:tab-color="#ffff99"/>
    </style:style>
    <style:style style:name="ta14" style:family="table" style:master-page-name="PageStyle_5f_August_20_Summary">
      <style:table-properties table:display="true" style:writing-mode="lr-tb" tableooo:tab-color="#ffff99"/>
    </style:style>
    <style:style style:name="ta15" style:family="table" style:master-page-name="PageStyle_5f_September_20_Summary">
      <style:table-properties table:display="true" style:writing-mode="lr-tb" tableooo:tab-color="#ffff99"/>
    </style:style>
    <style:style style:name="ta16" style:family="table" style:master-page-name="PageStyle_5f_October_20_Summary">
      <style:table-properties table:display="true" style:writing-mode="lr-tb" tableooo:tab-color="#ffff99"/>
    </style:style>
    <style:style style:name="ta17" style:family="table" style:master-page-name="PageStyle_5f_November_20_Summary">
      <style:table-properties table:display="true" style:writing-mode="lr-tb" tableooo:tab-color="#ffff99"/>
    </style:style>
    <style:style style:name="ta18" style:family="table" style:master-page-name="PageStyle_5f_December_20_Summary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cell-protect="none" style:print-content="true" fo:padding="0.071cm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1.058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1.058cm" style:writing-mode="page"/>
    </style:style>
    <style:style style:name="ce10" style:family="table-cell" style:parent-style-name="Default">
      <style:table-cell-properties style:glyph-orientation-vertical="0" fo:border-bottom="none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.058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.058cm" style:writing-mode="page"/>
    </style:style>
    <style:style style:name="ce15" style:family="table-cell" style:parent-style-name="Default">
      <style:table-cell-properties style:glyph-orientation-vertical="0" fo:border-bottom="none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.058cm" style:writing-mode="page"/>
    </style:style>
    <style:style style:name="ce1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.058cm" style:writing-mode="page"/>
    </style:style>
    <style:style style:name="ce1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.058c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1.058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none" fo:background-color="#003366" style:diagonal-bl-tr="none" style:diagonal-tl-br="none" fo:border-left="none" fo:padding="0.071cm" fo:border-right="none" style:rotation-align="none" fo:border-top="1.7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#003366" style:diagonal-bl-tr="none" style:diagonal-tl-br="none" fo:border="none" fo:padding="0.071cm" style:rotation-align="none"/>
    </style:style>
    <style:style style:name="ce23" style:family="table-cell" style:parent-style-name="Default">
      <style:table-cell-properties fo:background-color="#00336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5" style:family="table-cell" style:parent-style-name="Default">
      <style:table-cell-properties fo:background-color="#ffff99" style:diagonal-bl-tr="none" style:diagonal-tl-br="none" fo:border="none" fo:padding="0.071cm" style:rotation-align="none"/>
    </style:style>
    <style:style style:name="ce26" style:family="table-cell" style:parent-style-name="Default">
      <style:table-cell-properties fo:border-bottom="1.76pt solid #000000" fo:background-color="#ffff99" style:diagonal-bl-tr="none" style:diagonal-tl-br="none" fo:border-left="none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8" style:family="table-cell" style:parent-style-name="Excel_5f_BuiltIn_5f_Hyperlink" style:data-style-name="N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1.76pt solid #0033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Excel_5f_BuiltIn_5f_Hyperlink" style:data-style-name="N0">
      <style:table-cell-properties style:glyph-orientation-vertical="0" fo:border-bottom="1.76pt solid #003366" fo:background-color="#c0c0c0" style:cell-protect="none" style:print-content="true" style:diagonal-bl-tr="none" style:diagonal-tl-br="none" style:text-align-source="fix" style:repeat-content="false" fo:wrap-option="no-wrap" fo:border-left="1.76pt solid #003366" style:direction="ltr" fo:padding="0.071cm" fo:border-right="1.76pt solid #003366" style:rotation-angle="0" style:rotation-align="none" style:shrink-to-fit="false" fo:border-top="none" style:vertical-align="middle" loext:vertical-justify="auto">
        <style:hyperlink xlink:href="#Main Page.A1" xlink:type="simple"/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3366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26">
      <style:table-cell-properties fo:border-bottom="none" fo:background-color="#ffffff" style:cell-protect="none" style:print-content="true" style:diagonal-bl-tr="none" style:diagonal-tl-br="none" fo:border-left="0.74pt solid #ff0000" fo:padding="0.071cm" fo:border-right="0.74pt solid #ff0000" style:rotation-align="none" fo:border-top="0.74pt solid #ff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0">
      <style:table-cell-properties fo:border-bottom="none" fo:background-color="#ffffff" style:cell-protect="none" style:print-content="true" style:diagonal-bl-tr="none" style:diagonal-tl-br="none" fo:border-left="0.74pt solid #ff0000" fo:padding="0.071cm" fo:border-right="0.74pt solid #ff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 style:data-style-name="N126">
      <style:table-cell-properties fo:border-bottom="none" fo:background-color="#ffffff" style:cell-protect="none" style:print-content="true" style:diagonal-bl-tr="none" style:diagonal-tl-br="none" fo:border-left="0.74pt solid #ff0000" fo:padding="0.071cm" fo:border-right="0.74pt solid #ff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 style:data-style-name="N1">
      <style:table-cell-properties fo:border-bottom="0.74pt solid #ff0000" fo:background-color="#ffffff" style:cell-protect="none" style:print-content="true" style:diagonal-bl-tr="none" style:diagonal-tl-br="none" fo:border-left="0.74pt solid #ff0000" fo:padding="0.071cm" fo:border-right="0.74pt solid #ff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background-color="#003366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 style:data-style-name="N126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24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 style:data-style-name="N1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 style:data-style-name="N125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10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fo:border="none" fo:padding="0.071cm" style:rotation-align="none"/>
    </style:style>
    <style:style style:name="ce44" style:family="table-cell" style:parent-style-name="Default">
      <style:table-cell-properties fo:border-bottom="none" fo:background-color="#003366" style:diagonal-bl-tr="none" style:diagonal-tl-br="none" fo:border-left="none" fo:padding="0.071cm" fo:border-right="1.76pt solid #000000" style:rotation-align="none" fo:border-top="1.7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003366" style:diagonal-bl-tr="none" style:diagonal-tl-br="none" fo:border-left="none" fo:padding="0.071cm" fo:border-right="1.76pt solid #000000" style:rotation-align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003366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.706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fo:border-left="none" fo:padding="0.071cm" fo:border-right="1.76pt solid #000000" style:rotation-align="none" fo:border-top="none"/>
    </style:style>
    <style:style style:name="ce48" style:family="table-cell" style:parent-style-name="Default">
      <style:table-cell-properties fo:border-bottom="none" fo:background-color="#003366" style:diagonal-bl-tr="none" style:diagonal-tl-br="none" fo:border-left="none" fo:padding="0.071cm" fo:border-right="1.76pt solid #000000" style:rotation-align="none" fo:border-top="none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071cm" fo:border-right="1.76pt solid #000000" style:rotation-align="none" fo:border-top="none"/>
    </style:style>
    <style:style style:name="ce50" style:family="table-cell" style:parent-style-name="Default" style:data-style-name="N10">
      <style:table-cell-properties fo:border-bottom="none" fo:background-color="#ffff99" style:diagonal-bl-tr="none" style:diagonal-tl-br="none" fo:border-left="none" fo:padding="0.071cm" fo:border-right="1.76pt solid #000000" style:rotation-align="none" fo:border-top="none"/>
    </style:style>
    <style:style style:name="ce51" style:family="table-cell" style:parent-style-name="Default">
      <style:table-cell-properties fo:border-bottom="1.76pt solid #000000" fo:background-color="#ffff99" style:diagonal-bl-tr="none" style:diagonal-tl-br="none" fo:border-left="none" fo:padding="0.071cm" fo:border-right="1.76pt solid #000000" style:rotation-align="none" fo:border-top="none"/>
    </style:style>
    <style:style style:name="ce52" style:family="table-cell" style:parent-style-name="Default">
      <style:table-cell-properties style:cell-protect="none" style:print-content="true" style:diagonal-bl-tr="none" style:diagonal-tl-br="none" fo:border="none" fo:padding="0.071cm" style:rotation-align="none"/>
    </style:style>
    <style:style style:name="ce53" style:family="table-cell" style:parent-style-name="Default" style:data-style-name="N10">
      <style:table-cell-properties fo:padding="0.071cm"/>
    </style:style>
    <style:style style:name="ce54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003366" style:cell-protect="protected" style:print-content="true" style:diagonal-bl-tr="none" style:diagonal-tl-br="none" fo:border-left="1.76pt solid #000000" fo:padding="0.071cm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ffffff" style:cell-protect="protected" style:print-content="true" style:diagonal-bl-tr="none" style:diagonal-tl-br="none" fo:border-left="1.76pt solid #000000" fo:padding="0.071cm" fo:border-right="none" style:rotation-align="none" fo:border-top="0.74pt solid #ffffff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ffffff" style:cell-protect="protected" style:print-content="true" style:diagonal-bl-tr="none" style:diagonal-tl-br="none" fo:border-left="1.76pt solid #000000" fo:padding="0.071cm" fo:border-right="none" style:rotation-align="none" fo:border-top="0.74pt solid 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60" style:family="table-cell" style:parent-style-name="Default">
      <style:table-cell-properties fo:border-bottom="1.76pt solid #000000" fo:background-color="#003366" style:diagonal-bl-tr="none" style:diagonal-tl-br="none" fo:border-left="1.76pt solid #000000" fo:padding="0.071cm" fo:border-right="none" style:rotation-align="none" fo:border-top="1.7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74pt solid #ffffff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ffffff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.706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.706cm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.706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5f_BuiltIn_5f_Hyperlink" style:data-style-name="N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1.76pt solid #00336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Excel_5f_BuiltIn_5f_Hyperlink" style:data-style-name="N0">
      <style:table-cell-properties style:glyph-orientation-vertical="0" fo:border-bottom="1.76pt solid #003366" fo:background-color="#c0c0c0" style:cell-protect="none" style:print-content="true" style:diagonal-bl-tr="none" style:diagonal-tl-br="none" style:text-align-source="fix" style:repeat-content="false" fo:wrap-option="wrap" fo:border-left="1.76pt solid #003366" style:direction="ltr" fo:padding="0.071cm" fo:border-right="none" style:rotation-angle="0" style:rotation-align="none" style:shrink-to-fit="false" fo:border-top="none" style:vertical-align="middle" loext:vertical-justify="auto">
        <style:hyperlink xlink:href="#Main Page.A1" xlink:type="simple"/>
      </style:table-cell-properties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122">
      <style:table-cell-properties fo:border-bottom="none" fo:background-color="#ffffff" style:cell-protect="protected" style:print-content="tru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3_5f_1" style:base-cell-address="'Monthly Budget Breakdown'.B7"/>
      <style:map style:condition="is-true-formula(SUM(['Monthly Budget Breakdown'.B7:'Monthly Budget Breakdown'.M7])&lt;1)" style:apply-style-name="Excel_5f_CondFormat_5f_3_5f_3_5f_2" style:base-cell-address="'Monthly Budget Breakdown'.B7"/>
    </style:style>
    <style:style style:name="ce72" style:family="table-cell" style:parent-style-name="Default" style:data-style-name="N3">
      <style:table-cell-properties fo:border-bottom="0.74pt solid #ffffff" style:diagonal-bl-tr="none" style:diagonal-tl-br="none" fo:border-left="0.74pt solid #ffffff" fo:padding="0.071cm" fo:border-right="0.74pt solid #ffffff" style:rotation-align="none" fo:border-top="none"/>
    </style:style>
    <style:style style:name="ce73" style:family="table-cell" style:parent-style-name="Default" style:data-style-name="N3">
      <style:table-cell-properties style:diagonal-bl-tr="none" style:diagonal-tl-br="none" fo:border="0.74pt solid #ffffff" fo:padding="0.071cm" style:rotation-align="none"/>
    </style:style>
    <style:style style:name="ce74" style:family="table-cell" style:parent-style-name="Default" style:data-style-name="N122">
      <style:table-cell-properties fo:border-bottom="0.74pt solid #ffffff" style:diagonal-bl-tr="none" style:diagonal-tl-br="none" fo:border-left="0.74pt solid #ffffff" fo:padding="0.071cm" fo:border-right="0.74pt solid #ffffff" style:rotation-align="none" fo:border-top="none"/>
    </style:style>
    <style:style style:name="ce75" style:family="table-cell" style:parent-style-name="Default">
      <style:table-cell-properties fo:border-bottom="none" style:diagonal-bl-tr="none" style:diagonal-tl-br="none" fo:border-left="0.74pt solid #ffffff" fo:padding="0.071cm" fo:border-right="0.74pt solid #ffffff" style:rotation-align="none" fo:border-top="0.74pt solid #ffffff"/>
    </style:style>
    <style:style style:name="ce76" style:family="table-cell" style:parent-style-name="Default" style:data-style-name="N122">
      <style:table-cell-properties style:glyph-orientation-vertical="0" fo:border-bottom="1.76pt solid #000000" fo:background-color="#00336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 style:data-style-name="N122">
      <style:table-cell-properties fo:border-bottom="0.74pt solid #ffffff" style:cell-protect="none" style:print-content="true" style:diagonal-bl-tr="none" style:diagonal-tl-br="none" fo:background-color="transparent" fo:border-left="none" fo:padding="0.071cm" fo:border-right="0.74pt solid #ff0000" style:rotation-align="none" fo:border-top="none"/>
    </style:style>
    <style:style style:name="ce78" style:family="table-cell" style:parent-style-name="Default" style:data-style-name="N122">
      <style:table-cell-properties fo:border-bottom="0.74pt solid #ffffff" style:cell-protect="none" style:print-content="true" style:diagonal-bl-tr="none" style:diagonal-tl-br="none" fo:background-color="transparent" fo:border-left="none" fo:padding="0.071cm" fo:border-right="0.74pt solid #ff0000" style:rotation-align="none" fo:border-top="0.74pt solid #ffffff"/>
    </style:style>
    <style:style style:name="ce79" style:family="table-cell" style:parent-style-name="Default" style:data-style-name="N122">
      <style:table-cell-properties fo:border-bottom="0.74pt solid #ffffff" style:cell-protect="none" style:print-content="true" style:diagonal-bl-tr="none" style:diagonal-tl-br="none" fo:border-left="none" fo:padding="0.071cm" fo:border-right="0.74pt solid #ff0000" style:rotation-align="none" fo:border-top="0.74pt solid #ffffff"/>
    </style:style>
    <style:style style:name="ce80" style:family="table-cell" style:parent-style-name="Default" style:data-style-name="N122">
      <style:table-cell-properties fo:border-bottom="none" style:cell-protect="none" style:print-content="true" style:diagonal-bl-tr="none" style:diagonal-tl-br="none" fo:border-left="none" fo:padding="0.071cm" fo:border-right="0.74pt solid #ff0000" style:rotation-align="none" fo:border-top="0.74pt solid #ffffff"/>
    </style:style>
    <style:style style:name="ce81" style:family="table-cell" style:parent-style-name="Default" style:data-style-name="N122">
      <style:table-cell-properties fo:background-color="#333333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5f_BuiltIn_5f_Currency" style:data-style-name="N117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9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Excel_5f_BuiltIn_5f_Currency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85" style:family="table-cell" style:parent-style-name="Excel_5f_BuiltIn_5f_Hyperlink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3366" style:rotation-angle="0" style:rotation-align="none" style:shrink-to-fit="false" fo:border-top="1.76pt solid #003366" style:vertical-align="middle" loext:vertical-justify="auto">
        <style:hyperlink xlink:href="#Main Page.A1" xlink:type="simple"/>
      </style:table-cell-properties>
      <style:paragraph-properties fo:text-align="center" css3t:text-justify="auto" fo:margin-left="0cm" style:writing-mode="page"/>
    </style:style>
    <style:style style:name="ce86" style:family="table-cell" style:parent-style-name="Excel_5f_BuiltIn_5f_Hyperlink" style:data-style-name="N0">
      <style:table-cell-properties style:glyph-orientation-vertical="0" fo:border-bottom="1.76pt solid #003366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3366" style:rotation-angle="0" style:rotation-align="none" style:shrink-to-fit="false" fo:border-top="none" style:vertical-align="middle" loext:vertical-justify="auto">
        <style:hyperlink xlink:href="#Main Page.A1" xlink:type="simple"/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2_5f_1" style:base-cell-address="'Monthly Budget Breakdown'.C7"/>
      <style:map style:condition="is-true-formula(SUM(['Monthly Budget Breakdown'.B7:'Monthly Budget Breakdown'.M7])&lt;1)" style:apply-style-name="Excel_5f_CondFormat_5f_3_5f_2_5f_2" style:base-cell-address="'Monthly Budget Breakdown'.C7"/>
    </style:style>
    <style:style style:name="ce88" style:family="table-cell" style:parent-style-name="Default" style:data-style-name="N122">
      <style:table-cell-properties fo:border-bottom="0.74pt solid #ffffff" style:cell-protect="none" style:print-content="true" style:diagonal-bl-tr="none" style:diagonal-tl-br="none" fo:background-color="transparent" fo:border-left="0.74pt solid #ff0000" fo:padding="0.071cm" fo:border-right="0.74pt solid #ff0000" style:rotation-align="none" fo:border-top="none"/>
    </style:style>
    <style:style style:name="ce89" style:family="table-cell" style:parent-style-name="Default" style:data-style-name="N122">
      <style:table-cell-properties fo:border-bottom="0.74pt solid #ffffff" style:cell-protect="none" style:print-content="true" style:diagonal-bl-tr="none" style:diagonal-tl-br="none" fo:background-color="transparent" fo:border-left="0.74pt solid #ff0000" fo:padding="0.071cm" fo:border-right="0.74pt solid #ff0000" style:rotation-align="none" fo:border-top="0.74pt solid #ffffff"/>
    </style:style>
    <style:style style:name="ce90" style:family="table-cell" style:parent-style-name="Default" style:data-style-name="N122">
      <style:table-cell-properties fo:border-bottom="0.74pt solid #ffffff" style:cell-protect="none" style:print-content="true" style:diagonal-bl-tr="none" style:diagonal-tl-br="none" fo:border-left="0.74pt solid #ff0000" fo:padding="0.071cm" fo:border-right="0.74pt solid #ff0000" style:rotation-align="none" fo:border-top="0.74pt solid #ffffff"/>
    </style:style>
    <style:style style:name="ce91" style:family="table-cell" style:parent-style-name="Default" style:data-style-name="N122">
      <style:table-cell-properties fo:border-bottom="none" style:cell-protect="none" style:print-content="true" style:diagonal-bl-tr="none" style:diagonal-tl-br="none" fo:border-left="0.74pt solid #ff0000" fo:padding="0.071cm" fo:border-right="0.74pt solid #ff0000" style:rotation-align="none" fo:border-top="0.74pt solid #ffffff"/>
    </style:style>
    <style:style style:name="ce92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1_5f_1" style:base-cell-address="'Monthly Budget Breakdown'.D7"/>
      <style:map style:condition="is-true-formula(SUM(['Monthly Budget Breakdown'.B7:'Monthly Budget Breakdown'.M7])&lt;1)" style:apply-style-name="Excel_5f_CondFormat_5f_3_5f_1_5f_2" style:base-cell-address="'Monthly Budget Breakdown'.D7"/>
    </style:style>
    <style:style style:name="ce93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4_5f_1" style:base-cell-address="'Monthly Budget Breakdown'.E7"/>
      <style:map style:condition="is-true-formula(SUM(['Monthly Budget Breakdown'.B7:'Monthly Budget Breakdown'.M7])&lt;1)" style:apply-style-name="Excel_5f_CondFormat_5f_3_5f_4_5f_2" style:base-cell-address="'Monthly Budget Breakdown'.E7"/>
    </style:style>
    <style:style style:name="ce94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5_5f_1" style:base-cell-address="'Monthly Budget Breakdown'.F7"/>
      <style:map style:condition="is-true-formula(SUM(['Monthly Budget Breakdown'.B7:'Monthly Budget Breakdown'.M7])&lt;1)" style:apply-style-name="Excel_5f_CondFormat_5f_3_5f_5_5f_2" style:base-cell-address="'Monthly Budget Breakdown'.F7"/>
    </style:style>
    <style:style style:name="ce95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6_5f_1" style:base-cell-address="'Monthly Budget Breakdown'.G7"/>
      <style:map style:condition="is-true-formula(SUM(['Monthly Budget Breakdown'.B7:'Monthly Budget Breakdown'.M7])&lt;1)" style:apply-style-name="Excel_5f_CondFormat_5f_3_5f_6_5f_2" style:base-cell-address="'Monthly Budget Breakdown'.G7"/>
    </style:style>
    <style:style style:name="ce96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7_5f_1" style:base-cell-address="'Monthly Budget Breakdown'.H7"/>
      <style:map style:condition="is-true-formula(SUM(['Monthly Budget Breakdown'.B7:'Monthly Budget Breakdown'.M7])&lt;1)" style:apply-style-name="Excel_5f_CondFormat_5f_3_5f_7_5f_2" style:base-cell-address="'Monthly Budget Breakdown'.H7"/>
    </style:style>
    <style:style style:name="ce97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12_5f_1" style:base-cell-address="'Monthly Budget Breakdown'.I7"/>
      <style:map style:condition="is-true-formula(SUM(['Monthly Budget Breakdown'.B7:'Monthly Budget Breakdown'.M7])&lt;1)" style:apply-style-name="Excel_5f_CondFormat_5f_3_5f_12_5f_2" style:base-cell-address="'Monthly Budget Breakdown'.I7"/>
    </style:style>
    <style:style style:name="ce98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11_5f_1" style:base-cell-address="'Monthly Budget Breakdown'.J7"/>
      <style:map style:condition="is-true-formula(SUM(['Monthly Budget Breakdown'.B7:'Monthly Budget Breakdown'.M7])&lt;1)" style:apply-style-name="Excel_5f_CondFormat_5f_3_5f_11_5f_2" style:base-cell-address="'Monthly Budget Breakdown'.J7"/>
    </style:style>
    <style:style style:name="ce99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8_5f_1" style:base-cell-address="'Monthly Budget Breakdown'.K7"/>
      <style:map style:condition="is-true-formula(SUM(['Monthly Budget Breakdown'.B7:'Monthly Budget Breakdown'.M7])&lt;1)" style:apply-style-name="Excel_5f_CondFormat_5f_3_5f_8_5f_2" style:base-cell-address="'Monthly Budget Breakdown'.K7"/>
    </style:style>
    <style:style style:name="ce100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9_5f_1" style:base-cell-address="'Monthly Budget Breakdown'.L7"/>
      <style:map style:condition="is-true-formula(SUM(['Monthly Budget Breakdown'.B7:'Monthly Budget Breakdown'.M7])&lt;1)" style:apply-style-name="Excel_5f_CondFormat_5f_3_5f_9_5f_2" style:base-cell-address="'Monthly Budget Breakdown'.L7"/>
    </style:style>
    <style:style style:name="ce101" style:family="table-cell" style:parent-style-name="Defaul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SUM(['Monthly Budget Breakdown'.B7:'Monthly Budget Breakdown'.M7])&gt;1)" style:apply-style-name="Excel_5f_CondFormat_5f_3_5f_10_5f_1" style:base-cell-address="'Monthly Budget Breakdown'.M7"/>
      <style:map style:condition="is-true-formula(SUM(['Monthly Budget Breakdown'.B7:'Monthly Budget Breakdown'.M7])&lt;1)" style:apply-style-name="Excel_5f_CondFormat_5f_3_5f_10_5f_2" style:base-cell-address="'Monthly Budget Breakdown'.M7"/>
    </style:style>
    <style:style style:name="ce102" style:family="table-cell" style:parent-style-name="Default" style:data-style-name="N122">
      <style:table-cell-properties fo:border-bottom="none" style:cell-protect="none" style:print-content="true" style:diagonal-bl-tr="none" style:diagonal-tl-br="none" fo:border-left="0.74pt solid #ff0000" fo:padding="0.071cm" fo:border-right="0.74pt solid #ff0000" style:rotation-align="none" fo:border-top="none"/>
    </style:style>
    <style:style style:name="ce103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000000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none" fo:padding="0.071cm" fo:border-right="1.76pt solid #000000" style:rotation-align="none" fo:border-top="1.76pt solid #000000"/>
    </style:style>
    <style:style style:name="ce106" style:family="table-cell" style:parent-style-name="Default" style:data-style-name="N11">
      <style:table-cell-properties fo:border-bottom="1.76pt solid #ffffff" style:diagonal-bl-tr="none" style:diagonal-tl-br="none" fo:border-left="none" fo:padding="0.071cm" fo:border-right="1.76pt solid #000000" style:rotation-align="none" fo:border-top="1.76pt solid #ffffff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08" style:family="table-cell" style:parent-style-name="Default" style:data-style-name="N3">
      <style:table-cell-properties fo:border-bottom="0.74pt solid #ffffff" style:diagonal-bl-tr="none" style:diagonal-tl-br="none" fo:border-left="0.74pt solid #ffffff" fo:padding="0.071cm" fo:border-right="1.76pt solid #000000" style:rotation-align="none" fo:border-top="0.74pt solid #ffffff"/>
    </style:style>
    <style:style style:name="ce109" style:family="table-cell" style:parent-style-name="Default" style:data-style-name="N122">
      <style:table-cell-properties fo:border-bottom="0.74pt solid #ffffff" style:diagonal-bl-tr="none" style:diagonal-tl-br="none" fo:border-left="0.74pt solid #ffffff" fo:padding="0.071cm" fo:border-right="1.76pt solid #000000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11" style:family="table-cell" style:parent-style-name="Default" style:data-style-name="N122">
      <style:table-cell-properties style:glyph-orientation-vertical="0" fo:border-bottom="1.76pt solid #000000" fo:background-color="#003366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 style:data-style-name="N122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113" style:family="table-cell" style:parent-style-name="Default" style:data-style-name="N122">
      <style:table-cell-properties fo:border-bottom="none" style:diagonal-bl-tr="none" style:diagonal-tl-br="none" fo:background-color="transparent" fo:border-left="none" fo:padding="0.071cm" fo:border-right="1.76pt solid #000000" style:rotation-align="none" fo:border-top="0.74pt solid #ffffff"/>
    </style:style>
    <style:style style:name="ce114" style:family="table-cell" style:parent-style-name="Default" style:data-style-name="N122">
      <style:table-cell-properties fo:border-bottom="0.74pt solid #ffffff" style:diagonal-bl-tr="none" style:diagonal-tl-br="none" fo:background-color="transparent" fo:border-left="none" fo:padding="0.071cm" fo:border-right="1.76pt solid #000000" style:rotation-align="none" fo:border-top="0.74pt solid #ffffff"/>
    </style:style>
    <style:style style:name="ce115" style:family="table-cell" style:parent-style-name="Default" style:data-style-name="N122">
      <style:table-cell-properties fo:border-bottom="0.74pt solid #ffffff" style:diagonal-bl-tr="none" style:diagonal-tl-br="none" fo:background-color="transparent" fo:border-left="none" fo:padding="0.071cm" fo:border-right="1.76pt solid #000000" style:rotation-align="none" fo:border-top="none"/>
    </style:style>
    <style:style style:name="ce116" style:family="table-cell" style:parent-style-name="Default" style:data-style-name="N122">
      <style:table-cell-properties fo:border-bottom="none" fo:background-color="#333333" style:diagonal-bl-tr="none" style:diagonal-tl-br="none" fo:border-left="none" fo:padding="0.071cm" fo:border-right="1.76pt solid #000000" style:rotation-align="none" fo:border-top="1.7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122">
      <style:table-cell-properties fo:border-bottom="none" fo:background-color="#c0c0c0" style:diagonal-bl-tr="none" style:diagonal-tl-br="none" fo:border-left="none" fo:padding="0.071cm" fo:border-right="1.76pt solid #000000" style:rotation-align="none" fo:border-top="none"/>
      <style:text-properties fo:color="#3399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 style:data-style-name="N122">
      <style:table-cell-properties fo:border-bottom="1.76pt solid #000000" fo:background-color="#c0c0c0" style:diagonal-bl-tr="none" style:diagonal-tl-br="none" fo:border-left="none" fo:padding="0.071cm" fo:border-right="1.7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c0c0c0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22" style:family="table-cell" style:parent-style-name="Default">
      <style:table-cell-properties style:glyph-orientation-vertical="0" fo:border-bottom="0.74pt solid #ffffff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ffffff" style:vertical-align="automatic" loext:vertical-justify="auto"/>
      <style:paragraph-properties fo:text-align="end" css3t:text-justify="auto" fo:margin-left="0cm" style:writing-mode="page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ffffff" style:vertical-align="automatic" loext:vertical-justify="auto"/>
      <style:paragraph-properties fo:text-align="end" css3t:text-justify="auto" fo:margin-left="0cm" style:writing-mode="page"/>
    </style:style>
    <style:style style:name="ce124" style:family="table-cell" style:parent-style-name="Default">
      <style:table-cell-properties style:glyph-orientation-vertical="0" fo:background-color="#003366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122">
      <style:table-cell-properties style:glyph-orientation-vertical="0" fo:border-bottom="none" fo:background-color="#00336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true" fo:border-top="1.76pt solid #c0c0c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6" style:family="table-cell" style:parent-style-name="Default" style:data-style-name="N122">
      <style:table-cell-properties fo:border-bottom="none" style:diagonal-bl-tr="none" style:diagonal-tl-br="none" fo:border-left="0.74pt solid #ff0000" fo:padding="0.071cm" fo:border-right="0.74pt solid #ff0000" style:rotation-align="none" fo:border-top="none"/>
    </style:style>
    <style:style style:name="ce127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22">
      <style:table-cell-properties style:glyph-orientation-vertical="0" fo:border-bottom="1.76pt solid #000000" fo:background-color="#003366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c0c0c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9" style:family="table-cell" style:parent-style-name="Default" style:data-style-name="N122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130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003366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003366" style:cell-protect="protected" style:print-content="true" style:diagonal-bl-tr="none" style:diagonal-tl-br="none" fo:border-left="1.76pt solid #000000" fo:padding="0.071cm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order-bottom="none" fo:background-color="#c0c0c0" style:diagonal-bl-tr="none" style:diagonal-tl-br="none" fo:border-left="1.76pt solid #000000" fo:padding="0.071cm" fo:border-right="none" style:rotation-align="none" fo:border-top="none"/>
    </style:style>
    <style:style style:name="ce136" style:family="table-cell" style:parent-style-name="Default">
      <style:table-cell-properties style:glyph-orientation-vertical="0" fo:border-bottom="1.76pt solid #003366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3366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1.76pt solid #000000" fo:background-color="#333333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.706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.706cm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.706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1.76pt solid #c0c0c0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003366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 style:data-style-name="N12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 style:data-style-name="N122">
      <style:table-cell-properties fo:border-bottom="none" style:diagonal-bl-tr="none" style:diagonal-tl-br="none" fo:border-left="0.74pt solid #c0c0c0" fo:padding="0.071cm" fo:border-right="0.74pt solid #c0c0c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0.74pt solid #c0c0c0" fo:padding="0.071cm" fo:border-right="0.74pt solid #c0c0c0" style:rotation-align="none" fo:border-top="none"/>
    </style:style>
    <style:style style:name="ce146" style:family="table-cell" style:parent-style-name="Default">
      <style:table-cell-properties fo:border-bottom="none" fo:background-color="#c0c0c0" style:diagonal-bl-tr="none" style:diagonal-tl-br="none" fo:border-left="0.74pt solid #c0c0c0" fo:padding="0.071cm" fo:border-right="0.74pt solid #c0c0c0" style:rotation-align="none" fo:border-top="none"/>
    </style:style>
    <style:style style:name="ce147" style:family="table-cell" style:parent-style-name="Default">
      <style:table-cell-properties fo:border-bottom="1.76pt solid #003366" fo:background-color="#003366" style:diagonal-bl-tr="none" style:diagonal-tl-br="none" fo:border-left="none" fo:padding="0.071cm" fo:border-right="none" style:rotation-align="none" fo:border-top="1.76pt solid #003366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0.74pt solid #c0c0c0" fo:padding="0.071cm" fo:border-right="0.74pt solid #c0c0c0" style:rotation-align="none" fo:border-top="1.76pt solid #003366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0.74pt solid #c0c0c0" fo:padding="0.071cm" fo:border-right="0.74pt solid #c0c0c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122">
      <style:table-cell-properties fo:border-bottom="1.76pt solid #000000" fo:background-color="#333333" style:cell-protect="protected" style:print-content="true" style:diagonal-bl-tr="none" style:diagonal-tl-br="none" fo:border-left="0.74pt solid #c0c0c0" fo:padding="0.071cm" fo:border-right="0.74pt solid #c0c0c0" style:rotation-align="none" fo:border-top="1.76pt solid #000000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 style:data-style-name="N122">
      <style:table-cell-properties style:glyph-orientation-vertical="0" fo:border-bottom="0.74pt solid #ff0000" fo:background-color="#ffffff" style:cell-protect="none" style:print-content="true" style:diagonal-bl-tr="none" style:diagonal-tl-br="none" style:text-align-source="value-type" style:repeat-content="false" fo:wrap-option="no-wrap" fo:border-left="0.74pt solid #ff0000" style:direction="ltr" fo:padding="0.071cm" fo:border-right="0.74pt solid #ff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 style:data-style-name="N122">
      <style:table-cell-properties fo:border-bottom="none" style:cell-protect="protected" style:print-content="true" style:diagonal-bl-tr="none" style:diagonal-tl-br="none" fo:background-color="transparent" fo:border-left="0.74pt solid #c0c0c0" fo:padding="0.071cm" fo:border-right="0.74pt solid #c0c0c0" style:rotation-align="none" fo:border-top="1.76pt solid #003366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 style:data-style-name="N122">
      <style:table-cell-properties fo:border-bottom="none" style:cell-protect="protected" style:print-content="true" style:diagonal-bl-tr="none" style:diagonal-tl-br="none" fo:background-color="transparent" fo:border-left="0.74pt solid #c0c0c0" fo:padding="0.071cm" fo:border-right="0.74pt solid #c0c0c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 style:data-style-name="N12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1.76pt solid #000000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 style:data-style-name="N122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 style:data-style-name="N122">
      <style:table-cell-properties fo:border-bottom="none" fo:background-color="#c0c0c0" style:diagonal-bl-tr="none" style:diagonal-tl-br="none" fo:border-left="0.74pt solid #c0c0c0" fo:padding="0.071cm" fo:border-right="0.74pt solid #c0c0c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 style:data-style-name="N122">
      <style:table-cell-properties fo:border-bottom="none" fo:background-color="#c0c0c0" style:cell-protect="protected" style:print-content="true" style:diagonal-bl-tr="none" style:diagonal-tl-br="none" fo:border-left="0.74pt solid #c0c0c0" fo:padding="0.071cm" fo:border-right="0.74pt solid #c0c0c0" style:rotation-align="none" fo:border-top="none"/>
      <style:text-properties fo:color="#c0c0c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3366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60" style:family="table-cell" style:parent-style-name="Default" style:data-style-name="N122">
      <style:table-cell-properties fo:border-bottom="none" fo:background-color="#c0c0c0" style:cell-protect="protected" style:print-content="true" style:diagonal-bl-tr="none" style:diagonal-tl-br="none" fo:border-left="0.74pt solid #c0c0c0" fo:padding="0.071cm" fo:border-right="0.74pt solid #c0c0c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003366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 Black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2" style:family="table-cell" style:parent-style-name="Default" style:data-style-name="N122">
      <style:table-cell-properties fo:border-bottom="none" fo:background-color="#c0c0c0" style:cell-protect="protected" style:print-content="true" style:diagonal-bl-tr="none" style:diagonal-tl-br="none" fo:border-left="0.74pt solid #c0c0c0" fo:padding="0.071cm" fo:border-right="0.74pt solid #c0c0c0" style:rotation-align="none" fo:border-top="1.76pt solid #003366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order-bottom="none" fo:background-color="#003366" style:diagonal-bl-tr="none" style:diagonal-tl-br="none" fo:border-left="none" fo:padding="0.071cm" fo:border-right="none" style:rotation-align="none" fo:border-top="1.76pt solid #000000"/>
    </style:style>
    <style:style style:name="ce164" style:family="table-cell" style:parent-style-name="Default" style:data-style-name="N12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122">
      <style:table-cell-properties fo:border-bottom="none" style:diagonal-bl-tr="none" style:diagonal-tl-br="none" fo:border-left="0.74pt solid #c0c0c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fo:border-left="0.74pt solid #c0c0c0" fo:padding="0.071cm" fo:border-right="none" style:rotation-align="none" fo:border-top="none"/>
    </style:style>
    <style:style style:name="ce167" style:family="table-cell" style:parent-style-name="Default">
      <style:table-cell-properties fo:border-bottom="none" fo:background-color="#c0c0c0" style:diagonal-bl-tr="none" style:diagonal-tl-br="none" fo:border-left="0.74pt solid #c0c0c0" fo:padding="0.071cm" fo:border-right="none" style:rotation-align="none" fo:border-top="none"/>
    </style:style>
    <style:style style:name="ce168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0.74pt solid #c0c0c0" fo:padding="0.071cm" fo:border-right="none" style:rotation-align="none" fo:border-top="1.76pt solid #003366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0.74pt solid #c0c0c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 style:data-style-name="N122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172" style:family="table-cell" style:parent-style-name="Default" style:data-style-name="N122">
      <style:table-cell-properties fo:border-bottom="none" fo:background-color="#c0c0c0" style:cell-protect="protected" style:print-content="true" style:diagonal-bl-tr="none" style:diagonal-tl-br="none" fo:border-left="none" fo:padding="0.071cm" fo:border-right="none" style:rotation-align="none" fo:border-top="1.76pt solid #003366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 style:data-style-name="N122">
      <style:table-cell-properties fo:background-color="#c0c0c0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c0c0c0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22">
      <style:table-cell-properties fo:border-bottom="none" style:diagonal-bl-tr="none" style:diagonal-tl-br="none" fo:border-left="none" fo:padding="0.071cm" fo:border-right="0.74pt solid #c0c0c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padding="0.071cm" fo:border-right="0.74pt solid #c0c0c0" style:rotation-align="none" fo:border-top="none"/>
    </style:style>
    <style:style style:name="ce177" style:family="table-cell" style:parent-style-name="Default">
      <style:table-cell-properties fo:border-bottom="none" fo:background-color="#c0c0c0" style:diagonal-bl-tr="none" style:diagonal-tl-br="none" fo:border-left="none" fo:padding="0.071cm" fo:border-right="0.74pt solid #c0c0c0" style:rotation-align="none" fo:border-top="none"/>
    </style:style>
    <style:style style:name="ce178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none" fo:padding="0.071cm" fo:border-right="0.74pt solid #c0c0c0" style:rotation-align="none" fo:border-top="1.76pt solid #003366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none" fo:padding="0.071cm" fo:border-right="0.74pt solid #c0c0c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122">
      <style:table-cell-properties fo:border-bottom="1.76pt solid #000000" fo:background-color="#333333" style:cell-protect="protected" style:print-content="true" style:diagonal-bl-tr="none" style:diagonal-tl-br="none" fo:border-left="none" fo:padding="0.071cm" fo:border-right="0.74pt solid #c0c0c0" style:rotation-align="none" fo:border-top="1.76pt solid #000000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Default" style:data-style-name="N12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order-bottom="none" fo:background-color="#003366" style:diagonal-bl-tr="none" style:diagonal-tl-br="none" fo:border-left="none" fo:padding="0.071cm" fo:border-right="1.76pt solid #000000" style:rotation-align="none" fo:border-top="1.76pt solid #000000"/>
    </style:style>
    <style:style style:name="ce183" style:family="table-cell" style:parent-style-name="Default">
      <style:table-cell-properties style:glyph-orientation-vertical="0" fo:border-bottom="1.76pt solid #000000" fo:background-color="#003366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 style:data-style-name="N12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 style:data-style-name="N122">
      <style:table-cell-properties fo:border-bottom="none" style:diagonal-bl-tr="none" style:diagonal-tl-br="none" fo:border-left="0.74pt solid #c0c0c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fo:border-left="0.74pt solid #c0c0c0" fo:padding="0.071cm" fo:border-right="1.76pt solid #000000" style:rotation-align="none" fo:border-top="none"/>
    </style:style>
    <style:style style:name="ce187" style:family="table-cell" style:parent-style-name="Default">
      <style:table-cell-properties fo:border-bottom="none" fo:background-color="#c0c0c0" style:diagonal-bl-tr="none" style:diagonal-tl-br="none" fo:border-left="0.74pt solid #c0c0c0" fo:padding="0.071cm" fo:border-right="1.76pt solid #000000" style:rotation-align="none" fo:border-top="none"/>
    </style:style>
    <style:style style:name="ce188" style:family="table-cell" style:parent-style-name="Default">
      <style:table-cell-properties fo:border-bottom="1.76pt solid #003366" fo:background-color="#003366" style:diagonal-bl-tr="none" style:diagonal-tl-br="none" fo:border-left="none" fo:padding="0.071cm" fo:border-right="1.76pt solid #000000" style:rotation-align="none" fo:border-top="1.76pt solid #003366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0.74pt solid #c0c0c0" fo:padding="0.071cm" fo:border-right="1.76pt solid #000000" style:rotation-align="none" fo:border-top="1.76pt solid #003366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122">
      <style:table-cell-properties fo:border-bottom="none" style:cell-protect="protected" style:print-content="true" style:diagonal-bl-tr="none" style:diagonal-tl-br="none" fo:border-left="0.74pt solid #c0c0c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 style:data-style-name="N122">
      <style:table-cell-properties fo:border-bottom="1.76pt solid #000000" fo:background-color="#333333" style:cell-protect="protected" style:print-content="true" style:diagonal-bl-tr="none" style:diagonal-tl-br="none" fo:border-left="0.74pt solid #c0c0c0" fo:padding="0.071cm" fo:border-right="1.76pt solid #000000" style:rotation-align="none" fo:border-top="1.76pt solid #000000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74pt solid #000000" fo:background-color="#003366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95" style:family="table-cell" style:parent-style-name="Default">
      <style:table-cell-properties fo:border-bottom="1.76pt solid #000000" fo:background-color="#ffff99" style:diagonal-bl-tr="none" style:diagonal-tl-br="none" fo:border-left="1.76pt solid #000000" fo:padding="0.071cm" fo:border-right="none" style:rotation-align="none" fo:border-top="none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8" style:family="table-cell" style:parent-style-name="Default">
      <style:table-cell-properties style:glyph-orientation-vertical="0" fo:border-bottom="1.76pt solid #000000" fo:background-color="#003366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ff0000" style:rotation-angle="0" style:rotation-align="none" style:shrink-to-fit="tru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ff0000" style:rotation-angle="0" style:rotation-align="none" style:shrink-to-fit="tru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ff0000" style:rotation-angle="0" style:rotation-align="none" style:shrink-to-fit="tru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fo:background-color="#00336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7" style:family="table-cell" style:parent-style-name="Default">
      <style:table-cell-properties style:glyph-orientation-vertical="0" fo:border-bottom="1.76pt solid #000000" fo:background-color="#00336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0.74pt solid #ff0000" style:direction="ltr" fo:padding="0.071cm" fo:border-right="0.74pt solid #ff0000" style:rotation-angle="0" style:rotation-align="none" style:shrink-to-fit="tru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ff0000" style:direction="ltr" fo:padding="0.071cm" style:rotation-angle="0" style:rotation-align="none" style:shrink-to-fit="tru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0.74pt solid #ff0000" style:direction="ltr" fo:padding="0.071cm" fo:border-right="0.74pt solid #ff0000" style:rotation-angle="0" style:rotation-align="none" style:shrink-to-fit="tru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12" style:family="table-cell" style:parent-style-name="Default" style:data-style-name="N122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 style:data-style-name="N10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1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16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0.74pt solid #ff0000" style:direction="ltr" fo:padding="0.071cm" fo:border-right="0.74pt solid #ff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ff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0.74pt solid #ff0000" style:direction="ltr" fo:padding="0.071cm" fo:border-right="0.74pt solid #ff0000" style:rotation-angle="0" style:rotation-align="none" style:shrink-to-fit="fals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21" style:family="table-cell" style:parent-style-name="Default">
      <style:table-cell-properties fo:border-bottom="none" fo:background-color="#ffff99" style:diagonal-bl-tr="none" style:diagonal-tl-br="none" fo:border-left="none" fo:padding="0.071cm" fo:border-right="none" style:rotation-align="none" fo:border-top="0.74pt solid #000000"/>
    </style:style>
    <style:style style:name="ce222" style:family="table-cell" style:parent-style-name="Default">
      <style:table-cell-properties style:glyph-orientation-vertical="0" fo:border-bottom="1.76pt solid #000000" fo:background-color="#003366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3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fix" style:repeat-content="false" fo:wrap-option="no-wrap" fo:border-left="0.74pt solid #ff0000" style:direction="ltr" fo:padding="0.071cm" fo:border-right="0.74pt solid #ff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ff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ff0000" style:direction="ltr" fo:padding="0.071cm" fo:border-right="0.74pt solid #ff0000" style:rotation-angle="0" style:rotation-align="none" style:shrink-to-fit="tru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6" style:family="table-cell" style:parent-style-name="Excel_5f_BuiltIn_5f_Hyperlink" style:data-style-name="N0">
      <style:table-cell-properties style:glyph-orientation-vertical="0" fo:border-bottom="1.76pt solid #003366" style:cell-protect="none" style:print-content="true" style:diagonal-bl-tr="none" style:diagonal-tl-br="none" style:text-align-source="fix" style:repeat-content="false" fo:background-color="transparent" fo:wrap-option="wrap" fo:border-left="1.76pt solid #003366" style:direction="ltr" fo:padding="0.071cm" fo:border-right="none" style:rotation-angle="0" style:rotation-align="none" style:shrink-to-fit="false" fo:border-top="none" style:vertical-align="middle" loext:vertical-justify="auto">
        <style:hyperlink xlink:href="#Main Page.A1" xlink:type="simple"/>
      </style:table-cell-properties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126">
      <style:table-cell-properties fo:background-color="#ffff99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fo:border-bottom="1.76pt solid #000000" fo:background-color="#003366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0.74pt solid #ff0000" style:direction="ltr" fo:padding="0.071c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0.74pt solid #ff0000" style:direction="ltr" fo:padding="0.071cm" fo:border-right="1.76pt solid #000000" style:rotation-angle="0" style:rotation-align="none" style:shrink-to-fit="fals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0.74pt solid #ff0000" style:direction="ltr" fo:padding="0.071cm" fo:border-right="1.76pt solid #000000" style:rotation-angle="0" style:rotation-align="none" style:shrink-to-fit="fals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3" style:family="table-cell" style:parent-style-name="Excel_5f_BuiltIn_5f_Hyperlink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3366" style:rotation-angle="0" style:rotation-align="none" style:shrink-to-fit="false" fo:border-top="1.76pt solid #003366" style:vertical-align="middle" loext:vertical-justify="auto">
        <style:hyperlink xlink:href="#Main Page.A1" xlink:type="simple"/>
      </style:table-cell-properties>
      <style:paragraph-properties fo:text-align="center" css3t:text-justify="auto" fo:margin-left="0cm" style:writing-mode="page"/>
    </style:style>
    <style:style style:name="ce234" style:family="table-cell" style:parent-style-name="Excel_5f_BuiltIn_5f_Hyperlink" style:data-style-name="N0">
      <style:table-cell-properties style:glyph-orientation-vertical="0" fo:border-bottom="1.76pt solid #003366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3366" style:rotation-angle="0" style:rotation-align="none" style:shrink-to-fit="false" fo:border-top="none" style:vertical-align="middle" loext:vertical-justify="auto">
        <style:hyperlink xlink:href="#Main Page.A1" xlink:type="simple"/>
      </style:table-cell-properties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style:glyph-orientation-vertical="0" fo:border-bottom="0.74pt solid #000000" fo:background-color="#003366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6" style:family="table-cell" style:parent-style-name="Default">
      <style:table-cell-properties fo:border-bottom="none" fo:background-color="#ffff99" style:diagonal-bl-tr="none" style:diagonal-tl-br="none" fo:border-left="none" fo:padding="0.071cm" fo:border-right="1.76pt solid #000000" style:rotation-align="none" fo:border-top="0.74pt solid #000000"/>
    </style:style>
    <style:style style:name="ce23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3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39" style:family="table-cell" style:parent-style-name="Default">
      <style:table-cell-properties style:glyph-orientation-vertical="0" fo:border-bottom="0.74pt solid #000000" fo:background-color="#003366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ff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ff0000" style:rotation-angle="0" style:rotation-align="none" style:shrink-to-fit="fals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wrap-option="wrap" fo:border-left="1.76pt solid #000000" style:direction="ltr" fo:padding="0.071cm" fo:border-right="0.74pt solid #ff0000" style:rotation-angle="0" style:rotation-align="none" style:shrink-to-fit="false" fo:border-top="0.74pt solid #ff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100">
      <style:table-cell-properties style:glyph-orientation-vertical="0" fo:border-bottom="0.74pt solid #ff0000" style:cell-protect="none" style:print-content="true" style:diagonal-bl-tr="none" style:diagonal-tl-br="none" style:text-align-source="fix" style:repeat-content="false" fo:wrap-option="wrap" fo:border-left="0.74pt solid #ff0000" style:direction="ltr" fo:padding="0.071cm" fo:border-right="0.74pt solid #ff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ff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ff0000" style:direction="ltr" fo:padding="0.071cm" fo:border-right="0.74pt solid #ff0000" style:rotation-angle="0" style:rotation-align="none" style:shrink-to-fit="false" fo:border-top="0.74pt solid #ff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stroke-linejoin="miter" svg:stroke-linecap="square" draw:fill="gradient" draw:fill-color="#ffffff" draw:fill-gradient-name="Gradient_20_4" draw:textarea-horizontal-align="justify" draw:textarea-vertical-align="middle" draw:auto-grow-height="false" fo:min-height="0.522cm" fo:min-width="4.825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gradient" draw:fill-color="#ffffff" draw:fill-gradient-name="Gradient_20_4" draw:textarea-horizontal-align="justify" draw:textarea-vertical-align="middle" draw:auto-grow-height="false" fo:min-height="0.549cm" fo:min-width="4.825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26cm" svg:stroke-color="#000000" draw:stroke-linejoin="miter" svg:stroke-linecap="square" draw:fill="gradient" draw:fill-color="#ffffff" draw:fill-gradient-name="Gradient_20_4" draw:textarea-horizontal-align="justify" draw:textarea-vertical-align="middle" draw:auto-grow-height="false" fo:min-height="0.524cm" fo:min-width="4.825cm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solid" svg:stroke-width="0.026cm" svg:stroke-color="#000000" draw:stroke-linejoin="miter" svg:stroke-linecap="square" draw:fill="gradient" draw:fill-color="#ffffff" draw:fill-gradient-name="Gradient_20_4" draw:textarea-horizontal-align="justify" draw:textarea-vertical-align="middle" draw:auto-grow-height="false" fo:min-height="0.522cm" fo:min-width="3.3cm" fo:padding-top="0.056cm" fo:padding-bottom="0.056cm" fo:padding-left="0.056cm" fo:padding-right="0.056cm" fo:wrap-option="wrap" draw:shadow-color="#808080"/>
    </style:style>
    <style:style style:name="gr5" style:family="graphic">
      <style:graphic-properties draw:stroke="solid" svg:stroke-width="0.026cm" svg:stroke-color="#000000" draw:stroke-linejoin="miter" svg:stroke-linecap="square" draw:fill="gradient" draw:fill-color="#ffffff" draw:fill-gradient-name="Gradient_20_4" draw:textarea-horizontal-align="justify" draw:textarea-vertical-align="middle" draw:auto-grow-height="false" fo:min-height="0.524cm" fo:min-width="3.3cm" fo:padding-top="0.056cm" fo:padding-bottom="0.056cm" fo:padding-left="0.056cm" fo:padding-right="0.056cm" fo:wrap-option="wrap" draw:shadow-color="#808080"/>
    </style:style>
    <style:style style:name="gr6" style:family="graphic">
      <style:graphic-properties draw:stroke="none" draw:fill="solid" draw:fill-color="#003366" draw:textarea-horizontal-align="justify" draw:textarea-vertical-align="top" draw:auto-grow-height="false" fo:min-height="1.369cm" fo:min-width="19.756cm" fo:padding-top="0.056cm" fo:padding-bottom="0.056cm" fo:padding-left="0.056cm" fo:padding-right="0.056cm" fo:wrap-option="wrap" draw:shadow-color="#808080"/>
    </style:style>
    <style:style style:name="gr7" style:family="graphic">
      <style:graphic-properties draw:stroke="solid" svg:stroke-width="0.106cm" svg:stroke-color="#003366" draw:stroke-linejoin="miter" svg:stroke-linecap="square" draw:fill="none" draw:fill-color="#ffffff" draw:textarea-horizontal-align="justify" draw:textarea-vertical-align="top" draw:auto-grow-height="false" fo:min-height="10.446cm" fo:min-width="19.784cm" fo:padding-top="0.056cm" fo:padding-bottom="0.056cm" fo:padding-left="0.056cm" fo:padding-right="0.056cm" fo:wrap-option="wrap" draw:shadow-color="#808080"/>
    </style:style>
    <style:style style:name="gr8" style:family="graphic">
      <style:graphic-properties draw:stroke="none" draw:fill="solid" draw:fill-color="#ffffff" draw:textarea-horizontal-align="justify" draw:textarea-vertical-align="top" draw:auto-grow-height="false" fo:min-height="2.322cm" fo:min-width="19.091cm" fo:padding-top="0.056cm" fo:padding-bottom="0.056cm" fo:padding-left="0.056cm" fo:padding-right="0.056cm" fo:wrap-option="wrap" draw:shadow-color="#808080"/>
    </style:style>
    <style:style style:name="gr9" style:family="graphic">
      <style:graphic-properties draw:stroke="none" draw:fill="gradient" draw:fill-color="#ffffff" draw:fill-gradient-name="Gradient_20_2" draw:textarea-horizontal-align="justify" draw:textarea-vertical-align="top" draw:auto-grow-height="false" fo:min-height="5.998cm" fo:min-width="5.795cm" fo:padding-top="0.056cm" fo:padding-bottom="0.056cm" fo:padding-left="0.056cm" fo:padding-right="0.056cm" fo:wrap-option="wrap" draw:shadow-color="#808080"/>
    </style:style>
    <style:style style:name="gr10" style:family="graphic">
      <style:graphic-properties draw:stroke="none" draw:fill="gradient" draw:fill-color="#c0c0c0" draw:fill-gradient-name="Gradient_20_3" draw:textarea-horizontal-align="justify" draw:textarea-vertical-align="top" draw:auto-grow-height="false" fo:min-height="6.051cm" fo:min-width="8.291cm" fo:padding-top="0.056cm" fo:padding-bottom="0.056cm" fo:padding-left="0.056cm" fo:padding-right="0.056cm" fo:wrap-option="wrap" draw:shadow-color="#808080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0.417cm" fo:min-width="5.851cm" fo:padding-top="0.056cm" fo:padding-bottom="0.056cm" fo:padding-left="0.056cm" fo:padding-right="0.056cm" fo:wrap-option="wrap" draw:shadow-color="#808080"/>
    </style:style>
    <style:style style:name="gr12" style:family="graphic">
      <style:graphic-properties draw:stroke="none" draw:fill="none" draw:fill-color="#000000" draw:textarea-horizontal-align="justify" draw:textarea-vertical-align="top" draw:auto-grow-height="false" fo:min-height="0.787cm" fo:min-width="1.665cm" fo:padding-top="0.056cm" fo:padding-bottom="0.056cm" fo:padding-left="0.056cm" fo:padding-right="0.056cm" fo:wrap-option="wrap" draw:shadow="visible" draw:shadow-offset-x="0.302cm" draw:shadow-offset-y="0.302cm" draw:shadow-color="#000000"/>
    </style:style>
    <style:style style:name="gr13" style:family="graphic">
      <style:graphic-properties draw:stroke="none" draw:fill="solid" draw:fill-color="#ffffff" draw:textarea-horizontal-align="justify" draw:textarea-vertical-align="top" draw:auto-grow-height="false" fo:min-height="2.532cm" fo:min-width="3.066cm" fo:padding-top="0.056cm" fo:padding-bottom="0.056cm" fo:padding-left="0.056cm" fo:padding-right="0.056cm" fo:wrap-option="wrap" draw:shadow-color="#808080"/>
    </style:style>
    <style:style style:name="gr14" style:family="graphic">
      <style:graphic-properties draw:stroke="solid" svg:stroke-width="0.026cm" svg:stroke-color="#003366" draw:marker-end="msArrowEnd_20_5" draw:marker-end-width="0.21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5" style:family="graphic">
      <style:graphic-properties draw:stroke="none" draw:fill="none" draw:fill-color="#000000" draw:textarea-horizontal-align="justify" draw:textarea-vertical-align="top" draw:auto-grow-height="false" fo:min-height="0.788cm" fo:min-width="1.665cm" fo:padding-top="0.056cm" fo:padding-bottom="0.056cm" fo:padding-left="0.056cm" fo:padding-right="0.056cm" fo:wrap-option="wrap" draw:shadow="visible" draw:shadow-offset-x="0.302cm" draw:shadow-offset-y="0.302cm" draw:shadow-color="#000000"/>
    </style:style>
    <style:style style:name="gr16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4.714cm" fo:min-width="5.46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17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18" style:family="graphic">
      <style:graphic-properties draw:stroke="solid" svg:stroke-width="0.026cm" svg:stroke-color="#000000" draw:stroke-linejoin="miter" svg:stroke-linecap="square" draw:fill="none" draw:fill-color="#000000" draw:textarea-horizontal-align="justify" draw:textarea-vertical-align="top" draw:auto-grow-height="false" fo:min-height="5.629cm" fo:min-width="18.06cm" fo:padding-top="0.056cm" fo:padding-bottom="0.056cm" fo:padding-left="0.056cm" fo:padding-right="0.056cm" fo:wrap-option="wrap" draw:shadow-offset-x="0.302cm" draw:shadow-offset-y="0.302cm" draw:shadow-color="#ffffff"/>
    </style:style>
    <style:style style:name="gr19" style:family="graphic">
      <style:graphic-properties draw:stroke="solid" svg:stroke-width="0.026cm" svg:stroke-color="#ff0000" draw:stroke-linejoin="miter" svg:stroke-linecap="square" draw:fill="solid" draw:fill-color="#ffffff" draw:textarea-horizontal-align="justify" draw:textarea-vertical-align="top" draw:auto-grow-height="false" fo:min-height="4.439cm" fo:min-width="17.507cm" fo:padding-top="0.056cm" fo:padding-bottom="0.056cm" fo:padding-left="0.056cm" fo:padding-right="0.056cm" fo:wrap-option="wrap" draw:shadow="visible" draw:shadow-offset-x="-0.071cm" draw:shadow-offset-y="-0.071cm" draw:shadow-color="#808080" draw:shadow-opacity="50%"/>
    </style:style>
    <style:style style:name="gr20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85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1" style:family="graphic">
      <style:graphic-properties draw:stroke="solid" svg:stroke-width="0.026cm" svg:stroke-color="#000000" draw:stroke-linejoin="miter" svg:stroke-linecap="square" draw:fill="none" draw:fill-color="#000000" draw:textarea-horizontal-align="justify" draw:textarea-vertical-align="top" draw:auto-grow-height="false" fo:min-height="5.63cm" fo:min-width="18.06cm" fo:padding-top="0.056cm" fo:padding-bottom="0.056cm" fo:padding-left="0.056cm" fo:padding-right="0.056cm" fo:wrap-option="wrap" draw:shadow-offset-x="0.302cm" draw:shadow-offset-y="0.302cm" draw:shadow-color="#ffffff"/>
    </style:style>
    <style:style style:name="gr22" style:family="graphic">
      <style:graphic-properties draw:stroke="solid" svg:stroke-width="0.026cm" svg:stroke-color="#c0c0c0" draw:stroke-linejoin="miter" svg:stroke-linecap="square" draw:fill="solid" draw:fill-color="#ffffff" draw:textarea-horizontal-align="justify" draw:textarea-vertical-align="top" draw:auto-grow-height="false" fo:min-height="4.438cm" fo:min-width="17.507cm" fo:padding-top="0.056cm" fo:padding-bottom="0.056cm" fo:padding-left="0.056cm" fo:padding-right="0.056cm" fo:wrap-option="wrap" draw:shadow="visible" draw:shadow-offset-x="-0.071cm" draw:shadow-offset-y="-0.071cm" draw:shadow-color="#808080" draw:shadow-opacity="50%"/>
    </style:style>
    <style:style style:name="gr23" style:family="graphic">
      <style:graphic-properties draw:stroke="solid" svg:stroke-width="0.026cm" svg:stroke-color="#ff0000" draw:stroke-linejoin="miter" svg:stroke-linecap="square" draw:fill="solid" draw:fill-color="#ffffff" draw:textarea-horizontal-align="justify" draw:textarea-vertical-align="top" draw:auto-grow-height="false" fo:min-height="4.438cm" fo:min-width="17.507cm" fo:padding-top="0.056cm" fo:padding-bottom="0.056cm" fo:padding-left="0.056cm" fo:padding-right="0.056cm" fo:wrap-option="wrap" draw:shadow="visible" draw:shadow-offset-x="-0.071cm" draw:shadow-offset-y="-0.071cm" draw:shadow-color="#808080" draw:shadow-opacity="50%"/>
    </style:style>
    <style:style style:name="gr24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798cm" fo:min-width="3.06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5" style:family="graphic">
      <style:graphic-properties draw:stroke="solid" svg:stroke-width="0.026cm" svg:stroke-color="#c0c0c0" draw:stroke-linejoin="miter" svg:stroke-linecap="square" draw:fill="solid" draw:fill-color="#ffffff" draw:textarea-horizontal-align="justify" draw:textarea-vertical-align="top" draw:auto-grow-height="false" fo:min-height="4.439cm" fo:min-width="17.507cm" fo:padding-top="0.056cm" fo:padding-bottom="0.056cm" fo:padding-left="0.056cm" fo:padding-right="0.056cm" fo:wrap-option="wrap" draw:shadow="visible" draw:shadow-offset-x="-0.071cm" draw:shadow-offset-y="-0.071cm" draw:shadow-color="#808080" draw:shadow-opacity="50%"/>
    </style:style>
    <style:style style:name="gr26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771cm" fo:min-width="3.06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7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826cm" fo:min-width="3.06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8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85cm" fo:min-width="3.06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9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747cm" fo:min-width="3.06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0" style:family="graphic">
      <style:graphic-properties draw:stroke="solid" svg:stroke-width="0.026cm" svg:stroke-color="#000000" draw:marker-start="Arrowhead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64cm" fo:min-width="3.06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1" style:family="graphic">
      <style:graphic-properties draw:stroke="solid" svg:stroke-width="0.026cm" svg:stroke-color="#ff0000" draw:stroke-linejoin="miter" svg:stroke-linecap="square" draw:fill="solid" draw:fill-color="#ffffff" draw:textarea-horizontal-align="justify" draw:textarea-vertical-align="top" draw:auto-grow-height="false" fo:min-height="4.439cm" fo:min-width="17.507cm" fo:padding-top="0.056cm" fo:padding-bottom="0.056cm" fo:padding-left="0.056cm" fo:padding-right="0.056cm" fo:wrap-option="wrap" draw:shadow-offset-x="-0.071cm" draw:shadow-offset-y="-0.071cm" draw:shadow-color="#808080" draw:shadow-opacity="50%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ffff" style:text-outline="false" style:text-line-through-style="none" style:text-line-through-type="none" style:text-position="0% 100%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9" style:family="text">
      <style:text-properties fo:color="#003366" style:text-outline="false" style:text-line-through-style="none" style:text-line-through-typ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Tahoma2" fo:font-size="8pt" fo:font-style="normal" fo:text-shadow="none" style:text-underline-style="none" fo:font-weight="normal" style:font-size-asian="8pt" style:font-style-asian="normal" style:font-weight-asian="normal" style:font-name-complex="Tahoma2" style:font-size-complex="8pt" style:font-style-complex="normal" style:font-weight-complex="normal"/>
    </style:style>
    <style:style style:name="T12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fo:color="#ff0000" style:font-name="Arial" fo:font-size="10pt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style:font-name="Arial" fo:font-weight="normal" style:font-name-complex="Arial" style:font-weight-asian="normal" style:font-weight-complex="normal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style:font-name="Arial" fo:font-weight="bold" style:font-name-complex="Arial" style:font-weight-asian="bold" style:font-weight-complex="bold"/>
    </style:style>
    <style:style style:name="T16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1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style:font-name="Arial" fo:font-weight="normal" style:font-name-complex="Arial" style:font-weight-asian="normal" style:font-weight-complex="normal"/>
    </style:style>
    <style:style style:name="T19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RU" style:country-asian="CN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 and cell-content-is-between(SUM(['Monthly Budget Breakdown'.B7:'Monthly Budget Breakdown'.M7])=1,0)" table:allow-empty-cell="true" table:base-cell-address="'Monthly Budget Breakdown'.B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2" table:condition="of: and cell-content-is-between(SUM(['Monthly Budget Breakdown'.B7:'Monthly Budget Breakdown'.M7])=1,0)" table:allow-empty-cell="true" table:base-cell-address="'Monthly Budget Breakdown'.C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3" table:condition="of: and cell-content-is-between(SUM(['Monthly Budget Breakdown'.B7:'Monthly Budget Breakdown'.M7])=1,0)" table:allow-empty-cell="true" table:base-cell-address="'Monthly Budget Breakdown'.D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4" table:condition="of: and cell-content-is-between(SUM(['Monthly Budget Breakdown'.B7:'Monthly Budget Breakdown'.M7])=1,0)" table:allow-empty-cell="true" table:base-cell-address="'Monthly Budget Breakdown'.E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5" table:condition="of: and cell-content-is-between(SUM(['Monthly Budget Breakdown'.B7:'Monthly Budget Breakdown'.M7])=1,0)" table:allow-empty-cell="true" table:base-cell-address="'Monthly Budget Breakdown'.F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6" table:condition="of: and cell-content-is-between(SUM(['Monthly Budget Breakdown'.B7:'Monthly Budget Breakdown'.M7])=1,0)" table:allow-empty-cell="true" table:base-cell-address="'Monthly Budget Breakdown'.G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7" table:condition="of: and cell-content-is-between(SUM(['Monthly Budget Breakdown'.B7:'Monthly Budget Breakdown'.M7])=1,0)" table:allow-empty-cell="true" table:base-cell-address="'Monthly Budget Breakdown'.H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8" table:condition="of: and cell-content-is-between(SUM(['Monthly Budget Breakdown'.B7:'Monthly Budget Breakdown'.M7])=1,0)" table:allow-empty-cell="true" table:base-cell-address="'Monthly Budget Breakdown'.I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9" table:condition="of: and cell-content-is-between(SUM(['Monthly Budget Breakdown'.B7:'Monthly Budget Breakdown'.M7])=1,0)" table:allow-empty-cell="true" table:base-cell-address="'Monthly Budget Breakdown'.J7">
          <table:help-message table:title="Monthly Pecentage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10" table:condition="of: and cell-content-is-between(SUM(['Monthly Budget Breakdown'.B7:'Monthly Budget Breakdown'.M7])=1,0)" table:allow-empty-cell="true" table:base-cell-address="'Monthly Budget Breakdown'.K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11" table:condition="of: and cell-content-is-between(SUM(['Monthly Budget Breakdown'.B7:'Monthly Budget Breakdown'.M7])=1,0)" table:allow-empty-cell="true" table:base-cell-address="'Monthly Budget Breakdown'.L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12" table:condition="of: and cell-content-is-between(SUM(['Monthly Budget Breakdown'.B7:'Monthly Budget Breakdown'.M7])=1,0)" table:allow-empty-cell="true" table:base-cell-address="'Monthly Budget Breakdown'.M7">
          <table:help-message table:title="Monthly Percent" table:display="true">
            <text:p>Enter Monthly pecent of sales revenue expected for this month. <text:s/>Be sure to consider the seasonal aspects of your business. <text:s/>All twelve months must add up to 100% for accuracy.</text:p>
          </table:help-message>
          <table:error-message table:message-type="information" table:display="true">
            <text:p>The percentage you entered does not contribute to adding up to 100% for the year. <text:s/>Please make adjustments to equal 100% for accuracy.</text:p>
          </table:error-message>
        </table:content-validation>
        <table:content-validation table:name="val13" table:condition="of:cell-content-is-in-list(&quot;A&quot;;&quot;B&quot;;&quot;C&quot;;&quot;D&quot;;&quot;E&quot;;&quot;F&quot;)" table:allow-empty-cell="true" table:display-list="unsorted" table:base-cell-address="'January Summary'.H25">
          <table:error-message table:message-type="stop" table:display="true"/>
        </table:content-validation>
        <table:content-validation table:name="val14" table:condition="of:cell-content-is-in-list(&quot;A&quot;;&quot;B&quot;;&quot;C&quot;;&quot;D&quot;;&quot;E&quot;;&quot;F&quot;)" table:allow-empty-cell="true" table:display-list="unsorted" table:base-cell-address="'February Summary'.H25">
          <table:error-message table:message-type="stop" table:display="true"/>
        </table:content-validation>
        <table:content-validation table:name="val15" table:condition="of:cell-content-is-in-list(&quot;A&quot;;&quot;B&quot;;&quot;C&quot;;&quot;D&quot;;&quot;E&quot;;&quot;F&quot;)" table:allow-empty-cell="true" table:display-list="unsorted" table:base-cell-address="'March Summary'.H25">
          <table:error-message table:message-type="stop" table:display="true"/>
        </table:content-validation>
        <table:content-validation table:name="val16" table:condition="of:cell-content-is-in-list(&quot;A&quot;;&quot;B&quot;;&quot;C&quot;;&quot;D&quot;;&quot;E&quot;;&quot;F&quot;)" table:allow-empty-cell="true" table:display-list="unsorted" table:base-cell-address="'April Summary'.H25">
          <table:error-message table:message-type="stop" table:display="true"/>
        </table:content-validation>
        <table:content-validation table:name="val17" table:condition="of:cell-content-is-in-list(&quot;A&quot;;&quot;B&quot;;&quot;C&quot;;&quot;D&quot;;&quot;E&quot;;&quot;F&quot;)" table:allow-empty-cell="true" table:display-list="unsorted" table:base-cell-address="'May Summary'.H25">
          <table:error-message table:message-type="stop" table:display="true"/>
        </table:content-validation>
        <table:content-validation table:name="val18" table:condition="of:cell-content-is-in-list(&quot;A&quot;;&quot;B&quot;;&quot;C&quot;;&quot;D&quot;;&quot;E&quot;;&quot;F&quot;)" table:allow-empty-cell="true" table:display-list="unsorted" table:base-cell-address="'June Summary'.H25">
          <table:error-message table:message-type="stop" table:display="true"/>
        </table:content-validation>
        <table:content-validation table:name="val19" table:condition="of:cell-content-is-in-list(&quot;A&quot;;&quot;B&quot;;&quot;C&quot;;&quot;D&quot;;&quot;E&quot;;&quot;F&quot;)" table:allow-empty-cell="true" table:display-list="unsorted" table:base-cell-address="'July Summary'.H25">
          <table:error-message table:message-type="stop" table:display="true"/>
        </table:content-validation>
        <table:content-validation table:name="val20" table:condition="of:cell-content-is-in-list(&quot;A&quot;;&quot;B&quot;;&quot;C&quot;;&quot;D&quot;;&quot;E&quot;;&quot;F&quot;)" table:allow-empty-cell="true" table:display-list="unsorted" table:base-cell-address="'August Summary'.H25">
          <table:error-message table:message-type="stop" table:display="true"/>
        </table:content-validation>
        <table:content-validation table:name="val21" table:condition="of:cell-content-is-in-list(&quot;A&quot;;&quot;B&quot;;&quot;C&quot;;&quot;D&quot;;&quot;E&quot;;&quot;F&quot;)" table:allow-empty-cell="true" table:display-list="unsorted" table:base-cell-address="'September Summary'.H25">
          <table:error-message table:message-type="stop" table:display="true"/>
        </table:content-validation>
        <table:content-validation table:name="val22" table:condition="of:cell-content-is-in-list(&quot;A&quot;;&quot;B&quot;;&quot;C&quot;;&quot;D&quot;;&quot;E&quot;;&quot;F&quot;)" table:allow-empty-cell="true" table:display-list="unsorted" table:base-cell-address="'October Summary'.H25">
          <table:error-message table:message-type="stop" table:display="true"/>
        </table:content-validation>
        <table:content-validation table:name="val23" table:condition="of:cell-content-is-in-list(&quot;A&quot;;&quot;B&quot;;&quot;C&quot;;&quot;D&quot;;&quot;E&quot;;&quot;F&quot;)" table:allow-empty-cell="true" table:display-list="unsorted" table:base-cell-address="'November Summary'.H25">
          <table:error-message table:message-type="stop" table:display="true"/>
        </table:content-validation>
        <table:content-validation table:name="val24" table:condition="of:cell-content-is-in-list(&quot;A&quot;;&quot;B&quot;;&quot;C&quot;;&quot;D&quot;;&quot;E&quot;;&quot;F&quot;)" table:allow-empty-cell="true" table:display-list="unsorted" table:base-cell-address="'December Summary'.H25">
          <table:error-message table:message-type="stop" table:display="true"/>
        </table:content-validation>
      </table:content-validations>
      <table:table table:name="Main Page" table:style-name="ta1" table:protected="true" table:protection-key="gPzncE/U3T2t8rAF5Det3PaMQZY=" table:protection-key-digest-algorithm="http://docs.oasis-open.org/office/ns/table/legacy-hash-excel" table:protection-key-digest-algorithm-2="http://www.w3.org/2000/09/xmldsig#sha1" table:print-ranges="'Main Page'.A1:'Main Page'.M26">
        <loext:table-protection loext:select-unprotected-cells="true"/>
        <office:forms form:automatic-focus="false" form:apply-design-mode="false"/>
        <table:shapes>
          <draw:a xlink:type="simple" xlink:href="#'Annual Breakdown'.A1">
            <draw:custom-shape draw:z-index="15" draw:name="Text 52" draw:style-name="gr1" draw:text-style-name="P1" svg:width="4.937cm" svg:height="0.634cm" svg:x="1.885cm" svg:y="5.689cm">
              <text:p text:style-name="P1"><text:span text:style-name="T1">Annual Breakdown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Monthly Budget Breakdown'.A1">
            <draw:custom-shape draw:z-index="16" draw:name="Text 53" draw:style-name="gr2" draw:text-style-name="P1" svg:width="4.937cm" svg:height="0.661cm" svg:x="1.885cm" svg:y="6.694cm">
              <text:p text:style-name="P1"><text:span text:style-name="T1">Monthly Budget Breakdown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Monthly Goal Chart'.A1">
            <draw:custom-shape draw:z-index="17" draw:name="Text 54" draw:style-name="gr3" draw:text-style-name="P1" svg:width="4.937cm" svg:height="0.636cm" svg:x="1.885cm" svg:y="7.699cm">
              <text:p text:style-name="P1"><text:span text:style-name="T1">Monthly Goal Chart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Actual Expenditures'.A1">
            <draw:custom-shape draw:z-index="18" draw:name="Text 55" draw:style-name="gr3" draw:text-style-name="P1" svg:width="4.937cm" svg:height="0.636cm" svg:x="1.885cm" svg:y="8.678cm">
              <text:p text:style-name="P1"><text:span text:style-name="T1">Actual Expenditures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Budget vs. Actual'.A1">
            <draw:custom-shape draw:z-index="19" draw:name="Text 56" draw:style-name="gr3" draw:text-style-name="P1" svg:width="4.937cm" svg:height="0.636cm" svg:x="1.885cm" svg:y="9.656cm">
              <text:p text:style-name="P1"><text:span text:style-name="T1">Budget vs Actual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January Summary'.A1">
            <draw:custom-shape draw:z-index="20" draw:name="Text 57" draw:style-name="gr4" draw:text-style-name="P1" svg:width="3.412cm" svg:height="0.634cm" svg:x="11.604cm" svg:y="5.663cm">
              <text:p text:style-name="P1"><text:span text:style-name="T1">January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February Summary'.A1">
            <draw:custom-shape draw:z-index="21" draw:name="Text 58" draw:style-name="gr5" draw:text-style-name="P1" svg:width="3.412cm" svg:height="0.636cm" svg:x="11.604cm" svg:y="6.482cm">
              <text:p text:style-name="P1"><text:span text:style-name="T1">February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March Summary'.A1">
            <draw:custom-shape draw:z-index="22" draw:name="Text 59" draw:style-name="gr5" draw:text-style-name="P1" svg:width="3.412cm" svg:height="0.636cm" svg:x="11.604cm" svg:y="7.302cm">
              <text:p text:style-name="P1"><text:span text:style-name="T1">March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April Summary'.A1">
            <draw:custom-shape draw:z-index="23" draw:name="Text 60" draw:style-name="gr4" draw:text-style-name="P1" svg:width="3.412cm" svg:height="0.634cm" svg:x="11.604cm" svg:y="8.123cm">
              <text:p text:style-name="P1"><text:span text:style-name="T1">April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May Summary'.A1">
            <draw:custom-shape draw:z-index="24" draw:name="Text 61" draw:style-name="gr4" draw:text-style-name="P1" svg:width="3.412cm" svg:height="0.634cm" svg:x="11.604cm" svg:y="8.943cm">
              <text:p text:style-name="P1"><text:span text:style-name="T1">May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June Summary'.A1">
            <draw:custom-shape draw:z-index="25" draw:name="Text 62" draw:style-name="gr4" draw:text-style-name="P1" svg:width="3.412cm" svg:height="0.634cm" svg:x="11.604cm" svg:y="9.764cm">
              <text:p text:style-name="P1"><text:span text:style-name="T1">June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July Summary'.A1">
            <draw:custom-shape draw:z-index="26" draw:name="Text 63" draw:style-name="gr4" draw:text-style-name="P1" svg:width="3.412cm" svg:height="0.634cm" svg:x="15.597cm" svg:y="5.663cm">
              <text:p text:style-name="P1"><text:span text:style-name="T1">July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August Summary'.A1">
            <draw:custom-shape draw:z-index="27" draw:name="Text 64" draw:style-name="gr5" draw:text-style-name="P1" svg:width="3.412cm" svg:height="0.636cm" svg:x="15.597cm" svg:y="6.482cm">
              <text:p text:style-name="P1"><text:span text:style-name="T1">August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September Summary'.A1">
            <draw:custom-shape draw:z-index="28" draw:name="Text 65" draw:style-name="gr5" draw:text-style-name="P1" svg:width="3.412cm" svg:height="0.636cm" svg:x="15.597cm" svg:y="7.302cm">
              <text:p text:style-name="P1"><text:span text:style-name="T1">September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October Summary'.A1">
            <draw:custom-shape draw:z-index="29" draw:name="Text 66" draw:style-name="gr4" draw:text-style-name="P1" svg:width="3.412cm" svg:height="0.634cm" svg:x="15.625cm" svg:y="8.123cm">
              <text:p text:style-name="P1"><text:span text:style-name="T1">October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November Summary'.A1">
            <draw:custom-shape draw:z-index="30" draw:name="Text 67" draw:style-name="gr4" draw:text-style-name="P1" svg:width="3.412cm" svg:height="0.634cm" svg:x="15.625cm" svg:y="8.943cm">
              <text:p text:style-name="P1"><text:span text:style-name="T1">November</text:span></text:p>
              <draw:enhanced-geometry svg:viewBox="0 0 21600 21600" draw:type="mso-spt202" draw:enhanced-path="M 0 0 L 21600 0 21600 21600 0 21600 0 0 Z N"/>
            </draw:custom-shape>
          </draw:a>
          <draw:a xlink:type="simple" xlink:href="#'December Summary'.A1">
            <draw:custom-shape draw:z-index="31" draw:name="Text 68" draw:style-name="gr4" draw:text-style-name="P1" svg:width="3.412cm" svg:height="0.634cm" svg:x="15.625cm" svg:y="9.764cm">
              <text:p text:style-name="P1"><text:span text:style-name="T1">December</text:span></text:p>
              <draw:enhanced-geometry svg:viewBox="0 0 21600 21600" draw:type="mso-spt202" draw:enhanced-path="M 0 0 L 21600 0 21600 21600 0 21600 0 0 Z N"/>
            </draw:custom-shape>
          </draw:a>
        </table:shapes>
        <table:table-column table:style-name="co1" table:number-columns-repeated="5" table:default-cell-style-name="Default"/>
        <table:table-column table:style-name="co2" table:default-cell-style-name="ce5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>
            <draw:custom-shape table:end-cell-address="'Main Page'.L5" table:end-x="0.806cm" table:end-y="0.185cm" draw:z-index="2" draw:name="Text 1" draw:style-name="gr6" draw:text-style-name="P1" svg:width="19.868cm" svg:height="1.481cm" svg:x="0.416cm" svg:y="-0.013cm">
              <text:p text:style-name="P1"><text:span text:style-name="T2">Marketing Planning Spreadsheet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draw:enhanced-geometry svg:viewBox="0 0 21600 21600" draw:type="mso-spt202" draw:enhanced-path="M 0 0 L 21600 0 21600 21600 0 21600 0 0 Z N"/>
            </draw:custom-shape>
            <draw:custom-shape table:end-cell-address="'Main Page'.L25" table:end-x="0.834cm" table:end-y="0.239cm" draw:z-index="3" draw:name="Прямоугольник 2" draw:style-name="gr7" draw:text-style-name="P2" svg:width="19.896cm" svg:height="10.558cm" svg:x="0.416cm" svg:y="-0.0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custom-shape table:end-cell-address="'Main Page'.L11" table:end-x="0.474cm" table:end-y="0.054cm" draw:z-index="4" draw:name="Text 3" draw:style-name="gr8" draw:text-style-name="P3" svg:width="19.203cm" svg:height="2.434cm" svg:x="0.749cm" svg:y="0.251cm">
              <text:p text:style-name="P3"><text:span text:style-name="T3">This simple, yet powerful tool, is designed to aid you in your marketing planning efforts. <text:s/>It is comprised of 17 separate worksheets. <text:s/>All are accessible from this </text:span><text:span text:style-name="T4">Main Page</text:span><text:span text:style-name="T3">. <text:s/>You can navigate back to this </text:span><text:span text:style-name="T4">Main Page</text:span><text:span text:style-name="T3"> with the buttons located in the upper right and/or left corner of each worksheet. <text:s/>Very little data entry is required on your part to completely develop your detailed plan. <text:s/>Simply look for the areas outlined in </text:span><text:span text:style-name="T5">red</text:span><text:span text:style-name="T3"> as they indicate the items requiring data entry by you. <text:s/>Enjoy!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custom-shape table:end-cell-address="'Main Page'.E25" table:end-x="0.224cm" table:end-y="0.184cm" draw:z-index="0" draw:name="Прямоугольник 70" draw:style-name="gr9" draw:text-style-name="P2" svg:width="5.907cm" svg:height="6.11cm" svg:x="1.414cm" svg:y="0.30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Main Page'.L25" table:end-x="0.058cm" table:end-y="0.184cm" draw:z-index="1" draw:name="Прямоугольник 69" draw:style-name="gr10" draw:text-style-name="P2" svg:width="8.403cm" svg:height="6.163cm" svg:x="0.527cm" svg:y="0.25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7"/>
        </table:table-row>
        <table:table-row table:style-name="ro2">
          <table:table-cell>
            <draw:custom-shape table:end-cell-address="'Main Page'.E13" table:end-x="0.252cm" table:end-y="0.106cm" draw:z-index="32" draw:name="Text 71" draw:style-name="gr11" draw:text-style-name="P1" svg:width="5.963cm" svg:height="0.529cm" svg:x="1.386cm" svg:y="-0.04cm">
              <text:p text:style-name="P1"><text:span text:style-name="T6">Goal and Marketing Planner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  <table:table-cell>
            <draw:custom-shape table:end-cell-address="'Main Page'.K13" table:end-x="0.584cm" table:end-y="0.08cm" draw:z-index="33" draw:name="Text 72" draw:style-name="gr11" draw:text-style-name="P1" svg:width="5.963cm" svg:height="0.529cm" svg:x="1.719cm" svg:y="-0.066cm">
              <text:p text:style-name="P1"><text:span text:style-name="T6">Monthly Planner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1">
            <draw:custom-shape table:end-cell-address="'Main Page'.C19" table:end-x="0.003cm" table:end-y="0.211cm" draw:z-index="5" draw:name="Прямоугольник 6" draw:style-name="gr12" draw:text-style-name="P2" svg:width="1.777cm" svg:height="0.899cm" svg:x="0cm" svg:y="0.14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"/>
          <table:table-cell/>
          <table:table-cell>
            <draw:custom-shape table:end-cell-address="'Main Page'.G23" table:end-x="0.335cm" table:end-y="0.211cm" draw:z-index="34" draw:name="Text 74" draw:style-name="gr13" draw:text-style-name="P3" svg:width="3.178cm" svg:height="2.644cm" svg:x="0.666cm" svg:y="0.199cm">
              <text:p text:style-name="P3"><text:span text:style-name="T7"><text:s text:c="11"/></text:span><text:span text:style-name="T8">Note:</text:span></text:p>
              <text:p text:style-name="P3"><text:span text:style-name="T7">Be sure to begin</text:span></text:p>
              <text:p text:style-name="P3"><text:span text:style-name="T7">with the '</text:span><text:span text:style-name="T9">Annual Breakdown</text:span><text:span text:style-name="T7">' and '</text:span><text:span text:style-name="T9">Monthly Budget Breakdown</text:span><text:span text:style-name="T7">' pages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2"/>
          <table:table-cell table:style-name="ce4"/>
          <table:table-cell>
            <draw:line table:end-cell-address="'Main Page'.E18" table:end-x="0.163cm" table:end-y="0.338cm" draw:z-index="36" draw:name="Строка 77" draw:style-name="gr14" draw:text-style-name="P4" svg:x1="3.692cm" svg:y1="-0.305cm" svg:x2="1.914cm" svg:y2="-0.595cm">
              <text:p/>
            </draw:line>
          </table:table-cell>
          <table:table-cell table:number-columns-repeated="1020"/>
        </table:table-row>
        <table:table-row table:style-name="ro3">
          <table:table-cell/>
          <table:table-cell table:style-name="ce1"/>
          <table:table-cell/>
          <table:table-cell>
            <draw:line table:end-cell-address="'Main Page'.E23" table:end-x="0.329cm" table:end-y="0.013cm" draw:z-index="35" draw:name="Строка 76" draw:style-name="gr14" draw:text-style-name="P4" svg:x1="3.691cm" svg:y1="-0.755cm" svg:x2="1.746cm" svg:y2="-2.131cm">
              <text:p/>
            </draw:line>
          </table:table-cell>
          <table:table-cell table:number-columns-repeated="1020"/>
        </table:table-row>
        <table:table-row table:style-name="ro2">
          <table:table-cell/>
          <table:table-cell table:style-name="ce1">
            <draw:custom-shape table:end-cell-address="'Main Page'.C22" table:end-x="0.003cm" table:end-y="0.211cm" draw:z-index="6" draw:name="Прямоугольник 14" draw:style-name="gr12" draw:text-style-name="P2" svg:width="1.777cm" svg:height="0.899cm" svg:x="0cm" svg:y="0.14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>
            <draw:custom-shape table:end-cell-address="'Main Page'.C25" table:end-x="0.003cm" table:end-y="0.211cm" draw:z-index="7" draw:name="Прямоугольник 15" draw:style-name="gr15" draw:text-style-name="P2" svg:width="1.777cm" svg:height="0.9cm" svg:x="0cm" svg:y="0.14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1">
            <draw:custom-shape table:end-cell-address="'Main Page'.C26" table:end-x="0.003cm" table:end-y="0.451cm" draw:z-index="8" draw:name="Прямоугольник 16" draw:style-name="gr15" draw:text-style-name="P2" svg:width="1.777cm" svg:height="0.9cm" svg:x="0cm" svg:y="-0.06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1">
            <draw:custom-shape table:end-cell-address="'Main Page'.C29" table:end-x="0.003cm" table:end-y="0.45cm" draw:z-index="9" draw:name="Прямоугольник 17" draw:style-name="gr15" draw:text-style-name="P2" svg:width="1.777cm" svg:height="0.9cm" svg:x="0cm" svg:y="-0.06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1">
            <draw:custom-shape table:end-cell-address="'Main Page'.C32" table:end-x="0.003cm" table:end-y="0.45cm" draw:z-index="10" draw:name="Прямоугольник 18" draw:style-name="gr12" draw:text-style-name="P2" svg:width="1.777cm" svg:height="0.899cm" svg:x="0cm" svg:y="-0.06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1">
            <draw:custom-shape table:end-cell-address="'Main Page'.C35" table:end-x="0.003cm" table:end-y="0.451cm" draw:z-index="11" draw:name="Прямоугольник 19" draw:style-name="gr15" draw:text-style-name="P2" svg:width="1.777cm" svg:height="0.9cm" svg:x="0cm" svg:y="-0.06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1">
            <draw:custom-shape table:end-cell-address="'Main Page'.C38" table:end-x="0.003cm" table:end-y="0.45cm" draw:z-index="12" draw:name="Прямоугольник 20" draw:style-name="gr12" draw:text-style-name="P2" svg:width="1.777cm" svg:height="0.899cm" svg:x="0cm" svg:y="-0.06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1">
            <draw:custom-shape table:end-cell-address="'Main Page'.C41" table:end-x="0.003cm" table:end-y="0.45cm" draw:z-index="13" draw:name="Прямоугольник 21" draw:style-name="gr12" draw:text-style-name="P2" svg:width="1.777cm" svg:height="0.899cm" svg:x="0cm" svg:y="-0.06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1">
            <draw:custom-shape table:end-cell-address="'Main Page'.C44" table:end-x="0.003cm" table:end-y="0.45cm" draw:z-index="14" draw:name="Прямоугольник 22" draw:style-name="gr15" draw:text-style-name="P2" svg:width="1.777cm" svg:height="0.9cm" svg:x="0cm" svg:y="-0.06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Main Page'.$A$1" table:cell-range-address="$'Main Page'.$A$1:.$M$26" table:range-usable-as="print-range"/>
        </table:named-expressions>
      </table:table>
      <table:table table:name="Annual Breakdown" table:style-name="ta2" table:protected="true" table:protection-key="gPzncE/U3T2t8rAF5Det3PaMQZY=" table:protection-key-digest-algorithm="http://docs.oasis-open.org/office/ns/table/legacy-hash-excel" table:protection-key-digest-algorithm-2="http://www.w3.org/2000/09/xmldsig#sha1" table:print-ranges="'Annual Breakdown'.B1:'Annual Breakdown'.E35">
        <loext:table-protection loext:select-unprotected-cells="true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9" table:default-cell-style-name="Default"/>
        <table:table-row table:style-name="ro2">
          <table:table-cell table:style-name="ce6"/>
          <table:table-cell table:number-columns-repeated="2"/>
          <table:table-cell table:style-name="ce28" office:value-type="string" calcext:value-type="string" table:number-columns-spanned="1" table:number-rows-spanned="2">
            <text:p><text:span text:style-name="T19"><text:a xlink:href="#Main Page.A1" xlink:type="simple">Back to Main Page</text:a></text:span></text:p>
          </table:table-cell>
          <table:table-cell table:number-columns-repeated="1020"/>
        </table:table-row>
        <table:table-row table:style-name="ro4">
          <table:table-cell table:number-columns-repeated="3"/>
          <table:covered-table-cell table:style-name="ce29"/>
          <table:table-cell table:number-columns-repeated="1020"/>
        </table:table-row>
        <table:table-row table:style-name="ro4">
          <table:table-cell table:style-name="ce7"/>
          <table:table-cell table:style-name="ce9"/>
          <table:table-cell table:style-name="ce7" table:number-columns-repeated="2"/>
          <table:table-cell table:style-name="ce43"/>
          <table:table-cell table:number-columns-repeated="1019"/>
        </table:table-row>
        <table:table-row table:style-name="ro2">
          <table:table-cell table:style-name="ce7"/>
          <table:table-cell table:style-name="ce10" office:value-type="string" calcext:value-type="string" table:number-columns-spanned="1" table:number-rows-spanned="2">
            <text:p>Marketing Goal Analysis</text:p>
          </table:table-cell>
          <table:table-cell table:style-name="ce21"/>
          <table:table-cell table:style-name="ce30"/>
          <table:table-cell table:style-name="ce44"/>
          <table:table-cell table:number-columns-repeated="1019"/>
        </table:table-row>
        <table:table-row table:style-name="ro2">
          <table:table-cell table:style-name="ce7"/>
          <table:covered-table-cell table:style-name="ce11"/>
          <table:table-cell table:style-name="ce22"/>
          <table:table-cell table:style-name="ce31"/>
          <table:table-cell table:style-name="ce45"/>
          <table:table-cell table:number-columns-repeated="1019"/>
        </table:table-row>
        <table:table-row table:style-name="ro2">
          <table:table-cell table:style-name="ce7"/>
          <table:table-cell table:style-name="ce12"/>
          <table:table-cell table:style-name="ce23" table:number-columns-repeated="2"/>
          <table:table-cell table:style-name="ce46" office:value-type="string" calcext:value-type="string">
            <text:p>Enter Lines 1-7 and lines 8-20 will self calculate.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2"/>
          <table:table-cell table:style-name="ce23" table:number-columns-repeated="2"/>
          <table:table-cell table:style-name="ce45"/>
          <table:table-cell table:number-columns-repeated="1019"/>
        </table:table-row>
        <table:table-row table:style-name="ro5">
          <table:table-cell table:style-name="ce7"/>
          <table:table-cell table:style-name="ce13" office:value-type="string" calcext:value-type="string">
            <text:p>Determine your goals by completing this section:</text:p>
          </table:table-cell>
          <table:table-cell table:style-name="ce24" table:number-columns-repeated="2"/>
          <table:table-cell table:style-name="ce47"/>
          <table:table-cell table:number-columns-repeated="1019"/>
        </table:table-row>
        <table:table-row table:style-name="ro2">
          <table:table-cell table:style-name="ce7"/>
          <table:table-cell table:style-name="ce14"/>
          <table:table-cell table:style-name="ce24" table:number-columns-repeated="2"/>
          <table:table-cell table:style-name="ce47"/>
          <table:table-cell table:number-columns-repeated="1019"/>
        </table:table-row>
        <table:table-row table:style-name="ro6">
          <table:table-cell table:style-name="ce7"/>
          <table:table-cell table:style-name="ce14" office:value-type="string" calcext:value-type="string">
            <text:p>1.<text:span text:style-name="T12"> </text:span><text:span text:style-name="T13">Enter</text:span><text:span text:style-name="T14"> your annual </text:span><text:span text:style-name="T15">sales goal</text:span><text:span text:style-name="T14">:</text:span></text:p>
          </table:table-cell>
          <table:table-cell table:style-name="ce24"/>
          <table:table-cell table:style-name="ce32" office:value-type="float" office:value="10" calcext:value-type="float">
            <text:p>$10</text:p>
          </table:table-cell>
          <table:table-cell table:style-name="ce47"/>
          <table:table-cell table:number-columns-repeated="1019"/>
        </table:table-row>
        <table:table-row table:style-name="ro6">
          <table:table-cell table:style-name="ce7"/>
          <table:table-cell table:style-name="ce14" office:value-type="string" calcext:value-type="string">
            <text:p>2. <text:span text:style-name="T16">Enter</text:span><text:span text:style-name="T14"> the percentage you will spend on </text:span><text:span text:style-name="T15">advertising/marketing</text:span><text:span text:style-name="T14">:</text:span></text:p>
          </table:table-cell>
          <table:table-cell table:style-name="ce24"/>
          <table:table-cell table:style-name="ce33" office:value-type="percentage" office:value="0.01" calcext:value-type="percentage">
            <text:p>1%</text:p>
          </table:table-cell>
          <table:table-cell table:style-name="ce47"/>
          <table:table-cell table:number-columns-repeated="1019"/>
        </table:table-row>
        <table:table-row table:style-name="ro6">
          <table:table-cell table:style-name="ce7"/>
          <table:table-cell table:style-name="ce14" office:value-type="string" calcext:value-type="string">
            <text:p>3. <text:span text:style-name="T16">Enter</text:span><text:span text:style-name="T14"> your </text:span><text:span text:style-name="T15">average sale</text:span><text:span text:style-name="T14"> per job:</text:span></text:p>
          </table:table-cell>
          <table:table-cell table:style-name="ce24"/>
          <table:table-cell table:style-name="ce34" office:value-type="float" office:value="1" calcext:value-type="float">
            <text:p>$1</text:p>
          </table:table-cell>
          <table:table-cell table:style-name="ce47"/>
          <table:table-cell table:number-columns-repeated="1019"/>
        </table:table-row>
        <table:table-row table:style-name="ro6">
          <table:table-cell table:style-name="ce7"/>
          <table:table-cell table:style-name="ce14" office:value-type="string" calcext:value-type="string">
            <text:p>4. <text:span text:style-name="T16">Enter</text:span><text:span text:style-name="T14"> your sales </text:span><text:span text:style-name="T15">closing ratio</text:span><text:span text:style-name="T14"> percentage:</text:span></text:p>
          </table:table-cell>
          <table:table-cell table:style-name="ce24"/>
          <table:table-cell table:style-name="ce33" office:value-type="percentage" office:value="0.01" calcext:value-type="percentage">
            <text:p>1%</text:p>
          </table:table-cell>
          <table:table-cell table:style-name="ce47"/>
          <table:table-cell table:number-columns-repeated="1019"/>
        </table:table-row>
        <table:table-row table:style-name="ro6">
          <table:table-cell table:style-name="ce7"/>
          <table:table-cell table:style-name="ce14" office:value-type="string" calcext:value-type="string">
            <text:p>5. <text:span text:style-name="T16">Enter</text:span><text:span text:style-name="T14"> your lead </text:span><text:span text:style-name="T15">cancellation percentage</text:span><text:span text:style-name="T14"> (before appointment is run):</text:span></text:p>
          </table:table-cell>
          <table:table-cell table:style-name="ce24"/>
          <table:table-cell table:style-name="ce33" office:value-type="percentage" office:value="0.01" calcext:value-type="percentage">
            <text:p>1%</text:p>
          </table:table-cell>
          <table:table-cell table:style-name="ce47"/>
          <table:table-cell table:number-columns-repeated="1019"/>
        </table:table-row>
        <table:table-row table:style-name="ro6">
          <table:table-cell table:style-name="ce7"/>
          <table:table-cell table:style-name="ce14" office:value-type="string" calcext:value-type="string">
            <text:p>6. <text:span text:style-name="T16">Enter</text:span><text:span text:style-name="T14"> your job </text:span><text:span text:style-name="T15">rescission/finance rejection percentage:</text:span></text:p>
          </table:table-cell>
          <table:table-cell table:style-name="ce24"/>
          <table:table-cell table:style-name="ce33" office:value-type="percentage" office:value="0.01" calcext:value-type="percentage">
            <text:p>1%</text:p>
          </table:table-cell>
          <table:table-cell table:style-name="ce47"/>
          <table:table-cell table:number-columns-repeated="1019"/>
        </table:table-row>
        <table:table-row table:style-name="ro7">
          <table:table-cell table:style-name="ce7"/>
          <table:table-cell table:style-name="ce14" office:value-type="string" calcext:value-type="string">
            <text:p>7. <text:span text:style-name="T16">Enter</text:span><text:span text:style-name="T14"> the </text:span><text:span text:style-name="T15">number of people</text:span><text:span text:style-name="T14"> on your sales team:</text:span></text:p>
          </table:table-cell>
          <table:table-cell table:style-name="ce24"/>
          <table:table-cell table:style-name="ce35" office:value-type="float" office:value="1" calcext:value-type="float">
            <text:p>1</text:p>
          </table:table-cell>
          <table:table-cell table:style-name="ce47"/>
          <table:table-cell table:number-columns-repeated="1019"/>
        </table:table-row>
        <table:table-row table:style-name="ro8">
          <table:table-cell table:style-name="ce7"/>
          <table:table-cell table:style-name="ce15"/>
          <table:table-cell table:style-name="ce22"/>
          <table:table-cell table:style-name="ce36"/>
          <table:table-cell table:style-name="ce48"/>
          <table:table-cell table:number-columns-repeated="1019"/>
        </table:table-row>
        <table:table-row table:style-name="ro9">
          <table:table-cell table:style-name="ce7"/>
          <table:table-cell table:style-name="ce16" office:value-type="string" calcext:value-type="string">
            <text:p>Your Marketing Analysis for the the year is:</text:p>
          </table:table-cell>
          <table:table-cell table:style-name="ce25"/>
          <table:table-cell table:style-name="ce37"/>
          <table:table-cell table:style-name="ce49"/>
          <table:table-cell table:number-columns-repeated="1019"/>
        </table:table-row>
        <table:table-row table:style-name="ro3">
          <table:table-cell table:style-name="ce7"/>
          <table:table-cell table:style-name="ce17"/>
          <table:table-cell table:style-name="ce25"/>
          <table:table-cell table:style-name="ce37"/>
          <table:table-cell table:style-name="ce49"/>
          <table:table-cell table:style-name="ce53"/>
          <table:table-cell table:number-columns-repeated="1018"/>
        </table:table-row>
        <table:table-row table:style-name="ro6">
          <table:table-cell table:style-name="ce7"/>
          <table:table-cell table:style-name="ce17" office:value-type="string" calcext:value-type="string">
            <text:p>8. Your <text:span text:style-name="T17">sales</text:span><text:span text:style-name="T18"> goal for this year is:</text:span></text:p>
          </table:table-cell>
          <table:table-cell table:style-name="ce25"/>
          <table:table-cell table:style-name="ce38" table:formula="of:=[.D10]" office:value-type="float" office:value="10" calcext:value-type="float">
            <text:p>$10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9. Your <text:span text:style-name="T17">production</text:span><text:span text:style-name="T18"> volume will approximately be (after rescission):</text:span></text:p>
          </table:table-cell>
          <table:table-cell table:style-name="ce25"/>
          <table:table-cell table:style-name="ce38" table:formula="of:=[.D10]*(1-[.D15])" office:value-type="float" office:value="9.9" calcext:value-type="float">
            <text:p>$10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0. You should complete this many<text:span text:style-name="T17"> jobs this year</text:span><text:span text:style-name="T18"> (after rescission):</text:span></text:p>
          </table:table-cell>
          <table:table-cell table:style-name="ce25"/>
          <table:table-cell table:style-name="ce39" table:formula="of:=([.D21]-[.D15])/[.D12]" office:value-type="float" office:value="9.89" calcext:value-type="float">
            <text:p>9,9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1. You should complete this many<text:span text:style-name="T17"> jobs per week</text:span><text:span text:style-name="T18"> (after rescission):</text:span></text:p>
          </table:table-cell>
          <table:table-cell table:style-name="ce25"/>
          <table:table-cell table:style-name="ce39" table:formula="of:=[.D22]/52" office:value-type="float" office:value="0.190192307692308" calcext:value-type="float">
            <text:p>0,2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2. You should generate this many <text:span text:style-name="T17">qualified leads this year</text:span><text:span text:style-name="T18">:</text:span></text:p>
          </table:table-cell>
          <table:table-cell table:style-name="ce25"/>
          <table:table-cell table:style-name="ce40" table:formula="of:=[.D22]/([.D13]*(1-[.D14]))" office:value-type="float" office:value="998.989898989899" calcext:value-type="float">
            <text:p>999</text:p>
          </table:table-cell>
          <table:table-cell table:style-name="ce50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3. You should generate this many qualified leads per week (52 wk. avg.):</text:p>
          </table:table-cell>
          <table:table-cell table:style-name="ce25"/>
          <table:table-cell table:style-name="ce41" table:formula="of:=[.D24]/52" office:value-type="float" office:value="19.2113442113442" calcext:value-type="float">
            <text:p>19,2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4. You should generate this many <text:span text:style-name="T17">qualified leads per day</text:span><text:span text:style-name="T18"> (5 days):</text:span></text:p>
          </table:table-cell>
          <table:table-cell table:style-name="ce25"/>
          <table:table-cell table:style-name="ce41" table:formula="of:=[.D25]/5" office:value-type="float" office:value="3.84226884226884" calcext:value-type="float">
            <text:p>3,8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5. The number of leads each salesperson will need per week (52 wk. avg.):</text:p>
          </table:table-cell>
          <table:table-cell table:style-name="ce25"/>
          <table:table-cell table:style-name="ce41" table:formula="of:=[.D25]/[.D16]" office:value-type="float" office:value="19.2113442113442" calcext:value-type="float">
            <text:p>19,2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6. The number of leads each salesperson will need per day (5 days):</text:p>
          </table:table-cell>
          <table:table-cell table:style-name="ce25"/>
          <table:table-cell table:style-name="ce41" table:formula="of:=[.D27]/5" office:value-type="float" office:value="3.84226884226884" calcext:value-type="float">
            <text:p>3,8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7. Your available marketing dollars, based on your sales goal will be:</text:p>
          </table:table-cell>
          <table:table-cell table:style-name="ce25"/>
          <table:table-cell table:style-name="ce38" table:formula="of:=[.D10]*[.D11]" office:value-type="float" office:value="0.1" calcext:value-type="float">
            <text:p>$0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8. Your marketing percentage, based on yearly your <text:span text:style-name="T17">production</text:span><text:span text:style-name="T18"> goal will be:</text:span></text:p>
          </table:table-cell>
          <table:table-cell table:style-name="ce25"/>
          <table:table-cell table:style-name="ce42" table:formula="of:=[.D29]/[.D21]" office:value-type="percentage" office:value="0.0101010101010101" calcext:value-type="percentage">
            <text:p>1%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19. Your marketing dollars spent per lead generated will be:</text:p>
          </table:table-cell>
          <table:table-cell table:style-name="ce25"/>
          <table:table-cell table:style-name="ce38" table:formula="of:=[.D29]/[.D24]" office:value-type="float" office:value="0.00010010111223458" calcext:value-type="float">
            <text:p>$0</text:p>
          </table:table-cell>
          <table:table-cell table:style-name="ce49"/>
          <table:table-cell table:number-columns-repeated="1019"/>
        </table:table-row>
        <table:table-row table:style-name="ro6">
          <table:table-cell table:style-name="ce7"/>
          <table:table-cell table:style-name="ce17" office:value-type="string" calcext:value-type="string">
            <text:p>20. Your marketing dollars spent per job completed will be:</text:p>
          </table:table-cell>
          <table:table-cell table:style-name="ce25"/>
          <table:table-cell table:style-name="ce38" table:formula="of:=[.D29]/[.D22]" office:value-type="float" office:value="0.0101112234580384" calcext:value-type="float">
            <text:p>$0</text:p>
          </table:table-cell>
          <table:table-cell table:style-name="ce49"/>
          <table:table-cell table:number-columns-repeated="1019"/>
        </table:table-row>
        <table:table-row table:style-name="ro2">
          <table:table-cell table:style-name="ce7"/>
          <table:table-cell table:style-name="ce17"/>
          <table:table-cell table:style-name="ce25" table:number-columns-repeated="2"/>
          <table:table-cell table:style-name="ce49"/>
          <table:table-cell table:number-columns-repeated="1019"/>
        </table:table-row>
        <table:table-row table:style-name="ro2">
          <table:table-cell table:style-name="ce7"/>
          <table:table-cell table:style-name="ce18" office:value-type="string" calcext:value-type="string">
            <text:p>Note: If your production volume is not at your desired level due to cancellations, adjust your sales goal in Item 1.</text:p>
          </table:table-cell>
          <table:table-cell table:style-name="ce25" table:number-columns-repeated="2"/>
          <table:table-cell table:style-name="ce49"/>
          <table:table-cell table:number-columns-repeated="1019"/>
        </table:table-row>
        <table:table-row table:style-name="ro4">
          <table:table-cell table:style-name="ce7"/>
          <table:table-cell table:style-name="ce19"/>
          <table:table-cell table:style-name="ce26" table:number-columns-repeated="2"/>
          <table:table-cell table:style-name="ce51"/>
          <table:table-cell table:number-columns-repeated="1019"/>
        </table:table-row>
        <table:table-row table:style-name="ro2">
          <table:table-cell table:style-name="ce7"/>
          <table:table-cell table:style-name="ce9"/>
          <table:table-cell table:style-name="ce7" table:number-columns-repeated="2"/>
          <table:table-cell table:style-name="ce52"/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7" table:number-columns-repeated="3"/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Main Page'.$A$1" table:cell-range-address="$'Annual Breakdown'.$B$1:.$E$35" table:range-usable-as="print-range"/>
        </table:named-expressions>
      </table:table>
      <table:table table:name="Monthly Budget Breakdown" table:style-name="ta3" table:protected="true" table:protection-key="gPzncE/U3T2t8rAF5Det3PaMQZY=" table:protection-key-digest-algorithm="http://docs.oasis-open.org/office/ns/table/legacy-hash-excel" table:protection-key-digest-algorithm-2="http://www.w3.org/2000/09/xmldsig#sha1" table:print-ranges="'Monthly Budget Breakdown'.A1:'Monthly Budget Breakdown'.N38">
        <loext:table-protection loext:select-unprotected-cells="true"/>
        <table:table-column table:style-name="co8" table:default-cell-style-name="ce5"/>
        <table:table-column table:style-name="co9" table:number-columns-repeated="9" table:default-cell-style-name="ce5"/>
        <table:table-column table:style-name="co9" table:number-columns-repeated="2" table:default-cell-style-name="ce7"/>
        <table:table-column table:style-name="co9" table:default-cell-style-name="ce5"/>
        <table:table-column table:style-name="co10" table:default-cell-style-name="ce5"/>
        <table:table-column table:style-name="co1" table:number-columns-repeated="1010" table:default-cell-style-name="Default"/>
        <table:table-row table:style-name="ro2">
          <table:table-cell table:style-name="ce6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85"/>
          <table:table-cell table:number-columns-repeated="9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85"/>
          <table:table-cell table:number-columns-repeated="1010"/>
        </table:table-row>
        <table:table-row table:style-name="ro4">
          <table:table-cell/>
          <table:covered-table-cell table:style-name="ce67"/>
          <table:covered-table-cell table:style-name="ce86"/>
          <table:table-cell table:number-columns-repeated="9"/>
          <table:covered-table-cell table:style-name="ce67"/>
          <table:covered-table-cell table:style-name="ce86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0">
          <table:table-cell table:style-name="ce54" office:value-type="string" calcext:value-type="string" table:number-columns-spanned="14" table:number-rows-spanned="1">
            <text:p>Annual Marketing Budget by Month</text:p>
          </table:table-cell>
          <table:covered-table-cell table:number-columns-repeated="12" table:style-name="ce68"/>
          <table:covered-table-cell table:style-name="ce103"/>
          <table:table-cell table:style-name="ce6"/>
          <table:table-cell table:number-columns-repeated="1009"/>
        </table:table-row>
        <table:table-row table:style-name="ro11">
          <table:table-cell table:style-name="ce55"/>
          <table:table-cell table:style-name="ce69" office:value-type="string" calcext:value-type="string">
            <text:p>January</text:p>
          </table:table-cell>
          <table:table-cell table:style-name="ce69" office:value-type="string" calcext:value-type="string">
            <text:p>February</text:p>
          </table:table-cell>
          <table:table-cell table:style-name="ce69" office:value-type="string" calcext:value-type="string">
            <text:p>March</text:p>
          </table:table-cell>
          <table:table-cell table:style-name="ce69" office:value-type="string" calcext:value-type="string">
            <text:p>April</text:p>
          </table:table-cell>
          <table:table-cell table:style-name="ce69" office:value-type="string" calcext:value-type="string">
            <text:p>May</text:p>
          </table:table-cell>
          <table:table-cell table:style-name="ce69" office:value-type="string" calcext:value-type="string">
            <text:p>June</text:p>
          </table:table-cell>
          <table:table-cell table:style-name="ce69" office:value-type="string" calcext:value-type="string">
            <text:p>July</text:p>
          </table:table-cell>
          <table:table-cell table:style-name="ce69" office:value-type="string" calcext:value-type="string">
            <text:p>August</text:p>
          </table:table-cell>
          <table:table-cell table:style-name="ce69" office:value-type="string" calcext:value-type="string">
            <text:p>September</text:p>
          </table:table-cell>
          <table:table-cell table:style-name="ce69" office:value-type="string" calcext:value-type="string">
            <text:p>October</text:p>
          </table:table-cell>
          <table:table-cell table:style-name="ce69" office:value-type="string" calcext:value-type="string">
            <text:p>November</text:p>
          </table:table-cell>
          <table:table-cell table:style-name="ce69" office:value-type="string" calcext:value-type="string">
            <text:p>December</text:p>
          </table:table-cell>
          <table:table-cell table:style-name="ce104" office:value-type="string" calcext:value-type="string">
            <text:p>Totals</text:p>
          </table:table-cell>
          <table:table-cell table:number-columns-repeated="1010"/>
        </table:table-row>
        <table:table-row table:style-name="ro12">
          <table:table-cell table:style-name="ce56" office:value-type="string" calcext:value-type="string">
            <text:p>MonthlySales Goal</text:p>
          </table:table-cell>
          <table:table-cell table:style-name="ce70" table:formula="of:=[$'Annual Breakdown'.D10]*[.B7]" office:value-type="float" office:value="0.6" calcext:value-type="float">
            <text:p>$0,60</text:p>
          </table:table-cell>
          <table:table-cell table:style-name="ce70" table:formula="of:=[$'Annual Breakdown'.D10]*[.C7]" office:value-type="float" office:value="0.7" calcext:value-type="float">
            <text:p>$0,70</text:p>
          </table:table-cell>
          <table:table-cell table:style-name="ce70" table:formula="of:=[$'Annual Breakdown'.D10]*[.D7]" office:value-type="float" office:value="0.8" calcext:value-type="float">
            <text:p>$0,80</text:p>
          </table:table-cell>
          <table:table-cell table:style-name="ce70" table:formula="of:=[$'Annual Breakdown'.D10]*[.E7]" office:value-type="float" office:value="1" calcext:value-type="float">
            <text:p>$1,00</text:p>
          </table:table-cell>
          <table:table-cell table:style-name="ce70" table:formula="of:=[$'Annual Breakdown'.D10]*[.F7]" office:value-type="float" office:value="1" calcext:value-type="float">
            <text:p>$1,00</text:p>
          </table:table-cell>
          <table:table-cell table:style-name="ce70" table:formula="of:=[$'Annual Breakdown'.D10]*[.G7]" office:value-type="float" office:value="0.9" calcext:value-type="float">
            <text:p>$0,90</text:p>
          </table:table-cell>
          <table:table-cell table:style-name="ce70" table:formula="of:=[$'Annual Breakdown'.D10]*[.H7]" office:value-type="float" office:value="0.7" calcext:value-type="float">
            <text:p>$0,70</text:p>
          </table:table-cell>
          <table:table-cell table:style-name="ce70" table:formula="of:=[$'Annual Breakdown'.D10]*[.I7]" office:value-type="float" office:value="0.8" calcext:value-type="float">
            <text:p>$0,80</text:p>
          </table:table-cell>
          <table:table-cell table:style-name="ce70" table:formula="of:=[$'Annual Breakdown'.D10]*[.J7]" office:value-type="float" office:value="0.9" calcext:value-type="float">
            <text:p>$0,90</text:p>
          </table:table-cell>
          <table:table-cell table:style-name="ce70" table:formula="of:=[$'Annual Breakdown'.D10]*[.K7]" office:value-type="float" office:value="1" calcext:value-type="float">
            <text:p>$1,00</text:p>
          </table:table-cell>
          <table:table-cell table:style-name="ce70" table:formula="of:=[$'Annual Breakdown'.D10]*[.L7]" office:value-type="float" office:value="0.9" calcext:value-type="float">
            <text:p>$0,90</text:p>
          </table:table-cell>
          <table:table-cell table:style-name="ce70" table:formula="of:=[$'Annual Breakdown'.D10]*[.M7]" office:value-type="float" office:value="0.7" calcext:value-type="float">
            <text:p>$0,70</text:p>
          </table:table-cell>
          <table:table-cell table:style-name="ce105" table:formula="of:=SUM([.B6:.M6])" office:value-type="float" office:value="10" calcext:value-type="float">
            <text:p>$10,00</text:p>
          </table:table-cell>
          <table:table-cell table:number-columns-repeated="1010"/>
        </table:table-row>
        <table:table-row table:style-name="ro12">
          <table:table-cell table:style-name="ce57" office:value-type="string" calcext:value-type="string">
            <text:p>Enter<text:span text:style-name="T17"> % of Yearly Total</text:span></text:p>
          </table:table-cell>
          <table:table-cell table:style-name="ce71" table:content-validation-name="val1" office:value-type="percentage" office:value="0.06" calcext:value-type="percentage">
            <text:p>6%</text:p>
          </table:table-cell>
          <table:table-cell table:style-name="ce87" table:content-validation-name="val2" office:value-type="percentage" office:value="0.07" calcext:value-type="percentage">
            <text:p>7%</text:p>
          </table:table-cell>
          <table:table-cell table:style-name="ce92" table:content-validation-name="val3" office:value-type="percentage" office:value="0.08" calcext:value-type="percentage">
            <text:p>8%</text:p>
          </table:table-cell>
          <table:table-cell table:style-name="ce93" table:content-validation-name="val4" office:value-type="percentage" office:value="0.1" calcext:value-type="percentage">
            <text:p>10%</text:p>
          </table:table-cell>
          <table:table-cell table:style-name="ce94" table:content-validation-name="val5" office:value-type="percentage" office:value="0.1" calcext:value-type="percentage">
            <text:p>10%</text:p>
          </table:table-cell>
          <table:table-cell table:style-name="ce95" table:content-validation-name="val6" office:value-type="percentage" office:value="0.09" calcext:value-type="percentage">
            <text:p>9%</text:p>
          </table:table-cell>
          <table:table-cell table:style-name="ce96" table:content-validation-name="val7" office:value-type="percentage" office:value="0.07" calcext:value-type="percentage">
            <text:p>7%</text:p>
          </table:table-cell>
          <table:table-cell table:style-name="ce97" table:content-validation-name="val8" office:value-type="percentage" office:value="0.08" calcext:value-type="percentage">
            <text:p>8%</text:p>
          </table:table-cell>
          <table:table-cell table:style-name="ce98" table:content-validation-name="val9" office:value-type="percentage" office:value="0.09" calcext:value-type="percentage">
            <text:p>9%</text:p>
          </table:table-cell>
          <table:table-cell table:style-name="ce99" table:content-validation-name="val10" office:value-type="percentage" office:value="0.1" calcext:value-type="percentage">
            <text:p>10%</text:p>
          </table:table-cell>
          <table:table-cell table:style-name="ce100" table:content-validation-name="val11" office:value-type="percentage" office:value="0.09" calcext:value-type="percentage">
            <text:p>9%</text:p>
          </table:table-cell>
          <table:table-cell table:style-name="ce101" table:content-validation-name="val12" office:value-type="percentage" office:value="0.07" calcext:value-type="percentage">
            <text:p>7%</text:p>
          </table:table-cell>
          <table:table-cell table:style-name="ce106" table:formula="of:=SUM([.B7:.M7])" office:value-type="percentage" office:value="1" calcext:value-type="percentage">
            <text:p>100,00%</text:p>
          </table:table-cell>
          <table:table-cell table:number-columns-repeated="1010"/>
        </table:table-row>
        <table:table-row table:style-name="ro12">
          <table:table-cell table:style-name="ce58" office:value-type="string" calcext:value-type="string">
            <text:p>Leads Required</text:p>
          </table:table-cell>
          <table:table-cell table:style-name="ce72" table:formula="of:=[$'Annual Breakdown'.D24]*[.B7]" office:value-type="float" office:value="59.9393939393939" calcext:value-type="float">
            <text:p>60</text:p>
          </table:table-cell>
          <table:table-cell table:style-name="ce72" table:formula="of:=[$'Annual Breakdown'.D24]*[.C7]" office:value-type="float" office:value="69.9292929292929" calcext:value-type="float">
            <text:p>70</text:p>
          </table:table-cell>
          <table:table-cell table:style-name="ce72" table:formula="of:=[$'Annual Breakdown'.D24]*[.D7]" office:value-type="float" office:value="79.9191919191919" calcext:value-type="float">
            <text:p>80</text:p>
          </table:table-cell>
          <table:table-cell table:style-name="ce72" table:formula="of:=[$'Annual Breakdown'.D24]*[.E7]" office:value-type="float" office:value="99.8989898989899" calcext:value-type="float">
            <text:p>100</text:p>
          </table:table-cell>
          <table:table-cell table:style-name="ce72" table:formula="of:=[$'Annual Breakdown'.D24]*[.F7]" office:value-type="float" office:value="99.8989898989899" calcext:value-type="float">
            <text:p>100</text:p>
          </table:table-cell>
          <table:table-cell table:style-name="ce72" table:formula="of:=[$'Annual Breakdown'.D24]*[.G7]" office:value-type="float" office:value="89.9090909090909" calcext:value-type="float">
            <text:p>90</text:p>
          </table:table-cell>
          <table:table-cell table:style-name="ce72" table:formula="of:=[$'Annual Breakdown'.D24]*[.H7]" office:value-type="float" office:value="69.9292929292929" calcext:value-type="float">
            <text:p>70</text:p>
          </table:table-cell>
          <table:table-cell table:style-name="ce72" table:formula="of:=[$'Annual Breakdown'.D24]*[.I7]" office:value-type="float" office:value="79.9191919191919" calcext:value-type="float">
            <text:p>80</text:p>
          </table:table-cell>
          <table:table-cell table:style-name="ce72" table:formula="of:=[$'Annual Breakdown'.D24]*[.J7]" office:value-type="float" office:value="89.9090909090909" calcext:value-type="float">
            <text:p>90</text:p>
          </table:table-cell>
          <table:table-cell table:style-name="ce72" table:formula="of:=[$'Annual Breakdown'.D24]*[.K7]" office:value-type="float" office:value="99.8989898989899" calcext:value-type="float">
            <text:p>100</text:p>
          </table:table-cell>
          <table:table-cell table:style-name="ce72" table:formula="of:=[$'Annual Breakdown'.D24]*[.L7]" office:value-type="float" office:value="89.9090909090909" calcext:value-type="float">
            <text:p>90</text:p>
          </table:table-cell>
          <table:table-cell table:style-name="ce72" table:formula="of:=[$'Annual Breakdown'.D24]*[.M7]" office:value-type="float" office:value="69.9292929292929" calcext:value-type="float">
            <text:p>70</text:p>
          </table:table-cell>
          <table:table-cell table:style-name="ce107" table:formula="of:=SUM([.B8:.M8])" office:value-type="float" office:value="998.989898989899" calcext:value-type="float">
            <text:p>999</text:p>
          </table:table-cell>
          <table:table-cell table:number-columns-repeated="1010"/>
        </table:table-row>
        <table:table-row table:style-name="ro12">
          <table:table-cell table:style-name="ce58" office:value-type="string" calcext:value-type="string">
            <text:p>Sales Required</text:p>
          </table:table-cell>
          <table:table-cell table:style-name="ce73" table:formula="of:=[$'Annual Breakdown'.D22]*[.B7]" office:value-type="float" office:value="0.5934" calcext:value-type="float">
            <text:p>1</text:p>
          </table:table-cell>
          <table:table-cell table:style-name="ce73" table:formula="of:=[$'Annual Breakdown'.D22]*[.C7]" office:value-type="float" office:value="0.6923" calcext:value-type="float">
            <text:p>1</text:p>
          </table:table-cell>
          <table:table-cell table:style-name="ce73" table:formula="of:=[$'Annual Breakdown'.D22]*[.D7]" office:value-type="float" office:value="0.7912" calcext:value-type="float">
            <text:p>1</text:p>
          </table:table-cell>
          <table:table-cell table:style-name="ce73" table:formula="of:=[$'Annual Breakdown'.D22]*[.E7]" office:value-type="float" office:value="0.989" calcext:value-type="float">
            <text:p>1</text:p>
          </table:table-cell>
          <table:table-cell table:style-name="ce73" table:formula="of:=[$'Annual Breakdown'.D22]*[.F7]" office:value-type="float" office:value="0.989" calcext:value-type="float">
            <text:p>1</text:p>
          </table:table-cell>
          <table:table-cell table:style-name="ce73" table:formula="of:=[$'Annual Breakdown'.D22]*[.G7]" office:value-type="float" office:value="0.8901" calcext:value-type="float">
            <text:p>1</text:p>
          </table:table-cell>
          <table:table-cell table:style-name="ce73" table:formula="of:=[$'Annual Breakdown'.D22]*[.H7]" office:value-type="float" office:value="0.6923" calcext:value-type="float">
            <text:p>1</text:p>
          </table:table-cell>
          <table:table-cell table:style-name="ce73" table:formula="of:=[$'Annual Breakdown'.D22]*[.I7]" office:value-type="float" office:value="0.7912" calcext:value-type="float">
            <text:p>1</text:p>
          </table:table-cell>
          <table:table-cell table:style-name="ce73" table:formula="of:=[$'Annual Breakdown'.D22]*[.J7]" office:value-type="float" office:value="0.8901" calcext:value-type="float">
            <text:p>1</text:p>
          </table:table-cell>
          <table:table-cell table:style-name="ce73" table:formula="of:=[$'Annual Breakdown'.D22]*[.K7]" office:value-type="float" office:value="0.989" calcext:value-type="float">
            <text:p>1</text:p>
          </table:table-cell>
          <table:table-cell table:style-name="ce73" table:formula="of:=[$'Annual Breakdown'.D22]*[.L7]" office:value-type="float" office:value="0.8901" calcext:value-type="float">
            <text:p>1</text:p>
          </table:table-cell>
          <table:table-cell table:style-name="ce73" table:formula="of:=[$'Annual Breakdown'.D22]*[.M7]" office:value-type="float" office:value="0.6923" calcext:value-type="float">
            <text:p>1</text:p>
          </table:table-cell>
          <table:table-cell table:style-name="ce108" table:formula="of:=SUM([.B9:.M9])" office:value-type="float" office:value="9.89" calcext:value-type="float">
            <text:p>10</text:p>
          </table:table-cell>
          <table:table-cell table:number-columns-repeated="1010"/>
        </table:table-row>
        <table:table-row table:style-name="ro12">
          <table:table-cell table:style-name="ce58" office:value-type="string" calcext:value-type="string">
            <text:p>Marketing Budget</text:p>
          </table:table-cell>
          <table:table-cell table:style-name="ce74" table:formula="of:=[$'Annual Breakdown'.D29]*[.B7]" office:value-type="float" office:value="0.006" calcext:value-type="float">
            <text:p>$0,01</text:p>
          </table:table-cell>
          <table:table-cell table:style-name="ce74" table:formula="of:=[$'Annual Breakdown'.D29]*[.C7]" office:value-type="float" office:value="0.007" calcext:value-type="float">
            <text:p>$0,01</text:p>
          </table:table-cell>
          <table:table-cell table:style-name="ce74" table:formula="of:=[$'Annual Breakdown'.D29]*[.D7]" office:value-type="float" office:value="0.008" calcext:value-type="float">
            <text:p>$0,01</text:p>
          </table:table-cell>
          <table:table-cell table:style-name="ce74" table:formula="of:=[$'Annual Breakdown'.D29]*[.E7]" office:value-type="float" office:value="0.01" calcext:value-type="float">
            <text:p>$0,01</text:p>
          </table:table-cell>
          <table:table-cell table:style-name="ce74" table:formula="of:=[$'Annual Breakdown'.D29]*[.F7]" office:value-type="float" office:value="0.01" calcext:value-type="float">
            <text:p>$0,01</text:p>
          </table:table-cell>
          <table:table-cell table:style-name="ce74" table:formula="of:=[$'Annual Breakdown'.D29]*[.G7]" office:value-type="float" office:value="0.009" calcext:value-type="float">
            <text:p>$0,01</text:p>
          </table:table-cell>
          <table:table-cell table:style-name="ce74" table:formula="of:=[$'Annual Breakdown'.D29]*[.H7]" office:value-type="float" office:value="0.007" calcext:value-type="float">
            <text:p>$0,01</text:p>
          </table:table-cell>
          <table:table-cell table:style-name="ce74" table:formula="of:=[$'Annual Breakdown'.D29]*[.I7]" office:value-type="float" office:value="0.008" calcext:value-type="float">
            <text:p>$0,01</text:p>
          </table:table-cell>
          <table:table-cell table:style-name="ce74" table:formula="of:=[$'Annual Breakdown'.D29]*[.J7]" office:value-type="float" office:value="0.009" calcext:value-type="float">
            <text:p>$0,01</text:p>
          </table:table-cell>
          <table:table-cell table:style-name="ce74" table:formula="of:=[$'Annual Breakdown'.D29]*[.K7]" office:value-type="float" office:value="0.01" calcext:value-type="float">
            <text:p>$0,01</text:p>
          </table:table-cell>
          <table:table-cell table:style-name="ce74" table:formula="of:=[$'Annual Breakdown'.D29]*[.L7]" office:value-type="float" office:value="0.009" calcext:value-type="float">
            <text:p>$0,01</text:p>
          </table:table-cell>
          <table:table-cell table:style-name="ce74" table:formula="of:=[$'Annual Breakdown'.D29]*[.M7]" office:value-type="float" office:value="0.007" calcext:value-type="float">
            <text:p>$0,01</text:p>
          </table:table-cell>
          <table:table-cell table:style-name="ce109" table:formula="of:=SUM([.B10:.M10])" office:value-type="float" office:value="0.1" calcext:value-type="float">
            <text:p>$0,10</text:p>
          </table:table-cell>
          <table:table-cell table:number-columns-repeated="1010"/>
        </table:table-row>
        <table:table-row table:style-name="ro13">
          <table:table-cell table:style-name="ce59"/>
          <table:table-cell table:style-name="ce75" table:number-columns-repeated="12"/>
          <table:table-cell table:style-name="ce110"/>
          <table:table-cell table:number-columns-repeated="1010"/>
        </table:table-row>
        <table:table-row table:style-name="ro11">
          <table:table-cell table:style-name="ce60" office:value-type="string" calcext:value-type="string">
            <text:p>Media/Campaign Sources</text:p>
          </table:table-cell>
          <table:table-cell table:number-columns-repeated="12" table:style-name="ce76" office:value-type="string" calcext:value-type="string">
            <text:p>(Enter Monthly Campaign Totals)</text:p>
          </table:table-cell>
          <table:table-cell table:style-name="ce111" office:value-type="string" calcext:value-type="string">
            <text:p>Yearly <text:s/>Campaign Totals</text:p>
          </table:table-cell>
          <table:table-cell table:number-columns-repeated="1010"/>
        </table:table-row>
        <table:table-row table:style-name="ro9">
          <table:table-cell table:style-name="ce61" office:value-type="string" calcext:value-type="string">
            <text:p>Yellow Pages</text:p>
          </table:table-cell>
          <table:table-cell table:style-name="ce77" office:value-type="float" office:value="0" calcext:value-type="float">
            <office:annotation draw:style-name="gr16" draw:text-style-name="P5" svg:width="5.961cm" svg:height="4.974cm" svg:x="8.333cm" svg:y="9.799cm" draw:caption-point-x="-0.429cm" draw:caption-point-y="-0.176cm">
              <dc:date>2015-06-15T00:00:00</dc:date>
              <text:p text:style-name="P5"><text:span text:style-name="T10">This is an example of a comment that you can enter for each cell. <text:s/>You may want to add a comment to each source describing the strategy for the month and who is responsible for implementation.</text:span></text:p>
              <text:p text:style-name="P5"><text:span text:style-name="T10"/></text:p>
              <text:p text:style-name="P5"><text:span text:style-name="T10">To add a new comment, simply right-click on the cell and select "Insert Comment". <text:s/>You may also edit or delete existing comments by selecting the appropriate menu item.</text:span></text:p>
            </office:annotation>
            <text:p>$0,00</text:p>
          </table:table-cell>
          <table:table-cell table:number-columns-repeated="11" table:style-name="ce88" office:value-type="float" office:value="0" calcext:value-type="float">
            <text:p>$0,00</text:p>
          </table:table-cell>
          <table:table-cell table:style-name="ce112" table:formula="of:=SUM([.B13:.M13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Newspaper</text:p>
          </table:table-cell>
          <table:table-cell table:style-name="ce78" office:value-type="float" office:value="0" calcext:value-type="float">
            <text:p>$0,00</text:p>
          </table:table-cell>
          <table:table-cell table:number-columns-repeated="11" table:style-name="ce89" office:value-type="float" office:value="0" calcext:value-type="float">
            <text:p>$0,00</text:p>
          </table:table-cell>
          <table:table-cell table:style-name="ce113" table:formula="of:=SUM([.B14:.M14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Home Shows</text:p>
          </table:table-cell>
          <table:table-cell table:style-name="ce78" office:value-type="float" office:value="0" calcext:value-type="float">
            <text:p>$0,00</text:p>
          </table:table-cell>
          <table:table-cell table:number-columns-repeated="11" table:style-name="ce89" office:value-type="float" office:value="0" calcext:value-type="float">
            <text:p>$0,00</text:p>
          </table:table-cell>
          <table:table-cell table:style-name="ce114" table:formula="of:=SUM([.B15:.M15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Inserts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6:.M16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Repeat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7:.M17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Direct Mail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8:.M18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Referrals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9:.M19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Unsold Lead Follow-up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0:.M20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TV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1:.M21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Radio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2:.M22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Future Int.Campaigns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3:.M23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Shared Mail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4:.M24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Telemarketing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5:.M25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1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6:.M26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2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7:.M27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3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8:.M28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4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9:.M29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5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30:.M30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6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31:.M31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7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0" table:style-name="ce90" office:value-type="float" office:value="0" calcext:value-type="float">
            <text:p>$0,00</text:p>
          </table:table-cell>
          <table:table-cell table:style-name="ce102" office:value-type="float" office:value="0" calcext:value-type="float">
            <text:p>$0,00</text:p>
          </table:table-cell>
          <table:table-cell table:style-name="ce114" table:formula="of:=SUM([.B32:.M32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8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33:.M33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2" office:value-type="string" calcext:value-type="string">
            <text:p>Misc 9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5" table:formula="of:=SUM([.B34:.M34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1" office:value-type="string" calcext:value-type="string">
            <text:p>Misc 10</text:p>
          </table:table-cell>
          <table:table-cell table:style-name="ce80" office:value-type="float" office:value="0" calcext:value-type="float">
            <text:p>$0,00</text:p>
          </table:table-cell>
          <table:table-cell table:number-columns-repeated="11" table:style-name="ce91" office:value-type="float" office:value="0" calcext:value-type="float">
            <text:p>$0,00</text:p>
          </table:table-cell>
          <table:table-cell table:style-name="ce115" table:formula="of:=SUM([.B35:.M35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3" office:value-type="string" calcext:value-type="string">
            <text:p>Totals</text:p>
          </table:table-cell>
          <table:table-cell table:style-name="ce81" table:formula="of:=SUM([.B13:.B35])" office:value-type="float" office:value="0" calcext:value-type="float">
            <text:p>$0,00</text:p>
          </table:table-cell>
          <table:table-cell table:style-name="ce81" table:formula="of:=SUM([.C13:.C35])" office:value-type="float" office:value="0" calcext:value-type="float">
            <text:p>$0,00</text:p>
          </table:table-cell>
          <table:table-cell table:style-name="ce81" table:formula="of:=SUM([.D13:.D35])" office:value-type="float" office:value="0" calcext:value-type="float">
            <text:p>$0,00</text:p>
          </table:table-cell>
          <table:table-cell table:style-name="ce81" table:formula="of:=SUM([.E13:.E35])" office:value-type="float" office:value="0" calcext:value-type="float">
            <text:p>$0,00</text:p>
          </table:table-cell>
          <table:table-cell table:style-name="ce81" table:formula="of:=SUM([.F13:.F35])" office:value-type="float" office:value="0" calcext:value-type="float">
            <text:p>$0,00</text:p>
          </table:table-cell>
          <table:table-cell table:style-name="ce81" table:formula="of:=SUM([.G13:.G35])" office:value-type="float" office:value="0" calcext:value-type="float">
            <text:p>$0,00</text:p>
          </table:table-cell>
          <table:table-cell table:style-name="ce81" table:formula="of:=SUM([.H13:.H35])" office:value-type="float" office:value="0" calcext:value-type="float">
            <text:p>$0,00</text:p>
          </table:table-cell>
          <table:table-cell table:style-name="ce81" table:formula="of:=SUM([.I13:.I35])" office:value-type="float" office:value="0" calcext:value-type="float">
            <text:p>$0,00</text:p>
          </table:table-cell>
          <table:table-cell table:style-name="ce81" table:formula="of:=SUM([.J13:.J35])" office:value-type="float" office:value="0" calcext:value-type="float">
            <text:p>$0,00</text:p>
          </table:table-cell>
          <table:table-cell table:style-name="ce81" table:formula="of:=SUM([.K13:.K35])" office:value-type="float" office:value="0" calcext:value-type="float">
            <text:p>$0,00</text:p>
          </table:table-cell>
          <table:table-cell table:style-name="ce81" table:formula="of:=SUM([.L13:.L35])" office:value-type="float" office:value="0" calcext:value-type="float">
            <text:p>$0,00</text:p>
          </table:table-cell>
          <table:table-cell table:style-name="ce81" table:formula="of:=SUM([.M13:.M35])" office:value-type="float" office:value="0" calcext:value-type="float">
            <text:p>$0,00</text:p>
          </table:table-cell>
          <table:table-cell table:style-name="ce116" table:formula="of:=SUM([.B36:.M36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4" office:value-type="string" calcext:value-type="string">
            <text:p>Under Marketing Budget</text:p>
          </table:table-cell>
          <table:table-cell table:style-name="ce82" table:formula="of:=IF([.B10]-[.B36]&gt;1;[.B10]-[.B36];&quot;0&quot;)" office:value-type="string" office:string-value="0" calcext:value-type="string">
            <text:p><text:s/>0 </text:p>
          </table:table-cell>
          <table:table-cell table:style-name="ce82" table:formula="of:=IF([.C10]-[.C36]&gt;1;[.C10]-[.C36];&quot;0&quot;)" office:value-type="string" office:string-value="0" calcext:value-type="string">
            <text:p><text:s/>0 </text:p>
          </table:table-cell>
          <table:table-cell table:style-name="ce82" table:formula="of:=IF([.D10]-[.D36]&gt;1;[.D10]-[.D36];&quot;0&quot;)" office:value-type="string" office:string-value="0" calcext:value-type="string">
            <text:p><text:s/>0 </text:p>
          </table:table-cell>
          <table:table-cell table:style-name="ce82" table:formula="of:=IF([.E10]-[.E36]&gt;1;[.E10]-[.E36];&quot;0&quot;)" office:value-type="string" office:string-value="0" calcext:value-type="string">
            <text:p><text:s/>0 </text:p>
          </table:table-cell>
          <table:table-cell table:style-name="ce82" table:formula="of:=IF([.F10]-[.F36]&gt;1;[.F10]-[.F36];&quot;0&quot;)" office:value-type="string" office:string-value="0" calcext:value-type="string">
            <text:p><text:s/>0 </text:p>
          </table:table-cell>
          <table:table-cell table:style-name="ce82" table:formula="of:=IF([.G10]-[.G36]&gt;1;[.G10]-[.G36];&quot;0&quot;)" office:value-type="string" office:string-value="0" calcext:value-type="string">
            <text:p><text:s/>0 </text:p>
          </table:table-cell>
          <table:table-cell table:style-name="ce82" table:formula="of:=IF([.H10]-[.H36]&gt;1;[.H10]-[.H36];&quot;0&quot;)" office:value-type="string" office:string-value="0" calcext:value-type="string">
            <text:p><text:s/>0 </text:p>
          </table:table-cell>
          <table:table-cell table:style-name="ce82" table:formula="of:=IF([.I10]-[.I36]&gt;1;[.I10]-[.I36];&quot;0&quot;)" office:value-type="string" office:string-value="0" calcext:value-type="string">
            <text:p><text:s/>0 </text:p>
          </table:table-cell>
          <table:table-cell table:style-name="ce82" table:formula="of:=IF([.J10]-[.J36]&gt;1;[.J10]-[.J36];&quot;0&quot;)" office:value-type="string" office:string-value="0" calcext:value-type="string">
            <text:p><text:s/>0 </text:p>
          </table:table-cell>
          <table:table-cell table:style-name="ce82" table:formula="of:=IF([.K10]-[.K36]&gt;1;[.K10]-[.K36];&quot;0&quot;)" office:value-type="string" office:string-value="0" calcext:value-type="string">
            <text:p><text:s/>0 </text:p>
          </table:table-cell>
          <table:table-cell table:style-name="ce82" table:formula="of:=IF([.L10]-[.L36]&gt;1;[.L10]-[.L36];&quot;0&quot;)" office:value-type="string" office:string-value="0" calcext:value-type="string">
            <text:p><text:s/>0 </text:p>
          </table:table-cell>
          <table:table-cell table:style-name="ce82" table:formula="of:=IF([.M10]-[.M36]&gt;1;[.M10]-[.M36];&quot;0&quot;)" office:value-type="string" office:string-value="0" calcext:value-type="string">
            <text:p><text:s/>0 </text:p>
          </table:table-cell>
          <table:table-cell table:style-name="ce117" table:formula="of:=SUM([.B37:.M37])" office:value-type="float" office:value="0" calcext:value-type="float">
            <text:p>$0,00</text:p>
          </table:table-cell>
          <table:table-cell table:number-columns-repeated="1010"/>
        </table:table-row>
        <table:table-row table:style-name="ro9">
          <table:table-cell table:style-name="ce65" office:value-type="string" calcext:value-type="string">
            <text:p>Over Marketing Budget</text:p>
          </table:table-cell>
          <table:table-cell table:style-name="ce83" table:formula="of:=IF([.B10]-[.B36]&lt;0;[.B10]-[.B36];&quot;0&quot;)" office:value-type="string" office:string-value="0" calcext:value-type="string">
            <text:p><text:s/>0 </text:p>
          </table:table-cell>
          <table:table-cell table:style-name="ce83" table:formula="of:=IF([.C10]-[.C36]&lt;0;[.C10]-[.C36];&quot;0&quot;)" office:value-type="string" office:string-value="0" calcext:value-type="string">
            <text:p><text:s/>0 </text:p>
          </table:table-cell>
          <table:table-cell table:style-name="ce83" table:formula="of:=IF([.D10]-[.D36]&lt;0;[.D10]-[.D36];&quot;0&quot;)" office:value-type="string" office:string-value="0" calcext:value-type="string">
            <text:p><text:s/>0 </text:p>
          </table:table-cell>
          <table:table-cell table:style-name="ce83" table:formula="of:=IF([.E10]-[.E36]&lt;0;[.E10]-[.E36];&quot;0&quot;)" office:value-type="string" office:string-value="0" calcext:value-type="string">
            <text:p><text:s/>0 </text:p>
          </table:table-cell>
          <table:table-cell table:style-name="ce83" table:formula="of:=IF([.F10]-[.F36]&lt;0;[.F10]-[.F36];&quot;0&quot;)" office:value-type="string" office:string-value="0" calcext:value-type="string">
            <text:p><text:s/>0 </text:p>
          </table:table-cell>
          <table:table-cell table:style-name="ce83" table:formula="of:=IF([.G10]-[.G36]&lt;0;[.G10]-[.G36];&quot;0&quot;)" office:value-type="string" office:string-value="0" calcext:value-type="string">
            <text:p><text:s/>0 </text:p>
          </table:table-cell>
          <table:table-cell table:style-name="ce83" table:formula="of:=IF([.H10]-[.H36]&lt;0;[.H10]-[.H36];&quot;0&quot;)" office:value-type="string" office:string-value="0" calcext:value-type="string">
            <text:p><text:s/>0 </text:p>
          </table:table-cell>
          <table:table-cell table:style-name="ce83" table:formula="of:=IF([.I10]-[.I36]&lt;0;[.I10]-[.I36];&quot;0&quot;)" office:value-type="string" office:string-value="0" calcext:value-type="string">
            <text:p><text:s/>0 </text:p>
          </table:table-cell>
          <table:table-cell table:style-name="ce83" table:formula="of:=IF([.J10]-[.J36]&lt;0;[.J10]-[.J36];&quot;0&quot;)" office:value-type="string" office:string-value="0" calcext:value-type="string">
            <text:p><text:s/>0 </text:p>
          </table:table-cell>
          <table:table-cell table:style-name="ce83" table:formula="of:=IF([.K10]-[.K36]&lt;0;[.K10]-[.K36];&quot;0&quot;)" office:value-type="string" office:string-value="0" calcext:value-type="string">
            <text:p><text:s/>0 </text:p>
          </table:table-cell>
          <table:table-cell table:style-name="ce83" table:formula="of:=IF([.L10]-[.L36]&lt;0;[.L10]-[.L36];&quot;0&quot;)" office:value-type="string" office:string-value="0" calcext:value-type="string">
            <text:p><text:s/>0 </text:p>
          </table:table-cell>
          <table:table-cell table:style-name="ce83" table:formula="of:=IF([.M10]-[.M36]&lt;0;[.M10]-[.M36];&quot;0&quot;)" office:value-type="string" office:string-value="0" calcext:value-type="string">
            <text:p><text:s/>0 </text:p>
          </table:table-cell>
          <table:table-cell table:style-name="ce118" table:formula="of:=SUM([.B38:.M38])" office:value-type="float" office:value="0" calcext:value-type="float">
            <text:p>$0,00</text:p>
          </table:table-cell>
          <table:table-cell table:number-columns-repeated="1010"/>
        </table:table-row>
        <table:table-row table:style-name="ro2">
          <table:table-cell/>
          <table:table-cell table:style-name="ce84"/>
          <table:table-cell table:number-columns-repeated="102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Main Page'.$A$1" table:cell-range-address="$'Monthly Budget Breakdown'.$A$1:.$N$38" table:range-usable-as="print-range"/>
        </table:named-expressions>
        <calcext:conditional-formats>
          <calcext:conditional-format calcext:target-range-address="'Monthly Budget Breakdown'.D7:'Monthly Budget Breakdown'.D7">
            <calcext:condition calcext:apply-style-name="Excel_CondFormat_3_1_1" calcext:value="formula-is(SUM(['Monthly Budget Breakdown'.B7:'Monthly Budget Breakdown'.M7])&gt;1)" calcext:base-cell-address="'Monthly Budget Breakdown'.D7"/>
            <calcext:condition calcext:apply-style-name="Excel_CondFormat_3_1_2" calcext:value="formula-is(SUM(['Monthly Budget Breakdown'.B7:'Monthly Budget Breakdown'.M7])&lt;1)" calcext:base-cell-address="'Monthly Budget Breakdown'.D7"/>
          </calcext:conditional-format>
          <calcext:conditional-format calcext:target-range-address="'Monthly Budget Breakdown'.C7:'Monthly Budget Breakdown'.C7">
            <calcext:condition calcext:apply-style-name="Excel_CondFormat_3_2_1" calcext:value="formula-is(SUM(['Monthly Budget Breakdown'.B7:'Monthly Budget Breakdown'.M7])&gt;1)" calcext:base-cell-address="'Monthly Budget Breakdown'.C7"/>
            <calcext:condition calcext:apply-style-name="Excel_CondFormat_3_2_2" calcext:value="formula-is(SUM(['Monthly Budget Breakdown'.B7:'Monthly Budget Breakdown'.M7])&lt;1)" calcext:base-cell-address="'Monthly Budget Breakdown'.C7"/>
          </calcext:conditional-format>
          <calcext:conditional-format calcext:target-range-address="'Monthly Budget Breakdown'.B7:'Monthly Budget Breakdown'.B7">
            <calcext:condition calcext:apply-style-name="Excel_CondFormat_3_3_1" calcext:value="formula-is(SUM(['Monthly Budget Breakdown'.B7:'Monthly Budget Breakdown'.M7])&gt;1)" calcext:base-cell-address="'Monthly Budget Breakdown'.B7"/>
            <calcext:condition calcext:apply-style-name="Excel_CondFormat_3_3_2" calcext:value="formula-is(SUM(['Monthly Budget Breakdown'.B7:'Monthly Budget Breakdown'.M7])&lt;1)" calcext:base-cell-address="'Monthly Budget Breakdown'.B7"/>
          </calcext:conditional-format>
          <calcext:conditional-format calcext:target-range-address="'Monthly Budget Breakdown'.E7:'Monthly Budget Breakdown'.E7">
            <calcext:condition calcext:apply-style-name="Excel_CondFormat_3_4_1" calcext:value="formula-is(SUM(['Monthly Budget Breakdown'.B7:'Monthly Budget Breakdown'.M7])&gt;1)" calcext:base-cell-address="'Monthly Budget Breakdown'.E7"/>
            <calcext:condition calcext:apply-style-name="Excel_CondFormat_3_4_2" calcext:value="formula-is(SUM(['Monthly Budget Breakdown'.B7:'Monthly Budget Breakdown'.M7])&lt;1)" calcext:base-cell-address="'Monthly Budget Breakdown'.E7"/>
          </calcext:conditional-format>
          <calcext:conditional-format calcext:target-range-address="'Monthly Budget Breakdown'.F7:'Monthly Budget Breakdown'.F7">
            <calcext:condition calcext:apply-style-name="Excel_CondFormat_3_5_1" calcext:value="formula-is(SUM(['Monthly Budget Breakdown'.B7:'Monthly Budget Breakdown'.M7])&gt;1)" calcext:base-cell-address="'Monthly Budget Breakdown'.F7"/>
            <calcext:condition calcext:apply-style-name="Excel_CondFormat_3_5_2" calcext:value="formula-is(SUM(['Monthly Budget Breakdown'.B7:'Monthly Budget Breakdown'.M7])&lt;1)" calcext:base-cell-address="'Monthly Budget Breakdown'.F7"/>
          </calcext:conditional-format>
          <calcext:conditional-format calcext:target-range-address="'Monthly Budget Breakdown'.G7:'Monthly Budget Breakdown'.G7">
            <calcext:condition calcext:apply-style-name="Excel_CondFormat_3_6_1" calcext:value="formula-is(SUM(['Monthly Budget Breakdown'.B7:'Monthly Budget Breakdown'.M7])&gt;1)" calcext:base-cell-address="'Monthly Budget Breakdown'.G7"/>
            <calcext:condition calcext:apply-style-name="Excel_CondFormat_3_6_2" calcext:value="formula-is(SUM(['Monthly Budget Breakdown'.B7:'Monthly Budget Breakdown'.M7])&lt;1)" calcext:base-cell-address="'Monthly Budget Breakdown'.G7"/>
          </calcext:conditional-format>
          <calcext:conditional-format calcext:target-range-address="'Monthly Budget Breakdown'.H7:'Monthly Budget Breakdown'.H7">
            <calcext:condition calcext:apply-style-name="Excel_CondFormat_3_7_1" calcext:value="formula-is(SUM(['Monthly Budget Breakdown'.B7:'Monthly Budget Breakdown'.M7])&gt;1)" calcext:base-cell-address="'Monthly Budget Breakdown'.H7"/>
            <calcext:condition calcext:apply-style-name="Excel_CondFormat_3_7_2" calcext:value="formula-is(SUM(['Monthly Budget Breakdown'.B7:'Monthly Budget Breakdown'.M7])&lt;1)" calcext:base-cell-address="'Monthly Budget Breakdown'.H7"/>
          </calcext:conditional-format>
          <calcext:conditional-format calcext:target-range-address="'Monthly Budget Breakdown'.K7:'Monthly Budget Breakdown'.K7">
            <calcext:condition calcext:apply-style-name="Excel_CondFormat_3_8_1" calcext:value="formula-is(SUM(['Monthly Budget Breakdown'.B7:'Monthly Budget Breakdown'.M7])&gt;1)" calcext:base-cell-address="'Monthly Budget Breakdown'.K7"/>
            <calcext:condition calcext:apply-style-name="Excel_CondFormat_3_8_2" calcext:value="formula-is(SUM(['Monthly Budget Breakdown'.B7:'Monthly Budget Breakdown'.M7])&lt;1)" calcext:base-cell-address="'Monthly Budget Breakdown'.K7"/>
          </calcext:conditional-format>
          <calcext:conditional-format calcext:target-range-address="'Monthly Budget Breakdown'.L7:'Monthly Budget Breakdown'.L7">
            <calcext:condition calcext:apply-style-name="Excel_CondFormat_3_9_1" calcext:value="formula-is(SUM(['Monthly Budget Breakdown'.B7:'Monthly Budget Breakdown'.M7])&gt;1)" calcext:base-cell-address="'Monthly Budget Breakdown'.L7"/>
            <calcext:condition calcext:apply-style-name="Excel_CondFormat_3_9_2" calcext:value="formula-is(SUM(['Monthly Budget Breakdown'.B7:'Monthly Budget Breakdown'.M7])&lt;1)" calcext:base-cell-address="'Monthly Budget Breakdown'.L7"/>
          </calcext:conditional-format>
          <calcext:conditional-format calcext:target-range-address="'Monthly Budget Breakdown'.M7:'Monthly Budget Breakdown'.M7">
            <calcext:condition calcext:apply-style-name="Excel_CondFormat_3_10_1" calcext:value="formula-is(SUM(['Monthly Budget Breakdown'.B7:'Monthly Budget Breakdown'.M7])&gt;1)" calcext:base-cell-address="'Monthly Budget Breakdown'.M7"/>
            <calcext:condition calcext:apply-style-name="Excel_CondFormat_3_10_2" calcext:value="formula-is(SUM(['Monthly Budget Breakdown'.B7:'Monthly Budget Breakdown'.M7])&lt;1)" calcext:base-cell-address="'Monthly Budget Breakdown'.M7"/>
          </calcext:conditional-format>
          <calcext:conditional-format calcext:target-range-address="'Monthly Budget Breakdown'.J7:'Monthly Budget Breakdown'.J7">
            <calcext:condition calcext:apply-style-name="Excel_CondFormat_3_11_1" calcext:value="formula-is(SUM(['Monthly Budget Breakdown'.B7:'Monthly Budget Breakdown'.M7])&gt;1)" calcext:base-cell-address="'Monthly Budget Breakdown'.J7"/>
            <calcext:condition calcext:apply-style-name="Excel_CondFormat_3_11_2" calcext:value="formula-is(SUM(['Monthly Budget Breakdown'.B7:'Monthly Budget Breakdown'.M7])&lt;1)" calcext:base-cell-address="'Monthly Budget Breakdown'.J7"/>
          </calcext:conditional-format>
          <calcext:conditional-format calcext:target-range-address="'Monthly Budget Breakdown'.I7:'Monthly Budget Breakdown'.I7">
            <calcext:condition calcext:apply-style-name="Excel_CondFormat_3_12_1" calcext:value="formula-is(SUM(['Monthly Budget Breakdown'.B7:'Monthly Budget Breakdown'.M7])&gt;1)" calcext:base-cell-address="'Monthly Budget Breakdown'.I7"/>
            <calcext:condition calcext:apply-style-name="Excel_CondFormat_3_12_2" calcext:value="formula-is(SUM(['Monthly Budget Breakdown'.B7:'Monthly Budget Breakdown'.M7])&lt;1)" calcext:base-cell-address="'Monthly Budget Breakdown'.I7"/>
          </calcext:conditional-format>
        </calcext:conditional-formats>
      </table:table>
      <table:table table:name="Monthly Goal Chart" table:style-name="ta4" table:protected="true" table:protection-key="gPzncE/U3T2t8rAF5Det3PaMQZY=" table:protection-key-digest-algorithm="http://docs.oasis-open.org/office/ns/table/legacy-hash-excel" table:protection-key-digest-algorithm-2="http://www.w3.org/2000/09/xmldsig#sha1" table:print-ranges="'Monthly Goal Chart'.A1:'Monthly Goal Chart'.N37">
        <loext:table-protection loext:select-unprotected-cells="true"/>
        <table:table-column table:style-name="co1" table:number-columns-repeated="1024" table:default-cell-style-name="Default"/>
        <table:table-row table:style-name="ro2">
          <table:table-cell table:style-name="ce6"/>
          <table:table-cell table:number-columns-repeated="11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85"/>
          <table:table-cell table:number-columns-repeated="1010"/>
        </table:table-row>
        <table:table-row table:style-name="ro4">
          <table:table-cell table:number-columns-repeated="12"/>
          <table:covered-table-cell table:style-name="ce67"/>
          <table:covered-table-cell table:style-name="ce86"/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'Monthly Goal Chart'.Q41" table:end-x="0.64cm" table:end-y="0.211cm" draw:z-index="0" draw:name="Chart 7" draw:style-name="gr17" draw:text-style-name="P6" svg:width="24.706cm" svg:height="15.636cm" svg:x="0.777cm" svg:y="0.318cm">
              <draw:object draw:notify-on-update-of-ranges="'Monthly Budget Breakdown'.M5:'Monthly Budget Breakdown'.M5 'Monthly Budget Breakdown'.M6:'Monthly Budget Breakdown'.M6 'Monthly Budget Breakdown'.L5:'Monthly Budget Breakdown'.L5 'Monthly Budget Breakdown'.L6:'Monthly Budget Breakdown'.L6 'Monthly Budget Breakdown'.K5:'Monthly Budget Breakdown'.K5 'Monthly Budget Breakdown'.K6:'Monthly Budget Breakdown'.K6 'Monthly Budget Breakdown'.J5:'Monthly Budget Breakdown'.J5 'Monthly Budget Breakdown'.J6:'Monthly Budget Breakdown'.J6 'Monthly Budget Breakdown'.I5:'Monthly Budget Breakdown'.I5 'Monthly Budget Breakdown'.I6:'Monthly Budget Breakdown'.I6 'Monthly Budget Breakdown'.H5:'Monthly Budget Breakdown'.H5 'Monthly Budget Breakdown'.H6:'Monthly Budget Breakdown'.H6 'Monthly Budget Breakdown'.G5:'Monthly Budget Breakdown'.G5 'Monthly Budget Breakdown'.G6:'Monthly Budget Breakdown'.G6 'Monthly Budget Breakdown'.F5:'Monthly Budget Breakdown'.F5 'Monthly Budget Breakdown'.F6:'Monthly Budget Breakdown'.F6 'Monthly Budget Breakdown'.E5:'Monthly Budget Breakdown'.E5 'Monthly Budget Breakdown'.E6:'Monthly Budget Breakdown'.E6 'Monthly Budget Breakdown'.D5:'Monthly Budget Breakdown'.D5 'Monthly Budget Breakdown'.D6:'Monthly Budget Breakdown'.D6 'Monthly Budget Breakdown'.C5:'Monthly Budget Breakdown'.C5 'Monthly Budget Breakdown'.C6:'Monthly Budget Breakdown'.C6 'Monthly Budget Breakdown'.B5:'Monthly Budget Breakdown'.B5 'Monthly Budget Breakdown'.B6:'Monthly Budget Breakdown'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Main Page'.$A$1" table:cell-range-address="$'Monthly Goal Chart'.$A$1:.$N$37" table:range-usable-as="print-range"/>
        </table:named-expressions>
      </table:table>
      <table:table table:name="Actual Expenditures" table:style-name="ta5" table:protected="true" table:protection-key="gPzncE/U3T2t8rAF5Det3PaMQZY=" table:protection-key-digest-algorithm="http://docs.oasis-open.org/office/ns/table/legacy-hash-excel" table:protection-key-digest-algorithm-2="http://www.w3.org/2000/09/xmldsig#sha1" table:print-ranges="'Actual Expenditures'.A1:'Actual Expenditures'.N30">
        <loext:table-protection loext:select-unprotected-cells="true"/>
        <table:table-column table:style-name="co11" table:default-cell-style-name="ce5"/>
        <table:table-column table:style-name="co12" table:number-columns-repeated="12" table:default-cell-style-name="ce5"/>
        <table:table-column table:style-name="co13" table:default-cell-style-name="ce5"/>
        <table:table-column table:style-name="co1" table:number-columns-repeated="1010" table:default-cell-style-name="Default"/>
        <table:table-row table:style-name="ro2">
          <table:table-cell table:style-name="ce6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85"/>
          <table:table-cell table:number-columns-repeated="9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85"/>
          <table:table-cell table:number-columns-repeated="1010"/>
        </table:table-row>
        <table:table-row table:style-name="ro4">
          <table:table-cell/>
          <table:covered-table-cell table:style-name="ce67"/>
          <table:covered-table-cell table:style-name="ce86"/>
          <table:table-cell table:number-columns-repeated="9"/>
          <table:covered-table-cell table:style-name="ce67"/>
          <table:covered-table-cell table:style-name="ce86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14">
          <table:table-cell table:style-name="ce54" office:value-type="string" calcext:value-type="string" table:number-columns-spanned="14" table:number-rows-spanned="1">
            <text:p>Actual Marketing Expenditures by Month</text:p>
          </table:table-cell>
          <table:covered-table-cell table:number-columns-repeated="12" table:style-name="ce68"/>
          <table:covered-table-cell table:style-name="ce103"/>
          <table:table-cell table:number-columns-repeated="1010"/>
        </table:table-row>
        <table:table-row table:style-name="ro15">
          <table:table-cell table:style-name="ce119" office:value-type="string" calcext:value-type="string">
            <text:p>Use this sheet to record actual expenses incurred throughout the year. <text:s/>Use these figures to help calculate your actual cost per lead and cost per sale.</text:p>
          </table:table-cell>
          <table:table-cell table:style-name="ce124" office:value-type="string" calcext:value-type="string">
            <text:p>January</text:p>
          </table:table-cell>
          <table:table-cell table:style-name="ce124" office:value-type="string" calcext:value-type="string">
            <text:p>February</text:p>
          </table:table-cell>
          <table:table-cell table:style-name="ce124" office:value-type="string" calcext:value-type="string">
            <text:p>March</text:p>
          </table:table-cell>
          <table:table-cell table:style-name="ce124" office:value-type="string" calcext:value-type="string">
            <text:p>April</text:p>
          </table:table-cell>
          <table:table-cell table:style-name="ce124" office:value-type="string" calcext:value-type="string">
            <text:p>May</text:p>
          </table:table-cell>
          <table:table-cell table:style-name="ce124" office:value-type="string" calcext:value-type="string">
            <text:p>June</text:p>
          </table:table-cell>
          <table:table-cell table:style-name="ce124" office:value-type="string" calcext:value-type="string">
            <text:p>July</text:p>
          </table:table-cell>
          <table:table-cell table:style-name="ce124" office:value-type="string" calcext:value-type="string">
            <text:p>August</text:p>
          </table:table-cell>
          <table:table-cell table:style-name="ce124" office:value-type="string" calcext:value-type="string">
            <text:p>September</text:p>
          </table:table-cell>
          <table:table-cell table:style-name="ce124" office:value-type="string" calcext:value-type="string">
            <text:p>October</text:p>
          </table:table-cell>
          <table:table-cell table:style-name="ce124" office:value-type="string" calcext:value-type="string">
            <text:p>November</text:p>
          </table:table-cell>
          <table:table-cell table:style-name="ce124" office:value-type="string" calcext:value-type="string">
            <text:p>December</text:p>
          </table:table-cell>
          <table:table-cell table:style-name="ce127" office:value-type="string" calcext:value-type="string">
            <text:p>Totals</text:p>
          </table:table-cell>
          <table:table-cell table:number-columns-repeated="1010"/>
        </table:table-row>
        <table:table-row table:style-name="ro16">
          <table:table-cell table:style-name="ce120" office:value-type="string" calcext:value-type="string">
            <text:p>Media/Campaign Sources</text:p>
          </table:table-cell>
          <table:table-cell table:number-columns-repeated="12" table:style-name="ce125" office:value-type="string" calcext:value-type="string">
            <text:p>Enter Your Actual Expenditures</text:p>
          </table:table-cell>
          <table:table-cell table:style-name="ce128" office:value-type="string" calcext:value-type="string">
            <text:p>Yearly <text:s/>Expenditures</text:p>
          </table:table-cell>
          <table:table-cell table:number-columns-repeated="1010"/>
        </table:table-row>
        <table:table-row table:style-name="ro17">
          <table:table-cell table:style-name="ce121" table:formula="of:=[$'Monthly Budget Breakdown'.A13]" office:value-type="string" office:string-value="Yellow Pages" calcext:value-type="string">
            <text:p>Yellow Pages</text:p>
          </table:table-cell>
          <table:table-cell table:style-name="ce77" office:value-type="float" office:value="0" calcext:value-type="float">
            <text:p>$0,00</text:p>
          </table:table-cell>
          <table:table-cell table:number-columns-repeated="11" table:style-name="ce88" office:value-type="float" office:value="0" calcext:value-type="float">
            <text:p>$0,00</text:p>
          </table:table-cell>
          <table:table-cell table:style-name="ce129" table:formula="of:=SUM([.B7:.M7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14]" office:value-type="string" office:string-value="Newspaper" calcext:value-type="string">
            <text:p>Newspaper</text:p>
          </table:table-cell>
          <table:table-cell table:style-name="ce78" office:value-type="float" office:value="0" calcext:value-type="float">
            <text:p>$0,00</text:p>
          </table:table-cell>
          <table:table-cell table:number-columns-repeated="11" table:style-name="ce89" office:value-type="float" office:value="0" calcext:value-type="float">
            <text:p>$0,00</text:p>
          </table:table-cell>
          <table:table-cell table:style-name="ce113" table:formula="of:=SUM([.B8:.M8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15]" office:value-type="string" office:string-value="Home Shows" calcext:value-type="string">
            <text:p>Home Shows</text:p>
          </table:table-cell>
          <table:table-cell table:style-name="ce78" office:value-type="float" office:value="0" calcext:value-type="float">
            <text:p>$0,00</text:p>
          </table:table-cell>
          <table:table-cell table:number-columns-repeated="11" table:style-name="ce89" office:value-type="float" office:value="0" calcext:value-type="float">
            <text:p>$0,00</text:p>
          </table:table-cell>
          <table:table-cell table:style-name="ce114" table:formula="of:=SUM([.B9:.M9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16]" office:value-type="string" office:string-value="Inserts" calcext:value-type="string">
            <text:p>Inserts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0:.M10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17]" office:value-type="string" office:string-value="Repeat" calcext:value-type="string">
            <text:p>Repeat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1:.M11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18]" office:value-type="string" office:string-value="Direct Mail" calcext:value-type="string">
            <text:p>Direct Mail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2:.M12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19]" office:value-type="string" office:string-value="Referrals" calcext:value-type="string">
            <text:p>Referrals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3:.M13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0]" office:value-type="string" office:string-value="Unsold Lead Follow-up" calcext:value-type="string">
            <text:p>Unsold Lead Follow-up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4:.M14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1]" office:value-type="string" office:string-value="TV" calcext:value-type="string">
            <text:p>TV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5:.M15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2]" office:value-type="string" office:string-value="Radio" calcext:value-type="string">
            <text:p>Radio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6:.M16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3]" office:value-type="string" office:string-value="Future Int.Campaigns" calcext:value-type="string">
            <text:p>Future Int.Campaigns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7:.M17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4]" office:value-type="string" office:string-value="Shared Mail" calcext:value-type="string">
            <text:p>Shared Mail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8:.M18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5]" office:value-type="string" office:string-value="Telemarketing" calcext:value-type="string">
            <text:p>Telemarketing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19:.M19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6]" office:value-type="string" office:string-value="Misc 1" calcext:value-type="string">
            <text:p>Misc 1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0:.M20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7]" office:value-type="string" office:string-value="Misc 2" calcext:value-type="string">
            <text:p>Misc 2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1:.M21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8]" office:value-type="string" office:string-value="Misc 3" calcext:value-type="string">
            <text:p>Misc 3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2:.M22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29]" office:value-type="string" office:string-value="Misc 4" calcext:value-type="string">
            <text:p>Misc 4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3:.M23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30]" office:value-type="string" office:string-value="Misc 5" calcext:value-type="string">
            <text:p>Misc 5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4:.M24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31]" office:value-type="string" office:string-value="Misc 6" calcext:value-type="string">
            <text:p>Misc 6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5:.M25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32]" office:value-type="string" office:string-value="Misc 7" calcext:value-type="string">
            <text:p>Misc 7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0" table:style-name="ce90" office:value-type="float" office:value="0" calcext:value-type="float">
            <text:p>$0,00</text:p>
          </table:table-cell>
          <table:table-cell table:style-name="ce126" office:value-type="float" office:value="0" calcext:value-type="float">
            <text:p>$0,00</text:p>
          </table:table-cell>
          <table:table-cell table:style-name="ce114" table:formula="of:=SUM([.B26:.M26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33]" office:value-type="string" office:string-value="Misc 8" calcext:value-type="string">
            <text:p>Misc 8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4" table:formula="of:=SUM([.B27:.M27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2" table:formula="of:=[$'Monthly Budget Breakdown'.A34]" office:value-type="string" office:string-value="Misc 9" calcext:value-type="string">
            <text:p>Misc 9</text:p>
          </table:table-cell>
          <table:table-cell table:style-name="ce79" office:value-type="float" office:value="0" calcext:value-type="float">
            <text:p>$0,00</text:p>
          </table:table-cell>
          <table:table-cell table:number-columns-repeated="11" table:style-name="ce90" office:value-type="float" office:value="0" calcext:value-type="float">
            <text:p>$0,00</text:p>
          </table:table-cell>
          <table:table-cell table:style-name="ce115" table:formula="of:=SUM([.B28:.M28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123" table:formula="of:=[$'Monthly Budget Breakdown'.A35]" office:value-type="string" office:string-value="Misc 10" calcext:value-type="string">
            <text:p>Misc 10</text:p>
          </table:table-cell>
          <table:table-cell table:style-name="ce80" office:value-type="float" office:value="0" calcext:value-type="float">
            <text:p>$0,00</text:p>
          </table:table-cell>
          <table:table-cell table:number-columns-repeated="11" table:style-name="ce91" office:value-type="float" office:value="0" calcext:value-type="float">
            <text:p>$0,00</text:p>
          </table:table-cell>
          <table:table-cell table:style-name="ce115" table:formula="of:=SUM([.B29:.M29])" office:value-type="float" office:value="0" calcext:value-type="float">
            <text:p>$0,00</text:p>
          </table:table-cell>
          <table:table-cell table:number-columns-repeated="1010"/>
        </table:table-row>
        <table:table-row table:style-name="ro17">
          <table:table-cell table:style-name="ce63" office:value-type="string" calcext:value-type="string">
            <text:p>Totals</text:p>
          </table:table-cell>
          <table:table-cell table:style-name="ce81" table:formula="of:=SUM([.B7:.B29])" office:value-type="float" office:value="0" calcext:value-type="float">
            <text:p>$0,00</text:p>
          </table:table-cell>
          <table:table-cell table:style-name="ce81" table:formula="of:=SUM([.C7:.C29])" office:value-type="float" office:value="0" calcext:value-type="float">
            <text:p>$0,00</text:p>
          </table:table-cell>
          <table:table-cell table:style-name="ce81" table:formula="of:=SUM([.D7:.D29])" office:value-type="float" office:value="0" calcext:value-type="float">
            <text:p>$0,00</text:p>
          </table:table-cell>
          <table:table-cell table:style-name="ce81" table:formula="of:=SUM([.E7:.E29])" office:value-type="float" office:value="0" calcext:value-type="float">
            <text:p>$0,00</text:p>
          </table:table-cell>
          <table:table-cell table:style-name="ce81" table:formula="of:=SUM([.F7:.F29])" office:value-type="float" office:value="0" calcext:value-type="float">
            <text:p>$0,00</text:p>
          </table:table-cell>
          <table:table-cell table:style-name="ce81" table:formula="of:=SUM([.G7:.G29])" office:value-type="float" office:value="0" calcext:value-type="float">
            <text:p>$0,00</text:p>
          </table:table-cell>
          <table:table-cell table:style-name="ce81" table:formula="of:=SUM([.H7:.H29])" office:value-type="float" office:value="0" calcext:value-type="float">
            <text:p>$0,00</text:p>
          </table:table-cell>
          <table:table-cell table:style-name="ce81" table:formula="of:=SUM([.I7:.I29])" office:value-type="float" office:value="0" calcext:value-type="float">
            <text:p>$0,00</text:p>
          </table:table-cell>
          <table:table-cell table:style-name="ce81" table:formula="of:=SUM([.J7:.J29])" office:value-type="float" office:value="0" calcext:value-type="float">
            <text:p>$0,00</text:p>
          </table:table-cell>
          <table:table-cell table:style-name="ce81" table:formula="of:=SUM([.K7:.K29])" office:value-type="float" office:value="0" calcext:value-type="float">
            <text:p>$0,00</text:p>
          </table:table-cell>
          <table:table-cell table:style-name="ce81" table:formula="of:=SUM([.L7:.L29])" office:value-type="float" office:value="0" calcext:value-type="float">
            <text:p>$0,00</text:p>
          </table:table-cell>
          <table:table-cell table:style-name="ce81" table:formula="of:=SUM([.M7:.M29])" office:value-type="float" office:value="0" calcext:value-type="float">
            <text:p>$0,00</text:p>
          </table:table-cell>
          <table:table-cell table:style-name="ce116" table:formula="of:=SUM([.B30:.M30])" office:value-type="float" office:value="0" calcext:value-type="float">
            <text:p>$0,00</text:p>
          </table:table-cell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Main Page'.$A$1" table:cell-range-address="$'Actual Expenditures'.$A$1:.$N$30" table:range-usable-as="print-range"/>
        </table:named-expressions>
      </table:table>
      <table:table table:name="Budget vs. Actual" table:style-name="ta6" table:protected="true" table:protection-key="gPzncE/U3T2t8rAF5Det3PaMQZY=" table:protection-key-digest-algorithm="http://docs.oasis-open.org/office/ns/table/legacy-hash-excel" table:protection-key-digest-algorithm-2="http://www.w3.org/2000/09/xmldsig#sha1" table:print-ranges="'Budget vs. Actual'.A1:'Budget vs. Actual'.AZ36">
        <loext:table-protection loext:select-unprotected-cells="true"/>
        <table:table-column table:style-name="co8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6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6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14" table:number-columns-repeated="3" table:default-cell-style-name="ce5"/>
        <table:table-column table:style-name="co15" table:default-cell-style-name="ce5"/>
        <table:table-column table:style-name="co5" table:default-cell-style-name="ce5"/>
        <table:table-column table:style-name="co17" table:number-columns-repeated="2" table:default-cell-style-name="ce5"/>
        <table:table-column table:style-name="co1" table:number-columns-repeated="972" table:default-cell-style-name="Default"/>
        <table:table-row table:style-name="ro3">
          <table:table-cell table:style-name="ce6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85"/>
          <table:table-cell table:number-columns-repeated="4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85"/>
          <table:table-cell table:number-columns-repeated="972"/>
        </table:table-row>
        <table:table-row table:style-name="ro4">
          <table:table-cell/>
          <table:covered-table-cell table:style-name="ce67"/>
          <table:covered-table-cell table:style-name="ce86"/>
          <table:table-cell table:number-columns-repeated="47"/>
          <table:covered-table-cell table:style-name="ce67"/>
          <table:covered-table-cell table:style-name="ce86"/>
          <table:table-cell table:number-columns-repeated="972"/>
        </table:table-row>
        <table:table-row table:style-name="ro4">
          <table:table-cell table:number-columns-repeated="1024"/>
        </table:table-row>
        <table:table-row table:style-name="ro14">
          <table:table-cell table:style-name="ce130" office:value-type="string" calcext:value-type="string" table:number-columns-spanned="20" table:number-rows-spanned="1">
            <text:p>Actual vs. Budget by Month</text:p>
          </table:table-cell>
          <table:covered-table-cell table:number-columns-repeated="19" table:style-name="ce68"/>
          <table:table-cell table:style-name="ce68"/>
          <table:table-cell table:style-name="ce163" table:number-columns-repeated="30"/>
          <table:table-cell table:style-name="ce182"/>
          <table:table-cell table:number-columns-repeated="972"/>
        </table:table-row>
        <table:table-row table:style-name="ro14">
          <table:table-cell table:style-name="ce131" office:value-type="string" calcext:value-type="string" table:number-columns-spanned="6" table:number-rows-spanned="1">
            <text:p>Simply enter your actual sales figures for each month in the fields outlined in red. <text:s/>This spreadsheet will then self-calculate your actual vs. budget comparisons from the other worksheets.</text:p>
          </table:table-cell>
          <table:covered-table-cell table:number-columns-repeated="5" table:style-name="ce140"/>
          <table:table-cell table:style-name="ce159" table:number-columns-repeated="5"/>
          <table:table-cell table:style-name="ce161" table:number-columns-repeated="10"/>
          <table:table-cell table:style-name="ce22" table:number-columns-repeated="30"/>
          <table:table-cell table:style-name="ce48"/>
          <table:table-cell table:number-columns-repeated="972"/>
        </table:table-row>
        <table:table-row table:style-name="ro4">
          <table:table-cell table:style-name="ce132"/>
          <table:table-cell table:style-name="ce141" office:value-type="string" calcext:value-type="string" table:number-columns-spanned="3" table:number-rows-spanned="1">
            <text:p>January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February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March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April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May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June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July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August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September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October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November</text:p>
          </table:table-cell>
          <table:covered-table-cell table:number-columns-repeated="2" table:style-name="ce141"/>
          <table:table-cell table:style-name="ce124"/>
          <table:table-cell table:style-name="ce141" office:value-type="string" calcext:value-type="string" table:number-columns-spanned="3" table:number-rows-spanned="1">
            <text:p>December</text:p>
          </table:table-cell>
          <table:covered-table-cell table:number-columns-repeated="2" table:style-name="ce141"/>
          <table:table-cell table:style-name="ce124"/>
          <table:table-cell table:style-name="ce174" office:value-type="string" calcext:value-type="string" table:number-columns-spanned="3" table:number-rows-spanned="1">
            <text:p>YTD Totals</text:p>
          </table:table-cell>
          <table:covered-table-cell table:style-name="ce141"/>
          <table:covered-table-cell table:style-name="ce174"/>
          <table:table-cell table:number-columns-repeated="972"/>
        </table:table-row>
        <table:table-row table:style-name="ro4">
          <table:table-cell table:style-name="ce133"/>
          <table:table-cell table:style-name="ce142" office:value-type="string" calcext:value-type="string">
            <text:p>Budget</text:p>
          </table:table-cell>
          <table:table-cell table:style-name="ce142" office:value-type="string" calcext:value-type="string">
            <text:p>Actual</text:p>
          </table:table-cell>
          <table:table-cell table:style-name="ce142" office:value-type="string" calcext:value-type="string">
            <text:p>Variance</text:p>
          </table:table-cell>
          <table:table-cell table:style-name="ce155"/>
          <table:table-cell table:style-name="ce142" office:value-type="string" calcext:value-type="string">
            <text:p>Budget</text:p>
          </table:table-cell>
          <table:table-cell table:style-name="ce142" office:value-type="string" calcext:value-type="string">
            <text:p>Actual</text:p>
          </table:table-cell>
          <table:table-cell table:style-name="ce142" office:value-type="string" calcext:value-type="string">
            <text:p>Variance</text:p>
          </table:table-cell>
          <table:table-cell table:style-name="ce155"/>
          <table:table-cell table:style-name="ce142" office:value-type="string" calcext:value-type="string">
            <text:p>Budget</text:p>
          </table:table-cell>
          <table:table-cell table:style-name="ce142" office:value-type="string" calcext:value-type="string">
            <text:p>Actual</text:p>
          </table:table-cell>
          <table:table-cell table:style-name="ce142" office:value-type="string" calcext:value-type="string">
            <text:p>Variance</text:p>
          </table:table-cell>
          <table:table-cell table:style-name="ce155"/>
          <table:table-cell table:style-name="ce142" office:value-type="string" calcext:value-type="string">
            <text:p>Budget</text:p>
          </table:table-cell>
          <table:table-cell table:style-name="ce142" office:value-type="string" calcext:value-type="string">
            <text:p>Actual</text:p>
          </table:table-cell>
          <table:table-cell table:style-name="ce142" office:value-type="string" calcext:value-type="string">
            <text:p>Variance</text:p>
          </table:table-cell>
          <table:table-cell table:style-name="ce155"/>
          <table:table-cell table:style-name="ce142" office:value-type="string" calcext:value-type="string">
            <text:p>Budget</text:p>
          </table:table-cell>
          <table:table-cell table:style-name="ce142" office:value-type="string" calcext:value-type="string">
            <text:p>Actual</text:p>
          </table:table-cell>
          <table:table-cell table:style-name="ce142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55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55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55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55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55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55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55" office:value-type="string" calcext:value-type="string">
            <text:p>Variance</text:p>
          </table:table-cell>
          <table:table-cell table:style-name="ce155"/>
          <table:table-cell table:style-name="ce155" office:value-type="string" calcext:value-type="string">
            <text:p>Budget</text:p>
          </table:table-cell>
          <table:table-cell table:style-name="ce155" office:value-type="string" calcext:value-type="string">
            <text:p>Actual</text:p>
          </table:table-cell>
          <table:table-cell table:style-name="ce183" office:value-type="string" calcext:value-type="string">
            <text:p>Variance</text:p>
          </table:table-cell>
          <table:table-cell table:number-columns-repeated="972"/>
        </table:table-row>
        <table:table-row table:style-name="ro18">
          <table:table-cell table:style-name="ce134" office:value-type="string" calcext:value-type="string">
            <text:p>Monthly Sales</text:p>
          </table:table-cell>
          <table:table-cell table:style-name="ce143" table:formula="of:=[$'Monthly Budget Breakdown'.B6]" office:value-type="float" office:value="0.6" calcext:value-type="float">
            <text:p>$0,6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C8]-[.B8]" office:value-type="float" office:value="-0.6" calcext:value-type="float">
            <text:p>-$0,60</text:p>
          </table:table-cell>
          <table:table-cell table:style-name="ce156"/>
          <table:table-cell table:style-name="ce143" table:formula="of:=[$'Monthly Budget Breakdown'.C6]" office:value-type="float" office:value="0.7" calcext:value-type="float">
            <text:p>$0,7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G8]-[.F8]" office:value-type="float" office:value="-0.7" calcext:value-type="float">
            <text:p>-$0,70</text:p>
          </table:table-cell>
          <table:table-cell table:style-name="ce156"/>
          <table:table-cell table:style-name="ce143" table:formula="of:=[$'Monthly Budget Breakdown'.D6]" office:value-type="float" office:value="0.8" calcext:value-type="float">
            <text:p>$0,8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K8]-[.J8]" office:value-type="float" office:value="-0.8" calcext:value-type="float">
            <text:p>-$0,80</text:p>
          </table:table-cell>
          <table:table-cell table:style-name="ce156"/>
          <table:table-cell table:style-name="ce143" table:formula="of:=[$'Monthly Budget Breakdown'.E6]" office:value-type="float" office:value="1" calcext:value-type="float">
            <text:p>$1,0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O8]-[.N8]" office:value-type="float" office:value="-1" calcext:value-type="float">
            <text:p>-$1,00</text:p>
          </table:table-cell>
          <table:table-cell table:style-name="ce156"/>
          <table:table-cell table:style-name="ce143" table:formula="of:=[$'Monthly Budget Breakdown'.F6]" office:value-type="float" office:value="1" calcext:value-type="float">
            <text:p>$1,0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S8]-[.R8]" office:value-type="float" office:value="-1" calcext:value-type="float">
            <text:p>-$1,00</text:p>
          </table:table-cell>
          <table:table-cell table:style-name="ce156"/>
          <table:table-cell table:style-name="ce143" table:formula="of:=[$'Monthly Budget Breakdown'.G6]" office:value-type="float" office:value="0.9" calcext:value-type="float">
            <text:p>$0,9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W8]-[.V8]" office:value-type="float" office:value="-0.9" calcext:value-type="float">
            <text:p>-$0,90</text:p>
          </table:table-cell>
          <table:table-cell table:style-name="ce156"/>
          <table:table-cell table:style-name="ce143" table:formula="of:=[$'Monthly Budget Breakdown'.H6]" office:value-type="float" office:value="0.7" calcext:value-type="float">
            <text:p>$0,7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AA8]-[.Z8]" office:value-type="float" office:value="-0.7" calcext:value-type="float">
            <text:p>-$0,70</text:p>
          </table:table-cell>
          <table:table-cell table:style-name="ce156"/>
          <table:table-cell table:style-name="ce143" table:formula="of:=[$'Monthly Budget Breakdown'.I6]" office:value-type="float" office:value="0.8" calcext:value-type="float">
            <text:p>$0,8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AE8]-[.AD8]" office:value-type="float" office:value="-0.8" calcext:value-type="float">
            <text:p>-$0,80</text:p>
          </table:table-cell>
          <table:table-cell table:style-name="ce156"/>
          <table:table-cell table:style-name="ce143" table:formula="of:=[$'Monthly Budget Breakdown'.J6]" office:value-type="float" office:value="0.9" calcext:value-type="float">
            <text:p>$0,9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AI8]-[.AH8]" office:value-type="float" office:value="-0.9" calcext:value-type="float">
            <text:p>-$0,90</text:p>
          </table:table-cell>
          <table:table-cell table:style-name="ce156"/>
          <table:table-cell table:style-name="ce143" table:formula="of:=[$'Monthly Budget Breakdown'.K6]" office:value-type="float" office:value="1" calcext:value-type="float">
            <text:p>$1,0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AM8]-[.AL8]" office:value-type="float" office:value="-1" calcext:value-type="float">
            <text:p>-$1,00</text:p>
          </table:table-cell>
          <table:table-cell table:style-name="ce156"/>
          <table:table-cell table:style-name="ce143" table:formula="of:=[$'Monthly Budget Breakdown'.L6]" office:value-type="float" office:value="0.9" calcext:value-type="float">
            <text:p>$0,90</text:p>
          </table:table-cell>
          <table:table-cell table:style-name="ce151" office:value-type="float" office:value="0" calcext:value-type="float">
            <text:p>$0,00</text:p>
          </table:table-cell>
          <table:table-cell table:style-name="ce154" table:formula="of:=[.AQ8]-[.AP8]" office:value-type="float" office:value="-0.9" calcext:value-type="float">
            <text:p>-$0,90</text:p>
          </table:table-cell>
          <table:table-cell table:style-name="ce156"/>
          <table:table-cell table:style-name="ce143" table:formula="of:=[$'Monthly Budget Breakdown'.M6]" office:value-type="float" office:value="0.7" calcext:value-type="float">
            <text:p>$0,70</text:p>
          </table:table-cell>
          <table:table-cell table:style-name="ce151" office:value-type="float" office:value="0" calcext:value-type="float">
            <text:p>$0,00</text:p>
          </table:table-cell>
          <table:table-cell table:style-name="ce164" table:formula="of:=[.AU8]-[.AT8]" office:value-type="float" office:value="-0.7" calcext:value-type="float">
            <text:p>-$0,70</text:p>
          </table:table-cell>
          <table:table-cell table:style-name="ce156"/>
          <table:table-cell table:style-name="ce164" table:formula="of:=[$'Monthly Budget Breakdown'.N6]" office:value-type="float" office:value="10" calcext:value-type="float">
            <text:p>$10,00</text:p>
          </table:table-cell>
          <table:table-cell table:style-name="ce181" table:formula="of:=[.AU8]+[.AQ8]+[.AM8]+[.AI8]+[.AE8]+[.AA8]+[.W8]+[.S8]+[.O8]+[.K8]+[.G8]+[.C8]" office:value-type="float" office:value="0" calcext:value-type="float">
            <text:p>$0,00</text:p>
          </table:table-cell>
          <table:table-cell table:style-name="ce184" table:formula="of:=[.AY8]-[.AX8]" office:value-type="float" office:value="-10" calcext:value-type="float">
            <text:p>-$10,00</text:p>
          </table:table-cell>
          <table:table-cell table:number-columns-repeated="972"/>
        </table:table-row>
        <table:table-row table:style-name="ro4">
          <table:table-cell table:style-name="ce58" office:value-type="string" calcext:value-type="string">
            <text:p>Marketing Budget</text:p>
          </table:table-cell>
          <table:table-cell table:style-name="ce144" table:formula="of:=[$'Monthly Budget Breakdown'.B10]" office:value-type="float" office:value="0.006" calcext:value-type="float">
            <text:p>$0,01</text:p>
          </table:table-cell>
          <table:table-cell table:style-name="ce144" table:formula="of:=[$'Actual Expenditures'.B30]" office:value-type="float" office:value="0" calcext:value-type="float">
            <text:p>$0,00</text:p>
          </table:table-cell>
          <table:table-cell table:style-name="ce144" table:formula="of:=[.C9]-[.B9]" office:value-type="float" office:value="-0.006" calcext:value-type="float">
            <text:p>-$0,01</text:p>
          </table:table-cell>
          <table:table-cell table:style-name="ce157"/>
          <table:table-cell table:style-name="ce144" table:formula="of:=[$'Monthly Budget Breakdown'.C10]" office:value-type="float" office:value="0.007" calcext:value-type="float">
            <text:p>$0,01</text:p>
          </table:table-cell>
          <table:table-cell table:style-name="ce144" table:formula="of:=[$'Actual Expenditures'.C30]" office:value-type="float" office:value="0" calcext:value-type="float">
            <text:p>$0,00</text:p>
          </table:table-cell>
          <table:table-cell table:style-name="ce144" table:formula="of:=[.G9]-[.F9]" office:value-type="float" office:value="-0.007" calcext:value-type="float">
            <text:p>-$0,01</text:p>
          </table:table-cell>
          <table:table-cell table:style-name="ce157"/>
          <table:table-cell table:style-name="ce144" table:formula="of:=[$'Monthly Budget Breakdown'.D10]" office:value-type="float" office:value="0.008" calcext:value-type="float">
            <text:p>$0,01</text:p>
          </table:table-cell>
          <table:table-cell table:style-name="ce144" table:formula="of:=[$'Actual Expenditures'.D30]" office:value-type="float" office:value="0" calcext:value-type="float">
            <text:p>$0,00</text:p>
          </table:table-cell>
          <table:table-cell table:style-name="ce144" table:formula="of:=[.K9]-[.J9]" office:value-type="float" office:value="-0.008" calcext:value-type="float">
            <text:p>-$0,01</text:p>
          </table:table-cell>
          <table:table-cell table:style-name="ce157"/>
          <table:table-cell table:style-name="ce144" table:formula="of:=[$'Monthly Budget Breakdown'.E10]" office:value-type="float" office:value="0.01" calcext:value-type="float">
            <text:p>$0,01</text:p>
          </table:table-cell>
          <table:table-cell table:style-name="ce144" table:formula="of:=[$'Actual Expenditures'.E30]" office:value-type="float" office:value="0" calcext:value-type="float">
            <text:p>$0,00</text:p>
          </table:table-cell>
          <table:table-cell table:style-name="ce144" table:formula="of:=[.O9]-[.N9]" office:value-type="float" office:value="-0.01" calcext:value-type="float">
            <text:p>-$0,01</text:p>
          </table:table-cell>
          <table:table-cell table:style-name="ce157"/>
          <table:table-cell table:style-name="ce144" table:formula="of:=[$'Monthly Budget Breakdown'.F10]" office:value-type="float" office:value="0.01" calcext:value-type="float">
            <text:p>$0,01</text:p>
          </table:table-cell>
          <table:table-cell table:style-name="ce144" table:formula="of:=[$'Actual Expenditures'.F30]" office:value-type="float" office:value="0" calcext:value-type="float">
            <text:p>$0,00</text:p>
          </table:table-cell>
          <table:table-cell table:style-name="ce144" table:formula="of:=[.S9]-[.R9]" office:value-type="float" office:value="-0.01" calcext:value-type="float">
            <text:p>-$0,01</text:p>
          </table:table-cell>
          <table:table-cell table:style-name="ce157"/>
          <table:table-cell table:style-name="ce144" table:formula="of:=[$'Monthly Budget Breakdown'.G10]" office:value-type="float" office:value="0.009" calcext:value-type="float">
            <text:p>$0,01</text:p>
          </table:table-cell>
          <table:table-cell table:style-name="ce144" table:formula="of:=[$'Actual Expenditures'.G30]" office:value-type="float" office:value="0" calcext:value-type="float">
            <text:p>$0,00</text:p>
          </table:table-cell>
          <table:table-cell table:style-name="ce144" table:formula="of:=[.W9]-[.V9]" office:value-type="float" office:value="-0.009" calcext:value-type="float">
            <text:p>-$0,01</text:p>
          </table:table-cell>
          <table:table-cell table:style-name="ce157"/>
          <table:table-cell table:style-name="ce144" table:formula="of:=[$'Monthly Budget Breakdown'.H10]" office:value-type="float" office:value="0.007" calcext:value-type="float">
            <text:p>$0,01</text:p>
          </table:table-cell>
          <table:table-cell table:style-name="ce144" table:formula="of:=[$'Actual Expenditures'.H30]" office:value-type="float" office:value="0" calcext:value-type="float">
            <text:p>$0,00</text:p>
          </table:table-cell>
          <table:table-cell table:style-name="ce144" table:formula="of:=[.AA9]-[.Z9]" office:value-type="float" office:value="-0.007" calcext:value-type="float">
            <text:p>-$0,01</text:p>
          </table:table-cell>
          <table:table-cell table:style-name="ce157"/>
          <table:table-cell table:style-name="ce144" table:formula="of:=[$'Monthly Budget Breakdown'.I10]" office:value-type="float" office:value="0.008" calcext:value-type="float">
            <text:p>$0,01</text:p>
          </table:table-cell>
          <table:table-cell table:style-name="ce144" table:formula="of:=[$'Actual Expenditures'.I30]" office:value-type="float" office:value="0" calcext:value-type="float">
            <text:p>$0,00</text:p>
          </table:table-cell>
          <table:table-cell table:style-name="ce144" table:formula="of:=[.AE9]-[.AD9]" office:value-type="float" office:value="-0.008" calcext:value-type="float">
            <text:p>-$0,01</text:p>
          </table:table-cell>
          <table:table-cell table:style-name="ce157"/>
          <table:table-cell table:style-name="ce144" table:formula="of:=[$'Monthly Budget Breakdown'.J10]" office:value-type="float" office:value="0.009" calcext:value-type="float">
            <text:p>$0,01</text:p>
          </table:table-cell>
          <table:table-cell table:style-name="ce144" table:formula="of:=[$'Actual Expenditures'.J30]" office:value-type="float" office:value="0" calcext:value-type="float">
            <text:p>$0,00</text:p>
          </table:table-cell>
          <table:table-cell table:style-name="ce144" table:formula="of:=[.AI9]-[.AH9]" office:value-type="float" office:value="-0.009" calcext:value-type="float">
            <text:p>-$0,01</text:p>
          </table:table-cell>
          <table:table-cell table:style-name="ce157"/>
          <table:table-cell table:style-name="ce144" table:formula="of:=[$'Monthly Budget Breakdown'.K10]" office:value-type="float" office:value="0.01" calcext:value-type="float">
            <text:p>$0,01</text:p>
          </table:table-cell>
          <table:table-cell table:style-name="ce144" table:formula="of:=[$'Actual Expenditures'.K30]" office:value-type="float" office:value="0" calcext:value-type="float">
            <text:p>$0,00</text:p>
          </table:table-cell>
          <table:table-cell table:style-name="ce144" table:formula="of:=[.AM9]-[.AL9]" office:value-type="float" office:value="-0.01" calcext:value-type="float">
            <text:p>-$0,01</text:p>
          </table:table-cell>
          <table:table-cell table:style-name="ce157"/>
          <table:table-cell table:style-name="ce144" table:formula="of:=[$'Monthly Budget Breakdown'.L10]" office:value-type="float" office:value="0.009" calcext:value-type="float">
            <text:p>$0,01</text:p>
          </table:table-cell>
          <table:table-cell table:style-name="ce144" table:formula="of:=[$'Actual Expenditures'.L30]" office:value-type="float" office:value="0" calcext:value-type="float">
            <text:p>$0,00</text:p>
          </table:table-cell>
          <table:table-cell table:style-name="ce144" table:formula="of:=[.AQ9]-[.AP9]" office:value-type="float" office:value="-0.009" calcext:value-type="float">
            <text:p>-$0,01</text:p>
          </table:table-cell>
          <table:table-cell table:style-name="ce157"/>
          <table:table-cell table:style-name="ce144" table:formula="of:=[$'Monthly Budget Breakdown'.M10]" office:value-type="float" office:value="0.007" calcext:value-type="float">
            <text:p>$0,01</text:p>
          </table:table-cell>
          <table:table-cell table:style-name="ce144" table:formula="of:=[$'Actual Expenditures'.M30]" office:value-type="float" office:value="0" calcext:value-type="float">
            <text:p>$0,00</text:p>
          </table:table-cell>
          <table:table-cell table:style-name="ce165" table:formula="of:=[.AU9]-[.AT9]" office:value-type="float" office:value="-0.007" calcext:value-type="float">
            <text:p>-$0,01</text:p>
          </table:table-cell>
          <table:table-cell table:style-name="ce170"/>
          <table:table-cell table:style-name="ce175" table:formula="of:=[$'Monthly Budget Breakdown'.N10]" office:value-type="float" office:value="0.1" calcext:value-type="float">
            <text:p>$0,10</text:p>
          </table:table-cell>
          <table:table-cell table:style-name="ce144" table:formula="of:=[$'Actual Expenditures'.N30]" office:value-type="float" office:value="0" calcext:value-type="float">
            <text:p>$0,00</text:p>
          </table:table-cell>
          <table:table-cell table:style-name="ce185" table:formula="of:=[.AY9]-[.AX9]" office:value-type="float" office:value="-0.1" calcext:value-type="float">
            <text:p>-$0,10</text:p>
          </table:table-cell>
          <table:table-cell table:number-columns-repeated="972"/>
        </table:table-row>
        <table:table-row table:style-name="ro2">
          <table:table-cell table:style-name="ce59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3"/>
          <table:table-cell table:style-name="ce146"/>
          <table:table-cell table:style-name="ce145" table:number-columns-repeated="2"/>
          <table:table-cell table:style-name="ce166"/>
          <table:table-cell table:style-name="ce171"/>
          <table:table-cell table:style-name="ce176"/>
          <table:table-cell table:style-name="ce145"/>
          <table:table-cell table:style-name="ce186"/>
          <table:table-cell table:number-columns-repeated="972"/>
        </table:table-row>
        <table:table-row table:style-name="ro4">
          <table:table-cell table:style-name="ce135"/>
          <table:table-cell table:style-name="ce146" table:number-columns-repeated="46"/>
          <table:table-cell table:style-name="ce167"/>
          <table:table-cell table:style-name="ce171"/>
          <table:table-cell table:style-name="ce177"/>
          <table:table-cell table:style-name="ce146"/>
          <table:table-cell table:style-name="ce187"/>
          <table:table-cell table:number-columns-repeated="972"/>
        </table:table-row>
        <table:table-row table:style-name="ro19">
          <table:table-cell table:style-name="ce136" office:value-type="string" calcext:value-type="string">
            <text:p>Media/Campaign Sources</text:p>
          </table:table-cell>
          <table:table-cell table:style-name="ce147" table:number-columns-repeated="50"/>
          <table:table-cell table:style-name="ce188"/>
          <table:table-cell table:number-columns-repeated="972"/>
        </table:table-row>
        <table:table-row table:style-name="ro9">
          <table:table-cell table:style-name="ce121" table:formula="of:=[$'Monthly Budget Breakdown'.A13]" office:value-type="string" office:string-value="Yellow Pages" calcext:value-type="string">
            <text:p>Yellow Pages</text:p>
          </table:table-cell>
          <table:table-cell table:style-name="ce148" table:formula="of:=[$'Monthly Budget Breakdown'.B13]" office:value-type="float" office:value="0" calcext:value-type="float">
            <text:p>$0,00</text:p>
          </table:table-cell>
          <table:table-cell table:style-name="ce152" table:formula="of:=[$'Actual Expenditures'.B7]" office:value-type="float" office:value="0" calcext:value-type="float">
            <text:p>$0,00</text:p>
          </table:table-cell>
          <table:table-cell table:style-name="ce148" table:formula="of:=[.C13]-[.B13]" office:value-type="float" office:value="0" calcext:value-type="float">
            <text:p>$0,00</text:p>
          </table:table-cell>
          <table:table-cell table:style-name="ce158"/>
          <table:table-cell table:style-name="ce148" table:formula="of:=[$'Monthly Budget Breakdown'.C13]" office:value-type="float" office:value="0" calcext:value-type="float">
            <text:p>$0,00</text:p>
          </table:table-cell>
          <table:table-cell table:style-name="ce152" table:formula="of:=[$'Actual Expenditures'.C7]" office:value-type="float" office:value="0" calcext:value-type="float">
            <text:p>$0,00</text:p>
          </table:table-cell>
          <table:table-cell table:style-name="ce148" table:formula="of:=[.G13]-[.F13]" office:value-type="float" office:value="0" calcext:value-type="float">
            <text:p>$0,00</text:p>
          </table:table-cell>
          <table:table-cell table:style-name="ce160"/>
          <table:table-cell table:style-name="ce148" table:formula="of:=[$'Monthly Budget Breakdown'.D13]" office:value-type="float" office:value="0" calcext:value-type="float">
            <text:p>$0,00</text:p>
          </table:table-cell>
          <table:table-cell table:style-name="ce152" table:formula="of:=[$'Actual Expenditures'.D7]" office:value-type="float" office:value="0" calcext:value-type="float">
            <text:p>$0,00</text:p>
          </table:table-cell>
          <table:table-cell table:style-name="ce148" table:formula="of:=[.K13]-[.J13]" office:value-type="float" office:value="0" calcext:value-type="float">
            <text:p>$0,00</text:p>
          </table:table-cell>
          <table:table-cell table:style-name="ce160"/>
          <table:table-cell table:style-name="ce148" table:formula="of:=[$'Monthly Budget Breakdown'.E13]" office:value-type="float" office:value="0" calcext:value-type="float">
            <text:p>$0,00</text:p>
          </table:table-cell>
          <table:table-cell table:style-name="ce152" table:formula="of:=[$'Actual Expenditures'.E7]" office:value-type="float" office:value="0" calcext:value-type="float">
            <text:p>$0,00</text:p>
          </table:table-cell>
          <table:table-cell table:style-name="ce148" table:formula="of:=[.O13]-[.N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F13]" office:value-type="float" office:value="0" calcext:value-type="float">
            <text:p>$0,00</text:p>
          </table:table-cell>
          <table:table-cell table:style-name="ce152" table:formula="of:=[$'Actual Expenditures'.F7]" office:value-type="float" office:value="0" calcext:value-type="float">
            <text:p>$0,00</text:p>
          </table:table-cell>
          <table:table-cell table:style-name="ce148" table:formula="of:=[.S13]-[.R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G13]" office:value-type="float" office:value="0" calcext:value-type="float">
            <text:p>$0,00</text:p>
          </table:table-cell>
          <table:table-cell table:style-name="ce152" table:formula="of:=[$'Actual Expenditures'.G7]" office:value-type="float" office:value="0" calcext:value-type="float">
            <text:p>$0,00</text:p>
          </table:table-cell>
          <table:table-cell table:style-name="ce148" table:formula="of:=[.W13]-[.V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H13]" office:value-type="float" office:value="0" calcext:value-type="float">
            <text:p>$0,00</text:p>
          </table:table-cell>
          <table:table-cell table:style-name="ce152" table:formula="of:=[$'Actual Expenditures'.H7]" office:value-type="float" office:value="0" calcext:value-type="float">
            <text:p>$0,00</text:p>
          </table:table-cell>
          <table:table-cell table:style-name="ce148" table:formula="of:=[.AA13]-[.Z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I13]" office:value-type="float" office:value="0" calcext:value-type="float">
            <text:p>$0,00</text:p>
          </table:table-cell>
          <table:table-cell table:style-name="ce152" table:formula="of:=[$'Actual Expenditures'.I7]" office:value-type="float" office:value="0" calcext:value-type="float">
            <text:p>$0,00</text:p>
          </table:table-cell>
          <table:table-cell table:style-name="ce148" table:formula="of:=[.AE13]-[.AD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J13]" office:value-type="float" office:value="0" calcext:value-type="float">
            <text:p>$0,00</text:p>
          </table:table-cell>
          <table:table-cell table:style-name="ce152" table:formula="of:=[$'Actual Expenditures'.J7]" office:value-type="float" office:value="0" calcext:value-type="float">
            <text:p>$0,00</text:p>
          </table:table-cell>
          <table:table-cell table:style-name="ce148" table:formula="of:=[.AI13]-[.AH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K13]" office:value-type="float" office:value="0" calcext:value-type="float">
            <text:p>$0,00</text:p>
          </table:table-cell>
          <table:table-cell table:style-name="ce152" table:formula="of:=[$'Actual Expenditures'.K7]" office:value-type="float" office:value="0" calcext:value-type="float">
            <text:p>$0,00</text:p>
          </table:table-cell>
          <table:table-cell table:style-name="ce148" table:formula="of:=[.AM13]-[.AL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L13]" office:value-type="float" office:value="0" calcext:value-type="float">
            <text:p>$0,00</text:p>
          </table:table-cell>
          <table:table-cell table:style-name="ce152" table:formula="of:=[$'Actual Expenditures'.L7]" office:value-type="float" office:value="0" calcext:value-type="float">
            <text:p>$0,00</text:p>
          </table:table-cell>
          <table:table-cell table:style-name="ce148" table:formula="of:=[.AQ13]-[.AP13]" office:value-type="float" office:value="0" calcext:value-type="float">
            <text:p>$0,00</text:p>
          </table:table-cell>
          <table:table-cell table:style-name="ce162"/>
          <table:table-cell table:style-name="ce148" table:formula="of:=[$'Monthly Budget Breakdown'.M13]" office:value-type="float" office:value="0" calcext:value-type="float">
            <text:p>$0,00</text:p>
          </table:table-cell>
          <table:table-cell table:style-name="ce152" table:formula="of:=[$'Actual Expenditures'.M7]" office:value-type="float" office:value="0" calcext:value-type="float">
            <text:p>$0,00</text:p>
          </table:table-cell>
          <table:table-cell table:style-name="ce168" table:formula="of:=[.AU13]-[.AT13]" office:value-type="float" office:value="0" calcext:value-type="float">
            <text:p>$0,00</text:p>
          </table:table-cell>
          <table:table-cell table:style-name="ce172"/>
          <table:table-cell table:style-name="ce178" table:formula="of:=[$'Monthly Budget Breakdown'.N13]" office:value-type="float" office:value="0" calcext:value-type="float">
            <text:p>$0,00</text:p>
          </table:table-cell>
          <table:table-cell table:style-name="ce152" table:formula="of:=[$'Actual Expenditures'.N7]" office:value-type="float" office:value="0" calcext:value-type="float">
            <text:p>$0,00</text:p>
          </table:table-cell>
          <table:table-cell table:style-name="ce189" table:formula="of:=[.AY13]-[.AX13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14]" office:value-type="string" office:string-value="Newspaper" calcext:value-type="string">
            <text:p>Newspaper</text:p>
          </table:table-cell>
          <table:table-cell table:style-name="ce149" table:formula="of:=[$'Monthly Budget Breakdown'.B14]" office:value-type="float" office:value="0" calcext:value-type="float">
            <text:p>$0,00</text:p>
          </table:table-cell>
          <table:table-cell table:style-name="ce153" table:formula="of:=[$'Actual Expenditures'.B8]" office:value-type="float" office:value="0" calcext:value-type="float">
            <text:p>$0,00</text:p>
          </table:table-cell>
          <table:table-cell table:style-name="ce149" table:formula="of:=[.C14]-[.B14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14]" office:value-type="float" office:value="0" calcext:value-type="float">
            <text:p>$0,00</text:p>
          </table:table-cell>
          <table:table-cell table:style-name="ce153" table:formula="of:=[$'Actual Expenditures'.C8]" office:value-type="float" office:value="0" calcext:value-type="float">
            <text:p>$0,00</text:p>
          </table:table-cell>
          <table:table-cell table:style-name="ce149" table:formula="of:=[.G14]-[.F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14]" office:value-type="float" office:value="0" calcext:value-type="float">
            <text:p>$0,00</text:p>
          </table:table-cell>
          <table:table-cell table:style-name="ce153" table:formula="of:=[$'Actual Expenditures'.D8]" office:value-type="float" office:value="0" calcext:value-type="float">
            <text:p>$0,00</text:p>
          </table:table-cell>
          <table:table-cell table:style-name="ce149" table:formula="of:=[.K14]-[.J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14]" office:value-type="float" office:value="0" calcext:value-type="float">
            <text:p>$0,00</text:p>
          </table:table-cell>
          <table:table-cell table:style-name="ce153" table:formula="of:=[$'Actual Expenditures'.E8]" office:value-type="float" office:value="0" calcext:value-type="float">
            <text:p>$0,00</text:p>
          </table:table-cell>
          <table:table-cell table:style-name="ce149" table:formula="of:=[.O14]-[.N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14]" office:value-type="float" office:value="0" calcext:value-type="float">
            <text:p>$0,00</text:p>
          </table:table-cell>
          <table:table-cell table:style-name="ce153" table:formula="of:=[$'Actual Expenditures'.F8]" office:value-type="float" office:value="0" calcext:value-type="float">
            <text:p>$0,00</text:p>
          </table:table-cell>
          <table:table-cell table:style-name="ce149" table:formula="of:=[.S14]-[.R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14]" office:value-type="float" office:value="0" calcext:value-type="float">
            <text:p>$0,00</text:p>
          </table:table-cell>
          <table:table-cell table:style-name="ce153" table:formula="of:=[$'Actual Expenditures'.G8]" office:value-type="float" office:value="0" calcext:value-type="float">
            <text:p>$0,00</text:p>
          </table:table-cell>
          <table:table-cell table:style-name="ce149" table:formula="of:=[.W14]-[.V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14]" office:value-type="float" office:value="0" calcext:value-type="float">
            <text:p>$0,00</text:p>
          </table:table-cell>
          <table:table-cell table:style-name="ce153" table:formula="of:=[$'Actual Expenditures'.H8]" office:value-type="float" office:value="0" calcext:value-type="float">
            <text:p>$0,00</text:p>
          </table:table-cell>
          <table:table-cell table:style-name="ce149" table:formula="of:=[.AA14]-[.Z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14]" office:value-type="float" office:value="0" calcext:value-type="float">
            <text:p>$0,00</text:p>
          </table:table-cell>
          <table:table-cell table:style-name="ce153" table:formula="of:=[$'Actual Expenditures'.I8]" office:value-type="float" office:value="0" calcext:value-type="float">
            <text:p>$0,00</text:p>
          </table:table-cell>
          <table:table-cell table:style-name="ce149" table:formula="of:=[.AE14]-[.AD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14]" office:value-type="float" office:value="0" calcext:value-type="float">
            <text:p>$0,00</text:p>
          </table:table-cell>
          <table:table-cell table:style-name="ce153" table:formula="of:=[$'Actual Expenditures'.J8]" office:value-type="float" office:value="0" calcext:value-type="float">
            <text:p>$0,00</text:p>
          </table:table-cell>
          <table:table-cell table:style-name="ce149" table:formula="of:=[.AI14]-[.AH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14]" office:value-type="float" office:value="0" calcext:value-type="float">
            <text:p>$0,00</text:p>
          </table:table-cell>
          <table:table-cell table:style-name="ce153" table:formula="of:=[$'Actual Expenditures'.K8]" office:value-type="float" office:value="0" calcext:value-type="float">
            <text:p>$0,00</text:p>
          </table:table-cell>
          <table:table-cell table:style-name="ce149" table:formula="of:=[.AM14]-[.AL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14]" office:value-type="float" office:value="0" calcext:value-type="float">
            <text:p>$0,00</text:p>
          </table:table-cell>
          <table:table-cell table:style-name="ce153" table:formula="of:=[$'Actual Expenditures'.L8]" office:value-type="float" office:value="0" calcext:value-type="float">
            <text:p>$0,00</text:p>
          </table:table-cell>
          <table:table-cell table:style-name="ce149" table:formula="of:=[.AQ14]-[.AP1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14]" office:value-type="float" office:value="0" calcext:value-type="float">
            <text:p>$0,00</text:p>
          </table:table-cell>
          <table:table-cell table:style-name="ce153" table:formula="of:=[$'Actual Expenditures'.M8]" office:value-type="float" office:value="0" calcext:value-type="float">
            <text:p>$0,00</text:p>
          </table:table-cell>
          <table:table-cell table:style-name="ce169" table:formula="of:=[.AU14]-[.AT14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14]" office:value-type="float" office:value="0" calcext:value-type="float">
            <text:p>$0,00</text:p>
          </table:table-cell>
          <table:table-cell table:style-name="ce153" table:formula="of:=[$'Actual Expenditures'.N8]" office:value-type="float" office:value="0" calcext:value-type="float">
            <text:p>$0,00</text:p>
          </table:table-cell>
          <table:table-cell table:style-name="ce190" table:formula="of:=[.AY14]-[.AX14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15]" office:value-type="string" office:string-value="Home Shows" calcext:value-type="string">
            <text:p>Home Shows</text:p>
          </table:table-cell>
          <table:table-cell table:style-name="ce149" table:formula="of:=[$'Monthly Budget Breakdown'.B15]" office:value-type="float" office:value="0" calcext:value-type="float">
            <text:p>$0,00</text:p>
          </table:table-cell>
          <table:table-cell table:style-name="ce153" table:formula="of:=[$'Actual Expenditures'.B9]" office:value-type="float" office:value="0" calcext:value-type="float">
            <text:p>$0,00</text:p>
          </table:table-cell>
          <table:table-cell table:style-name="ce149" table:formula="of:=[.C15]-[.B15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15]" office:value-type="float" office:value="0" calcext:value-type="float">
            <text:p>$0,00</text:p>
          </table:table-cell>
          <table:table-cell table:style-name="ce153" table:formula="of:=[$'Actual Expenditures'.C9]" office:value-type="float" office:value="0" calcext:value-type="float">
            <text:p>$0,00</text:p>
          </table:table-cell>
          <table:table-cell table:style-name="ce149" table:formula="of:=[.G15]-[.F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15]" office:value-type="float" office:value="0" calcext:value-type="float">
            <text:p>$0,00</text:p>
          </table:table-cell>
          <table:table-cell table:style-name="ce153" table:formula="of:=[$'Actual Expenditures'.D9]" office:value-type="float" office:value="0" calcext:value-type="float">
            <text:p>$0,00</text:p>
          </table:table-cell>
          <table:table-cell table:style-name="ce149" table:formula="of:=[.K15]-[.J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15]" office:value-type="float" office:value="0" calcext:value-type="float">
            <text:p>$0,00</text:p>
          </table:table-cell>
          <table:table-cell table:style-name="ce153" table:formula="of:=[$'Actual Expenditures'.E9]" office:value-type="float" office:value="0" calcext:value-type="float">
            <text:p>$0,00</text:p>
          </table:table-cell>
          <table:table-cell table:style-name="ce149" table:formula="of:=[.O15]-[.N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15]" office:value-type="float" office:value="0" calcext:value-type="float">
            <text:p>$0,00</text:p>
          </table:table-cell>
          <table:table-cell table:style-name="ce153" table:formula="of:=[$'Actual Expenditures'.F9]" office:value-type="float" office:value="0" calcext:value-type="float">
            <text:p>$0,00</text:p>
          </table:table-cell>
          <table:table-cell table:style-name="ce149" table:formula="of:=[.S15]-[.R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15]" office:value-type="float" office:value="0" calcext:value-type="float">
            <text:p>$0,00</text:p>
          </table:table-cell>
          <table:table-cell table:style-name="ce153" table:formula="of:=[$'Actual Expenditures'.G9]" office:value-type="float" office:value="0" calcext:value-type="float">
            <text:p>$0,00</text:p>
          </table:table-cell>
          <table:table-cell table:style-name="ce149" table:formula="of:=[.W15]-[.V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15]" office:value-type="float" office:value="0" calcext:value-type="float">
            <text:p>$0,00</text:p>
          </table:table-cell>
          <table:table-cell table:style-name="ce153" table:formula="of:=[$'Actual Expenditures'.H9]" office:value-type="float" office:value="0" calcext:value-type="float">
            <text:p>$0,00</text:p>
          </table:table-cell>
          <table:table-cell table:style-name="ce149" table:formula="of:=[.AA15]-[.Z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15]" office:value-type="float" office:value="0" calcext:value-type="float">
            <text:p>$0,00</text:p>
          </table:table-cell>
          <table:table-cell table:style-name="ce153" table:formula="of:=[$'Actual Expenditures'.I9]" office:value-type="float" office:value="0" calcext:value-type="float">
            <text:p>$0,00</text:p>
          </table:table-cell>
          <table:table-cell table:style-name="ce149" table:formula="of:=[.AE15]-[.AD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15]" office:value-type="float" office:value="0" calcext:value-type="float">
            <text:p>$0,00</text:p>
          </table:table-cell>
          <table:table-cell table:style-name="ce153" table:formula="of:=[$'Actual Expenditures'.J9]" office:value-type="float" office:value="0" calcext:value-type="float">
            <text:p>$0,00</text:p>
          </table:table-cell>
          <table:table-cell table:style-name="ce149" table:formula="of:=[.AI15]-[.AH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15]" office:value-type="float" office:value="0" calcext:value-type="float">
            <text:p>$0,00</text:p>
          </table:table-cell>
          <table:table-cell table:style-name="ce153" table:formula="of:=[$'Actual Expenditures'.K9]" office:value-type="float" office:value="0" calcext:value-type="float">
            <text:p>$0,00</text:p>
          </table:table-cell>
          <table:table-cell table:style-name="ce149" table:formula="of:=[.AM15]-[.AL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15]" office:value-type="float" office:value="0" calcext:value-type="float">
            <text:p>$0,00</text:p>
          </table:table-cell>
          <table:table-cell table:style-name="ce153" table:formula="of:=[$'Actual Expenditures'.L9]" office:value-type="float" office:value="0" calcext:value-type="float">
            <text:p>$0,00</text:p>
          </table:table-cell>
          <table:table-cell table:style-name="ce149" table:formula="of:=[.AQ15]-[.AP1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15]" office:value-type="float" office:value="0" calcext:value-type="float">
            <text:p>$0,00</text:p>
          </table:table-cell>
          <table:table-cell table:style-name="ce153" table:formula="of:=[$'Actual Expenditures'.M9]" office:value-type="float" office:value="0" calcext:value-type="float">
            <text:p>$0,00</text:p>
          </table:table-cell>
          <table:table-cell table:style-name="ce169" table:formula="of:=[.AU15]-[.AT15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15]" office:value-type="float" office:value="0" calcext:value-type="float">
            <text:p>$0,00</text:p>
          </table:table-cell>
          <table:table-cell table:style-name="ce153" table:formula="of:=[$'Actual Expenditures'.N9]" office:value-type="float" office:value="0" calcext:value-type="float">
            <text:p>$0,00</text:p>
          </table:table-cell>
          <table:table-cell table:style-name="ce190" table:formula="of:=[.AY15]-[.AX15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16]" office:value-type="string" office:string-value="Inserts" calcext:value-type="string">
            <text:p>Inserts</text:p>
          </table:table-cell>
          <table:table-cell table:style-name="ce149" table:formula="of:=[$'Monthly Budget Breakdown'.B16]" office:value-type="float" office:value="0" calcext:value-type="float">
            <text:p>$0,00</text:p>
          </table:table-cell>
          <table:table-cell table:style-name="ce153" table:formula="of:=[$'Actual Expenditures'.B10]" office:value-type="float" office:value="0" calcext:value-type="float">
            <text:p>$0,00</text:p>
          </table:table-cell>
          <table:table-cell table:style-name="ce149" table:formula="of:=[.C16]-[.B16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16]" office:value-type="float" office:value="0" calcext:value-type="float">
            <text:p>$0,00</text:p>
          </table:table-cell>
          <table:table-cell table:style-name="ce153" table:formula="of:=[$'Actual Expenditures'.C10]" office:value-type="float" office:value="0" calcext:value-type="float">
            <text:p>$0,00</text:p>
          </table:table-cell>
          <table:table-cell table:style-name="ce149" table:formula="of:=[.G16]-[.F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16]" office:value-type="float" office:value="0" calcext:value-type="float">
            <text:p>$0,00</text:p>
          </table:table-cell>
          <table:table-cell table:style-name="ce153" table:formula="of:=[$'Actual Expenditures'.D10]" office:value-type="float" office:value="0" calcext:value-type="float">
            <text:p>$0,00</text:p>
          </table:table-cell>
          <table:table-cell table:style-name="ce149" table:formula="of:=[.K16]-[.J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16]" office:value-type="float" office:value="0" calcext:value-type="float">
            <text:p>$0,00</text:p>
          </table:table-cell>
          <table:table-cell table:style-name="ce153" table:formula="of:=[$'Actual Expenditures'.E10]" office:value-type="float" office:value="0" calcext:value-type="float">
            <text:p>$0,00</text:p>
          </table:table-cell>
          <table:table-cell table:style-name="ce149" table:formula="of:=[.O16]-[.N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16]" office:value-type="float" office:value="0" calcext:value-type="float">
            <text:p>$0,00</text:p>
          </table:table-cell>
          <table:table-cell table:style-name="ce153" table:formula="of:=[$'Actual Expenditures'.F10]" office:value-type="float" office:value="0" calcext:value-type="float">
            <text:p>$0,00</text:p>
          </table:table-cell>
          <table:table-cell table:style-name="ce149" table:formula="of:=[.S16]-[.R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16]" office:value-type="float" office:value="0" calcext:value-type="float">
            <text:p>$0,00</text:p>
          </table:table-cell>
          <table:table-cell table:style-name="ce153" table:formula="of:=[$'Actual Expenditures'.G10]" office:value-type="float" office:value="0" calcext:value-type="float">
            <text:p>$0,00</text:p>
          </table:table-cell>
          <table:table-cell table:style-name="ce149" table:formula="of:=[.W16]-[.V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16]" office:value-type="float" office:value="0" calcext:value-type="float">
            <text:p>$0,00</text:p>
          </table:table-cell>
          <table:table-cell table:style-name="ce153" table:formula="of:=[$'Actual Expenditures'.H10]" office:value-type="float" office:value="0" calcext:value-type="float">
            <text:p>$0,00</text:p>
          </table:table-cell>
          <table:table-cell table:style-name="ce149" table:formula="of:=[.AA16]-[.Z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16]" office:value-type="float" office:value="0" calcext:value-type="float">
            <text:p>$0,00</text:p>
          </table:table-cell>
          <table:table-cell table:style-name="ce153" table:formula="of:=[$'Actual Expenditures'.I10]" office:value-type="float" office:value="0" calcext:value-type="float">
            <text:p>$0,00</text:p>
          </table:table-cell>
          <table:table-cell table:style-name="ce149" table:formula="of:=[.AE16]-[.AD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16]" office:value-type="float" office:value="0" calcext:value-type="float">
            <text:p>$0,00</text:p>
          </table:table-cell>
          <table:table-cell table:style-name="ce153" table:formula="of:=[$'Actual Expenditures'.J10]" office:value-type="float" office:value="0" calcext:value-type="float">
            <text:p>$0,00</text:p>
          </table:table-cell>
          <table:table-cell table:style-name="ce149" table:formula="of:=[.AI16]-[.AH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16]" office:value-type="float" office:value="0" calcext:value-type="float">
            <text:p>$0,00</text:p>
          </table:table-cell>
          <table:table-cell table:style-name="ce153" table:formula="of:=[$'Actual Expenditures'.K10]" office:value-type="float" office:value="0" calcext:value-type="float">
            <text:p>$0,00</text:p>
          </table:table-cell>
          <table:table-cell table:style-name="ce149" table:formula="of:=[.AM16]-[.AL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16]" office:value-type="float" office:value="0" calcext:value-type="float">
            <text:p>$0,00</text:p>
          </table:table-cell>
          <table:table-cell table:style-name="ce153" table:formula="of:=[$'Actual Expenditures'.L10]" office:value-type="float" office:value="0" calcext:value-type="float">
            <text:p>$0,00</text:p>
          </table:table-cell>
          <table:table-cell table:style-name="ce149" table:formula="of:=[.AQ16]-[.AP1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16]" office:value-type="float" office:value="0" calcext:value-type="float">
            <text:p>$0,00</text:p>
          </table:table-cell>
          <table:table-cell table:style-name="ce153" table:formula="of:=[$'Actual Expenditures'.M10]" office:value-type="float" office:value="0" calcext:value-type="float">
            <text:p>$0,00</text:p>
          </table:table-cell>
          <table:table-cell table:style-name="ce169" table:formula="of:=[.AU16]-[.AT16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16]" office:value-type="float" office:value="0" calcext:value-type="float">
            <text:p>$0,00</text:p>
          </table:table-cell>
          <table:table-cell table:style-name="ce153" table:formula="of:=[$'Actual Expenditures'.N10]" office:value-type="float" office:value="0" calcext:value-type="float">
            <text:p>$0,00</text:p>
          </table:table-cell>
          <table:table-cell table:style-name="ce190" table:formula="of:=[.AY16]-[.AX16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17]" office:value-type="string" office:string-value="Repeat" calcext:value-type="string">
            <text:p>Repeat</text:p>
          </table:table-cell>
          <table:table-cell table:style-name="ce149" table:formula="of:=[$'Monthly Budget Breakdown'.B17]" office:value-type="float" office:value="0" calcext:value-type="float">
            <text:p>$0,00</text:p>
          </table:table-cell>
          <table:table-cell table:style-name="ce153" table:formula="of:=[$'Actual Expenditures'.B11]" office:value-type="float" office:value="0" calcext:value-type="float">
            <text:p>$0,00</text:p>
          </table:table-cell>
          <table:table-cell table:style-name="ce149" table:formula="of:=[.C17]-[.B17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17]" office:value-type="float" office:value="0" calcext:value-type="float">
            <text:p>$0,00</text:p>
          </table:table-cell>
          <table:table-cell table:style-name="ce153" table:formula="of:=[$'Actual Expenditures'.C11]" office:value-type="float" office:value="0" calcext:value-type="float">
            <text:p>$0,00</text:p>
          </table:table-cell>
          <table:table-cell table:style-name="ce149" table:formula="of:=[.G17]-[.F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17]" office:value-type="float" office:value="0" calcext:value-type="float">
            <text:p>$0,00</text:p>
          </table:table-cell>
          <table:table-cell table:style-name="ce153" table:formula="of:=[$'Actual Expenditures'.D11]" office:value-type="float" office:value="0" calcext:value-type="float">
            <text:p>$0,00</text:p>
          </table:table-cell>
          <table:table-cell table:style-name="ce149" table:formula="of:=[.K17]-[.J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17]" office:value-type="float" office:value="0" calcext:value-type="float">
            <text:p>$0,00</text:p>
          </table:table-cell>
          <table:table-cell table:style-name="ce153" table:formula="of:=[$'Actual Expenditures'.E11]" office:value-type="float" office:value="0" calcext:value-type="float">
            <text:p>$0,00</text:p>
          </table:table-cell>
          <table:table-cell table:style-name="ce149" table:formula="of:=[.O17]-[.N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17]" office:value-type="float" office:value="0" calcext:value-type="float">
            <text:p>$0,00</text:p>
          </table:table-cell>
          <table:table-cell table:style-name="ce153" table:formula="of:=[$'Actual Expenditures'.F11]" office:value-type="float" office:value="0" calcext:value-type="float">
            <text:p>$0,00</text:p>
          </table:table-cell>
          <table:table-cell table:style-name="ce149" table:formula="of:=[.S17]-[.R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17]" office:value-type="float" office:value="0" calcext:value-type="float">
            <text:p>$0,00</text:p>
          </table:table-cell>
          <table:table-cell table:style-name="ce153" table:formula="of:=[$'Actual Expenditures'.G11]" office:value-type="float" office:value="0" calcext:value-type="float">
            <text:p>$0,00</text:p>
          </table:table-cell>
          <table:table-cell table:style-name="ce149" table:formula="of:=[.W17]-[.V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17]" office:value-type="float" office:value="0" calcext:value-type="float">
            <text:p>$0,00</text:p>
          </table:table-cell>
          <table:table-cell table:style-name="ce153" table:formula="of:=[$'Actual Expenditures'.H11]" office:value-type="float" office:value="0" calcext:value-type="float">
            <text:p>$0,00</text:p>
          </table:table-cell>
          <table:table-cell table:style-name="ce149" table:formula="of:=[.AA17]-[.Z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17]" office:value-type="float" office:value="0" calcext:value-type="float">
            <text:p>$0,00</text:p>
          </table:table-cell>
          <table:table-cell table:style-name="ce153" table:formula="of:=[$'Actual Expenditures'.I11]" office:value-type="float" office:value="0" calcext:value-type="float">
            <text:p>$0,00</text:p>
          </table:table-cell>
          <table:table-cell table:style-name="ce149" table:formula="of:=[.AE17]-[.AD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17]" office:value-type="float" office:value="0" calcext:value-type="float">
            <text:p>$0,00</text:p>
          </table:table-cell>
          <table:table-cell table:style-name="ce153" table:formula="of:=[$'Actual Expenditures'.J11]" office:value-type="float" office:value="0" calcext:value-type="float">
            <text:p>$0,00</text:p>
          </table:table-cell>
          <table:table-cell table:style-name="ce149" table:formula="of:=[.AI17]-[.AH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17]" office:value-type="float" office:value="0" calcext:value-type="float">
            <text:p>$0,00</text:p>
          </table:table-cell>
          <table:table-cell table:style-name="ce153" table:formula="of:=[$'Actual Expenditures'.K11]" office:value-type="float" office:value="0" calcext:value-type="float">
            <text:p>$0,00</text:p>
          </table:table-cell>
          <table:table-cell table:style-name="ce149" table:formula="of:=[.AM17]-[.AL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17]" office:value-type="float" office:value="0" calcext:value-type="float">
            <text:p>$0,00</text:p>
          </table:table-cell>
          <table:table-cell table:style-name="ce153" table:formula="of:=[$'Actual Expenditures'.L11]" office:value-type="float" office:value="0" calcext:value-type="float">
            <text:p>$0,00</text:p>
          </table:table-cell>
          <table:table-cell table:style-name="ce149" table:formula="of:=[.AQ17]-[.AP1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17]" office:value-type="float" office:value="0" calcext:value-type="float">
            <text:p>$0,00</text:p>
          </table:table-cell>
          <table:table-cell table:style-name="ce153" table:formula="of:=[$'Actual Expenditures'.M11]" office:value-type="float" office:value="0" calcext:value-type="float">
            <text:p>$0,00</text:p>
          </table:table-cell>
          <table:table-cell table:style-name="ce169" table:formula="of:=[.AU17]-[.AT17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17]" office:value-type="float" office:value="0" calcext:value-type="float">
            <text:p>$0,00</text:p>
          </table:table-cell>
          <table:table-cell table:style-name="ce153" table:formula="of:=[$'Actual Expenditures'.N11]" office:value-type="float" office:value="0" calcext:value-type="float">
            <text:p>$0,00</text:p>
          </table:table-cell>
          <table:table-cell table:style-name="ce190" table:formula="of:=[.AY17]-[.AX17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18]" office:value-type="string" office:string-value="Direct Mail" calcext:value-type="string">
            <text:p>Direct Mail</text:p>
          </table:table-cell>
          <table:table-cell table:style-name="ce149" table:formula="of:=[$'Monthly Budget Breakdown'.B18]" office:value-type="float" office:value="0" calcext:value-type="float">
            <text:p>$0,00</text:p>
          </table:table-cell>
          <table:table-cell table:style-name="ce153" table:formula="of:=[$'Actual Expenditures'.B12]" office:value-type="float" office:value="0" calcext:value-type="float">
            <text:p>$0,00</text:p>
          </table:table-cell>
          <table:table-cell table:style-name="ce149" table:formula="of:=[.C18]-[.B18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18]" office:value-type="float" office:value="0" calcext:value-type="float">
            <text:p>$0,00</text:p>
          </table:table-cell>
          <table:table-cell table:style-name="ce153" table:formula="of:=[$'Actual Expenditures'.C12]" office:value-type="float" office:value="0" calcext:value-type="float">
            <text:p>$0,00</text:p>
          </table:table-cell>
          <table:table-cell table:style-name="ce149" table:formula="of:=[.G18]-[.F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18]" office:value-type="float" office:value="0" calcext:value-type="float">
            <text:p>$0,00</text:p>
          </table:table-cell>
          <table:table-cell table:style-name="ce153" table:formula="of:=[$'Actual Expenditures'.D12]" office:value-type="float" office:value="0" calcext:value-type="float">
            <text:p>$0,00</text:p>
          </table:table-cell>
          <table:table-cell table:style-name="ce149" table:formula="of:=[.K18]-[.J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18]" office:value-type="float" office:value="0" calcext:value-type="float">
            <text:p>$0,00</text:p>
          </table:table-cell>
          <table:table-cell table:style-name="ce153" table:formula="of:=[$'Actual Expenditures'.E12]" office:value-type="float" office:value="0" calcext:value-type="float">
            <text:p>$0,00</text:p>
          </table:table-cell>
          <table:table-cell table:style-name="ce149" table:formula="of:=[.O18]-[.N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18]" office:value-type="float" office:value="0" calcext:value-type="float">
            <text:p>$0,00</text:p>
          </table:table-cell>
          <table:table-cell table:style-name="ce153" table:formula="of:=[$'Actual Expenditures'.F12]" office:value-type="float" office:value="0" calcext:value-type="float">
            <text:p>$0,00</text:p>
          </table:table-cell>
          <table:table-cell table:style-name="ce149" table:formula="of:=[.S18]-[.R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18]" office:value-type="float" office:value="0" calcext:value-type="float">
            <text:p>$0,00</text:p>
          </table:table-cell>
          <table:table-cell table:style-name="ce153" table:formula="of:=[$'Actual Expenditures'.G12]" office:value-type="float" office:value="0" calcext:value-type="float">
            <text:p>$0,00</text:p>
          </table:table-cell>
          <table:table-cell table:style-name="ce149" table:formula="of:=[.W18]-[.V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18]" office:value-type="float" office:value="0" calcext:value-type="float">
            <text:p>$0,00</text:p>
          </table:table-cell>
          <table:table-cell table:style-name="ce153" table:formula="of:=[$'Actual Expenditures'.H12]" office:value-type="float" office:value="0" calcext:value-type="float">
            <text:p>$0,00</text:p>
          </table:table-cell>
          <table:table-cell table:style-name="ce149" table:formula="of:=[.AA18]-[.Z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18]" office:value-type="float" office:value="0" calcext:value-type="float">
            <text:p>$0,00</text:p>
          </table:table-cell>
          <table:table-cell table:style-name="ce153" table:formula="of:=[$'Actual Expenditures'.I12]" office:value-type="float" office:value="0" calcext:value-type="float">
            <text:p>$0,00</text:p>
          </table:table-cell>
          <table:table-cell table:style-name="ce149" table:formula="of:=[.AE18]-[.AD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18]" office:value-type="float" office:value="0" calcext:value-type="float">
            <text:p>$0,00</text:p>
          </table:table-cell>
          <table:table-cell table:style-name="ce153" table:formula="of:=[$'Actual Expenditures'.J12]" office:value-type="float" office:value="0" calcext:value-type="float">
            <text:p>$0,00</text:p>
          </table:table-cell>
          <table:table-cell table:style-name="ce149" table:formula="of:=[.AI18]-[.AH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18]" office:value-type="float" office:value="0" calcext:value-type="float">
            <text:p>$0,00</text:p>
          </table:table-cell>
          <table:table-cell table:style-name="ce153" table:formula="of:=[$'Actual Expenditures'.K12]" office:value-type="float" office:value="0" calcext:value-type="float">
            <text:p>$0,00</text:p>
          </table:table-cell>
          <table:table-cell table:style-name="ce149" table:formula="of:=[.AM18]-[.AL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18]" office:value-type="float" office:value="0" calcext:value-type="float">
            <text:p>$0,00</text:p>
          </table:table-cell>
          <table:table-cell table:style-name="ce153" table:formula="of:=[$'Actual Expenditures'.L12]" office:value-type="float" office:value="0" calcext:value-type="float">
            <text:p>$0,00</text:p>
          </table:table-cell>
          <table:table-cell table:style-name="ce149" table:formula="of:=[.AQ18]-[.AP1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18]" office:value-type="float" office:value="0" calcext:value-type="float">
            <text:p>$0,00</text:p>
          </table:table-cell>
          <table:table-cell table:style-name="ce153" table:formula="of:=[$'Actual Expenditures'.M12]" office:value-type="float" office:value="0" calcext:value-type="float">
            <text:p>$0,00</text:p>
          </table:table-cell>
          <table:table-cell table:style-name="ce169" table:formula="of:=[.AU18]-[.AT18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18]" office:value-type="float" office:value="0" calcext:value-type="float">
            <text:p>$0,00</text:p>
          </table:table-cell>
          <table:table-cell table:style-name="ce153" table:formula="of:=[$'Actual Expenditures'.N12]" office:value-type="float" office:value="0" calcext:value-type="float">
            <text:p>$0,00</text:p>
          </table:table-cell>
          <table:table-cell table:style-name="ce190" table:formula="of:=[.AY18]-[.AX18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19]" office:value-type="string" office:string-value="Referrals" calcext:value-type="string">
            <text:p>Referrals</text:p>
          </table:table-cell>
          <table:table-cell table:style-name="ce149" table:formula="of:=[$'Monthly Budget Breakdown'.B19]" office:value-type="float" office:value="0" calcext:value-type="float">
            <text:p>$0,00</text:p>
          </table:table-cell>
          <table:table-cell table:style-name="ce153" table:formula="of:=[$'Actual Expenditures'.B13]" office:value-type="float" office:value="0" calcext:value-type="float">
            <text:p>$0,00</text:p>
          </table:table-cell>
          <table:table-cell table:style-name="ce149" table:formula="of:=[.C19]-[.B19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19]" office:value-type="float" office:value="0" calcext:value-type="float">
            <text:p>$0,00</text:p>
          </table:table-cell>
          <table:table-cell table:style-name="ce153" table:formula="of:=[$'Actual Expenditures'.C13]" office:value-type="float" office:value="0" calcext:value-type="float">
            <text:p>$0,00</text:p>
          </table:table-cell>
          <table:table-cell table:style-name="ce149" table:formula="of:=[.G19]-[.F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19]" office:value-type="float" office:value="0" calcext:value-type="float">
            <text:p>$0,00</text:p>
          </table:table-cell>
          <table:table-cell table:style-name="ce153" table:formula="of:=[$'Actual Expenditures'.D13]" office:value-type="float" office:value="0" calcext:value-type="float">
            <text:p>$0,00</text:p>
          </table:table-cell>
          <table:table-cell table:style-name="ce149" table:formula="of:=[.K19]-[.J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19]" office:value-type="float" office:value="0" calcext:value-type="float">
            <text:p>$0,00</text:p>
          </table:table-cell>
          <table:table-cell table:style-name="ce153" table:formula="of:=[$'Actual Expenditures'.E13]" office:value-type="float" office:value="0" calcext:value-type="float">
            <text:p>$0,00</text:p>
          </table:table-cell>
          <table:table-cell table:style-name="ce149" table:formula="of:=[.O19]-[.N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19]" office:value-type="float" office:value="0" calcext:value-type="float">
            <text:p>$0,00</text:p>
          </table:table-cell>
          <table:table-cell table:style-name="ce153" table:formula="of:=[$'Actual Expenditures'.F13]" office:value-type="float" office:value="0" calcext:value-type="float">
            <text:p>$0,00</text:p>
          </table:table-cell>
          <table:table-cell table:style-name="ce149" table:formula="of:=[.S19]-[.R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19]" office:value-type="float" office:value="0" calcext:value-type="float">
            <text:p>$0,00</text:p>
          </table:table-cell>
          <table:table-cell table:style-name="ce153" table:formula="of:=[$'Actual Expenditures'.G13]" office:value-type="float" office:value="0" calcext:value-type="float">
            <text:p>$0,00</text:p>
          </table:table-cell>
          <table:table-cell table:style-name="ce149" table:formula="of:=[.W19]-[.V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19]" office:value-type="float" office:value="0" calcext:value-type="float">
            <text:p>$0,00</text:p>
          </table:table-cell>
          <table:table-cell table:style-name="ce153" table:formula="of:=[$'Actual Expenditures'.H13]" office:value-type="float" office:value="0" calcext:value-type="float">
            <text:p>$0,00</text:p>
          </table:table-cell>
          <table:table-cell table:style-name="ce149" table:formula="of:=[.AA19]-[.Z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19]" office:value-type="float" office:value="0" calcext:value-type="float">
            <text:p>$0,00</text:p>
          </table:table-cell>
          <table:table-cell table:style-name="ce153" table:formula="of:=[$'Actual Expenditures'.I13]" office:value-type="float" office:value="0" calcext:value-type="float">
            <text:p>$0,00</text:p>
          </table:table-cell>
          <table:table-cell table:style-name="ce149" table:formula="of:=[.AE19]-[.AD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19]" office:value-type="float" office:value="0" calcext:value-type="float">
            <text:p>$0,00</text:p>
          </table:table-cell>
          <table:table-cell table:style-name="ce153" table:formula="of:=[$'Actual Expenditures'.J13]" office:value-type="float" office:value="0" calcext:value-type="float">
            <text:p>$0,00</text:p>
          </table:table-cell>
          <table:table-cell table:style-name="ce149" table:formula="of:=[.AI19]-[.AH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19]" office:value-type="float" office:value="0" calcext:value-type="float">
            <text:p>$0,00</text:p>
          </table:table-cell>
          <table:table-cell table:style-name="ce153" table:formula="of:=[$'Actual Expenditures'.K13]" office:value-type="float" office:value="0" calcext:value-type="float">
            <text:p>$0,00</text:p>
          </table:table-cell>
          <table:table-cell table:style-name="ce149" table:formula="of:=[.AM19]-[.AL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19]" office:value-type="float" office:value="0" calcext:value-type="float">
            <text:p>$0,00</text:p>
          </table:table-cell>
          <table:table-cell table:style-name="ce153" table:formula="of:=[$'Actual Expenditures'.L13]" office:value-type="float" office:value="0" calcext:value-type="float">
            <text:p>$0,00</text:p>
          </table:table-cell>
          <table:table-cell table:style-name="ce149" table:formula="of:=[.AQ19]-[.AP1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19]" office:value-type="float" office:value="0" calcext:value-type="float">
            <text:p>$0,00</text:p>
          </table:table-cell>
          <table:table-cell table:style-name="ce153" table:formula="of:=[$'Actual Expenditures'.M13]" office:value-type="float" office:value="0" calcext:value-type="float">
            <text:p>$0,00</text:p>
          </table:table-cell>
          <table:table-cell table:style-name="ce169" table:formula="of:=[.AU19]-[.AT19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19]" office:value-type="float" office:value="0" calcext:value-type="float">
            <text:p>$0,00</text:p>
          </table:table-cell>
          <table:table-cell table:style-name="ce153" table:formula="of:=[$'Actual Expenditures'.N13]" office:value-type="float" office:value="0" calcext:value-type="float">
            <text:p>$0,00</text:p>
          </table:table-cell>
          <table:table-cell table:style-name="ce190" table:formula="of:=[.AY19]-[.AX19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0]" office:value-type="string" office:string-value="Unsold Lead Follow-up" calcext:value-type="string">
            <text:p>Unsold Lead Follow-up</text:p>
          </table:table-cell>
          <table:table-cell table:style-name="ce149" table:formula="of:=[$'Monthly Budget Breakdown'.B20]" office:value-type="float" office:value="0" calcext:value-type="float">
            <text:p>$0,00</text:p>
          </table:table-cell>
          <table:table-cell table:style-name="ce153" table:formula="of:=[$'Actual Expenditures'.B14]" office:value-type="float" office:value="0" calcext:value-type="float">
            <text:p>$0,00</text:p>
          </table:table-cell>
          <table:table-cell table:style-name="ce149" table:formula="of:=[.C20]-[.B20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0]" office:value-type="float" office:value="0" calcext:value-type="float">
            <text:p>$0,00</text:p>
          </table:table-cell>
          <table:table-cell table:style-name="ce153" table:formula="of:=[$'Actual Expenditures'.C14]" office:value-type="float" office:value="0" calcext:value-type="float">
            <text:p>$0,00</text:p>
          </table:table-cell>
          <table:table-cell table:style-name="ce149" table:formula="of:=[.G20]-[.F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0]" office:value-type="float" office:value="0" calcext:value-type="float">
            <text:p>$0,00</text:p>
          </table:table-cell>
          <table:table-cell table:style-name="ce153" table:formula="of:=[$'Actual Expenditures'.D14]" office:value-type="float" office:value="0" calcext:value-type="float">
            <text:p>$0,00</text:p>
          </table:table-cell>
          <table:table-cell table:style-name="ce149" table:formula="of:=[.K20]-[.J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0]" office:value-type="float" office:value="0" calcext:value-type="float">
            <text:p>$0,00</text:p>
          </table:table-cell>
          <table:table-cell table:style-name="ce153" table:formula="of:=[$'Actual Expenditures'.E14]" office:value-type="float" office:value="0" calcext:value-type="float">
            <text:p>$0,00</text:p>
          </table:table-cell>
          <table:table-cell table:style-name="ce149" table:formula="of:=[.O20]-[.N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0]" office:value-type="float" office:value="0" calcext:value-type="float">
            <text:p>$0,00</text:p>
          </table:table-cell>
          <table:table-cell table:style-name="ce153" table:formula="of:=[$'Actual Expenditures'.F14]" office:value-type="float" office:value="0" calcext:value-type="float">
            <text:p>$0,00</text:p>
          </table:table-cell>
          <table:table-cell table:style-name="ce149" table:formula="of:=[.S20]-[.R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0]" office:value-type="float" office:value="0" calcext:value-type="float">
            <text:p>$0,00</text:p>
          </table:table-cell>
          <table:table-cell table:style-name="ce153" table:formula="of:=[$'Actual Expenditures'.G14]" office:value-type="float" office:value="0" calcext:value-type="float">
            <text:p>$0,00</text:p>
          </table:table-cell>
          <table:table-cell table:style-name="ce149" table:formula="of:=[.W20]-[.V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0]" office:value-type="float" office:value="0" calcext:value-type="float">
            <text:p>$0,00</text:p>
          </table:table-cell>
          <table:table-cell table:style-name="ce153" table:formula="of:=[$'Actual Expenditures'.H14]" office:value-type="float" office:value="0" calcext:value-type="float">
            <text:p>$0,00</text:p>
          </table:table-cell>
          <table:table-cell table:style-name="ce149" table:formula="of:=[.AA20]-[.Z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0]" office:value-type="float" office:value="0" calcext:value-type="float">
            <text:p>$0,00</text:p>
          </table:table-cell>
          <table:table-cell table:style-name="ce153" table:formula="of:=[$'Actual Expenditures'.I14]" office:value-type="float" office:value="0" calcext:value-type="float">
            <text:p>$0,00</text:p>
          </table:table-cell>
          <table:table-cell table:style-name="ce149" table:formula="of:=[.AE20]-[.AD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0]" office:value-type="float" office:value="0" calcext:value-type="float">
            <text:p>$0,00</text:p>
          </table:table-cell>
          <table:table-cell table:style-name="ce153" table:formula="of:=[$'Actual Expenditures'.J14]" office:value-type="float" office:value="0" calcext:value-type="float">
            <text:p>$0,00</text:p>
          </table:table-cell>
          <table:table-cell table:style-name="ce149" table:formula="of:=[.AI20]-[.AH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0]" office:value-type="float" office:value="0" calcext:value-type="float">
            <text:p>$0,00</text:p>
          </table:table-cell>
          <table:table-cell table:style-name="ce153" table:formula="of:=[$'Actual Expenditures'.K14]" office:value-type="float" office:value="0" calcext:value-type="float">
            <text:p>$0,00</text:p>
          </table:table-cell>
          <table:table-cell table:style-name="ce149" table:formula="of:=[.AM20]-[.AL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0]" office:value-type="float" office:value="0" calcext:value-type="float">
            <text:p>$0,00</text:p>
          </table:table-cell>
          <table:table-cell table:style-name="ce153" table:formula="of:=[$'Actual Expenditures'.L14]" office:value-type="float" office:value="0" calcext:value-type="float">
            <text:p>$0,00</text:p>
          </table:table-cell>
          <table:table-cell table:style-name="ce149" table:formula="of:=[.AQ20]-[.AP2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0]" office:value-type="float" office:value="0" calcext:value-type="float">
            <text:p>$0,00</text:p>
          </table:table-cell>
          <table:table-cell table:style-name="ce153" table:formula="of:=[$'Actual Expenditures'.M14]" office:value-type="float" office:value="0" calcext:value-type="float">
            <text:p>$0,00</text:p>
          </table:table-cell>
          <table:table-cell table:style-name="ce169" table:formula="of:=[.AU20]-[.AT20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0]" office:value-type="float" office:value="0" calcext:value-type="float">
            <text:p>$0,00</text:p>
          </table:table-cell>
          <table:table-cell table:style-name="ce153" table:formula="of:=[$'Actual Expenditures'.N14]" office:value-type="float" office:value="0" calcext:value-type="float">
            <text:p>$0,00</text:p>
          </table:table-cell>
          <table:table-cell table:style-name="ce190" table:formula="of:=[.AY20]-[.AX20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1]" office:value-type="string" office:string-value="TV" calcext:value-type="string">
            <text:p>TV</text:p>
          </table:table-cell>
          <table:table-cell table:style-name="ce149" table:formula="of:=[$'Monthly Budget Breakdown'.B21]" office:value-type="float" office:value="0" calcext:value-type="float">
            <text:p>$0,00</text:p>
          </table:table-cell>
          <table:table-cell table:style-name="ce153" table:formula="of:=[$'Actual Expenditures'.B15]" office:value-type="float" office:value="0" calcext:value-type="float">
            <text:p>$0,00</text:p>
          </table:table-cell>
          <table:table-cell table:style-name="ce149" table:formula="of:=[.C21]-[.B21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1]" office:value-type="float" office:value="0" calcext:value-type="float">
            <text:p>$0,00</text:p>
          </table:table-cell>
          <table:table-cell table:style-name="ce153" table:formula="of:=[$'Actual Expenditures'.C15]" office:value-type="float" office:value="0" calcext:value-type="float">
            <text:p>$0,00</text:p>
          </table:table-cell>
          <table:table-cell table:style-name="ce149" table:formula="of:=[.G21]-[.F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1]" office:value-type="float" office:value="0" calcext:value-type="float">
            <text:p>$0,00</text:p>
          </table:table-cell>
          <table:table-cell table:style-name="ce153" table:formula="of:=[$'Actual Expenditures'.D15]" office:value-type="float" office:value="0" calcext:value-type="float">
            <text:p>$0,00</text:p>
          </table:table-cell>
          <table:table-cell table:style-name="ce149" table:formula="of:=[.K21]-[.J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1]" office:value-type="float" office:value="0" calcext:value-type="float">
            <text:p>$0,00</text:p>
          </table:table-cell>
          <table:table-cell table:style-name="ce153" table:formula="of:=[$'Actual Expenditures'.E15]" office:value-type="float" office:value="0" calcext:value-type="float">
            <text:p>$0,00</text:p>
          </table:table-cell>
          <table:table-cell table:style-name="ce149" table:formula="of:=[.O21]-[.N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1]" office:value-type="float" office:value="0" calcext:value-type="float">
            <text:p>$0,00</text:p>
          </table:table-cell>
          <table:table-cell table:style-name="ce153" table:formula="of:=[$'Actual Expenditures'.F15]" office:value-type="float" office:value="0" calcext:value-type="float">
            <text:p>$0,00</text:p>
          </table:table-cell>
          <table:table-cell table:style-name="ce149" table:formula="of:=[.S21]-[.R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1]" office:value-type="float" office:value="0" calcext:value-type="float">
            <text:p>$0,00</text:p>
          </table:table-cell>
          <table:table-cell table:style-name="ce153" table:formula="of:=[$'Actual Expenditures'.G15]" office:value-type="float" office:value="0" calcext:value-type="float">
            <text:p>$0,00</text:p>
          </table:table-cell>
          <table:table-cell table:style-name="ce149" table:formula="of:=[.W21]-[.V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1]" office:value-type="float" office:value="0" calcext:value-type="float">
            <text:p>$0,00</text:p>
          </table:table-cell>
          <table:table-cell table:style-name="ce153" table:formula="of:=[$'Actual Expenditures'.H15]" office:value-type="float" office:value="0" calcext:value-type="float">
            <text:p>$0,00</text:p>
          </table:table-cell>
          <table:table-cell table:style-name="ce149" table:formula="of:=[.AA21]-[.Z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1]" office:value-type="float" office:value="0" calcext:value-type="float">
            <text:p>$0,00</text:p>
          </table:table-cell>
          <table:table-cell table:style-name="ce153" table:formula="of:=[$'Actual Expenditures'.I15]" office:value-type="float" office:value="0" calcext:value-type="float">
            <text:p>$0,00</text:p>
          </table:table-cell>
          <table:table-cell table:style-name="ce149" table:formula="of:=[.AE21]-[.AD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1]" office:value-type="float" office:value="0" calcext:value-type="float">
            <text:p>$0,00</text:p>
          </table:table-cell>
          <table:table-cell table:style-name="ce153" table:formula="of:=[$'Actual Expenditures'.J15]" office:value-type="float" office:value="0" calcext:value-type="float">
            <text:p>$0,00</text:p>
          </table:table-cell>
          <table:table-cell table:style-name="ce149" table:formula="of:=[.AI21]-[.AH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1]" office:value-type="float" office:value="0" calcext:value-type="float">
            <text:p>$0,00</text:p>
          </table:table-cell>
          <table:table-cell table:style-name="ce153" table:formula="of:=[$'Actual Expenditures'.K15]" office:value-type="float" office:value="0" calcext:value-type="float">
            <text:p>$0,00</text:p>
          </table:table-cell>
          <table:table-cell table:style-name="ce149" table:formula="of:=[.AM21]-[.AL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1]" office:value-type="float" office:value="0" calcext:value-type="float">
            <text:p>$0,00</text:p>
          </table:table-cell>
          <table:table-cell table:style-name="ce153" table:formula="of:=[$'Actual Expenditures'.L15]" office:value-type="float" office:value="0" calcext:value-type="float">
            <text:p>$0,00</text:p>
          </table:table-cell>
          <table:table-cell table:style-name="ce149" table:formula="of:=[.AQ21]-[.AP2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1]" office:value-type="float" office:value="0" calcext:value-type="float">
            <text:p>$0,00</text:p>
          </table:table-cell>
          <table:table-cell table:style-name="ce153" table:formula="of:=[$'Actual Expenditures'.M15]" office:value-type="float" office:value="0" calcext:value-type="float">
            <text:p>$0,00</text:p>
          </table:table-cell>
          <table:table-cell table:style-name="ce169" table:formula="of:=[.AU21]-[.AT21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1]" office:value-type="float" office:value="0" calcext:value-type="float">
            <text:p>$0,00</text:p>
          </table:table-cell>
          <table:table-cell table:style-name="ce153" table:formula="of:=[$'Actual Expenditures'.N15]" office:value-type="float" office:value="0" calcext:value-type="float">
            <text:p>$0,00</text:p>
          </table:table-cell>
          <table:table-cell table:style-name="ce190" table:formula="of:=[.AY21]-[.AX21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2]" office:value-type="string" office:string-value="Radio" calcext:value-type="string">
            <text:p>Radio</text:p>
          </table:table-cell>
          <table:table-cell table:style-name="ce149" table:formula="of:=[$'Monthly Budget Breakdown'.B22]" office:value-type="float" office:value="0" calcext:value-type="float">
            <text:p>$0,00</text:p>
          </table:table-cell>
          <table:table-cell table:style-name="ce153" table:formula="of:=[$'Actual Expenditures'.B16]" office:value-type="float" office:value="0" calcext:value-type="float">
            <text:p>$0,00</text:p>
          </table:table-cell>
          <table:table-cell table:style-name="ce149" table:formula="of:=[.C22]-[.B22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2]" office:value-type="float" office:value="0" calcext:value-type="float">
            <text:p>$0,00</text:p>
          </table:table-cell>
          <table:table-cell table:style-name="ce153" table:formula="of:=[$'Actual Expenditures'.C16]" office:value-type="float" office:value="0" calcext:value-type="float">
            <text:p>$0,00</text:p>
          </table:table-cell>
          <table:table-cell table:style-name="ce149" table:formula="of:=[.G22]-[.F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2]" office:value-type="float" office:value="0" calcext:value-type="float">
            <text:p>$0,00</text:p>
          </table:table-cell>
          <table:table-cell table:style-name="ce153" table:formula="of:=[$'Actual Expenditures'.D16]" office:value-type="float" office:value="0" calcext:value-type="float">
            <text:p>$0,00</text:p>
          </table:table-cell>
          <table:table-cell table:style-name="ce149" table:formula="of:=[.K22]-[.J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2]" office:value-type="float" office:value="0" calcext:value-type="float">
            <text:p>$0,00</text:p>
          </table:table-cell>
          <table:table-cell table:style-name="ce153" table:formula="of:=[$'Actual Expenditures'.E16]" office:value-type="float" office:value="0" calcext:value-type="float">
            <text:p>$0,00</text:p>
          </table:table-cell>
          <table:table-cell table:style-name="ce149" table:formula="of:=[.O22]-[.N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2]" office:value-type="float" office:value="0" calcext:value-type="float">
            <text:p>$0,00</text:p>
          </table:table-cell>
          <table:table-cell table:style-name="ce153" table:formula="of:=[$'Actual Expenditures'.F16]" office:value-type="float" office:value="0" calcext:value-type="float">
            <text:p>$0,00</text:p>
          </table:table-cell>
          <table:table-cell table:style-name="ce149" table:formula="of:=[.S22]-[.R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2]" office:value-type="float" office:value="0" calcext:value-type="float">
            <text:p>$0,00</text:p>
          </table:table-cell>
          <table:table-cell table:style-name="ce153" table:formula="of:=[$'Actual Expenditures'.G16]" office:value-type="float" office:value="0" calcext:value-type="float">
            <text:p>$0,00</text:p>
          </table:table-cell>
          <table:table-cell table:style-name="ce149" table:formula="of:=[.W22]-[.V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2]" office:value-type="float" office:value="0" calcext:value-type="float">
            <text:p>$0,00</text:p>
          </table:table-cell>
          <table:table-cell table:style-name="ce153" table:formula="of:=[$'Actual Expenditures'.H16]" office:value-type="float" office:value="0" calcext:value-type="float">
            <text:p>$0,00</text:p>
          </table:table-cell>
          <table:table-cell table:style-name="ce149" table:formula="of:=[.AA22]-[.Z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2]" office:value-type="float" office:value="0" calcext:value-type="float">
            <text:p>$0,00</text:p>
          </table:table-cell>
          <table:table-cell table:style-name="ce153" table:formula="of:=[$'Actual Expenditures'.I16]" office:value-type="float" office:value="0" calcext:value-type="float">
            <text:p>$0,00</text:p>
          </table:table-cell>
          <table:table-cell table:style-name="ce149" table:formula="of:=[.AE22]-[.AD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2]" office:value-type="float" office:value="0" calcext:value-type="float">
            <text:p>$0,00</text:p>
          </table:table-cell>
          <table:table-cell table:style-name="ce153" table:formula="of:=[$'Actual Expenditures'.J16]" office:value-type="float" office:value="0" calcext:value-type="float">
            <text:p>$0,00</text:p>
          </table:table-cell>
          <table:table-cell table:style-name="ce149" table:formula="of:=[.AI22]-[.AH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2]" office:value-type="float" office:value="0" calcext:value-type="float">
            <text:p>$0,00</text:p>
          </table:table-cell>
          <table:table-cell table:style-name="ce153" table:formula="of:=[$'Actual Expenditures'.K16]" office:value-type="float" office:value="0" calcext:value-type="float">
            <text:p>$0,00</text:p>
          </table:table-cell>
          <table:table-cell table:style-name="ce149" table:formula="of:=[.AM22]-[.AL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2]" office:value-type="float" office:value="0" calcext:value-type="float">
            <text:p>$0,00</text:p>
          </table:table-cell>
          <table:table-cell table:style-name="ce153" table:formula="of:=[$'Actual Expenditures'.L16]" office:value-type="float" office:value="0" calcext:value-type="float">
            <text:p>$0,00</text:p>
          </table:table-cell>
          <table:table-cell table:style-name="ce149" table:formula="of:=[.AQ22]-[.AP2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2]" office:value-type="float" office:value="0" calcext:value-type="float">
            <text:p>$0,00</text:p>
          </table:table-cell>
          <table:table-cell table:style-name="ce153" table:formula="of:=[$'Actual Expenditures'.M16]" office:value-type="float" office:value="0" calcext:value-type="float">
            <text:p>$0,00</text:p>
          </table:table-cell>
          <table:table-cell table:style-name="ce169" table:formula="of:=[.AU22]-[.AT22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2]" office:value-type="float" office:value="0" calcext:value-type="float">
            <text:p>$0,00</text:p>
          </table:table-cell>
          <table:table-cell table:style-name="ce153" table:formula="of:=[$'Actual Expenditures'.N16]" office:value-type="float" office:value="0" calcext:value-type="float">
            <text:p>$0,00</text:p>
          </table:table-cell>
          <table:table-cell table:style-name="ce190" table:formula="of:=[.AY22]-[.AX22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3]" office:value-type="string" office:string-value="Future Int.Campaigns" calcext:value-type="string">
            <text:p>Future Int.Campaigns</text:p>
          </table:table-cell>
          <table:table-cell table:style-name="ce149" table:formula="of:=[$'Monthly Budget Breakdown'.B23]" office:value-type="float" office:value="0" calcext:value-type="float">
            <text:p>$0,00</text:p>
          </table:table-cell>
          <table:table-cell table:style-name="ce153" table:formula="of:=[$'Actual Expenditures'.B17]" office:value-type="float" office:value="0" calcext:value-type="float">
            <text:p>$0,00</text:p>
          </table:table-cell>
          <table:table-cell table:style-name="ce149" table:formula="of:=[.C23]-[.B23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3]" office:value-type="float" office:value="0" calcext:value-type="float">
            <text:p>$0,00</text:p>
          </table:table-cell>
          <table:table-cell table:style-name="ce153" table:formula="of:=[$'Actual Expenditures'.C17]" office:value-type="float" office:value="0" calcext:value-type="float">
            <text:p>$0,00</text:p>
          </table:table-cell>
          <table:table-cell table:style-name="ce149" table:formula="of:=[.G23]-[.F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3]" office:value-type="float" office:value="0" calcext:value-type="float">
            <text:p>$0,00</text:p>
          </table:table-cell>
          <table:table-cell table:style-name="ce153" table:formula="of:=[$'Actual Expenditures'.D17]" office:value-type="float" office:value="0" calcext:value-type="float">
            <text:p>$0,00</text:p>
          </table:table-cell>
          <table:table-cell table:style-name="ce149" table:formula="of:=[.K23]-[.J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3]" office:value-type="float" office:value="0" calcext:value-type="float">
            <text:p>$0,00</text:p>
          </table:table-cell>
          <table:table-cell table:style-name="ce153" table:formula="of:=[$'Actual Expenditures'.E17]" office:value-type="float" office:value="0" calcext:value-type="float">
            <text:p>$0,00</text:p>
          </table:table-cell>
          <table:table-cell table:style-name="ce149" table:formula="of:=[.O23]-[.N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3]" office:value-type="float" office:value="0" calcext:value-type="float">
            <text:p>$0,00</text:p>
          </table:table-cell>
          <table:table-cell table:style-name="ce153" table:formula="of:=[$'Actual Expenditures'.F17]" office:value-type="float" office:value="0" calcext:value-type="float">
            <text:p>$0,00</text:p>
          </table:table-cell>
          <table:table-cell table:style-name="ce149" table:formula="of:=[.S23]-[.R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3]" office:value-type="float" office:value="0" calcext:value-type="float">
            <text:p>$0,00</text:p>
          </table:table-cell>
          <table:table-cell table:style-name="ce153" table:formula="of:=[$'Actual Expenditures'.G17]" office:value-type="float" office:value="0" calcext:value-type="float">
            <text:p>$0,00</text:p>
          </table:table-cell>
          <table:table-cell table:style-name="ce149" table:formula="of:=[.W23]-[.V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3]" office:value-type="float" office:value="0" calcext:value-type="float">
            <text:p>$0,00</text:p>
          </table:table-cell>
          <table:table-cell table:style-name="ce153" table:formula="of:=[$'Actual Expenditures'.H17]" office:value-type="float" office:value="0" calcext:value-type="float">
            <text:p>$0,00</text:p>
          </table:table-cell>
          <table:table-cell table:style-name="ce149" table:formula="of:=[.AA23]-[.Z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3]" office:value-type="float" office:value="0" calcext:value-type="float">
            <text:p>$0,00</text:p>
          </table:table-cell>
          <table:table-cell table:style-name="ce153" table:formula="of:=[$'Actual Expenditures'.I17]" office:value-type="float" office:value="0" calcext:value-type="float">
            <text:p>$0,00</text:p>
          </table:table-cell>
          <table:table-cell table:style-name="ce149" table:formula="of:=[.AE23]-[.AD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3]" office:value-type="float" office:value="0" calcext:value-type="float">
            <text:p>$0,00</text:p>
          </table:table-cell>
          <table:table-cell table:style-name="ce153" table:formula="of:=[$'Actual Expenditures'.J17]" office:value-type="float" office:value="0" calcext:value-type="float">
            <text:p>$0,00</text:p>
          </table:table-cell>
          <table:table-cell table:style-name="ce149" table:formula="of:=[.AI23]-[.AH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3]" office:value-type="float" office:value="0" calcext:value-type="float">
            <text:p>$0,00</text:p>
          </table:table-cell>
          <table:table-cell table:style-name="ce153" table:formula="of:=[$'Actual Expenditures'.K17]" office:value-type="float" office:value="0" calcext:value-type="float">
            <text:p>$0,00</text:p>
          </table:table-cell>
          <table:table-cell table:style-name="ce149" table:formula="of:=[.AM23]-[.AL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3]" office:value-type="float" office:value="0" calcext:value-type="float">
            <text:p>$0,00</text:p>
          </table:table-cell>
          <table:table-cell table:style-name="ce153" table:formula="of:=[$'Actual Expenditures'.L17]" office:value-type="float" office:value="0" calcext:value-type="float">
            <text:p>$0,00</text:p>
          </table:table-cell>
          <table:table-cell table:style-name="ce149" table:formula="of:=[.AQ23]-[.AP2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3]" office:value-type="float" office:value="0" calcext:value-type="float">
            <text:p>$0,00</text:p>
          </table:table-cell>
          <table:table-cell table:style-name="ce153" table:formula="of:=[$'Actual Expenditures'.M17]" office:value-type="float" office:value="0" calcext:value-type="float">
            <text:p>$0,00</text:p>
          </table:table-cell>
          <table:table-cell table:style-name="ce169" table:formula="of:=[.AU23]-[.AT23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3]" office:value-type="float" office:value="0" calcext:value-type="float">
            <text:p>$0,00</text:p>
          </table:table-cell>
          <table:table-cell table:style-name="ce153" table:formula="of:=[$'Actual Expenditures'.N17]" office:value-type="float" office:value="0" calcext:value-type="float">
            <text:p>$0,00</text:p>
          </table:table-cell>
          <table:table-cell table:style-name="ce190" table:formula="of:=[.AY23]-[.AX23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4]" office:value-type="string" office:string-value="Shared Mail" calcext:value-type="string">
            <text:p>Shared Mail</text:p>
          </table:table-cell>
          <table:table-cell table:style-name="ce149" table:formula="of:=[$'Monthly Budget Breakdown'.B24]" office:value-type="float" office:value="0" calcext:value-type="float">
            <text:p>$0,00</text:p>
          </table:table-cell>
          <table:table-cell table:style-name="ce153" table:formula="of:=[$'Actual Expenditures'.B18]" office:value-type="float" office:value="0" calcext:value-type="float">
            <text:p>$0,00</text:p>
          </table:table-cell>
          <table:table-cell table:style-name="ce149" table:formula="of:=[.C24]-[.B24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4]" office:value-type="float" office:value="0" calcext:value-type="float">
            <text:p>$0,00</text:p>
          </table:table-cell>
          <table:table-cell table:style-name="ce153" table:formula="of:=[$'Actual Expenditures'.C18]" office:value-type="float" office:value="0" calcext:value-type="float">
            <text:p>$0,00</text:p>
          </table:table-cell>
          <table:table-cell table:style-name="ce149" table:formula="of:=[.G24]-[.F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4]" office:value-type="float" office:value="0" calcext:value-type="float">
            <text:p>$0,00</text:p>
          </table:table-cell>
          <table:table-cell table:style-name="ce153" table:formula="of:=[$'Actual Expenditures'.D18]" office:value-type="float" office:value="0" calcext:value-type="float">
            <text:p>$0,00</text:p>
          </table:table-cell>
          <table:table-cell table:style-name="ce149" table:formula="of:=[.K24]-[.J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4]" office:value-type="float" office:value="0" calcext:value-type="float">
            <text:p>$0,00</text:p>
          </table:table-cell>
          <table:table-cell table:style-name="ce153" table:formula="of:=[$'Actual Expenditures'.E18]" office:value-type="float" office:value="0" calcext:value-type="float">
            <text:p>$0,00</text:p>
          </table:table-cell>
          <table:table-cell table:style-name="ce149" table:formula="of:=[.O24]-[.N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4]" office:value-type="float" office:value="0" calcext:value-type="float">
            <text:p>$0,00</text:p>
          </table:table-cell>
          <table:table-cell table:style-name="ce153" table:formula="of:=[$'Actual Expenditures'.F18]" office:value-type="float" office:value="0" calcext:value-type="float">
            <text:p>$0,00</text:p>
          </table:table-cell>
          <table:table-cell table:style-name="ce149" table:formula="of:=[.S24]-[.R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4]" office:value-type="float" office:value="0" calcext:value-type="float">
            <text:p>$0,00</text:p>
          </table:table-cell>
          <table:table-cell table:style-name="ce153" table:formula="of:=[$'Actual Expenditures'.G18]" office:value-type="float" office:value="0" calcext:value-type="float">
            <text:p>$0,00</text:p>
          </table:table-cell>
          <table:table-cell table:style-name="ce149" table:formula="of:=[.W24]-[.V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4]" office:value-type="float" office:value="0" calcext:value-type="float">
            <text:p>$0,00</text:p>
          </table:table-cell>
          <table:table-cell table:style-name="ce153" table:formula="of:=[$'Actual Expenditures'.H18]" office:value-type="float" office:value="0" calcext:value-type="float">
            <text:p>$0,00</text:p>
          </table:table-cell>
          <table:table-cell table:style-name="ce149" table:formula="of:=[.AA24]-[.Z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4]" office:value-type="float" office:value="0" calcext:value-type="float">
            <text:p>$0,00</text:p>
          </table:table-cell>
          <table:table-cell table:style-name="ce153" table:formula="of:=[$'Actual Expenditures'.I18]" office:value-type="float" office:value="0" calcext:value-type="float">
            <text:p>$0,00</text:p>
          </table:table-cell>
          <table:table-cell table:style-name="ce149" table:formula="of:=[.AE24]-[.AD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4]" office:value-type="float" office:value="0" calcext:value-type="float">
            <text:p>$0,00</text:p>
          </table:table-cell>
          <table:table-cell table:style-name="ce153" table:formula="of:=[$'Actual Expenditures'.J18]" office:value-type="float" office:value="0" calcext:value-type="float">
            <text:p>$0,00</text:p>
          </table:table-cell>
          <table:table-cell table:style-name="ce149" table:formula="of:=[.AI24]-[.AH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4]" office:value-type="float" office:value="0" calcext:value-type="float">
            <text:p>$0,00</text:p>
          </table:table-cell>
          <table:table-cell table:style-name="ce153" table:formula="of:=[$'Actual Expenditures'.K18]" office:value-type="float" office:value="0" calcext:value-type="float">
            <text:p>$0,00</text:p>
          </table:table-cell>
          <table:table-cell table:style-name="ce149" table:formula="of:=[.AM24]-[.AL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4]" office:value-type="float" office:value="0" calcext:value-type="float">
            <text:p>$0,00</text:p>
          </table:table-cell>
          <table:table-cell table:style-name="ce153" table:formula="of:=[$'Actual Expenditures'.L18]" office:value-type="float" office:value="0" calcext:value-type="float">
            <text:p>$0,00</text:p>
          </table:table-cell>
          <table:table-cell table:style-name="ce149" table:formula="of:=[.AQ24]-[.AP2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4]" office:value-type="float" office:value="0" calcext:value-type="float">
            <text:p>$0,00</text:p>
          </table:table-cell>
          <table:table-cell table:style-name="ce153" table:formula="of:=[$'Actual Expenditures'.M18]" office:value-type="float" office:value="0" calcext:value-type="float">
            <text:p>$0,00</text:p>
          </table:table-cell>
          <table:table-cell table:style-name="ce169" table:formula="of:=[.AU24]-[.AT24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4]" office:value-type="float" office:value="0" calcext:value-type="float">
            <text:p>$0,00</text:p>
          </table:table-cell>
          <table:table-cell table:style-name="ce153" table:formula="of:=[$'Actual Expenditures'.N18]" office:value-type="float" office:value="0" calcext:value-type="float">
            <text:p>$0,00</text:p>
          </table:table-cell>
          <table:table-cell table:style-name="ce190" table:formula="of:=[.AY24]-[.AX24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5]" office:value-type="string" office:string-value="Telemarketing" calcext:value-type="string">
            <text:p>Telemarketing</text:p>
          </table:table-cell>
          <table:table-cell table:style-name="ce149" table:formula="of:=[$'Monthly Budget Breakdown'.B25]" office:value-type="float" office:value="0" calcext:value-type="float">
            <text:p>$0,00</text:p>
          </table:table-cell>
          <table:table-cell table:style-name="ce153" table:formula="of:=[$'Actual Expenditures'.B19]" office:value-type="float" office:value="0" calcext:value-type="float">
            <text:p>$0,00</text:p>
          </table:table-cell>
          <table:table-cell table:style-name="ce149" table:formula="of:=[.C25]-[.B25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5]" office:value-type="float" office:value="0" calcext:value-type="float">
            <text:p>$0,00</text:p>
          </table:table-cell>
          <table:table-cell table:style-name="ce153" table:formula="of:=[$'Actual Expenditures'.C19]" office:value-type="float" office:value="0" calcext:value-type="float">
            <text:p>$0,00</text:p>
          </table:table-cell>
          <table:table-cell table:style-name="ce149" table:formula="of:=[.G25]-[.F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5]" office:value-type="float" office:value="0" calcext:value-type="float">
            <text:p>$0,00</text:p>
          </table:table-cell>
          <table:table-cell table:style-name="ce153" table:formula="of:=[$'Actual Expenditures'.D19]" office:value-type="float" office:value="0" calcext:value-type="float">
            <text:p>$0,00</text:p>
          </table:table-cell>
          <table:table-cell table:style-name="ce149" table:formula="of:=[.K25]-[.J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5]" office:value-type="float" office:value="0" calcext:value-type="float">
            <text:p>$0,00</text:p>
          </table:table-cell>
          <table:table-cell table:style-name="ce153" table:formula="of:=[$'Actual Expenditures'.E19]" office:value-type="float" office:value="0" calcext:value-type="float">
            <text:p>$0,00</text:p>
          </table:table-cell>
          <table:table-cell table:style-name="ce149" table:formula="of:=[.O25]-[.N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5]" office:value-type="float" office:value="0" calcext:value-type="float">
            <text:p>$0,00</text:p>
          </table:table-cell>
          <table:table-cell table:style-name="ce153" table:formula="of:=[$'Actual Expenditures'.F19]" office:value-type="float" office:value="0" calcext:value-type="float">
            <text:p>$0,00</text:p>
          </table:table-cell>
          <table:table-cell table:style-name="ce149" table:formula="of:=[.S25]-[.R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5]" office:value-type="float" office:value="0" calcext:value-type="float">
            <text:p>$0,00</text:p>
          </table:table-cell>
          <table:table-cell table:style-name="ce153" table:formula="of:=[$'Actual Expenditures'.G19]" office:value-type="float" office:value="0" calcext:value-type="float">
            <text:p>$0,00</text:p>
          </table:table-cell>
          <table:table-cell table:style-name="ce149" table:formula="of:=[.W25]-[.V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5]" office:value-type="float" office:value="0" calcext:value-type="float">
            <text:p>$0,00</text:p>
          </table:table-cell>
          <table:table-cell table:style-name="ce153" table:formula="of:=[$'Actual Expenditures'.H19]" office:value-type="float" office:value="0" calcext:value-type="float">
            <text:p>$0,00</text:p>
          </table:table-cell>
          <table:table-cell table:style-name="ce149" table:formula="of:=[.AA25]-[.Z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5]" office:value-type="float" office:value="0" calcext:value-type="float">
            <text:p>$0,00</text:p>
          </table:table-cell>
          <table:table-cell table:style-name="ce153" table:formula="of:=[$'Actual Expenditures'.I19]" office:value-type="float" office:value="0" calcext:value-type="float">
            <text:p>$0,00</text:p>
          </table:table-cell>
          <table:table-cell table:style-name="ce149" table:formula="of:=[.AE25]-[.AD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5]" office:value-type="float" office:value="0" calcext:value-type="float">
            <text:p>$0,00</text:p>
          </table:table-cell>
          <table:table-cell table:style-name="ce153" table:formula="of:=[$'Actual Expenditures'.J19]" office:value-type="float" office:value="0" calcext:value-type="float">
            <text:p>$0,00</text:p>
          </table:table-cell>
          <table:table-cell table:style-name="ce149" table:formula="of:=[.AI25]-[.AH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5]" office:value-type="float" office:value="0" calcext:value-type="float">
            <text:p>$0,00</text:p>
          </table:table-cell>
          <table:table-cell table:style-name="ce153" table:formula="of:=[$'Actual Expenditures'.K19]" office:value-type="float" office:value="0" calcext:value-type="float">
            <text:p>$0,00</text:p>
          </table:table-cell>
          <table:table-cell table:style-name="ce149" table:formula="of:=[.AM25]-[.AL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5]" office:value-type="float" office:value="0" calcext:value-type="float">
            <text:p>$0,00</text:p>
          </table:table-cell>
          <table:table-cell table:style-name="ce153" table:formula="of:=[$'Actual Expenditures'.L19]" office:value-type="float" office:value="0" calcext:value-type="float">
            <text:p>$0,00</text:p>
          </table:table-cell>
          <table:table-cell table:style-name="ce149" table:formula="of:=[.AQ25]-[.AP2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5]" office:value-type="float" office:value="0" calcext:value-type="float">
            <text:p>$0,00</text:p>
          </table:table-cell>
          <table:table-cell table:style-name="ce153" table:formula="of:=[$'Actual Expenditures'.M19]" office:value-type="float" office:value="0" calcext:value-type="float">
            <text:p>$0,00</text:p>
          </table:table-cell>
          <table:table-cell table:style-name="ce169" table:formula="of:=[.AU25]-[.AT25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5]" office:value-type="float" office:value="0" calcext:value-type="float">
            <text:p>$0,00</text:p>
          </table:table-cell>
          <table:table-cell table:style-name="ce153" table:formula="of:=[$'Actual Expenditures'.N19]" office:value-type="float" office:value="0" calcext:value-type="float">
            <text:p>$0,00</text:p>
          </table:table-cell>
          <table:table-cell table:style-name="ce190" table:formula="of:=[.AY25]-[.AX25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6]" office:value-type="string" office:string-value="Misc 1" calcext:value-type="string">
            <text:p>Misc 1</text:p>
          </table:table-cell>
          <table:table-cell table:style-name="ce149" table:formula="of:=[$'Monthly Budget Breakdown'.B26]" office:value-type="float" office:value="0" calcext:value-type="float">
            <text:p>$0,00</text:p>
          </table:table-cell>
          <table:table-cell table:style-name="ce153" table:formula="of:=[$'Actual Expenditures'.B20]" office:value-type="float" office:value="0" calcext:value-type="float">
            <text:p>$0,00</text:p>
          </table:table-cell>
          <table:table-cell table:style-name="ce149" table:formula="of:=[.C26]-[.B26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6]" office:value-type="float" office:value="0" calcext:value-type="float">
            <text:p>$0,00</text:p>
          </table:table-cell>
          <table:table-cell table:style-name="ce153" table:formula="of:=[$'Actual Expenditures'.C20]" office:value-type="float" office:value="0" calcext:value-type="float">
            <text:p>$0,00</text:p>
          </table:table-cell>
          <table:table-cell table:style-name="ce149" table:formula="of:=[.G26]-[.F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6]" office:value-type="float" office:value="0" calcext:value-type="float">
            <text:p>$0,00</text:p>
          </table:table-cell>
          <table:table-cell table:style-name="ce153" table:formula="of:=[$'Actual Expenditures'.D20]" office:value-type="float" office:value="0" calcext:value-type="float">
            <text:p>$0,00</text:p>
          </table:table-cell>
          <table:table-cell table:style-name="ce149" table:formula="of:=[.K26]-[.J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6]" office:value-type="float" office:value="0" calcext:value-type="float">
            <text:p>$0,00</text:p>
          </table:table-cell>
          <table:table-cell table:style-name="ce153" table:formula="of:=[$'Actual Expenditures'.E20]" office:value-type="float" office:value="0" calcext:value-type="float">
            <text:p>$0,00</text:p>
          </table:table-cell>
          <table:table-cell table:style-name="ce149" table:formula="of:=[.O26]-[.N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6]" office:value-type="float" office:value="0" calcext:value-type="float">
            <text:p>$0,00</text:p>
          </table:table-cell>
          <table:table-cell table:style-name="ce153" table:formula="of:=[$'Actual Expenditures'.F20]" office:value-type="float" office:value="0" calcext:value-type="float">
            <text:p>$0,00</text:p>
          </table:table-cell>
          <table:table-cell table:style-name="ce149" table:formula="of:=[.S26]-[.R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6]" office:value-type="float" office:value="0" calcext:value-type="float">
            <text:p>$0,00</text:p>
          </table:table-cell>
          <table:table-cell table:style-name="ce153" table:formula="of:=[$'Actual Expenditures'.G20]" office:value-type="float" office:value="0" calcext:value-type="float">
            <text:p>$0,00</text:p>
          </table:table-cell>
          <table:table-cell table:style-name="ce149" table:formula="of:=[.W26]-[.V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6]" office:value-type="float" office:value="0" calcext:value-type="float">
            <text:p>$0,00</text:p>
          </table:table-cell>
          <table:table-cell table:style-name="ce153" table:formula="of:=[$'Actual Expenditures'.H20]" office:value-type="float" office:value="0" calcext:value-type="float">
            <text:p>$0,00</text:p>
          </table:table-cell>
          <table:table-cell table:style-name="ce149" table:formula="of:=[.AA26]-[.Z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6]" office:value-type="float" office:value="0" calcext:value-type="float">
            <text:p>$0,00</text:p>
          </table:table-cell>
          <table:table-cell table:style-name="ce153" table:formula="of:=[$'Actual Expenditures'.I20]" office:value-type="float" office:value="0" calcext:value-type="float">
            <text:p>$0,00</text:p>
          </table:table-cell>
          <table:table-cell table:style-name="ce149" table:formula="of:=[.AE26]-[.AD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6]" office:value-type="float" office:value="0" calcext:value-type="float">
            <text:p>$0,00</text:p>
          </table:table-cell>
          <table:table-cell table:style-name="ce153" table:formula="of:=[$'Actual Expenditures'.J20]" office:value-type="float" office:value="0" calcext:value-type="float">
            <text:p>$0,00</text:p>
          </table:table-cell>
          <table:table-cell table:style-name="ce149" table:formula="of:=[.AI26]-[.AH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6]" office:value-type="float" office:value="0" calcext:value-type="float">
            <text:p>$0,00</text:p>
          </table:table-cell>
          <table:table-cell table:style-name="ce153" table:formula="of:=[$'Actual Expenditures'.K20]" office:value-type="float" office:value="0" calcext:value-type="float">
            <text:p>$0,00</text:p>
          </table:table-cell>
          <table:table-cell table:style-name="ce149" table:formula="of:=[.AM26]-[.AL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6]" office:value-type="float" office:value="0" calcext:value-type="float">
            <text:p>$0,00</text:p>
          </table:table-cell>
          <table:table-cell table:style-name="ce153" table:formula="of:=[$'Actual Expenditures'.L20]" office:value-type="float" office:value="0" calcext:value-type="float">
            <text:p>$0,00</text:p>
          </table:table-cell>
          <table:table-cell table:style-name="ce149" table:formula="of:=[.AQ26]-[.AP26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6]" office:value-type="float" office:value="0" calcext:value-type="float">
            <text:p>$0,00</text:p>
          </table:table-cell>
          <table:table-cell table:style-name="ce153" table:formula="of:=[$'Actual Expenditures'.M20]" office:value-type="float" office:value="0" calcext:value-type="float">
            <text:p>$0,00</text:p>
          </table:table-cell>
          <table:table-cell table:style-name="ce169" table:formula="of:=[.AU26]-[.AT26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6]" office:value-type="float" office:value="0" calcext:value-type="float">
            <text:p>$0,00</text:p>
          </table:table-cell>
          <table:table-cell table:style-name="ce153" table:formula="of:=[$'Actual Expenditures'.N20]" office:value-type="float" office:value="0" calcext:value-type="float">
            <text:p>$0,00</text:p>
          </table:table-cell>
          <table:table-cell table:style-name="ce190" table:formula="of:=[.AY26]-[.AX26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7]" office:value-type="string" office:string-value="Misc 2" calcext:value-type="string">
            <text:p>Misc 2</text:p>
          </table:table-cell>
          <table:table-cell table:style-name="ce149" table:formula="of:=[$'Monthly Budget Breakdown'.B27]" office:value-type="float" office:value="0" calcext:value-type="float">
            <text:p>$0,00</text:p>
          </table:table-cell>
          <table:table-cell table:style-name="ce153" table:formula="of:=[$'Actual Expenditures'.B21]" office:value-type="float" office:value="0" calcext:value-type="float">
            <text:p>$0,00</text:p>
          </table:table-cell>
          <table:table-cell table:style-name="ce149" table:formula="of:=[.C27]-[.B27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7]" office:value-type="float" office:value="0" calcext:value-type="float">
            <text:p>$0,00</text:p>
          </table:table-cell>
          <table:table-cell table:style-name="ce153" table:formula="of:=[$'Actual Expenditures'.C21]" office:value-type="float" office:value="0" calcext:value-type="float">
            <text:p>$0,00</text:p>
          </table:table-cell>
          <table:table-cell table:style-name="ce149" table:formula="of:=[.G27]-[.F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7]" office:value-type="float" office:value="0" calcext:value-type="float">
            <text:p>$0,00</text:p>
          </table:table-cell>
          <table:table-cell table:style-name="ce153" table:formula="of:=[$'Actual Expenditures'.D21]" office:value-type="float" office:value="0" calcext:value-type="float">
            <text:p>$0,00</text:p>
          </table:table-cell>
          <table:table-cell table:style-name="ce149" table:formula="of:=[.K27]-[.J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7]" office:value-type="float" office:value="0" calcext:value-type="float">
            <text:p>$0,00</text:p>
          </table:table-cell>
          <table:table-cell table:style-name="ce153" table:formula="of:=[$'Actual Expenditures'.E21]" office:value-type="float" office:value="0" calcext:value-type="float">
            <text:p>$0,00</text:p>
          </table:table-cell>
          <table:table-cell table:style-name="ce149" table:formula="of:=[.O27]-[.N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7]" office:value-type="float" office:value="0" calcext:value-type="float">
            <text:p>$0,00</text:p>
          </table:table-cell>
          <table:table-cell table:style-name="ce153" table:formula="of:=[$'Actual Expenditures'.F21]" office:value-type="float" office:value="0" calcext:value-type="float">
            <text:p>$0,00</text:p>
          </table:table-cell>
          <table:table-cell table:style-name="ce149" table:formula="of:=[.S27]-[.R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7]" office:value-type="float" office:value="0" calcext:value-type="float">
            <text:p>$0,00</text:p>
          </table:table-cell>
          <table:table-cell table:style-name="ce153" table:formula="of:=[$'Actual Expenditures'.G21]" office:value-type="float" office:value="0" calcext:value-type="float">
            <text:p>$0,00</text:p>
          </table:table-cell>
          <table:table-cell table:style-name="ce149" table:formula="of:=[.W27]-[.V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7]" office:value-type="float" office:value="0" calcext:value-type="float">
            <text:p>$0,00</text:p>
          </table:table-cell>
          <table:table-cell table:style-name="ce153" table:formula="of:=[$'Actual Expenditures'.H21]" office:value-type="float" office:value="0" calcext:value-type="float">
            <text:p>$0,00</text:p>
          </table:table-cell>
          <table:table-cell table:style-name="ce149" table:formula="of:=[.AA27]-[.Z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7]" office:value-type="float" office:value="0" calcext:value-type="float">
            <text:p>$0,00</text:p>
          </table:table-cell>
          <table:table-cell table:style-name="ce153" table:formula="of:=[$'Actual Expenditures'.I21]" office:value-type="float" office:value="0" calcext:value-type="float">
            <text:p>$0,00</text:p>
          </table:table-cell>
          <table:table-cell table:style-name="ce149" table:formula="of:=[.AE27]-[.AD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7]" office:value-type="float" office:value="0" calcext:value-type="float">
            <text:p>$0,00</text:p>
          </table:table-cell>
          <table:table-cell table:style-name="ce153" table:formula="of:=[$'Actual Expenditures'.J21]" office:value-type="float" office:value="0" calcext:value-type="float">
            <text:p>$0,00</text:p>
          </table:table-cell>
          <table:table-cell table:style-name="ce149" table:formula="of:=[.AI27]-[.AH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7]" office:value-type="float" office:value="0" calcext:value-type="float">
            <text:p>$0,00</text:p>
          </table:table-cell>
          <table:table-cell table:style-name="ce153" table:formula="of:=[$'Actual Expenditures'.K21]" office:value-type="float" office:value="0" calcext:value-type="float">
            <text:p>$0,00</text:p>
          </table:table-cell>
          <table:table-cell table:style-name="ce149" table:formula="of:=[.AM27]-[.AL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7]" office:value-type="float" office:value="0" calcext:value-type="float">
            <text:p>$0,00</text:p>
          </table:table-cell>
          <table:table-cell table:style-name="ce153" table:formula="of:=[$'Actual Expenditures'.L21]" office:value-type="float" office:value="0" calcext:value-type="float">
            <text:p>$0,00</text:p>
          </table:table-cell>
          <table:table-cell table:style-name="ce149" table:formula="of:=[.AQ27]-[.AP27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7]" office:value-type="float" office:value="0" calcext:value-type="float">
            <text:p>$0,00</text:p>
          </table:table-cell>
          <table:table-cell table:style-name="ce153" table:formula="of:=[$'Actual Expenditures'.M21]" office:value-type="float" office:value="0" calcext:value-type="float">
            <text:p>$0,00</text:p>
          </table:table-cell>
          <table:table-cell table:style-name="ce169" table:formula="of:=[.AU27]-[.AT27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7]" office:value-type="float" office:value="0" calcext:value-type="float">
            <text:p>$0,00</text:p>
          </table:table-cell>
          <table:table-cell table:style-name="ce153" table:formula="of:=[$'Actual Expenditures'.N21]" office:value-type="float" office:value="0" calcext:value-type="float">
            <text:p>$0,00</text:p>
          </table:table-cell>
          <table:table-cell table:style-name="ce190" table:formula="of:=[.AY27]-[.AX27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8]" office:value-type="string" office:string-value="Misc 3" calcext:value-type="string">
            <text:p>Misc 3</text:p>
          </table:table-cell>
          <table:table-cell table:style-name="ce149" table:formula="of:=[$'Monthly Budget Breakdown'.B28]" office:value-type="float" office:value="0" calcext:value-type="float">
            <text:p>$0,00</text:p>
          </table:table-cell>
          <table:table-cell table:style-name="ce153" table:formula="of:=[$'Actual Expenditures'.B22]" office:value-type="float" office:value="0" calcext:value-type="float">
            <text:p>$0,00</text:p>
          </table:table-cell>
          <table:table-cell table:style-name="ce149" table:formula="of:=[.C28]-[.B28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8]" office:value-type="float" office:value="0" calcext:value-type="float">
            <text:p>$0,00</text:p>
          </table:table-cell>
          <table:table-cell table:style-name="ce153" table:formula="of:=[$'Actual Expenditures'.C22]" office:value-type="float" office:value="0" calcext:value-type="float">
            <text:p>$0,00</text:p>
          </table:table-cell>
          <table:table-cell table:style-name="ce149" table:formula="of:=[.G28]-[.F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8]" office:value-type="float" office:value="0" calcext:value-type="float">
            <text:p>$0,00</text:p>
          </table:table-cell>
          <table:table-cell table:style-name="ce153" table:formula="of:=[$'Actual Expenditures'.D22]" office:value-type="float" office:value="0" calcext:value-type="float">
            <text:p>$0,00</text:p>
          </table:table-cell>
          <table:table-cell table:style-name="ce149" table:formula="of:=[.K28]-[.J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8]" office:value-type="float" office:value="0" calcext:value-type="float">
            <text:p>$0,00</text:p>
          </table:table-cell>
          <table:table-cell table:style-name="ce153" table:formula="of:=[$'Actual Expenditures'.E22]" office:value-type="float" office:value="0" calcext:value-type="float">
            <text:p>$0,00</text:p>
          </table:table-cell>
          <table:table-cell table:style-name="ce149" table:formula="of:=[.O28]-[.N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8]" office:value-type="float" office:value="0" calcext:value-type="float">
            <text:p>$0,00</text:p>
          </table:table-cell>
          <table:table-cell table:style-name="ce153" table:formula="of:=[$'Actual Expenditures'.F22]" office:value-type="float" office:value="0" calcext:value-type="float">
            <text:p>$0,00</text:p>
          </table:table-cell>
          <table:table-cell table:style-name="ce149" table:formula="of:=[.S28]-[.R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8]" office:value-type="float" office:value="0" calcext:value-type="float">
            <text:p>$0,00</text:p>
          </table:table-cell>
          <table:table-cell table:style-name="ce153" table:formula="of:=[$'Actual Expenditures'.G22]" office:value-type="float" office:value="0" calcext:value-type="float">
            <text:p>$0,00</text:p>
          </table:table-cell>
          <table:table-cell table:style-name="ce149" table:formula="of:=[.W28]-[.V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8]" office:value-type="float" office:value="0" calcext:value-type="float">
            <text:p>$0,00</text:p>
          </table:table-cell>
          <table:table-cell table:style-name="ce153" table:formula="of:=[$'Actual Expenditures'.H22]" office:value-type="float" office:value="0" calcext:value-type="float">
            <text:p>$0,00</text:p>
          </table:table-cell>
          <table:table-cell table:style-name="ce149" table:formula="of:=[.AA28]-[.Z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8]" office:value-type="float" office:value="0" calcext:value-type="float">
            <text:p>$0,00</text:p>
          </table:table-cell>
          <table:table-cell table:style-name="ce153" table:formula="of:=[$'Actual Expenditures'.I22]" office:value-type="float" office:value="0" calcext:value-type="float">
            <text:p>$0,00</text:p>
          </table:table-cell>
          <table:table-cell table:style-name="ce149" table:formula="of:=[.AE28]-[.AD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8]" office:value-type="float" office:value="0" calcext:value-type="float">
            <text:p>$0,00</text:p>
          </table:table-cell>
          <table:table-cell table:style-name="ce153" table:formula="of:=[$'Actual Expenditures'.J22]" office:value-type="float" office:value="0" calcext:value-type="float">
            <text:p>$0,00</text:p>
          </table:table-cell>
          <table:table-cell table:style-name="ce149" table:formula="of:=[.AI28]-[.AH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8]" office:value-type="float" office:value="0" calcext:value-type="float">
            <text:p>$0,00</text:p>
          </table:table-cell>
          <table:table-cell table:style-name="ce153" table:formula="of:=[$'Actual Expenditures'.K22]" office:value-type="float" office:value="0" calcext:value-type="float">
            <text:p>$0,00</text:p>
          </table:table-cell>
          <table:table-cell table:style-name="ce149" table:formula="of:=[.AM28]-[.AL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8]" office:value-type="float" office:value="0" calcext:value-type="float">
            <text:p>$0,00</text:p>
          </table:table-cell>
          <table:table-cell table:style-name="ce153" table:formula="of:=[$'Actual Expenditures'.L22]" office:value-type="float" office:value="0" calcext:value-type="float">
            <text:p>$0,00</text:p>
          </table:table-cell>
          <table:table-cell table:style-name="ce149" table:formula="of:=[.AQ28]-[.AP28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8]" office:value-type="float" office:value="0" calcext:value-type="float">
            <text:p>$0,00</text:p>
          </table:table-cell>
          <table:table-cell table:style-name="ce153" table:formula="of:=[$'Actual Expenditures'.M22]" office:value-type="float" office:value="0" calcext:value-type="float">
            <text:p>$0,00</text:p>
          </table:table-cell>
          <table:table-cell table:style-name="ce169" table:formula="of:=[.AU28]-[.AT28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8]" office:value-type="float" office:value="0" calcext:value-type="float">
            <text:p>$0,00</text:p>
          </table:table-cell>
          <table:table-cell table:style-name="ce153" table:formula="of:=[$'Actual Expenditures'.N22]" office:value-type="float" office:value="0" calcext:value-type="float">
            <text:p>$0,00</text:p>
          </table:table-cell>
          <table:table-cell table:style-name="ce190" table:formula="of:=[.AY28]-[.AX28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29]" office:value-type="string" office:string-value="Misc 4" calcext:value-type="string">
            <text:p>Misc 4</text:p>
          </table:table-cell>
          <table:table-cell table:style-name="ce149" table:formula="of:=[$'Monthly Budget Breakdown'.B29]" office:value-type="float" office:value="0" calcext:value-type="float">
            <text:p>$0,00</text:p>
          </table:table-cell>
          <table:table-cell table:style-name="ce153" table:formula="of:=[$'Actual Expenditures'.B23]" office:value-type="float" office:value="0" calcext:value-type="float">
            <text:p>$0,00</text:p>
          </table:table-cell>
          <table:table-cell table:style-name="ce149" table:formula="of:=[.C29]-[.B29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29]" office:value-type="float" office:value="0" calcext:value-type="float">
            <text:p>$0,00</text:p>
          </table:table-cell>
          <table:table-cell table:style-name="ce153" table:formula="of:=[$'Actual Expenditures'.C23]" office:value-type="float" office:value="0" calcext:value-type="float">
            <text:p>$0,00</text:p>
          </table:table-cell>
          <table:table-cell table:style-name="ce149" table:formula="of:=[.G29]-[.F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29]" office:value-type="float" office:value="0" calcext:value-type="float">
            <text:p>$0,00</text:p>
          </table:table-cell>
          <table:table-cell table:style-name="ce153" table:formula="of:=[$'Actual Expenditures'.D23]" office:value-type="float" office:value="0" calcext:value-type="float">
            <text:p>$0,00</text:p>
          </table:table-cell>
          <table:table-cell table:style-name="ce149" table:formula="of:=[.K29]-[.J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29]" office:value-type="float" office:value="0" calcext:value-type="float">
            <text:p>$0,00</text:p>
          </table:table-cell>
          <table:table-cell table:style-name="ce153" table:formula="of:=[$'Actual Expenditures'.E23]" office:value-type="float" office:value="0" calcext:value-type="float">
            <text:p>$0,00</text:p>
          </table:table-cell>
          <table:table-cell table:style-name="ce149" table:formula="of:=[.O29]-[.N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29]" office:value-type="float" office:value="0" calcext:value-type="float">
            <text:p>$0,00</text:p>
          </table:table-cell>
          <table:table-cell table:style-name="ce153" table:formula="of:=[$'Actual Expenditures'.F23]" office:value-type="float" office:value="0" calcext:value-type="float">
            <text:p>$0,00</text:p>
          </table:table-cell>
          <table:table-cell table:style-name="ce149" table:formula="of:=[.S29]-[.R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29]" office:value-type="float" office:value="0" calcext:value-type="float">
            <text:p>$0,00</text:p>
          </table:table-cell>
          <table:table-cell table:style-name="ce153" table:formula="of:=[$'Actual Expenditures'.G23]" office:value-type="float" office:value="0" calcext:value-type="float">
            <text:p>$0,00</text:p>
          </table:table-cell>
          <table:table-cell table:style-name="ce149" table:formula="of:=[.W29]-[.V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29]" office:value-type="float" office:value="0" calcext:value-type="float">
            <text:p>$0,00</text:p>
          </table:table-cell>
          <table:table-cell table:style-name="ce153" table:formula="of:=[$'Actual Expenditures'.H23]" office:value-type="float" office:value="0" calcext:value-type="float">
            <text:p>$0,00</text:p>
          </table:table-cell>
          <table:table-cell table:style-name="ce149" table:formula="of:=[.AA29]-[.Z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29]" office:value-type="float" office:value="0" calcext:value-type="float">
            <text:p>$0,00</text:p>
          </table:table-cell>
          <table:table-cell table:style-name="ce153" table:formula="of:=[$'Actual Expenditures'.I23]" office:value-type="float" office:value="0" calcext:value-type="float">
            <text:p>$0,00</text:p>
          </table:table-cell>
          <table:table-cell table:style-name="ce149" table:formula="of:=[.AE29]-[.AD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29]" office:value-type="float" office:value="0" calcext:value-type="float">
            <text:p>$0,00</text:p>
          </table:table-cell>
          <table:table-cell table:style-name="ce153" table:formula="of:=[$'Actual Expenditures'.J23]" office:value-type="float" office:value="0" calcext:value-type="float">
            <text:p>$0,00</text:p>
          </table:table-cell>
          <table:table-cell table:style-name="ce149" table:formula="of:=[.AI29]-[.AH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29]" office:value-type="float" office:value="0" calcext:value-type="float">
            <text:p>$0,00</text:p>
          </table:table-cell>
          <table:table-cell table:style-name="ce153" table:formula="of:=[$'Actual Expenditures'.K23]" office:value-type="float" office:value="0" calcext:value-type="float">
            <text:p>$0,00</text:p>
          </table:table-cell>
          <table:table-cell table:style-name="ce149" table:formula="of:=[.AM29]-[.AL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29]" office:value-type="float" office:value="0" calcext:value-type="float">
            <text:p>$0,00</text:p>
          </table:table-cell>
          <table:table-cell table:style-name="ce153" table:formula="of:=[$'Actual Expenditures'.L23]" office:value-type="float" office:value="0" calcext:value-type="float">
            <text:p>$0,00</text:p>
          </table:table-cell>
          <table:table-cell table:style-name="ce149" table:formula="of:=[.AQ29]-[.AP29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29]" office:value-type="float" office:value="0" calcext:value-type="float">
            <text:p>$0,00</text:p>
          </table:table-cell>
          <table:table-cell table:style-name="ce153" table:formula="of:=[$'Actual Expenditures'.M23]" office:value-type="float" office:value="0" calcext:value-type="float">
            <text:p>$0,00</text:p>
          </table:table-cell>
          <table:table-cell table:style-name="ce169" table:formula="of:=[.AU29]-[.AT29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29]" office:value-type="float" office:value="0" calcext:value-type="float">
            <text:p>$0,00</text:p>
          </table:table-cell>
          <table:table-cell table:style-name="ce153" table:formula="of:=[$'Actual Expenditures'.N23]" office:value-type="float" office:value="0" calcext:value-type="float">
            <text:p>$0,00</text:p>
          </table:table-cell>
          <table:table-cell table:style-name="ce190" table:formula="of:=[.AY29]-[.AX29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30]" office:value-type="string" office:string-value="Misc 5" calcext:value-type="string">
            <text:p>Misc 5</text:p>
          </table:table-cell>
          <table:table-cell table:style-name="ce149" table:formula="of:=[$'Monthly Budget Breakdown'.B30]" office:value-type="float" office:value="0" calcext:value-type="float">
            <text:p>$0,00</text:p>
          </table:table-cell>
          <table:table-cell table:style-name="ce153" table:formula="of:=[$'Actual Expenditures'.B24]" office:value-type="float" office:value="0" calcext:value-type="float">
            <text:p>$0,00</text:p>
          </table:table-cell>
          <table:table-cell table:style-name="ce149" table:formula="of:=[.C30]-[.B30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30]" office:value-type="float" office:value="0" calcext:value-type="float">
            <text:p>$0,00</text:p>
          </table:table-cell>
          <table:table-cell table:style-name="ce153" table:formula="of:=[$'Actual Expenditures'.C24]" office:value-type="float" office:value="0" calcext:value-type="float">
            <text:p>$0,00</text:p>
          </table:table-cell>
          <table:table-cell table:style-name="ce149" table:formula="of:=[.G30]-[.F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30]" office:value-type="float" office:value="0" calcext:value-type="float">
            <text:p>$0,00</text:p>
          </table:table-cell>
          <table:table-cell table:style-name="ce153" table:formula="of:=[$'Actual Expenditures'.D24]" office:value-type="float" office:value="0" calcext:value-type="float">
            <text:p>$0,00</text:p>
          </table:table-cell>
          <table:table-cell table:style-name="ce149" table:formula="of:=[.K30]-[.J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30]" office:value-type="float" office:value="0" calcext:value-type="float">
            <text:p>$0,00</text:p>
          </table:table-cell>
          <table:table-cell table:style-name="ce153" table:formula="of:=[$'Actual Expenditures'.E24]" office:value-type="float" office:value="0" calcext:value-type="float">
            <text:p>$0,00</text:p>
          </table:table-cell>
          <table:table-cell table:style-name="ce149" table:formula="of:=[.O30]-[.N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30]" office:value-type="float" office:value="0" calcext:value-type="float">
            <text:p>$0,00</text:p>
          </table:table-cell>
          <table:table-cell table:style-name="ce153" table:formula="of:=[$'Actual Expenditures'.F24]" office:value-type="float" office:value="0" calcext:value-type="float">
            <text:p>$0,00</text:p>
          </table:table-cell>
          <table:table-cell table:style-name="ce149" table:formula="of:=[.S30]-[.R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30]" office:value-type="float" office:value="0" calcext:value-type="float">
            <text:p>$0,00</text:p>
          </table:table-cell>
          <table:table-cell table:style-name="ce153" table:formula="of:=[$'Actual Expenditures'.G24]" office:value-type="float" office:value="0" calcext:value-type="float">
            <text:p>$0,00</text:p>
          </table:table-cell>
          <table:table-cell table:style-name="ce149" table:formula="of:=[.W30]-[.V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30]" office:value-type="float" office:value="0" calcext:value-type="float">
            <text:p>$0,00</text:p>
          </table:table-cell>
          <table:table-cell table:style-name="ce153" table:formula="of:=[$'Actual Expenditures'.H24]" office:value-type="float" office:value="0" calcext:value-type="float">
            <text:p>$0,00</text:p>
          </table:table-cell>
          <table:table-cell table:style-name="ce149" table:formula="of:=[.AA30]-[.Z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30]" office:value-type="float" office:value="0" calcext:value-type="float">
            <text:p>$0,00</text:p>
          </table:table-cell>
          <table:table-cell table:style-name="ce153" table:formula="of:=[$'Actual Expenditures'.I24]" office:value-type="float" office:value="0" calcext:value-type="float">
            <text:p>$0,00</text:p>
          </table:table-cell>
          <table:table-cell table:style-name="ce149" table:formula="of:=[.AE30]-[.AD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30]" office:value-type="float" office:value="0" calcext:value-type="float">
            <text:p>$0,00</text:p>
          </table:table-cell>
          <table:table-cell table:style-name="ce153" table:formula="of:=[$'Actual Expenditures'.J24]" office:value-type="float" office:value="0" calcext:value-type="float">
            <text:p>$0,00</text:p>
          </table:table-cell>
          <table:table-cell table:style-name="ce149" table:formula="of:=[.AI30]-[.AH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30]" office:value-type="float" office:value="0" calcext:value-type="float">
            <text:p>$0,00</text:p>
          </table:table-cell>
          <table:table-cell table:style-name="ce153" table:formula="of:=[$'Actual Expenditures'.K24]" office:value-type="float" office:value="0" calcext:value-type="float">
            <text:p>$0,00</text:p>
          </table:table-cell>
          <table:table-cell table:style-name="ce149" table:formula="of:=[.AM30]-[.AL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30]" office:value-type="float" office:value="0" calcext:value-type="float">
            <text:p>$0,00</text:p>
          </table:table-cell>
          <table:table-cell table:style-name="ce153" table:formula="of:=[$'Actual Expenditures'.L24]" office:value-type="float" office:value="0" calcext:value-type="float">
            <text:p>$0,00</text:p>
          </table:table-cell>
          <table:table-cell table:style-name="ce149" table:formula="of:=[.AQ30]-[.AP30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30]" office:value-type="float" office:value="0" calcext:value-type="float">
            <text:p>$0,00</text:p>
          </table:table-cell>
          <table:table-cell table:style-name="ce153" table:formula="of:=[$'Actual Expenditures'.M24]" office:value-type="float" office:value="0" calcext:value-type="float">
            <text:p>$0,00</text:p>
          </table:table-cell>
          <table:table-cell table:style-name="ce169" table:formula="of:=[.AU30]-[.AT30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30]" office:value-type="float" office:value="0" calcext:value-type="float">
            <text:p>$0,00</text:p>
          </table:table-cell>
          <table:table-cell table:style-name="ce153" table:formula="of:=[$'Actual Expenditures'.N24]" office:value-type="float" office:value="0" calcext:value-type="float">
            <text:p>$0,00</text:p>
          </table:table-cell>
          <table:table-cell table:style-name="ce190" table:formula="of:=[.AY30]-[.AX30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31]" office:value-type="string" office:string-value="Misc 6" calcext:value-type="string">
            <text:p>Misc 6</text:p>
          </table:table-cell>
          <table:table-cell table:style-name="ce149" table:formula="of:=[$'Monthly Budget Breakdown'.B31]" office:value-type="float" office:value="0" calcext:value-type="float">
            <text:p>$0,00</text:p>
          </table:table-cell>
          <table:table-cell table:style-name="ce153" table:formula="of:=[$'Actual Expenditures'.B25]" office:value-type="float" office:value="0" calcext:value-type="float">
            <text:p>$0,00</text:p>
          </table:table-cell>
          <table:table-cell table:style-name="ce149" table:formula="of:=[.C31]-[.B31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31]" office:value-type="float" office:value="0" calcext:value-type="float">
            <text:p>$0,00</text:p>
          </table:table-cell>
          <table:table-cell table:style-name="ce153" table:formula="of:=[$'Actual Expenditures'.C25]" office:value-type="float" office:value="0" calcext:value-type="float">
            <text:p>$0,00</text:p>
          </table:table-cell>
          <table:table-cell table:style-name="ce149" table:formula="of:=[.G31]-[.F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31]" office:value-type="float" office:value="0" calcext:value-type="float">
            <text:p>$0,00</text:p>
          </table:table-cell>
          <table:table-cell table:style-name="ce153" table:formula="of:=[$'Actual Expenditures'.D25]" office:value-type="float" office:value="0" calcext:value-type="float">
            <text:p>$0,00</text:p>
          </table:table-cell>
          <table:table-cell table:style-name="ce149" table:formula="of:=[.K31]-[.J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31]" office:value-type="float" office:value="0" calcext:value-type="float">
            <text:p>$0,00</text:p>
          </table:table-cell>
          <table:table-cell table:style-name="ce153" table:formula="of:=[$'Actual Expenditures'.E25]" office:value-type="float" office:value="0" calcext:value-type="float">
            <text:p>$0,00</text:p>
          </table:table-cell>
          <table:table-cell table:style-name="ce149" table:formula="of:=[.O31]-[.N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31]" office:value-type="float" office:value="0" calcext:value-type="float">
            <text:p>$0,00</text:p>
          </table:table-cell>
          <table:table-cell table:style-name="ce153" table:formula="of:=[$'Actual Expenditures'.F25]" office:value-type="float" office:value="0" calcext:value-type="float">
            <text:p>$0,00</text:p>
          </table:table-cell>
          <table:table-cell table:style-name="ce149" table:formula="of:=[.S31]-[.R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31]" office:value-type="float" office:value="0" calcext:value-type="float">
            <text:p>$0,00</text:p>
          </table:table-cell>
          <table:table-cell table:style-name="ce153" table:formula="of:=[$'Actual Expenditures'.G25]" office:value-type="float" office:value="0" calcext:value-type="float">
            <text:p>$0,00</text:p>
          </table:table-cell>
          <table:table-cell table:style-name="ce149" table:formula="of:=[.W31]-[.V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31]" office:value-type="float" office:value="0" calcext:value-type="float">
            <text:p>$0,00</text:p>
          </table:table-cell>
          <table:table-cell table:style-name="ce153" table:formula="of:=[$'Actual Expenditures'.H25]" office:value-type="float" office:value="0" calcext:value-type="float">
            <text:p>$0,00</text:p>
          </table:table-cell>
          <table:table-cell table:style-name="ce149" table:formula="of:=[.AA31]-[.Z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31]" office:value-type="float" office:value="0" calcext:value-type="float">
            <text:p>$0,00</text:p>
          </table:table-cell>
          <table:table-cell table:style-name="ce153" table:formula="of:=[$'Actual Expenditures'.I25]" office:value-type="float" office:value="0" calcext:value-type="float">
            <text:p>$0,00</text:p>
          </table:table-cell>
          <table:table-cell table:style-name="ce149" table:formula="of:=[.AE31]-[.AD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31]" office:value-type="float" office:value="0" calcext:value-type="float">
            <text:p>$0,00</text:p>
          </table:table-cell>
          <table:table-cell table:style-name="ce153" table:formula="of:=[$'Actual Expenditures'.J25]" office:value-type="float" office:value="0" calcext:value-type="float">
            <text:p>$0,00</text:p>
          </table:table-cell>
          <table:table-cell table:style-name="ce149" table:formula="of:=[.AI31]-[.AH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31]" office:value-type="float" office:value="0" calcext:value-type="float">
            <text:p>$0,00</text:p>
          </table:table-cell>
          <table:table-cell table:style-name="ce153" table:formula="of:=[$'Actual Expenditures'.K25]" office:value-type="float" office:value="0" calcext:value-type="float">
            <text:p>$0,00</text:p>
          </table:table-cell>
          <table:table-cell table:style-name="ce149" table:formula="of:=[.AM31]-[.AL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31]" office:value-type="float" office:value="0" calcext:value-type="float">
            <text:p>$0,00</text:p>
          </table:table-cell>
          <table:table-cell table:style-name="ce153" table:formula="of:=[$'Actual Expenditures'.L25]" office:value-type="float" office:value="0" calcext:value-type="float">
            <text:p>$0,00</text:p>
          </table:table-cell>
          <table:table-cell table:style-name="ce149" table:formula="of:=[.AQ31]-[.AP31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31]" office:value-type="float" office:value="0" calcext:value-type="float">
            <text:p>$0,00</text:p>
          </table:table-cell>
          <table:table-cell table:style-name="ce153" table:formula="of:=[$'Actual Expenditures'.M25]" office:value-type="float" office:value="0" calcext:value-type="float">
            <text:p>$0,00</text:p>
          </table:table-cell>
          <table:table-cell table:style-name="ce169" table:formula="of:=[.AU31]-[.AT31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31]" office:value-type="float" office:value="0" calcext:value-type="float">
            <text:p>$0,00</text:p>
          </table:table-cell>
          <table:table-cell table:style-name="ce153" table:formula="of:=[$'Actual Expenditures'.N25]" office:value-type="float" office:value="0" calcext:value-type="float">
            <text:p>$0,00</text:p>
          </table:table-cell>
          <table:table-cell table:style-name="ce190" table:formula="of:=[.AY31]-[.AX31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32]" office:value-type="string" office:string-value="Misc 7" calcext:value-type="string">
            <text:p>Misc 7</text:p>
          </table:table-cell>
          <table:table-cell table:style-name="ce149" table:formula="of:=[$'Monthly Budget Breakdown'.B32]" office:value-type="float" office:value="0" calcext:value-type="float">
            <text:p>$0,00</text:p>
          </table:table-cell>
          <table:table-cell table:style-name="ce153" table:formula="of:=[$'Actual Expenditures'.B26]" office:value-type="float" office:value="0" calcext:value-type="float">
            <text:p>$0,00</text:p>
          </table:table-cell>
          <table:table-cell table:style-name="ce149" table:formula="of:=[.C32]-[.B32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32]" office:value-type="float" office:value="0" calcext:value-type="float">
            <text:p>$0,00</text:p>
          </table:table-cell>
          <table:table-cell table:style-name="ce153" table:formula="of:=[$'Actual Expenditures'.C26]" office:value-type="float" office:value="0" calcext:value-type="float">
            <text:p>$0,00</text:p>
          </table:table-cell>
          <table:table-cell table:style-name="ce149" table:formula="of:=[.G32]-[.F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32]" office:value-type="float" office:value="0" calcext:value-type="float">
            <text:p>$0,00</text:p>
          </table:table-cell>
          <table:table-cell table:style-name="ce153" table:formula="of:=[$'Actual Expenditures'.D26]" office:value-type="float" office:value="0" calcext:value-type="float">
            <text:p>$0,00</text:p>
          </table:table-cell>
          <table:table-cell table:style-name="ce149" table:formula="of:=[.K32]-[.J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32]" office:value-type="float" office:value="0" calcext:value-type="float">
            <text:p>$0,00</text:p>
          </table:table-cell>
          <table:table-cell table:style-name="ce153" table:formula="of:=[$'Actual Expenditures'.E26]" office:value-type="float" office:value="0" calcext:value-type="float">
            <text:p>$0,00</text:p>
          </table:table-cell>
          <table:table-cell table:style-name="ce149" table:formula="of:=[.O32]-[.N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32]" office:value-type="float" office:value="0" calcext:value-type="float">
            <text:p>$0,00</text:p>
          </table:table-cell>
          <table:table-cell table:style-name="ce153" table:formula="of:=[$'Actual Expenditures'.F26]" office:value-type="float" office:value="0" calcext:value-type="float">
            <text:p>$0,00</text:p>
          </table:table-cell>
          <table:table-cell table:style-name="ce149" table:formula="of:=[.S32]-[.R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32]" office:value-type="float" office:value="0" calcext:value-type="float">
            <text:p>$0,00</text:p>
          </table:table-cell>
          <table:table-cell table:style-name="ce153" table:formula="of:=[$'Actual Expenditures'.G26]" office:value-type="float" office:value="0" calcext:value-type="float">
            <text:p>$0,00</text:p>
          </table:table-cell>
          <table:table-cell table:style-name="ce149" table:formula="of:=[.W32]-[.V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32]" office:value-type="float" office:value="0" calcext:value-type="float">
            <text:p>$0,00</text:p>
          </table:table-cell>
          <table:table-cell table:style-name="ce153" table:formula="of:=[$'Actual Expenditures'.H26]" office:value-type="float" office:value="0" calcext:value-type="float">
            <text:p>$0,00</text:p>
          </table:table-cell>
          <table:table-cell table:style-name="ce149" table:formula="of:=[.AA32]-[.Z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32]" office:value-type="float" office:value="0" calcext:value-type="float">
            <text:p>$0,00</text:p>
          </table:table-cell>
          <table:table-cell table:style-name="ce153" table:formula="of:=[$'Actual Expenditures'.I26]" office:value-type="float" office:value="0" calcext:value-type="float">
            <text:p>$0,00</text:p>
          </table:table-cell>
          <table:table-cell table:style-name="ce149" table:formula="of:=[.AE32]-[.AD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32]" office:value-type="float" office:value="0" calcext:value-type="float">
            <text:p>$0,00</text:p>
          </table:table-cell>
          <table:table-cell table:style-name="ce153" table:formula="of:=[$'Actual Expenditures'.J26]" office:value-type="float" office:value="0" calcext:value-type="float">
            <text:p>$0,00</text:p>
          </table:table-cell>
          <table:table-cell table:style-name="ce149" table:formula="of:=[.AI32]-[.AH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32]" office:value-type="float" office:value="0" calcext:value-type="float">
            <text:p>$0,00</text:p>
          </table:table-cell>
          <table:table-cell table:style-name="ce153" table:formula="of:=[$'Actual Expenditures'.K26]" office:value-type="float" office:value="0" calcext:value-type="float">
            <text:p>$0,00</text:p>
          </table:table-cell>
          <table:table-cell table:style-name="ce149" table:formula="of:=[.AM32]-[.AL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32]" office:value-type="float" office:value="0" calcext:value-type="float">
            <text:p>$0,00</text:p>
          </table:table-cell>
          <table:table-cell table:style-name="ce153" table:formula="of:=[$'Actual Expenditures'.L26]" office:value-type="float" office:value="0" calcext:value-type="float">
            <text:p>$0,00</text:p>
          </table:table-cell>
          <table:table-cell table:style-name="ce149" table:formula="of:=[.AQ32]-[.AP32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32]" office:value-type="float" office:value="0" calcext:value-type="float">
            <text:p>$0,00</text:p>
          </table:table-cell>
          <table:table-cell table:style-name="ce153" table:formula="of:=[$'Actual Expenditures'.M26]" office:value-type="float" office:value="0" calcext:value-type="float">
            <text:p>$0,00</text:p>
          </table:table-cell>
          <table:table-cell table:style-name="ce169" table:formula="of:=[.AU32]-[.AT32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32]" office:value-type="float" office:value="0" calcext:value-type="float">
            <text:p>$0,00</text:p>
          </table:table-cell>
          <table:table-cell table:style-name="ce153" table:formula="of:=[$'Actual Expenditures'.N26]" office:value-type="float" office:value="0" calcext:value-type="float">
            <text:p>$0,00</text:p>
          </table:table-cell>
          <table:table-cell table:style-name="ce190" table:formula="of:=[.AY32]-[.AX32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33]" office:value-type="string" office:string-value="Misc 8" calcext:value-type="string">
            <text:p>Misc 8</text:p>
          </table:table-cell>
          <table:table-cell table:style-name="ce149" table:formula="of:=[$'Monthly Budget Breakdown'.B33]" office:value-type="float" office:value="0" calcext:value-type="float">
            <text:p>$0,00</text:p>
          </table:table-cell>
          <table:table-cell table:style-name="ce153" table:formula="of:=[$'Actual Expenditures'.B27]" office:value-type="float" office:value="0" calcext:value-type="float">
            <text:p>$0,00</text:p>
          </table:table-cell>
          <table:table-cell table:style-name="ce149" table:formula="of:=[.C33]-[.B33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33]" office:value-type="float" office:value="0" calcext:value-type="float">
            <text:p>$0,00</text:p>
          </table:table-cell>
          <table:table-cell table:style-name="ce153" table:formula="of:=[$'Actual Expenditures'.C27]" office:value-type="float" office:value="0" calcext:value-type="float">
            <text:p>$0,00</text:p>
          </table:table-cell>
          <table:table-cell table:style-name="ce149" table:formula="of:=[.G33]-[.F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33]" office:value-type="float" office:value="0" calcext:value-type="float">
            <text:p>$0,00</text:p>
          </table:table-cell>
          <table:table-cell table:style-name="ce153" table:formula="of:=[$'Actual Expenditures'.D27]" office:value-type="float" office:value="0" calcext:value-type="float">
            <text:p>$0,00</text:p>
          </table:table-cell>
          <table:table-cell table:style-name="ce149" table:formula="of:=[.K33]-[.J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33]" office:value-type="float" office:value="0" calcext:value-type="float">
            <text:p>$0,00</text:p>
          </table:table-cell>
          <table:table-cell table:style-name="ce153" table:formula="of:=[$'Actual Expenditures'.E27]" office:value-type="float" office:value="0" calcext:value-type="float">
            <text:p>$0,00</text:p>
          </table:table-cell>
          <table:table-cell table:style-name="ce149" table:formula="of:=[.O33]-[.N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33]" office:value-type="float" office:value="0" calcext:value-type="float">
            <text:p>$0,00</text:p>
          </table:table-cell>
          <table:table-cell table:style-name="ce153" table:formula="of:=[$'Actual Expenditures'.F27]" office:value-type="float" office:value="0" calcext:value-type="float">
            <text:p>$0,00</text:p>
          </table:table-cell>
          <table:table-cell table:style-name="ce149" table:formula="of:=[.S33]-[.R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33]" office:value-type="float" office:value="0" calcext:value-type="float">
            <text:p>$0,00</text:p>
          </table:table-cell>
          <table:table-cell table:style-name="ce153" table:formula="of:=[$'Actual Expenditures'.G27]" office:value-type="float" office:value="0" calcext:value-type="float">
            <text:p>$0,00</text:p>
          </table:table-cell>
          <table:table-cell table:style-name="ce149" table:formula="of:=[.W33]-[.V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33]" office:value-type="float" office:value="0" calcext:value-type="float">
            <text:p>$0,00</text:p>
          </table:table-cell>
          <table:table-cell table:style-name="ce153" table:formula="of:=[$'Actual Expenditures'.H27]" office:value-type="float" office:value="0" calcext:value-type="float">
            <text:p>$0,00</text:p>
          </table:table-cell>
          <table:table-cell table:style-name="ce149" table:formula="of:=[.AA33]-[.Z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33]" office:value-type="float" office:value="0" calcext:value-type="float">
            <text:p>$0,00</text:p>
          </table:table-cell>
          <table:table-cell table:style-name="ce153" table:formula="of:=[$'Actual Expenditures'.I27]" office:value-type="float" office:value="0" calcext:value-type="float">
            <text:p>$0,00</text:p>
          </table:table-cell>
          <table:table-cell table:style-name="ce149" table:formula="of:=[.AE33]-[.AD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33]" office:value-type="float" office:value="0" calcext:value-type="float">
            <text:p>$0,00</text:p>
          </table:table-cell>
          <table:table-cell table:style-name="ce153" table:formula="of:=[$'Actual Expenditures'.J27]" office:value-type="float" office:value="0" calcext:value-type="float">
            <text:p>$0,00</text:p>
          </table:table-cell>
          <table:table-cell table:style-name="ce149" table:formula="of:=[.AI33]-[.AH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33]" office:value-type="float" office:value="0" calcext:value-type="float">
            <text:p>$0,00</text:p>
          </table:table-cell>
          <table:table-cell table:style-name="ce153" table:formula="of:=[$'Actual Expenditures'.K27]" office:value-type="float" office:value="0" calcext:value-type="float">
            <text:p>$0,00</text:p>
          </table:table-cell>
          <table:table-cell table:style-name="ce149" table:formula="of:=[.AM33]-[.AL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33]" office:value-type="float" office:value="0" calcext:value-type="float">
            <text:p>$0,00</text:p>
          </table:table-cell>
          <table:table-cell table:style-name="ce153" table:formula="of:=[$'Actual Expenditures'.L27]" office:value-type="float" office:value="0" calcext:value-type="float">
            <text:p>$0,00</text:p>
          </table:table-cell>
          <table:table-cell table:style-name="ce149" table:formula="of:=[.AQ33]-[.AP33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33]" office:value-type="float" office:value="0" calcext:value-type="float">
            <text:p>$0,00</text:p>
          </table:table-cell>
          <table:table-cell table:style-name="ce153" table:formula="of:=[$'Actual Expenditures'.M27]" office:value-type="float" office:value="0" calcext:value-type="float">
            <text:p>$0,00</text:p>
          </table:table-cell>
          <table:table-cell table:style-name="ce169" table:formula="of:=[.AU33]-[.AT33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33]" office:value-type="float" office:value="0" calcext:value-type="float">
            <text:p>$0,00</text:p>
          </table:table-cell>
          <table:table-cell table:style-name="ce153" table:formula="of:=[$'Actual Expenditures'.N27]" office:value-type="float" office:value="0" calcext:value-type="float">
            <text:p>$0,00</text:p>
          </table:table-cell>
          <table:table-cell table:style-name="ce190" table:formula="of:=[.AY33]-[.AX33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34]" office:value-type="string" office:string-value="Misc 9" calcext:value-type="string">
            <text:p>Misc 9</text:p>
          </table:table-cell>
          <table:table-cell table:style-name="ce149" table:formula="of:=[$'Monthly Budget Breakdown'.B34]" office:value-type="float" office:value="0" calcext:value-type="float">
            <text:p>$0,00</text:p>
          </table:table-cell>
          <table:table-cell table:style-name="ce153" table:formula="of:=[$'Actual Expenditures'.B28]" office:value-type="float" office:value="0" calcext:value-type="float">
            <text:p>$0,00</text:p>
          </table:table-cell>
          <table:table-cell table:style-name="ce149" table:formula="of:=[.C34]-[.B34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34]" office:value-type="float" office:value="0" calcext:value-type="float">
            <text:p>$0,00</text:p>
          </table:table-cell>
          <table:table-cell table:style-name="ce153" table:formula="of:=[$'Actual Expenditures'.C28]" office:value-type="float" office:value="0" calcext:value-type="float">
            <text:p>$0,00</text:p>
          </table:table-cell>
          <table:table-cell table:style-name="ce149" table:formula="of:=[.G34]-[.F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34]" office:value-type="float" office:value="0" calcext:value-type="float">
            <text:p>$0,00</text:p>
          </table:table-cell>
          <table:table-cell table:style-name="ce153" table:formula="of:=[$'Actual Expenditures'.D28]" office:value-type="float" office:value="0" calcext:value-type="float">
            <text:p>$0,00</text:p>
          </table:table-cell>
          <table:table-cell table:style-name="ce149" table:formula="of:=[.K34]-[.J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34]" office:value-type="float" office:value="0" calcext:value-type="float">
            <text:p>$0,00</text:p>
          </table:table-cell>
          <table:table-cell table:style-name="ce153" table:formula="of:=[$'Actual Expenditures'.E28]" office:value-type="float" office:value="0" calcext:value-type="float">
            <text:p>$0,00</text:p>
          </table:table-cell>
          <table:table-cell table:style-name="ce149" table:formula="of:=[.O34]-[.N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34]" office:value-type="float" office:value="0" calcext:value-type="float">
            <text:p>$0,00</text:p>
          </table:table-cell>
          <table:table-cell table:style-name="ce153" table:formula="of:=[$'Actual Expenditures'.F28]" office:value-type="float" office:value="0" calcext:value-type="float">
            <text:p>$0,00</text:p>
          </table:table-cell>
          <table:table-cell table:style-name="ce149" table:formula="of:=[.S34]-[.R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34]" office:value-type="float" office:value="0" calcext:value-type="float">
            <text:p>$0,00</text:p>
          </table:table-cell>
          <table:table-cell table:style-name="ce153" table:formula="of:=[$'Actual Expenditures'.G28]" office:value-type="float" office:value="0" calcext:value-type="float">
            <text:p>$0,00</text:p>
          </table:table-cell>
          <table:table-cell table:style-name="ce149" table:formula="of:=[.W34]-[.V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34]" office:value-type="float" office:value="0" calcext:value-type="float">
            <text:p>$0,00</text:p>
          </table:table-cell>
          <table:table-cell table:style-name="ce153" table:formula="of:=[$'Actual Expenditures'.H28]" office:value-type="float" office:value="0" calcext:value-type="float">
            <text:p>$0,00</text:p>
          </table:table-cell>
          <table:table-cell table:style-name="ce149" table:formula="of:=[.AA34]-[.Z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34]" office:value-type="float" office:value="0" calcext:value-type="float">
            <text:p>$0,00</text:p>
          </table:table-cell>
          <table:table-cell table:style-name="ce153" table:formula="of:=[$'Actual Expenditures'.I28]" office:value-type="float" office:value="0" calcext:value-type="float">
            <text:p>$0,00</text:p>
          </table:table-cell>
          <table:table-cell table:style-name="ce149" table:formula="of:=[.AE34]-[.AD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34]" office:value-type="float" office:value="0" calcext:value-type="float">
            <text:p>$0,00</text:p>
          </table:table-cell>
          <table:table-cell table:style-name="ce153" table:formula="of:=[$'Actual Expenditures'.J28]" office:value-type="float" office:value="0" calcext:value-type="float">
            <text:p>$0,00</text:p>
          </table:table-cell>
          <table:table-cell table:style-name="ce149" table:formula="of:=[.AI34]-[.AH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34]" office:value-type="float" office:value="0" calcext:value-type="float">
            <text:p>$0,00</text:p>
          </table:table-cell>
          <table:table-cell table:style-name="ce153" table:formula="of:=[$'Actual Expenditures'.K28]" office:value-type="float" office:value="0" calcext:value-type="float">
            <text:p>$0,00</text:p>
          </table:table-cell>
          <table:table-cell table:style-name="ce149" table:formula="of:=[.AM34]-[.AL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34]" office:value-type="float" office:value="0" calcext:value-type="float">
            <text:p>$0,00</text:p>
          </table:table-cell>
          <table:table-cell table:style-name="ce153" table:formula="of:=[$'Actual Expenditures'.L28]" office:value-type="float" office:value="0" calcext:value-type="float">
            <text:p>$0,00</text:p>
          </table:table-cell>
          <table:table-cell table:style-name="ce149" table:formula="of:=[.AQ34]-[.AP34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34]" office:value-type="float" office:value="0" calcext:value-type="float">
            <text:p>$0,00</text:p>
          </table:table-cell>
          <table:table-cell table:style-name="ce153" table:formula="of:=[$'Actual Expenditures'.M28]" office:value-type="float" office:value="0" calcext:value-type="float">
            <text:p>$0,00</text:p>
          </table:table-cell>
          <table:table-cell table:style-name="ce169" table:formula="of:=[.AU34]-[.AT34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34]" office:value-type="float" office:value="0" calcext:value-type="float">
            <text:p>$0,00</text:p>
          </table:table-cell>
          <table:table-cell table:style-name="ce153" table:formula="of:=[$'Actual Expenditures'.N28]" office:value-type="float" office:value="0" calcext:value-type="float">
            <text:p>$0,00</text:p>
          </table:table-cell>
          <table:table-cell table:style-name="ce190" table:formula="of:=[.AY34]-[.AX34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21" table:formula="of:=[$'Monthly Budget Breakdown'.A35]" office:value-type="string" office:string-value="Misc 10" calcext:value-type="string">
            <text:p>Misc 10</text:p>
          </table:table-cell>
          <table:table-cell table:style-name="ce149" table:formula="of:=[$'Monthly Budget Breakdown'.B35]" office:value-type="float" office:value="0" calcext:value-type="float">
            <text:p>$0,00</text:p>
          </table:table-cell>
          <table:table-cell table:style-name="ce153" table:formula="of:=[$'Actual Expenditures'.B29]" office:value-type="float" office:value="0" calcext:value-type="float">
            <text:p>$0,00</text:p>
          </table:table-cell>
          <table:table-cell table:style-name="ce149" table:formula="of:=[.C35]-[.B35]" office:value-type="float" office:value="0" calcext:value-type="float">
            <text:p>$0,00</text:p>
          </table:table-cell>
          <table:table-cell table:style-name="ce158"/>
          <table:table-cell table:style-name="ce149" table:formula="of:=[$'Monthly Budget Breakdown'.C35]" office:value-type="float" office:value="0" calcext:value-type="float">
            <text:p>$0,00</text:p>
          </table:table-cell>
          <table:table-cell table:style-name="ce153" table:formula="of:=[$'Actual Expenditures'.C29]" office:value-type="float" office:value="0" calcext:value-type="float">
            <text:p>$0,00</text:p>
          </table:table-cell>
          <table:table-cell table:style-name="ce149" table:formula="of:=[.G35]-[.F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D35]" office:value-type="float" office:value="0" calcext:value-type="float">
            <text:p>$0,00</text:p>
          </table:table-cell>
          <table:table-cell table:style-name="ce153" table:formula="of:=[$'Actual Expenditures'.D29]" office:value-type="float" office:value="0" calcext:value-type="float">
            <text:p>$0,00</text:p>
          </table:table-cell>
          <table:table-cell table:style-name="ce149" table:formula="of:=[.K35]-[.J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E35]" office:value-type="float" office:value="0" calcext:value-type="float">
            <text:p>$0,00</text:p>
          </table:table-cell>
          <table:table-cell table:style-name="ce153" table:formula="of:=[$'Actual Expenditures'.E29]" office:value-type="float" office:value="0" calcext:value-type="float">
            <text:p>$0,00</text:p>
          </table:table-cell>
          <table:table-cell table:style-name="ce149" table:formula="of:=[.O35]-[.N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F35]" office:value-type="float" office:value="0" calcext:value-type="float">
            <text:p>$0,00</text:p>
          </table:table-cell>
          <table:table-cell table:style-name="ce153" table:formula="of:=[$'Actual Expenditures'.F29]" office:value-type="float" office:value="0" calcext:value-type="float">
            <text:p>$0,00</text:p>
          </table:table-cell>
          <table:table-cell table:style-name="ce149" table:formula="of:=[.S35]-[.R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G35]" office:value-type="float" office:value="0" calcext:value-type="float">
            <text:p>$0,00</text:p>
          </table:table-cell>
          <table:table-cell table:style-name="ce153" table:formula="of:=[$'Actual Expenditures'.G29]" office:value-type="float" office:value="0" calcext:value-type="float">
            <text:p>$0,00</text:p>
          </table:table-cell>
          <table:table-cell table:style-name="ce149" table:formula="of:=[.W35]-[.V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H35]" office:value-type="float" office:value="0" calcext:value-type="float">
            <text:p>$0,00</text:p>
          </table:table-cell>
          <table:table-cell table:style-name="ce153" table:formula="of:=[$'Actual Expenditures'.H29]" office:value-type="float" office:value="0" calcext:value-type="float">
            <text:p>$0,00</text:p>
          </table:table-cell>
          <table:table-cell table:style-name="ce149" table:formula="of:=[.AA35]-[.Z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I35]" office:value-type="float" office:value="0" calcext:value-type="float">
            <text:p>$0,00</text:p>
          </table:table-cell>
          <table:table-cell table:style-name="ce153" table:formula="of:=[$'Actual Expenditures'.I29]" office:value-type="float" office:value="0" calcext:value-type="float">
            <text:p>$0,00</text:p>
          </table:table-cell>
          <table:table-cell table:style-name="ce149" table:formula="of:=[.AE35]-[.AD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J35]" office:value-type="float" office:value="0" calcext:value-type="float">
            <text:p>$0,00</text:p>
          </table:table-cell>
          <table:table-cell table:style-name="ce153" table:formula="of:=[$'Actual Expenditures'.J29]" office:value-type="float" office:value="0" calcext:value-type="float">
            <text:p>$0,00</text:p>
          </table:table-cell>
          <table:table-cell table:style-name="ce149" table:formula="of:=[.AI35]-[.AH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K35]" office:value-type="float" office:value="0" calcext:value-type="float">
            <text:p>$0,00</text:p>
          </table:table-cell>
          <table:table-cell table:style-name="ce153" table:formula="of:=[$'Actual Expenditures'.K29]" office:value-type="float" office:value="0" calcext:value-type="float">
            <text:p>$0,00</text:p>
          </table:table-cell>
          <table:table-cell table:style-name="ce149" table:formula="of:=[.AM35]-[.AL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L35]" office:value-type="float" office:value="0" calcext:value-type="float">
            <text:p>$0,00</text:p>
          </table:table-cell>
          <table:table-cell table:style-name="ce153" table:formula="of:=[$'Actual Expenditures'.L29]" office:value-type="float" office:value="0" calcext:value-type="float">
            <text:p>$0,00</text:p>
          </table:table-cell>
          <table:table-cell table:style-name="ce149" table:formula="of:=[.AQ35]-[.AP35]" office:value-type="float" office:value="0" calcext:value-type="float">
            <text:p>$0,00</text:p>
          </table:table-cell>
          <table:table-cell table:style-name="ce160"/>
          <table:table-cell table:style-name="ce149" table:formula="of:=[$'Monthly Budget Breakdown'.M35]" office:value-type="float" office:value="0" calcext:value-type="float">
            <text:p>$0,00</text:p>
          </table:table-cell>
          <table:table-cell table:style-name="ce153" table:formula="of:=[$'Actual Expenditures'.M29]" office:value-type="float" office:value="0" calcext:value-type="float">
            <text:p>$0,00</text:p>
          </table:table-cell>
          <table:table-cell table:style-name="ce169" table:formula="of:=[.AU35]-[.AT35]" office:value-type="float" office:value="0" calcext:value-type="float">
            <text:p>$0,00</text:p>
          </table:table-cell>
          <table:table-cell table:style-name="ce173"/>
          <table:table-cell table:style-name="ce179" table:formula="of:=[$'Monthly Budget Breakdown'.N35]" office:value-type="float" office:value="0" calcext:value-type="float">
            <text:p>$0,00</text:p>
          </table:table-cell>
          <table:table-cell table:style-name="ce153" table:formula="of:=[$'Actual Expenditures'.N29]" office:value-type="float" office:value="0" calcext:value-type="float">
            <text:p>$0,00</text:p>
          </table:table-cell>
          <table:table-cell table:style-name="ce190" table:formula="of:=[.AY35]-[.AX35]" office:value-type="float" office:value="0" calcext:value-type="float">
            <text:p>$0,00</text:p>
          </table:table-cell>
          <table:table-cell table:style-name="ce7" table:number-columns-repeated="972"/>
        </table:table-row>
        <table:table-row table:style-name="ro9">
          <table:table-cell table:style-name="ce137" office:value-type="string" calcext:value-type="string">
            <text:p>Totals</text:p>
          </table:table-cell>
          <table:table-cell table:style-name="ce150" table:formula="of:=[$'Monthly Budget Breakdown'.B36]" office:value-type="float" office:value="0" calcext:value-type="float">
            <text:p>$0,00</text:p>
          </table:table-cell>
          <table:table-cell table:style-name="ce150" table:formula="of:=[$'Actual Expenditures'.B30]" office:value-type="float" office:value="0" calcext:value-type="float">
            <text:p>$0,00</text:p>
          </table:table-cell>
          <table:table-cell table:style-name="ce150" table:formula="of:=[.C36]-[.B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C36]" office:value-type="float" office:value="0" calcext:value-type="float">
            <text:p>$0,00</text:p>
          </table:table-cell>
          <table:table-cell table:style-name="ce150" table:formula="of:=[$'Actual Expenditures'.C30]" office:value-type="float" office:value="0" calcext:value-type="float">
            <text:p>$0,00</text:p>
          </table:table-cell>
          <table:table-cell table:style-name="ce150" table:formula="of:=[.G36]-[.F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D36]" office:value-type="float" office:value="0" calcext:value-type="float">
            <text:p>$0,00</text:p>
          </table:table-cell>
          <table:table-cell table:style-name="ce150" table:formula="of:=[$'Actual Expenditures'.D30]" office:value-type="float" office:value="0" calcext:value-type="float">
            <text:p>$0,00</text:p>
          </table:table-cell>
          <table:table-cell table:style-name="ce150" table:formula="of:=[.K36]-[.J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E36]" office:value-type="float" office:value="0" calcext:value-type="float">
            <text:p>$0,00</text:p>
          </table:table-cell>
          <table:table-cell table:style-name="ce150" table:formula="of:=[$'Actual Expenditures'.E30]" office:value-type="float" office:value="0" calcext:value-type="float">
            <text:p>$0,00</text:p>
          </table:table-cell>
          <table:table-cell table:style-name="ce150" table:formula="of:=[.O36]-[.N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F36]" office:value-type="float" office:value="0" calcext:value-type="float">
            <text:p>$0,00</text:p>
          </table:table-cell>
          <table:table-cell table:style-name="ce150" table:formula="of:=[$'Actual Expenditures'.F30]" office:value-type="float" office:value="0" calcext:value-type="float">
            <text:p>$0,00</text:p>
          </table:table-cell>
          <table:table-cell table:style-name="ce150" table:formula="of:=[.S36]-[.R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G36]" office:value-type="float" office:value="0" calcext:value-type="float">
            <text:p>$0,00</text:p>
          </table:table-cell>
          <table:table-cell table:style-name="ce150" table:formula="of:=[$'Actual Expenditures'.G30]" office:value-type="float" office:value="0" calcext:value-type="float">
            <text:p>$0,00</text:p>
          </table:table-cell>
          <table:table-cell table:style-name="ce150" table:formula="of:=[.W36]-[.V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H36]" office:value-type="float" office:value="0" calcext:value-type="float">
            <text:p>$0,00</text:p>
          </table:table-cell>
          <table:table-cell table:style-name="ce150" table:formula="of:=[$'Actual Expenditures'.H30]" office:value-type="float" office:value="0" calcext:value-type="float">
            <text:p>$0,00</text:p>
          </table:table-cell>
          <table:table-cell table:style-name="ce150" table:formula="of:=[.AA36]-[.Z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I36]" office:value-type="float" office:value="0" calcext:value-type="float">
            <text:p>$0,00</text:p>
          </table:table-cell>
          <table:table-cell table:style-name="ce150" table:formula="of:=[$'Actual Expenditures'.I30]" office:value-type="float" office:value="0" calcext:value-type="float">
            <text:p>$0,00</text:p>
          </table:table-cell>
          <table:table-cell table:style-name="ce150" table:formula="of:=[.AE36]-[.AD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J36]" office:value-type="float" office:value="0" calcext:value-type="float">
            <text:p>$0,00</text:p>
          </table:table-cell>
          <table:table-cell table:style-name="ce150" table:formula="of:=[$'Actual Expenditures'.J30]" office:value-type="float" office:value="0" calcext:value-type="float">
            <text:p>$0,00</text:p>
          </table:table-cell>
          <table:table-cell table:style-name="ce150" table:formula="of:=[.AI36]-[.AH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K36]" office:value-type="float" office:value="0" calcext:value-type="float">
            <text:p>$0,00</text:p>
          </table:table-cell>
          <table:table-cell table:style-name="ce150" table:formula="of:=[$'Actual Expenditures'.K30]" office:value-type="float" office:value="0" calcext:value-type="float">
            <text:p>$0,00</text:p>
          </table:table-cell>
          <table:table-cell table:style-name="ce150" table:formula="of:=[.AM36]-[.AL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L36]" office:value-type="float" office:value="0" calcext:value-type="float">
            <text:p>$0,00</text:p>
          </table:table-cell>
          <table:table-cell table:style-name="ce150" table:formula="of:=[$'Actual Expenditures'.L30]" office:value-type="float" office:value="0" calcext:value-type="float">
            <text:p>$0,00</text:p>
          </table:table-cell>
          <table:table-cell table:style-name="ce150" table:formula="of:=[.AQ36]-[.AP36]" office:value-type="float" office:value="0" calcext:value-type="float">
            <text:p>$0,00</text:p>
          </table:table-cell>
          <table:table-cell table:style-name="ce150"/>
          <table:table-cell table:style-name="ce150" table:formula="of:=[$'Monthly Budget Breakdown'.M36]" office:value-type="float" office:value="0" calcext:value-type="float">
            <text:p>$0,00</text:p>
          </table:table-cell>
          <table:table-cell table:style-name="ce150" table:formula="of:=[$'Actual Expenditures'.M30]" office:value-type="float" office:value="0" calcext:value-type="float">
            <text:p>$0,00</text:p>
          </table:table-cell>
          <table:table-cell table:style-name="ce150" table:formula="of:=[.AU36]-[.AT36]" office:value-type="float" office:value="0" calcext:value-type="float">
            <text:p>$0,00</text:p>
          </table:table-cell>
          <table:table-cell table:style-name="ce150"/>
          <table:table-cell table:style-name="ce180" table:formula="of:=[$'Monthly Budget Breakdown'.N36]" office:value-type="float" office:value="0" calcext:value-type="float">
            <text:p>$0,00</text:p>
          </table:table-cell>
          <table:table-cell table:style-name="ce150" table:formula="of:=[$'Actual Expenditures'.N30]" office:value-type="float" office:value="0" calcext:value-type="float">
            <text:p>$0,00</text:p>
          </table:table-cell>
          <table:table-cell table:style-name="ce191" table:formula="of:=[.AY36]-[.AX36]" office:value-type="float" office:value="0" calcext:value-type="float">
            <text:p>$0,00</text:p>
          </table:table-cell>
          <table:table-cell table:number-columns-repeated="972"/>
        </table:table-row>
        <table:table-row table:style-name="ro9">
          <table:table-cell table:style-name="ce138"/>
          <table:table-cell table:number-columns-repeated="1023"/>
        </table:table-row>
        <table:table-row table:style-name="ro9">
          <table:table-cell table:style-name="ce139"/>
          <table:table-cell table:number-columns-repeated="1023"/>
        </table:table-row>
        <table:table-row table:style-name="ro9" table:number-rows-repeated="4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Main Page'.$A$1" table:cell-range-address="$'Budget vs. Actual'.$A$1:.$AZ$36" table:range-usable-as="print-range"/>
        </table:named-expressions>
      </table:table>
      <table:table table:name="January Summary" table:style-name="ta7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number-columns-repeated="2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4" table:default-cell-style-name="Default"/>
        <table:table-column table:style-name="co22" table:default-cell-style-name="ce5"/>
        <table:table-column table:style-name="co1" table:number-columns-repeated="1013" table:default-cell-style-name="Default"/>
        <table:table-row table:style-name="ro2">
          <table:table-cell table:style-name="ce6" office:value-type="string" calcext:value-type="string">
            <text:p><text:s/></text:p>
          </table:table-cell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number-columns-repeated="8"/>
          <table:covered-table-cell table:style-name="ce226"/>
          <table:covered-table-cell table:style-name="ce234"/>
          <table:table-cell table:number-columns-repeated="1014"/>
        </table:table-row>
        <table:table-row table:style-name="ro4">
          <table:table-cell table:number-columns-repeated="8"/>
          <table:table-cell table:style-name="ce227" table:number-columns-repeated="2"/>
          <table:table-cell table:number-columns-repeated="1014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J a n u a r y <text:s text:c="2"/>M o n t h l y <text:s text:c="2"/>P l a n n e r</text:p>
          </table:table-cell>
          <table:covered-table-cell table:number-columns-repeated="7" table:style-name="ce202"/>
          <table:covered-table-cell table:style-name="ce235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January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B6]" office:value-type="float" office:value="0.6" calcext:value-type="float">
            <text:p>$0,6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B7]" office:value-type="percentage" office:value="0.06" calcext:value-type="percentage">
            <text:p>6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B8]" office:value-type="float" office:value="59.9393939393939" calcext:value-type="float">
            <text:p>6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B9]" office:value-type="float" office:value="0.5934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B10]" office:value-type="float" office:value="0.006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7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January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January Summary'.J21" table:end-x="1.5cm" table:end-y="0.345cm" draw:z-index="1" draw:name="Text 3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199" office:value-type="string" calcext:value-type="string" table:number-columns-spanned="3" table:number-rows-spanned="1">
            <office:annotation draw:style-name="gr20" draw:text-style-name="P5" svg:width="3.582cm" svg:height="1.11cm" svg:x="7.27cm" svg:y="13.415cm" draw:caption-point-x="-0.431cm" draw:caption-point-y="0.273cm">
              <dc:date>2015-06-15T00:00:00</dc:date>
              <text:p text:style-name="P5"><text:span text:style-name="T11">Double click any cell to view full details.</text:span></text:p>
            </office:annotation>
            <text:p>Enter your tactic/campaign here!</text:p>
          </table:table-cell>
          <table:covered-table-cell table:number-columns-repeated="2" table:style-name="ce208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23" table:content-validation-name="val13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0" table:number-columns-spanned="3" table:number-rows-spanned="1"/>
          <table:covered-table-cell table:number-columns-repeated="2" table:style-name="ce209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24" table:content-validation-name="val1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01" table:number-columns-spanned="3" table:number-rows-spanned="1"/>
          <table:covered-table-cell table:number-columns-repeated="2" table:style-name="ce210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25" table:content-validation-name="val13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/>
          <table:table-cell table:style-name="ce211" table:number-columns-repeated="8"/>
          <table:table-cell table:style-name="ce7"/>
          <table:table-cell table:number-columns-repeated="1013"/>
        </table:table-row>
        <table:table-row table:style-name="ro2">
          <table:table-cell table:style-name="ce7" table:number-columns-repeated="11"/>
          <table:table-cell table:number-columns-repeated="101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bruary Summary" table:style-name="ta8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3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3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239" office:value-type="string" calcext:value-type="string" table:number-columns-spanned="9" table:number-rows-spanned="1">
            <text:p>F e b r u a r y <text:s text:c="2"/>M o n t h l y <text:s text:c="2"/>P l a n n e r</text:p>
          </table:table-cell>
          <table:covered-table-cell table:number-columns-repeated="7" table:style-name="ce243"/>
          <table:covered-table-cell table:style-name="ce247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February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C6]" office:value-type="float" office:value="0.7" calcext:value-type="float">
            <text:p>$0,7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C7]" office:value-type="percentage" office:value="0.07" calcext:value-type="percentage">
            <text:p>7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C8]" office:value-type="float" office:value="69.9292929292929" calcext:value-type="float">
            <text:p>7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C9]" office:value-type="float" office:value="0.6923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C10]" office:value-type="float" office:value="0.007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February Summary'.J21" table:end-x="1.776cm" table:end-y="0.451cm" draw:z-index="0" draw:name="Прямоугольник 1" draw:style-name="gr21" draw:text-style-name="P2" svg:width="18.172cm" svg:height="5.742cm" svg:x="0.001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'February Summary'.J21" table:end-x="1.776cm" table:end-y="0.451cm" draw:z-index="2" draw:name="Прямоугольник 3" draw:style-name="gr21" draw:text-style-name="P2" svg:width="18.172cm" svg:height="5.742cm" svg:x="0.001cm" svg:y="0cm">
              <text:p/>
              <draw:enhanced-geometry svg:viewBox="0 0 21600 21600" draw:type="rectangle" draw:enhanced-path="M 0 0 L 21600 0 21600 21600 0 21600 0 0 Z N"/>
            </draw:custom-shape>
            <draw:custom-shape table:end-cell-address="'February Summary'.J21" table:end-x="1.776cm" table:end-y="0.451cm" draw:z-index="4" draw:name="Прямоугольник 5" draw:style-name="gr21" draw:text-style-name="P2" svg:width="18.172cm" svg:height="5.742cm" svg:x="0.001cm" svg:y="0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February Summary'.J21" table:end-x="1.5cm" table:end-y="0.345cm" draw:z-index="1" draw:name="Text 2" draw:style-name="gr22" draw:text-style-name="P2" svg:width="17.619cm" svg:height="4.55cm" svg:x="0.278cm" svg:y="0.293cm">
              <text:p/>
              <draw:enhanced-geometry svg:viewBox="0 0 21600 21600" draw:type="mso-spt202" draw:enhanced-path="M 0 0 L 21600 0 21600 21600 0 21600 0 0 Z N"/>
            </draw:custom-shape>
            <draw:custom-shape table:end-cell-address="'February Summary'.J21" table:end-x="1.5cm" table:end-y="0.345cm" draw:z-index="3" draw:name="Text 4" draw:style-name="gr22" draw:text-style-name="P2" svg:width="17.619cm" svg:height="4.55cm" svg:x="0.278cm" svg:y="0.293cm">
              <text:p/>
              <draw:enhanced-geometry svg:viewBox="0 0 21600 21600" draw:type="mso-spt202" draw:enhanced-path="M 0 0 L 21600 0 21600 21600 0 21600 0 0 Z N"/>
            </draw:custom-shape>
            <draw:custom-shape table:end-cell-address="'February Summary'.J21" table:end-x="1.5cm" table:end-y="0.345cm" draw:z-index="5" draw:name="Text 6" draw:style-name="gr23" draw:text-style-name="P2" svg:width="17.619cm" svg:height="4.55cm" svg:x="0.278cm" svg:y="0.293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4" draw:text-style-name="P5" svg:width="3.566cm" svg:height="1.058cm" svg:x="8.487cm" svg:y="13.389cm" draw:caption-point-x="-0.429cm" draw:caption-point-y="0.273cm">
              <dc:date>2015-06-15T00:00:00</dc:date>
              <text:p text:style-name="P5"><text:span text:style-name="T11">Double click any cell to see full details.</text:span></text:p>
              <text:p text:style-name="P5"><text:span text:style-name="T11"/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14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14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 Summary" table:style-name="ta9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M a r c h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March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D6]" office:value-type="float" office:value="0.8" calcext:value-type="float">
            <text:p>$0,8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D7]" office:value-type="percentage" office:value="0.08" calcext:value-type="percentage">
            <text:p>8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D8]" office:value-type="float" office:value="79.9191919191919" calcext:value-type="float">
            <text:p>8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D9]" office:value-type="float" office:value="0.7912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D10]" office:value-type="float" office:value="0.008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March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March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March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March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March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March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6" draw:text-style-name="P5" svg:width="3.566cm" svg:height="1.031cm" svg:x="8.487cm" svg:y="13.415cm" draw:caption-point-x="-0.429cm" draw:caption-point-y="0.273cm">
              <dc:date>2015-06-15T00:00:00</dc:date>
              <text:p text:style-name="P5"><text:span text:style-name="T11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15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5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15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ril Summary" table:style-name="ta10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A p r i l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April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E6]" office:value-type="float" office:value="1" calcext:value-type="float">
            <text:p>$1,0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E7]" office:value-type="percentage" office:value="0.1" calcext:value-type="percentage">
            <text:p>10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E8]" office:value-type="float" office:value="99.8989898989899" calcext:value-type="float">
            <text:p>10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E9]" office:value-type="float" office:value="0.989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F10]" office:value-type="float" office:value="0.01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April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April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April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April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April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April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7" draw:text-style-name="P5" svg:width="3.566cm" svg:height="1.086cm" svg:x="8.487cm" svg:y="13.415cm" draw:caption-point-x="-0.429cm" draw:caption-point-y="0.273cm">
              <dc:date>2015-06-15T00:00:00</dc:date>
              <text:p text:style-name="P5"><text:span text:style-name="T11">Double click cells to see full details.</text:span></text:p>
              <text:p text:style-name="P5"><text:span text:style-name="T11"/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16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6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16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 Summary" table:style-name="ta11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M a y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May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F6]" office:value-type="float" office:value="1" calcext:value-type="float">
            <text:p>$1,0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F7]" office:value-type="percentage" office:value="0.1" calcext:value-type="percentage">
            <text:p>10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F8]" office:value-type="float" office:value="99.8989898989899" calcext:value-type="float">
            <text:p>10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F9]" office:value-type="float" office:value="0.989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F10]" office:value-type="float" office:value="0.01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May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May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May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May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May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May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8" draw:text-style-name="P5" svg:width="3.566cm" svg:height="1.11cm" svg:x="8.487cm" svg:y="13.415cm" draw:caption-point-x="-0.429cm" draw:caption-point-y="0.273cm">
              <dc:date>2015-06-15T00:00:00</dc:date>
              <text:p text:style-name="P5"><text:span text:style-name="T10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17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7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17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e Summary" table:style-name="ta12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J u n e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June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G6]" office:value-type="float" office:value="0.9" calcext:value-type="float">
            <text:p>$0,9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G7]" office:value-type="percentage" office:value="0.09" calcext:value-type="percentage">
            <text:p>9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G8]" office:value-type="float" office:value="89.9090909090909" calcext:value-type="float">
            <text:p>9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G9]" office:value-type="float" office:value="0.8901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G10]" office:value-type="float" office:value="0.009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June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June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June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June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June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June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4" draw:text-style-name="P5" svg:width="3.566cm" svg:height="1.058cm" svg:x="8.487cm" svg:y="13.415cm" draw:caption-point-x="-0.429cm" draw:caption-point-y="0.273cm">
              <dc:date>2015-06-15T00:00:00</dc:date>
              <text:p text:style-name="P5"><text:span text:style-name="T10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18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8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18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ly Summary" table:style-name="ta13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J u l y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July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H6]" office:value-type="float" office:value="0.7" calcext:value-type="float">
            <text:p>$0,7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H7]" office:value-type="percentage" office:value="0.07" calcext:value-type="percentage">
            <text:p>7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H8]" office:value-type="float" office:value="69.9292929292929" calcext:value-type="float">
            <text:p>7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H9]" office:value-type="float" office:value="0.6923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H10]" office:value-type="float" office:value="0.007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July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July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July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July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July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July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8" draw:text-style-name="P5" svg:width="3.566cm" svg:height="1.11cm" svg:x="8.487cm" svg:y="13.415cm" draw:caption-point-x="-0.429cm" draw:caption-point-y="0.273cm">
              <dc:date>2015-06-15T00:00:00</dc:date>
              <text:p text:style-name="P5"><text:span text:style-name="T11">Double click cells to see full details.</text:span></text:p>
              <text:p text:style-name="P5"><text:span text:style-name="T11"/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19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19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19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gust Summary" table:style-name="ta14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A u g u s t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August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I6]" office:value-type="float" office:value="0.8" calcext:value-type="float">
            <text:p>$0,8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I7]" office:value-type="percentage" office:value="0.08" calcext:value-type="percentage">
            <text:p>8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I8]" office:value-type="float" office:value="79.9191919191919" calcext:value-type="float">
            <text:p>8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I9]" office:value-type="float" office:value="0.7912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I10]" office:value-type="float" office:value="0.008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August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August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August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August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August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August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6" draw:text-style-name="P5" svg:width="3.566cm" svg:height="1.031cm" svg:x="8.487cm" svg:y="13.415cm" draw:caption-point-x="-0.429cm" draw:caption-point-y="0.273cm">
              <dc:date>2015-06-15T00:00:00</dc:date>
              <text:p text:style-name="P5"><text:span text:style-name="T10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20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0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20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tember Summary" table:style-name="ta15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S e p t e m b e r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September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J6]" office:value-type="float" office:value="0.9" calcext:value-type="float">
            <text:p>$0,9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J7]" office:value-type="percentage" office:value="0.09" calcext:value-type="percentage">
            <text:p>9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J8]" office:value-type="float" office:value="89.9090909090909" calcext:value-type="float">
            <text:p>9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J9]" office:value-type="float" office:value="0.8901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J10]" office:value-type="float" office:value="0.009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September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September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September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September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September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September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9" draw:text-style-name="P5" svg:width="3.566cm" svg:height="1.007cm" svg:x="8.487cm" svg:y="13.415cm" draw:caption-point-x="-0.429cm" draw:caption-point-y="0.273cm">
              <dc:date>2015-06-15T00:00:00</dc:date>
              <text:p text:style-name="P5"><text:span text:style-name="T10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21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1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21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ober Summary" table:style-name="ta16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O c t o b e r <text:s text:c="2"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October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K6]" office:value-type="float" office:value="1" calcext:value-type="float">
            <text:p>$1,0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K7]" office:value-type="percentage" office:value="0.1" calcext:value-type="percentage">
            <text:p>10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K8]" office:value-type="float" office:value="99.8989898989899" calcext:value-type="float">
            <text:p>10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K9]" office:value-type="float" office:value="0.989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K10]" office:value-type="float" office:value="0.01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October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October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October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October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October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October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30" draw:text-style-name="P5" svg:width="3.566cm" svg:height="0.9cm" svg:x="8.487cm" svg:y="13.415cm" draw:caption-point-x="-0.429cm" draw:caption-point-y="0.273cm">
              <dc:date>2015-06-15T00:00:00</dc:date>
              <text:p text:style-name="P5"><text:span text:style-name="T10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22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2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22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ember Summary" table:style-name="ta17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N o v e m b e r <text:s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November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L6]" office:value-type="float" office:value="0.9" calcext:value-type="float">
            <text:p>$0,9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L7]" office:value-type="percentage" office:value="0.09" calcext:value-type="percentage">
            <text:p>9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L8]" office:value-type="float" office:value="89.9090909090909" calcext:value-type="float">
            <text:p>9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L9]" office:value-type="float" office:value="0.8901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L10]" office:value-type="float" office:value="0.009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November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November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November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November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November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November Summary'.J21" table:end-x="1.5cm" table:end-y="0.345cm" draw:z-index="5" draw:name="Text 6" draw:style-name="gr19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9" draw:text-style-name="P5" svg:width="3.566cm" svg:height="1.007cm" svg:x="8.487cm" svg:y="13.415cm" draw:caption-point-x="-0.429cm" draw:caption-point-y="0.273cm">
              <dc:date>2015-06-15T00:00:00</dc:date>
              <text:p text:style-name="P5"><text:span text:style-name="T10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23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3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23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ember Summary" table:style-name="ta18" table:protected="true" table:protection-key="gPzncE/U3T2t8rAF5Det3PaMQZY=" table:protection-key-digest-algorithm="http://docs.oasis-open.org/office/ns/table/legacy-hash-excel" table:protection-key-digest-algorithm-2="http://www.w3.org/2000/09/xmldsig#sha1">
        <loext:table-protection loext:select-unprotected-cells="true"/>
        <table:table-column table:style-name="co18" table:default-cell-style-name="ce5"/>
        <table:table-column table:style-name="co1" table:default-cell-style-name="Default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" table:number-columns-repeated="5" table:default-cell-style-name="Default"/>
        <table:table-column table:style-name="co18" table:default-cell-style-name="ce5"/>
        <table:table-column table:style-name="co1" table:number-columns-repeated="1013" table:default-cell-style-name="Default"/>
        <table:table-row table:style-name="ro2">
          <table:table-cell table:style-name="ce6"/>
          <table:table-cell table:number-columns-repeated="7"/>
          <table:table-cell table:style-name="ce66" office:value-type="string" calcext:value-type="string" table:number-columns-spanned="2" table:number-rows-spanned="2">
            <text:p><text:span text:style-name="T19"><text:a xlink:href="#Main Page.A1" xlink:type="simple">Back to Main Page</text:a></text:span></text:p>
          </table:table-cell>
          <table:covered-table-cell table:style-name="ce233"/>
          <table:table-cell table:number-columns-repeated="1014"/>
        </table:table-row>
        <table:table-row table:style-name="ro4">
          <table:table-cell table:style-name="ce7" table:number-columns-repeated="8"/>
          <table:covered-table-cell table:style-name="ce226"/>
          <table:covered-table-cell table:style-name="ce234"/>
          <table:table-cell table:style-name="ce7"/>
          <table:table-cell table:number-columns-repeated="1013"/>
        </table:table-row>
        <table:table-row table:style-name="ro4">
          <table:table-cell table:style-name="ce7" table:number-columns-repeated="8"/>
          <table:table-cell table:style-name="ce227" table:number-columns-repeated="2"/>
          <table:table-cell table:style-name="ce7"/>
          <table:table-cell table:number-columns-repeated="1013"/>
        </table:table-row>
        <table:table-row table:style-name="ro20">
          <table:table-cell table:style-name="ce7"/>
          <table:table-cell table:style-name="ce192" office:value-type="string" calcext:value-type="string" table:number-columns-spanned="9" table:number-rows-spanned="1">
            <text:p>D e c e m b e r <text:s/>M o n t h l y <text:s text:c="2"/>P l a n n e r</text:p>
          </table:table-cell>
          <table:covered-table-cell table:number-columns-repeated="7" table:style-name="ce248"/>
          <table:covered-table-cell table:style-name="ce249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3" office:value-type="string" calcext:value-type="string" table:number-columns-spanned="6" table:number-rows-spanned="1">
            <text:p>Your December Goals (from your Monthly Breakdown Worksheet)…</text:p>
          </table:table-cell>
          <table:covered-table-cell table:number-columns-repeated="5" table:style-name="ce203"/>
          <table:table-cell table:style-name="ce221" table:number-columns-repeated="2"/>
          <table:table-cell table:style-name="ce236"/>
          <table:table-cell table:style-name="ce7"/>
          <table:table-cell table:number-columns-repeated="1013"/>
        </table:table-row>
        <table:table-row table:style-name="ro22">
          <table:table-cell table:style-name="ce7"/>
          <table:table-cell table:style-name="ce194" office:value-type="string" calcext:value-type="string" table:number-columns-spanned="3" table:number-rows-spanned="1">
            <text:p>Sales Goal:</text:p>
          </table:table-cell>
          <table:covered-table-cell table:number-columns-repeated="2" table:style-name="ce204"/>
          <table:table-cell table:style-name="ce212" table:formula="of:=[$'Monthly Budget Breakdown'.M6]" office:value-type="float" office:value="0.7" calcext:value-type="float">
            <text:p>$0,70</text:p>
          </table:table-cell>
          <table:table-cell table:style-name="ce219" table:number-columns-repeated="2"/>
          <table:table-cell table:style-name="ce25" table:number-columns-repeated="2"/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Percent of Annual Goal:</text:p>
          </table:table-cell>
          <table:covered-table-cell table:number-columns-repeated="2" table:style-name="ce204"/>
          <table:table-cell table:style-name="ce213" table:formula="of:=[$'Monthly Budget Breakdown'.M7]" office:value-type="percentage" office:value="0.07" calcext:value-type="percentage">
            <text:p>7%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# of Leads Goal:</text:p>
          </table:table-cell>
          <table:covered-table-cell table:style-name="ce204"/>
          <table:table-cell table:style-name="ce214" table:formula="of:=[$'Monthly Budget Breakdown'.M8]" office:value-type="float" office:value="69.9292929292929" calcext:value-type="float">
            <text:p>7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23">
          <table:table-cell table:style-name="ce7"/>
          <table:table-cell table:style-name="ce194" office:value-type="string" calcext:value-type="string" table:number-columns-spanned="3" table:number-rows-spanned="1">
            <text:p># of Sales Goal:</text:p>
          </table:table-cell>
          <table:covered-table-cell table:number-columns-repeated="2" table:style-name="ce204"/>
          <table:table-cell table:style-name="ce214" table:formula="of:=[$'Monthly Budget Breakdown'.M9]" office:value-type="float" office:value="0.6923" calcext:value-type="float">
            <text:p>1</text:p>
          </table:table-cell>
          <table:table-cell table:style-name="ce25"/>
          <table:table-cell table:style-name="ce204" office:value-type="string" calcext:value-type="string" table:number-columns-spanned="2" table:number-rows-spanned="1">
            <text:p>Marketing Budget:</text:p>
          </table:table-cell>
          <table:covered-table-cell table:style-name="ce204"/>
          <table:table-cell table:style-name="ce228" table:formula="of:=[$'Monthly Budget Breakdown'.M10]" office:value-type="float" office:value="0.007" calcext:value-type="float">
            <text:p>$0</text:p>
          </table:table-cell>
          <table:table-cell table:style-name="ce49"/>
          <table:table-cell table:style-name="ce7"/>
          <table:table-cell table:number-columns-repeated="1013"/>
        </table:table-row>
        <table:table-row table:style-name="ro4">
          <table:table-cell table:style-name="ce7"/>
          <table:table-cell table:style-name="ce195"/>
          <table:table-cell table:style-name="ce26" table:number-columns-repeated="6"/>
          <table:table-cell table:style-name="ce25"/>
          <table:table-cell table:style-name="ce51"/>
          <table:table-cell table:style-name="ce7"/>
          <table:table-cell table:number-columns-repeated="1013"/>
        </table:table-row>
        <table:table-row table:style-name="ro24">
          <table:table-cell table:style-name="ce7"/>
          <table:table-cell table:style-name="ce196" office:value-type="string" calcext:value-type="string" table:number-columns-spanned="5" table:number-rows-spanned="1">
            <text:p>Describe Your Marketing Strategies For This Month…</text:p>
            <draw:custom-shape table:end-cell-address="'December Summary'.J21" table:end-x="1.776cm" table:end-y="0.45cm" draw:z-index="0" draw:name="Прямоугольник 1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December Summary'.J21" table:end-x="1.776cm" table:end-y="0.45cm" draw:z-index="2" draw:name="Прямоугольник 3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  <draw:custom-shape table:end-cell-address="'December Summary'.J21" table:end-x="1.776cm" table:end-y="0.45cm" draw:z-index="4" draw:name="Прямоугольник 5" draw:style-name="gr18" draw:text-style-name="P2" svg:width="18.172cm" svg:height="5.741cm" svg:x="0.001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4" table:style-name="ce205"/>
          <table:table-cell table:style-name="ce211" table:number-columns-repeated="3"/>
          <table:table-cell table:style-name="ce237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>
            <draw:custom-shape table:end-cell-address="'December Summary'.J21" table:end-x="1.5cm" table:end-y="0.345cm" draw:z-index="1" draw:name="Text 2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December Summary'.J21" table:end-x="1.5cm" table:end-y="0.345cm" draw:z-index="3" draw:name="Text 4" draw:style-name="gr25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  <draw:custom-shape table:end-cell-address="'December Summary'.J21" table:end-x="1.5cm" table:end-y="0.345cm" draw:z-index="5" draw:name="Text 6" draw:style-name="gr31" draw:text-style-name="P2" svg:width="17.619cm" svg:height="4.551cm" svg:x="0.278cm" svg:y="0.292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6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">
          <table:table-cell table:style-name="ce7"/>
          <table:table-cell table:style-name="ce59"/>
          <table:table-cell table:style-name="ce7" table:number-columns-repeated="2"/>
          <table:table-cell table:style-name="ce215"/>
          <table:table-cell table:style-name="ce7" table:number-columns-repeated="4"/>
          <table:table-cell table:style-name="ce110"/>
          <table:table-cell table:style-name="ce7"/>
          <table:table-cell table:number-columns-repeated="1013"/>
        </table:table-row>
        <table:table-row table:style-name="ro2" table:number-rows-repeated="3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8">
          <table:table-cell table:style-name="ce7"/>
          <table:table-cell table:style-name="ce59"/>
          <table:table-cell table:style-name="ce7" table:number-columns-repeated="7"/>
          <table:table-cell table:style-name="ce110"/>
          <table:table-cell table:style-name="ce7"/>
          <table:table-cell table:number-columns-repeated="1013"/>
        </table:table-row>
        <table:table-row table:style-name="ro21">
          <table:table-cell table:style-name="ce7"/>
          <table:table-cell table:style-name="ce197" office:value-type="string" calcext:value-type="string" table:number-columns-spanned="5" table:number-rows-spanned="1">
            <text:p>Describe Your Specific Tactics/Campaigns Planned…</text:p>
          </table:table-cell>
          <table:covered-table-cell table:number-columns-repeated="4" table:style-name="ce206"/>
          <table:table-cell table:style-name="ce220" table:number-columns-repeated="3"/>
          <table:table-cell table:style-name="ce238"/>
          <table:table-cell table:style-name="ce7"/>
          <table:table-cell table:number-columns-repeated="1013"/>
        </table:table-row>
        <table:table-row table:style-name="ro25">
          <table:table-cell table:style-name="ce7"/>
          <table:table-cell table:style-name="ce198" office:value-type="string" calcext:value-type="string" table:number-columns-spanned="3" table:number-rows-spanned="1">
            <text:p>Tactic/Campaign</text:p>
          </table:table-cell>
          <table:covered-table-cell table:number-columns-repeated="2" table:style-name="ce207"/>
          <table:table-cell table:style-name="ce207" office:value-type="string" calcext:value-type="string">
            <text:p>Date(s)</text:p>
          </table:table-cell>
          <table:table-cell table:style-name="ce207" office:value-type="string" calcext:value-type="string" table:number-columns-spanned="2" table:number-rows-spanned="1">
            <text:p>Staff</text:p>
          </table:table-cell>
          <table:covered-table-cell table:style-name="ce207"/>
          <table:table-cell table:style-name="ce222" office:value-type="string" calcext:value-type="string">
            <text:p>Result Grade <text:s text:c="5"/>(A-F) <text:s/></text:p>
          </table:table-cell>
          <table:table-cell table:style-name="ce229" office:value-type="string" calcext:value-type="string" table:number-columns-spanned="2" table:number-rows-spanned="1">
            <text:p>Notes</text:p>
          </table:table-cell>
          <table:covered-table-cell table:style-name="ce229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0" office:value-type="string" calcext:value-type="string" table:number-columns-spanned="3" table:number-rows-spanned="1">
            <office:annotation draw:style-name="gr29" draw:text-style-name="P5" svg:width="3.566cm" svg:height="1.007cm" svg:x="8.487cm" svg:y="13.415cm" draw:caption-point-x="-0.429cm" draw:caption-point-y="0.273cm">
              <dc:date>2015-06-15T00:00:00</dc:date>
              <text:p text:style-name="P5"><text:span text:style-name="T10">Double click cells to see full details.</text:span></text:p>
            </office:annotation>
            <text:p>Enter your tactic/campaign here!</text:p>
          </table:table-cell>
          <table:covered-table-cell table:number-columns-repeated="2" table:style-name="ce216"/>
          <table:table-cell table:style-name="ce216"/>
          <table:table-cell table:style-name="ce216" table:number-columns-spanned="2" table:number-rows-spanned="1"/>
          <table:covered-table-cell table:style-name="ce216"/>
          <table:table-cell table:style-name="ce244" table:content-validation-name="val24"/>
          <table:table-cell table:style-name="ce230" table:number-columns-spanned="2" table:number-rows-spanned="1"/>
          <table:covered-table-cell table:style-name="ce230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1" table:number-columns-spanned="3" table:number-rows-spanned="1"/>
          <table:covered-table-cell table:number-columns-repeated="2" table:style-name="ce217"/>
          <table:table-cell table:style-name="ce217"/>
          <table:table-cell table:style-name="ce217" table:number-columns-spanned="2" table:number-rows-spanned="1"/>
          <table:covered-table-cell table:style-name="ce217"/>
          <table:table-cell table:style-name="ce245" table:content-validation-name="val24"/>
          <table:table-cell table:style-name="ce231" table:number-columns-spanned="2" table:number-rows-spanned="1"/>
          <table:covered-table-cell table:style-name="ce231"/>
          <table:table-cell table:style-name="ce7"/>
          <table:table-cell table:number-columns-repeated="1013"/>
        </table:table-row>
        <table:table-row table:style-name="ro12">
          <table:table-cell table:style-name="ce7"/>
          <table:table-cell table:style-name="ce242" table:number-columns-spanned="3" table:number-rows-spanned="1"/>
          <table:covered-table-cell table:number-columns-repeated="2" table:style-name="ce218"/>
          <table:table-cell table:style-name="ce218"/>
          <table:table-cell table:style-name="ce218" table:number-columns-spanned="2" table:number-rows-spanned="1"/>
          <table:covered-table-cell table:style-name="ce218"/>
          <table:table-cell table:style-name="ce246" table:content-validation-name="val24"/>
          <table:table-cell table:style-name="ce232" table:number-columns-spanned="2" table:number-rows-spanned="1"/>
          <table:covered-table-cell table:style-name="ce232"/>
          <table:table-cell table:style-name="ce7"/>
          <table:table-cell table:number-columns-repeated="101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2" svg:font-family="Tahoma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3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1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text>$</number:text>
      <number:number number:decimal-places="2" number:min-integer-digits="1" number:grouping="true"/>
    </number:number-style>
    <number:percentage-style style:name="N123">
      <number:number number:decimal-places="1" number:min-integer-digits="1"/>
      <number:text>%</number:text>
    </number:percentage-style>
    <number:number-style style:name="N124">
      <number:number number:decimal-places="1" number:min-integer-digits="1" number:grouping="true"/>
    </number:number-style>
    <number:number-style style:name="N125">
      <number:number number:decimal-places="1" number:min-integer-digits="1"/>
    </number:number-style>
    <number:number-style style:name="N126">
      <number:text>$</number:text>
      <number:number number:decimal-places="0" number:min-integer-digits="1" number:grouping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ru" number:country="RU"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ru" number:country="RU"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1_5f_2" style:display-name="Excel_CondFormat_3_1_2" style:family="table-cell" style:parent-style-name="Default">
      <style:text-properties fo:color="#008000"/>
    </style:style>
    <style:style style:name="Excel_5f_CondFormat_5f_3_5f_2_5f_1" style:display-name="Excel_CondFormat_3_2_1" style:family="table-cell" style:parent-style-name="Default">
      <style:text-properties fo:color="#ff0000"/>
    </style:style>
    <style:style style:name="Excel_5f_CondFormat_5f_3_5f_2_5f_2" style:display-name="Excel_CondFormat_3_2_2" style:family="table-cell" style:parent-style-name="Default">
      <style:text-properties fo:color="#008000"/>
    </style:style>
    <style:style style:name="Excel_5f_CondFormat_5f_3_5f_3_5f_1" style:display-name="Excel_CondFormat_3_3_1" style:family="table-cell" style:parent-style-name="Default">
      <style:text-properties fo:color="#ff0000"/>
    </style:style>
    <style:style style:name="Excel_5f_CondFormat_5f_3_5f_3_5f_2" style:display-name="Excel_CondFormat_3_3_2" style:family="table-cell" style:parent-style-name="Default">
      <style:text-properties fo:color="#008000"/>
    </style:style>
    <style:style style:name="Excel_5f_CondFormat_5f_3_5f_4_5f_1" style:display-name="Excel_CondFormat_3_4_1" style:family="table-cell" style:parent-style-name="Default">
      <style:text-properties fo:color="#ff0000"/>
    </style:style>
    <style:style style:name="Excel_5f_CondFormat_5f_3_5f_4_5f_2" style:display-name="Excel_CondFormat_3_4_2" style:family="table-cell" style:parent-style-name="Default">
      <style:text-properties fo:color="#008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3_5f_5_5f_2" style:display-name="Excel_CondFormat_3_5_2" style:family="table-cell" style:parent-style-name="Default">
      <style:text-properties fo:color="#008000"/>
    </style:style>
    <style:style style:name="Excel_5f_CondFormat_5f_3_5f_6_5f_1" style:display-name="Excel_CondFormat_3_6_1" style:family="table-cell" style:parent-style-name="Default">
      <style:text-properties fo:color="#ff0000"/>
    </style:style>
    <style:style style:name="Excel_5f_CondFormat_5f_3_5f_6_5f_2" style:display-name="Excel_CondFormat_3_6_2" style:family="table-cell" style:parent-style-name="Default">
      <style:text-properties fo:color="#008000"/>
    </style:style>
    <style:style style:name="Excel_5f_CondFormat_5f_3_5f_7_5f_1" style:display-name="Excel_CondFormat_3_7_1" style:family="table-cell" style:parent-style-name="Default">
      <style:text-properties fo:color="#ff0000"/>
    </style:style>
    <style:style style:name="Excel_5f_CondFormat_5f_3_5f_7_5f_2" style:display-name="Excel_CondFormat_3_7_2" style:family="table-cell" style:parent-style-name="Default">
      <style:text-properties fo:color="#008000"/>
    </style:style>
    <style:style style:name="Excel_5f_CondFormat_5f_3_5f_8_5f_1" style:display-name="Excel_CondFormat_3_8_1" style:family="table-cell" style:parent-style-name="Default">
      <style:text-properties fo:color="#ff0000"/>
    </style:style>
    <style:style style:name="Excel_5f_CondFormat_5f_3_5f_8_5f_2" style:display-name="Excel_CondFormat_3_8_2" style:family="table-cell" style:parent-style-name="Default">
      <style:text-properties fo:color="#008000"/>
    </style:style>
    <style:style style:name="Excel_5f_CondFormat_5f_3_5f_9_5f_1" style:display-name="Excel_CondFormat_3_9_1" style:family="table-cell" style:parent-style-name="Default">
      <style:text-properties fo:color="#ff0000"/>
    </style:style>
    <style:style style:name="Excel_5f_CondFormat_5f_3_5f_9_5f_2" style:display-name="Excel_CondFormat_3_9_2" style:family="table-cell" style:parent-style-name="Default">
      <style:text-properties fo:color="#008000"/>
    </style:style>
    <style:style style:name="Excel_5f_CondFormat_5f_3_5f_10_5f_1" style:display-name="Excel_CondFormat_3_10_1" style:family="table-cell" style:parent-style-name="Default">
      <style:text-properties fo:color="#ff0000"/>
    </style:style>
    <style:style style:name="Excel_5f_CondFormat_5f_3_5f_10_5f_2" style:display-name="Excel_CondFormat_3_10_2" style:family="table-cell" style:parent-style-name="Default">
      <style:text-properties fo:color="#008000"/>
    </style:style>
    <style:style style:name="Excel_5f_CondFormat_5f_3_5f_11_5f_1" style:display-name="Excel_CondFormat_3_11_1" style:family="table-cell" style:parent-style-name="Default">
      <style:text-properties fo:color="#ff0000"/>
    </style:style>
    <style:style style:name="Excel_5f_CondFormat_5f_3_5f_11_5f_2" style:display-name="Excel_CondFormat_3_11_2" style:family="table-cell" style:parent-style-name="Default">
      <style:text-properties fo:color="#339966"/>
    </style:style>
    <style:style style:name="Excel_5f_CondFormat_5f_3_5f_12_5f_1" style:display-name="Excel_CondFormat_3_12_1" style:family="table-cell" style:parent-style-name="Default">
      <style:text-properties fo:color="#ff0000"/>
    </style:style>
    <style:style style:name="Excel_5f_CondFormat_5f_3_5f_12_5f_2" style:display-name="Excel_CondFormat_3_12_2" style:family="table-cell" style:parent-style-name="Default">
      <style:text-properties fo:color="#008000"/>
    </style:style>
    <style:style style:name="Excel_5f_BuiltIn_5f_Currency" style:display-name="Excel_BuiltIn_Currency" style:family="table-cell" style:parent-style-name="Default" style:data-style-name="N117">
      <style:table-cell-properties fo:padding="0.071cm"/>
    </style:style>
    <draw:gradient draw:name="Gradient_20_2" draw:display-name="Gradient 2" draw:style="linear" draw:start-color="#c0c0c0" draw:end-color="#ffffff" draw:start-intensity="100%" draw:end-intensity="100%" draw:angle="0" draw:border="0%"/>
    <draw:gradient draw:name="Gradient_20_3" draw:display-name="Gradient 3" draw:style="linear" draw:start-color="#c0c0c0" draw:end-color="#ffffff" draw:start-intensity="100%" draw:end-intensity="100%" draw:angle="0" draw:border="0%"/>
    <draw:gradient draw:name="Gradient_20_4" draw:display-name="Gradient 4" draw:style="axial" draw:start-color="#ffffff" draw:end-color="#003366" draw:start-intensity="100%" draw:end-intensity="100%" draw:angle="0" draw:border="0%"/>
    <draw:marker draw:name="Arrowhead_20_1" draw:display-name="Arrowhead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0.635cm" fo:margin-left="0.635cm" fo:margin-right="0.635cm" style:first-page-number="continue" style:scale-to="100%" style:table-centering="both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.101cm"/>
      </style:footer-style>
    </style:page-layout>
    <style:page-layout style:name="Mpm4">
      <style:page-layout-properties fo:page-width="21.59cm" fo:page-height="27.94cm" style:num-format="1" style:print-orientation="portrait" fo:margin-top="0.635cm" fo:margin-bottom="0.635cm" fo:margin-left="0.635cm" fo:margin-right="0.635cm" style:first-page-number="continue" style:scale-to="100%" style:table-centering="both" style:writing-mode="lr-tb"/>
      <style:header-style>
        <style:header-footer-properties fo:min-height="0.75cm" fo:margin-left="1.265cm" fo:margin-right="1.265cm" fo:margin-bottom="1.512cm"/>
      </style:header-style>
      <style:footer-style>
        <style:header-footer-properties fo:min-height="0.75cm" fo:margin-left="1.265cm" fo:margin-right="1.265cm" fo:margin-top="0.806cm"/>
      </style:footer-style>
    </style:page-layout>
    <style:page-layout style:name="Mpm5">
      <style:page-layout-properties fo:page-width="27.94cm" fo:page-height="21.59cm" style:num-format="1" style:print-orientation="landscape" fo:margin-top="0.635cm" fo:margin-bottom="0.635cm" fo:margin-left="0.635cm" fo:margin-right="0.635cm" style:first-page-number="continue" style:scale-to-X="1" style:scale-to-Y="1" style:table-centering="both" style:writing-mode="lr-tb"/>
      <style:header-style>
        <style:header-footer-properties fo:min-height="0.75cm" fo:margin-left="1.265cm" fo:margin-right="1.265cm" fo:margin-bottom="1.512cm"/>
      </style:header-style>
      <style:footer-style>
        <style:header-footer-properties fo:min-height="0.75cm" fo:margin-left="1.265cm" fo:margin-right="1.265cm" fo:margin-top="0.806cm"/>
      </style:footer-style>
    </style:page-layout>
    <style:page-layout style:name="Mpm6">
      <style:page-layout-properties fo:page-width="27.94cm" fo:page-height="21.59cm" style:num-format="1" style:print-orientation="landscape" fo:margin-top="0.635cm" fo:margin-bottom="0.635cm" fo:margin-left="0.635cm" fo:margin-right="0.635cm" style:first-page-number="continue" style:scale-to="100%" style:table-centering="both" style:writing-mode="lr-tb"/>
      <style:header-style>
        <style:header-footer-properties fo:min-height="0.75cm" fo:margin-left="1.265cm" fo:margin-right="1.265cm" fo:margin-bottom="1.512cm"/>
      </style:header-style>
      <style:footer-style>
        <style:header-footer-properties fo:min-height="0.75cm" fo:margin-left="1.265cm" fo:margin-right="1.265cm" fo:margin-top="0.806cm"/>
      </style:footer-style>
    </style:page-layout>
    <style:page-layout style:name="Mpm7">
      <style:page-layout-properties fo:page-width="27.94cm" fo:page-height="21.59cm" style:num-format="1" style:print-orientation="landscape" fo:margin-top="0.635cm" fo:margin-bottom="0.635cm" fo:margin-left="0.635cm" fo:margin-right="0.635cm" style:first-page-number="continue" style:scale-to="80%" style:table-centering="both" style:writing-mode="lr-tb"/>
      <style:header-style>
        <style:header-footer-properties fo:min-height="0.75cm" fo:margin-left="1.265cm" fo:margin-right="1.265cm" fo:margin-bottom="1.512cm"/>
      </style:header-style>
      <style:footer-style>
        <style:header-footer-properties fo:min-height="0.75cm" fo:margin-left="1.265cm" fo:margin-right="1.265cm" fo:margin-top="0.806cm"/>
      </style:footer-style>
    </style:page-layout>
    <style:page-layout style:name="Mpm8">
      <style:page-layout-properties fo:page-width="21.59cm" fo:page-height="27.94cm" style:num-format="1" style:print-orientation="portrait" fo:margin-top="1.27cm" fo:margin-bottom="0.635cm" fo:margin-left="0.635cm" fo:margin-right="0.635cm" style:first-page-number="continue" style:scale-to="100%" style:table-centering="both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.80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0" style:font-size-asian="10pt" style:font-style-asian="normal" style:font-weight-asian="0" style:font-name-complex="Arial" style:font-size-complex="10pt" style:font-style-complex="normal" style:font-weight-complex="0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Main_20_Page" style:display-name="PageStyle_Main Page" style:page-layout-name="Mpm3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  <text:p><text:span text:style-name="MT2">800-335-4254</text:span></text:p>
          <text:p><text:span text:style-name="MT2"><text:s/>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  <text:p><text:span text:style-name="MT2">800-335-4254</text:span></text:p>
          <text:p><text:span text:style-name="MT2"><text:s/></text:span></text:p>
        </style:region-right>
      </style:footer-left>
    </style:master-page>
    <style:master-page style:name="PageStyle_5f_Annual_20_Breakdown" style:display-name="PageStyle_Annual Breakdown" style:page-layout-name="Mpm4">
      <style:header>
        <style:region-right>
          <text:p><text:span text:style-name="MT3"><text:date style:data-style-name="N2" text:date-value="2015-06-15">00.00.0000</text:date></text:span></text:p>
        </style:region-right>
      </style:header>
      <style:header-left style:display="false">
        <style:region-right>
          <text:p><text:span text:style-name="MT3"><text:date style:data-style-name="N2" text:date-value="2015-06-15">00.00.0000</text:date></text:span></text:p>
        </style:region-right>
      </style:header-left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Monthly_20_Budget_20_Breakdown" style:display-name="PageStyle_Monthly Budget Breakdown" style:page-layout-name="Mpm5">
      <style:header>
        <style:region-right>
          <text:p><text:span text:style-name="MT3"><text:date style:data-style-name="N2" text:date-value="2015-06-15">00.00.0000</text:date></text:span></text:p>
        </style:region-right>
      </style:header>
      <style:header-left style:display="false">
        <style:region-right>
          <text:p><text:span text:style-name="MT3"><text:date style:data-style-name="N2" text:date-value="2015-06-15">00.00.0000</text:date></text:span></text:p>
        </style:region-right>
      </style:header-left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Monthly_20_Goal_20_Chart" style:display-name="PageStyle_Monthly Goal Chart" style:page-layout-name="Mpm6">
      <style:header>
        <style:region-right>
          <text:p><text:span text:style-name="MT3"><text:date style:data-style-name="N2" text:date-value="2015-06-15">00.00.0000</text:date></text:span></text:p>
        </style:region-right>
      </style:header>
      <style:header-left style:display="false">
        <style:region-right>
          <text:p><text:span text:style-name="MT3"><text:date style:data-style-name="N2" text:date-value="2015-06-15">00.00.0000</text:date></text:span></text:p>
        </style:region-right>
      </style:header-left>
      <style:footer>
        <style:region-left>
          <text:p><text:span text:style-name="MT1">© 2005, Advanced Mktg. Concepts </text:span></text:p>
          <text:p><text:span text:style-name="MT1">All Rights Reserved</text:span><text:span text:style-name="MT3">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</text:span><text:span text:style-name="MT3">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Actual_20_Expenditures" style:display-name="PageStyle_Actual Expenditures" style:page-layout-name="Mpm5">
      <style:header>
        <style:region-right>
          <text:p><text:span text:style-name="MT3"><text:date style:data-style-name="N2" text:date-value="2015-06-15">00.00.0000</text:date></text:span></text:p>
        </style:region-right>
      </style:header>
      <style:header-left style:display="false">
        <style:region-right>
          <text:p><text:span text:style-name="MT3"><text:date style:data-style-name="N2" text:date-value="2015-06-15">00.00.0000</text:date></text:span></text:p>
        </style:region-right>
      </style:header-left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Budget_20_vs._20_Actual" style:display-name="PageStyle_Budget vs. Actual" style:page-layout-name="Mpm7">
      <style:header>
        <style:region-right>
          <text:p><text:span text:style-name="MT3"><text:date style:data-style-name="N2" text:date-value="2015-06-15">00.00.0000</text:date></text:span></text:p>
        </style:region-right>
      </style:header>
      <style:header-left style:display="false">
        <style:region-right>
          <text:p><text:span text:style-name="MT3"><text:date style:data-style-name="N2" text:date-value="2015-06-15">00.00.0000</text:date></text:span></text:p>
        </style:region-right>
      </style:header-left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center>
          <text:p><text:span text:style-name="MT3">Page: </text:span><text:span text:style-name="MT3"><text:page-number>1</text:page-number></text:span></text:p>
        </style:region-center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center>
          <text:p><text:span text:style-name="MT3">Page: </text:span><text:span text:style-name="MT3"><text:page-number>1</text:page-number></text:span></text:p>
        </style:region-center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January_20_Summary" style:display-name="PageStyle_January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February_20_Summary" style:display-name="PageStyle_February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March_20_Summary" style:display-name="PageStyle_March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April_20_Summary" style:display-name="PageStyle_April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</text:span><text:span text:style-name="MT3">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</text:span><text:span text:style-name="MT3">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May_20_Summary" style:display-name="PageStyle_May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June_20_Summary" style:display-name="PageStyle_June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July_20_Summary" style:display-name="PageStyle_July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August_20_Summary" style:display-name="PageStyle_August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September_20_Summary" style:display-name="PageStyle_September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October_20_Summary" style:display-name="PageStyle_October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November_20_Summary" style:display-name="PageStyle_November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  <style:master-page style:name="PageStyle_5f_December_20_Summary" style:display-name="PageStyle_December Summary" style:page-layout-name="Mpm8">
      <style:header style:display="false"/>
      <style:header-left style:display="false"/>
      <style:footer>
        <style:region-left>
          <text:p><text:span text:style-name="MT1">© 2005, Advanced Mktg. Concepts </text:span></text:p>
          <text:p><text:span text:style-name="MT1">All Rights Reserved</text:span><text:span text:style-name="MT3">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>
      <style:footer-left style:display="false">
        <style:region-left>
          <text:p><text:span text:style-name="MT1">© 2005, Advanced Mktg. Concepts </text:span></text:p>
          <text:p><text:span text:style-name="MT1">All Rights Reserved</text:span><text:span text:style-name="MT3">.</text:span></text:p>
        </style:region-left>
        <style:region-right>
          <text:p><text:span text:style-name="MT2">Courtesy of:</text:span></text:p>
          <text:p><text:span text:style-name="MT2"/></text:p>
          <text:p><text:span text:style-name="MT2">www.marketsharp.com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 Nowlan</meta:initial-creator>
    <meta:creation-date>2004-04-01T17:28:57</meta:creation-date>
    <dc:date>2015-06-15T20:56:47.705000000</dc:date>
    <meta:print-date>2005-09-13T16:58:28</meta:print-date>
    <meta:editing-duration>PT11S</meta:editing-duration>
    <meta:editing-cycles>1</meta:editing-cycles>
    <meta:document-statistic meta:table-count="18" meta:cell-count="2228" meta:object-count="106"/>
    <meta:generator>LibreOffice/4.3.4.1$Windows_x86 LibreOffice_project/bc356b2f991740509f321d70e4512a6a54c5f243</meta:generator>
    <meta:user-defined meta:name="_AdHocReviewCycleID" meta:value-type="float">651334171</meta:user-defined>
    <meta:user-defined meta:name="_AuthorEmail">tim@marketsharp.com</meta:user-defined>
    <meta:user-defined meta:name="_AuthorEmailDisplayName">Tim Musch</meta:user-defined>
    <meta:user-defined meta:name="_EmailSubject">Spreadsheet Link</meta:user-defined>
    <meta:user-defined meta:name="_PreviousAdHocReviewCycleID" meta:value-type="float">-894829976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text>$</number:text>
      <number:number number:decimal-places="2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'Tw Cen MT'" fo:font-size="12pt" style:font-size-asian="12pt" style:font-size-complex="12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family="'Tw Cen MT'" fo:font-size="12pt" style:font-size-asian="12pt" style:font-size-complex="12pt"/>
    </style:style>
    <style:style style:name="ch5" style:family="chart">
      <style:chart-properties chart:auto-position="true" style:rotation-angle="90"/>
      <style:text-properties fo:color="#000000" fo:font-family="'Tw Cen MT'" fo:font-size="12pt" style:font-size-asian="12pt" style:font-size-complex="12pt"/>
    </style:style>
    <style:style style:name="ch6" style:family="chart" style:data-style-name="N122">
      <style:chart-properties chart:display-label="true" chart:logarithmic="false" chart:gap-width="150" chart:overlap="-10" chart:reverse-direction="false" text:line-break="false" chart:link-data-style-to-source="true" chart:visible="false" chart:axis-position="1" chart:tick-mark-position="at-axis"/>
      <style:graphic-properties draw:stroke="none"/>
      <style:text-properties fo:color="#000000" fo:font-family="'Tw Cen MT'" fo:font-size="12pt" style:font-size-asian="12pt" style:font-size-complex="12pt"/>
    </style:style>
    <style:style style:name="ch7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00ffff"/>
      <style:text-properties fo:color="#000000" fo:font-family="'Tw Cen MT'" fo:font-size="12pt" style:font-size-asian="12pt" style:font-size-complex="12pt"/>
    </style:style>
    <style:style style:name="ch8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ff00"/>
      <style:text-properties fo:color="#000000" fo:font-family="'Tw Cen MT'" fo:font-size="12pt" style:font-size-asian="12pt" style:font-size-complex="12pt"/>
    </style:style>
    <style:style style:name="ch9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00ff"/>
      <style:text-properties fo:color="#000000" fo:font-family="'Tw Cen MT'" fo:font-size="12pt" style:font-size-asian="12pt" style:font-size-complex="12pt"/>
    </style:style>
    <style:style style:name="ch10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000080"/>
      <style:text-properties fo:color="#000000" fo:font-family="'Tw Cen MT'" fo:font-size="12pt" style:font-size-asian="12pt" style:font-size-complex="12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ccccff"/>
      <style:text-properties fo:color="#000000" fo:font-family="'Tw Cen MT'" fo:font-size="12pt" style:font-size-asian="12pt" style:font-size-complex="12pt"/>
    </style:style>
    <style:style style:name="ch12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0066cc"/>
      <style:text-properties fo:color="#000000" fo:font-family="'Tw Cen MT'" fo:font-size="12pt" style:font-size-asian="12pt" style:font-size-complex="12pt"/>
    </style:style>
    <style:style style:name="ch13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8080"/>
      <style:text-properties fo:color="#000000" fo:font-family="'Tw Cen MT'" fo:font-size="12pt" style:font-size-asian="12pt" style:font-size-complex="12pt"/>
    </style:style>
    <style:style style:name="ch14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660066"/>
      <style:text-properties fo:color="#000000" fo:font-family="'Tw Cen MT'" fo:font-size="12pt" style:font-size-asian="12pt" style:font-size-complex="12pt"/>
    </style:style>
    <style:style style:name="ch15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ccffff"/>
      <style:text-properties fo:color="#000000" fo:font-family="'Tw Cen MT'" fo:font-size="12pt" style:font-size-asian="12pt" style:font-size-complex="12pt"/>
    </style:style>
    <style:style style:name="ch16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ffffcc"/>
      <style:text-properties fo:color="#000000" fo:font-family="'Tw Cen MT'" fo:font-size="12pt" style:font-size-asian="12pt" style:font-size-complex="12pt"/>
    </style:style>
    <style:style style:name="ch17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993366"/>
      <style:text-properties fo:color="#000000" fo:font-family="'Tw Cen MT'" fo:font-size="12pt" style:font-size-asian="12pt" style:font-size-complex="12pt"/>
    </style:style>
    <style:style style:name="ch18" style:family="chart" style:data-style-name="N122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'Tw Cen MT'" fo:font-size="12pt" style:font-size-asian="12pt" style:font-size-complex="12pt"/>
    </style:style>
    <style:style style:name="ch19" style:family="chart">
      <style:graphic-properties draw:stroke="solid" svg:stroke-width="0.035cm" svg:stroke-color="#808080" draw:fill="solid" draw:fill-color="#c0c0c0"/>
    </style:style>
    <style:style style:name="ch20" style:family="chart">
      <style:graphic-properties draw:fill-color="#d9d9d9"/>
    </style:style>
  </office:automatic-styles>
  <office:body>
    <office:chart>
      <chart:chart svg:width="24.707cm" svg:height="15.637cm" xlink:href=".." xlink:type="simple" chart:class="chart:bar" chart:column-mapping="11 10 9 8 7 6 5 4 3 2 1 0" chart:style-name="ch1">
        <chart:title svg:x="10.742cm" svg:y="0.448cm" chart:style-name="ch2">
          <text:p>Annual Sales Goal</text:p>
        </chart:title>
        <chart:plot-area chart:style-name="ch3" table:cell-range-address="'Monthly Budget Breakdown'.B5:'Monthly Budget Breakdown'.M6" chart:data-source-has-labels="row" svg:x="1.702cm" svg:y="1.517cm" svg:width="22.511cm" svg:height="12.63cm">
          <chartooo:coordinate-region svg:x="1.702cm" svg:y="1.517cm" svg:width="22.511cm" svg:height="12.63cm"/>
          <chart:axis chart:dimension="x" chart:name="primary-x" chart:style-name="ch4">
            <chart:title svg:x="0.451cm" svg:y="8.411cm" chart:style-name="ch5">
              <text:p>Month</text:p>
            </chart:title>
          </chart:axis>
          <chart:axis chart:dimension="y" chart:name="primary-y" chart:style-name="ch6">
            <chart:title svg:x="11.293cm" svg:y="14.46cm" chart:style-name="ch2">
              <text:p>Sales Goal Amount</text:p>
            </chart:title>
            <chart:grid chart:class="major"/>
          </chart:axis>
          <chart:series chart:style-name="ch7" chart:values-cell-range-address="'Monthly Budget Breakdown'.M6:'Monthly Budget Breakdown'.M6" chart:label-cell-address="'Monthly Budget Breakdown'.M5:'Monthly Budget Breakdown'.M5" chart:class="chart:bar">
            <chart:data-point/>
          </chart:series>
          <chart:series chart:style-name="ch8" chart:values-cell-range-address="'Monthly Budget Breakdown'.L6:'Monthly Budget Breakdown'.L6" chart:label-cell-address="'Monthly Budget Breakdown'.L5:'Monthly Budget Breakdown'.L5" chart:class="chart:bar">
            <chart:data-point/>
          </chart:series>
          <chart:series chart:style-name="ch9" chart:values-cell-range-address="'Monthly Budget Breakdown'.K6:'Monthly Budget Breakdown'.K6" chart:label-cell-address="'Monthly Budget Breakdown'.K5:'Monthly Budget Breakdown'.K5" chart:class="chart:bar">
            <chart:data-point/>
          </chart:series>
          <chart:series chart:style-name="ch10" chart:values-cell-range-address="'Monthly Budget Breakdown'.J6:'Monthly Budget Breakdown'.J6" chart:label-cell-address="'Monthly Budget Breakdown'.J5:'Monthly Budget Breakdown'.J5" chart:class="chart:bar">
            <chart:data-point/>
          </chart:series>
          <chart:series chart:style-name="ch11" chart:values-cell-range-address="'Monthly Budget Breakdown'.I6:'Monthly Budget Breakdown'.I6" chart:label-cell-address="'Monthly Budget Breakdown'.I5:'Monthly Budget Breakdown'.I5" chart:class="chart:bar">
            <chart:data-point/>
          </chart:series>
          <chart:series chart:style-name="ch12" chart:values-cell-range-address="'Monthly Budget Breakdown'.H6:'Monthly Budget Breakdown'.H6" chart:label-cell-address="'Monthly Budget Breakdown'.H5:'Monthly Budget Breakdown'.H5" chart:class="chart:bar">
            <chart:data-point/>
          </chart:series>
          <chart:series chart:style-name="ch13" chart:values-cell-range-address="'Monthly Budget Breakdown'.G6:'Monthly Budget Breakdown'.G6" chart:label-cell-address="'Monthly Budget Breakdown'.G5:'Monthly Budget Breakdown'.G5" chart:class="chart:bar">
            <chart:data-point/>
          </chart:series>
          <chart:series chart:style-name="ch14" chart:values-cell-range-address="'Monthly Budget Breakdown'.F6:'Monthly Budget Breakdown'.F6" chart:label-cell-address="'Monthly Budget Breakdown'.F5:'Monthly Budget Breakdown'.F5" chart:class="chart:bar">
            <chart:data-point/>
          </chart:series>
          <chart:series chart:style-name="ch15" chart:values-cell-range-address="'Monthly Budget Breakdown'.E6:'Monthly Budget Breakdown'.E6" chart:label-cell-address="'Monthly Budget Breakdown'.E5:'Monthly Budget Breakdown'.E5" chart:class="chart:bar">
            <chart:data-point/>
          </chart:series>
          <chart:series chart:style-name="ch16" chart:values-cell-range-address="'Monthly Budget Breakdown'.D6:'Monthly Budget Breakdown'.D6" chart:label-cell-address="'Monthly Budget Breakdown'.D5:'Monthly Budget Breakdown'.D5" chart:class="chart:bar">
            <chart:data-point/>
          </chart:series>
          <chart:series chart:style-name="ch17" chart:values-cell-range-address="'Monthly Budget Breakdown'.C6:'Monthly Budget Breakdown'.C6" chart:label-cell-address="'Monthly Budget Breakdown'.C5:'Monthly Budget Breakdown'.C5" chart:class="chart:bar">
            <chart:data-point/>
          </chart:series>
          <chart:series chart:style-name="ch18" chart:values-cell-range-address="'Monthly Budget Breakdown'.B6:'Monthly Budget Breakdown'.B6" chart:label-cell-address="'Monthly Budget Breakdown'.B5:'Monthly Budget Breakdown'.B5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ember</text:p>
                <draw:g>
                  <svg:desc>'Monthly Budget Breakdown'.M5:'Monthly Budget Breakdown'.M5</svg:desc>
                </draw:g>
              </table:table-cell>
              <table:table-cell office:value-type="string">
                <text:p>November</text:p>
                <draw:g>
                  <svg:desc>'Monthly Budget Breakdown'.L5:'Monthly Budget Breakdown'.L5</svg:desc>
                </draw:g>
              </table:table-cell>
              <table:table-cell office:value-type="string">
                <text:p>October</text:p>
                <draw:g>
                  <svg:desc>'Monthly Budget Breakdown'.K5:'Monthly Budget Breakdown'.K5</svg:desc>
                </draw:g>
              </table:table-cell>
              <table:table-cell office:value-type="string">
                <text:p>September</text:p>
                <draw:g>
                  <svg:desc>'Monthly Budget Breakdown'.J5:'Monthly Budget Breakdown'.J5</svg:desc>
                </draw:g>
              </table:table-cell>
              <table:table-cell office:value-type="string">
                <text:p>August</text:p>
                <draw:g>
                  <svg:desc>'Monthly Budget Breakdown'.I5:'Monthly Budget Breakdown'.I5</svg:desc>
                </draw:g>
              </table:table-cell>
              <table:table-cell office:value-type="string">
                <text:p>July</text:p>
                <draw:g>
                  <svg:desc>'Monthly Budget Breakdown'.H5:'Monthly Budget Breakdown'.H5</svg:desc>
                </draw:g>
              </table:table-cell>
              <table:table-cell office:value-type="string">
                <text:p>June</text:p>
                <draw:g>
                  <svg:desc>'Monthly Budget Breakdown'.G5:'Monthly Budget Breakdown'.G5</svg:desc>
                </draw:g>
              </table:table-cell>
              <table:table-cell office:value-type="string">
                <text:p>May</text:p>
                <draw:g>
                  <svg:desc>'Monthly Budget Breakdown'.F5:'Monthly Budget Breakdown'.F5</svg:desc>
                </draw:g>
              </table:table-cell>
              <table:table-cell office:value-type="string">
                <text:p>April</text:p>
                <draw:g>
                  <svg:desc>'Monthly Budget Breakdown'.E5:'Monthly Budget Breakdown'.E5</svg:desc>
                </draw:g>
              </table:table-cell>
              <table:table-cell office:value-type="string">
                <text:p>March</text:p>
                <draw:g>
                  <svg:desc>'Monthly Budget Breakdown'.D5:'Monthly Budget Breakdown'.D5</svg:desc>
                </draw:g>
              </table:table-cell>
              <table:table-cell office:value-type="string">
                <text:p>February</text:p>
                <draw:g>
                  <svg:desc>'Monthly Budget Breakdown'.C5:'Monthly Budget Breakdown'.C5</svg:desc>
                </draw:g>
              </table:table-cell>
              <table:table-cell office:value-type="string">
                <text:p>January</text:p>
                <draw:g>
                  <svg:desc>'Monthly Budget Breakdown'.B5:'Monthly Budget Breakdown'.B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">
                <text:p>0.7</text:p>
                <draw:g>
                  <svg:desc>'Monthly Budget Breakdown'.M6:'Monthly Budget Breakdown'.M6</svg:desc>
                </draw:g>
              </table:table-cell>
              <table:table-cell office:value-type="float" office:value="0.9">
                <text:p>0.9</text:p>
                <draw:g>
                  <svg:desc>'Monthly Budget Breakdown'.L6:'Monthly Budget Breakdown'.L6</svg:desc>
                </draw:g>
              </table:table-cell>
              <table:table-cell office:value-type="float" office:value="1">
                <text:p>1</text:p>
                <draw:g>
                  <svg:desc>'Monthly Budget Breakdown'.K6:'Monthly Budget Breakdown'.K6</svg:desc>
                </draw:g>
              </table:table-cell>
              <table:table-cell office:value-type="float" office:value="0.9">
                <text:p>0.9</text:p>
                <draw:g>
                  <svg:desc>'Monthly Budget Breakdown'.J6:'Monthly Budget Breakdown'.J6</svg:desc>
                </draw:g>
              </table:table-cell>
              <table:table-cell office:value-type="float" office:value="0.8">
                <text:p>0.8</text:p>
                <draw:g>
                  <svg:desc>'Monthly Budget Breakdown'.I6:'Monthly Budget Breakdown'.I6</svg:desc>
                </draw:g>
              </table:table-cell>
              <table:table-cell office:value-type="float" office:value="0.7">
                <text:p>0.7</text:p>
                <draw:g>
                  <svg:desc>'Monthly Budget Breakdown'.H6:'Monthly Budget Breakdown'.H6</svg:desc>
                </draw:g>
              </table:table-cell>
              <table:table-cell office:value-type="float" office:value="0.9">
                <text:p>0.9</text:p>
                <draw:g>
                  <svg:desc>'Monthly Budget Breakdown'.G6:'Monthly Budget Breakdown'.G6</svg:desc>
                </draw:g>
              </table:table-cell>
              <table:table-cell office:value-type="float" office:value="1">
                <text:p>1</text:p>
                <draw:g>
                  <svg:desc>'Monthly Budget Breakdown'.F6:'Monthly Budget Breakdown'.F6</svg:desc>
                </draw:g>
              </table:table-cell>
              <table:table-cell office:value-type="float" office:value="1">
                <text:p>1</text:p>
                <draw:g>
                  <svg:desc>'Monthly Budget Breakdown'.E6:'Monthly Budget Breakdown'.E6</svg:desc>
                </draw:g>
              </table:table-cell>
              <table:table-cell office:value-type="float" office:value="0.8">
                <text:p>0.8</text:p>
                <draw:g>
                  <svg:desc>'Monthly Budget Breakdown'.D6:'Monthly Budget Breakdown'.D6</svg:desc>
                </draw:g>
              </table:table-cell>
              <table:table-cell office:value-type="float" office:value="0.7">
                <text:p>0.7</text:p>
                <draw:g>
                  <svg:desc>'Monthly Budget Breakdown'.C6:'Monthly Budget Breakdown'.C6</svg:desc>
                </draw:g>
              </table:table-cell>
              <table:table-cell office:value-type="float" office:value="0.6">
                <text:p>0.6</text:p>
                <draw:g>
                  <svg:desc>'Monthly Budget Breakdown'.B6:'Monthly Budget Breakdown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